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146in"/>
    </style:style>
    <style:style style:name="co2" style:family="table-column">
      <style:table-column-properties fo:break-before="auto" style:column-width="0.7047in"/>
    </style:style>
    <style:style style:name="co3" style:family="table-column">
      <style:table-column-properties fo:break-before="auto" style:column-width="2.0654in"/>
    </style:style>
    <style:style style:name="co4" style:family="table-column">
      <style:table-column-properties fo:break-before="auto" style:column-width="0.8925in"/>
    </style:style>
    <style:style style:name="co5" style:family="table-column">
      <style:table-column-properties fo:break-before="auto" style:column-width="1.2701in"/>
    </style:style>
    <style:style style:name="co6" style:family="table-column">
      <style:table-column-properties fo:break-before="auto" style:column-width="1.0193in"/>
    </style:style>
    <style:style style:name="co7" style:family="table-column">
      <style:table-column-properties fo:break-before="auto" style:column-width="3.2575in"/>
    </style:style>
    <style:style style:name="co8" style:family="table-column">
      <style:table-column-properties fo:break-before="auto" style:column-width="1.1228in"/>
    </style:style>
    <style:style style:name="co9" style:family="table-column">
      <style:table-column-properties fo:break-before="auto" style:column-width="0.6134in"/>
    </style:style>
    <style:style style:name="co10" style:family="table-column">
      <style:table-column-properties fo:break-before="auto" style:column-width="3.5429in"/>
    </style:style>
    <style:style style:name="co11" style:family="table-column">
      <style:table-column-properties fo:break-before="auto" style:column-width="1.5984in"/>
    </style:style>
    <style:style style:name="co12" style:family="table-column">
      <style:table-column-properties fo:break-before="auto" style:column-width="0.7339in"/>
    </style:style>
    <style:style style:name="co13" style:family="table-column">
      <style:table-column-properties fo:break-before="auto" style:column-width="1.2098in"/>
    </style:style>
    <style:style style:name="co14" style:family="table-column">
      <style:table-column-properties fo:break-before="auto" style:column-width="1.2783in"/>
    </style:style>
    <style:style style:name="co15" style:family="table-column">
      <style:table-column-properties fo:break-before="auto" style:column-width="1.2445in"/>
    </style:style>
    <style:style style:name="co16" style:family="table-column">
      <style:table-column-properties fo:break-before="auto" style:column-width="3.5339in"/>
    </style:style>
    <style:style style:name="co17" style:family="table-column">
      <style:table-column-properties fo:break-before="auto" style:column-width="1.3654in"/>
    </style:style>
    <style:style style:name="co18" style:family="table-column">
      <style:table-column-properties fo:break-before="auto" style:column-width="1.0366in"/>
    </style:style>
    <style:style style:name="co19" style:family="table-column">
      <style:table-column-properties fo:break-before="auto" style:column-width="0.8209in"/>
    </style:style>
    <style:style style:name="ro1" style:family="table-row">
      <style:table-row-properties style:row-height="0.178in" fo:break-before="auto" style:use-optimal-row-height="true"/>
    </style:style>
    <style:style style:name="ro2" style:family="table-row">
      <style:table-row-properties style:row-height="0.3445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211in" fo:break-before="auto" style:use-optimal-row-height="true"/>
    </style:style>
    <style:style style:name="ro5" style:family="table-row">
      <style:table-row-properties style:row-height="1.448in" fo:break-before="auto" style:use-optimal-row-height="false"/>
    </style:style>
    <style:style style:name="ro6" style:family="table-row">
      <style:table-row-properties style:row-height="0.311in" fo:break-before="auto" style:use-optimal-row-height="true"/>
    </style:style>
    <style:style style:name="ro7" style:family="table-row">
      <style:table-row-properties style:row-height="0.1874in" fo:break-before="auto" style:use-optimal-row-height="false"/>
    </style:style>
    <style:style style:name="ro8" style:family="table-row">
      <style:table-row-properties style:row-height="0.1772in" fo:break-before="auto" style:use-optimal-row-height="false"/>
    </style:style>
    <style:style style:name="ro9" style:family="table-row">
      <style:table-row-properties style:row-height="0.3102in" fo:break-before="auto" style:use-optimal-row-height="true"/>
    </style:style>
    <style:style style:name="ro10" style:family="table-row">
      <style:table-row-properties style:row-height="0.3437in" fo:break-before="auto" style:use-optimal-row-height="false"/>
    </style:style>
    <style:style style:name="ro11" style:family="table-row">
      <style:table-row-properties style:row-height="0.2398in" fo:break-before="auto" style:use-optimal-row-height="false"/>
    </style:style>
    <style:style style:name="ro12" style:family="table-row">
      <style:table-row-properties style:row-height="0.2709in" fo:break-before="auto" style:use-optimal-row-height="false"/>
    </style:style>
    <style:style style:name="ro13" style:family="table-row">
      <style:table-row-properties style:row-height="0.3126in" fo:break-before="auto" style:use-optimal-row-height="false"/>
    </style:style>
    <style:style style:name="ro14" style:family="table-row">
      <style:table-row-properties style:row-height="0.3543in" fo:break-before="auto" style:use-optimal-row-height="false"/>
    </style:style>
    <style:style style:name="ro15" style:family="table-row">
      <style:table-row-properties style:row-height="0.3646in" fo:break-before="auto" style:use-optimal-row-height="false"/>
    </style:style>
    <style:style style:name="ro16" style:family="table-row">
      <style:table-row-properties style:row-height="0.6319in" fo:break-before="auto" style:use-optimal-row-height="false"/>
    </style:style>
    <style:style style:name="ro17" style:family="table-row">
      <style:table-row-properties style:row-height="0.3335in" fo:break-before="auto" style:use-optimal-row-height="false"/>
    </style:style>
    <style:style style:name="ta1" style:family="table" style:master-page-name="PageStyle_5f_Title_20_and_20_License">
      <style:table-properties table:display="true" style:writing-mode="lr-tb"/>
    </style:style>
    <style:style style:name="ta2" style:family="table" style:master-page-name="PageStyle_5f_Category_20_Ranking">
      <style:table-properties table:display="true" style:writing-mode="lr-tb"/>
    </style:style>
    <style:style style:name="ta3" style:family="table" style:master-page-name="PageStyle_5f_Category_20_Rating_20_and_20_Metrics">
      <style:table-properties table:display="true" style:writing-mode="lr-tb"/>
    </style:style>
    <style:style style:name="ta4" style:family="table" style:master-page-name="PageStyle_5f_Functionality_20_Rating">
      <style:table-properties table:display="true" style:writing-mode="lr-tb"/>
    </style:style>
    <number:percentage-style style:name="N10">
      <number:number number:decimal-places="0" number:min-integer-digits="1"/>
      <number:text>%</number:text>
    </number:percentage-style>
    <number:percentage-style style:name="N11">
      <number:number number:decimal-places="2" number:min-integer-digits="1"/>
      <number:text>%</number:text>
    </number:percentage-style>
    <style:style style:name="ce1" style:family="table-cell" style:parent-style-name="Default">
      <style:text-properties style:use-window-font-color="true" style:text-outline="false" style:text-line-through-styl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style>
    <style:style style:name="ce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Page_20_Summary_20_Headings" style:data-style-name="N0">
      <style:table-cell-properties style:cell-protect="protected" style:print-content="true" style:diagonal-bl-tr="none" style:diagonal-tl-br="none" fo:border="none"/>
    </style:style>
    <style:style style:name="ce8" style:family="table-cell" style:parent-style-name="Page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0" style:family="table-cell" style:parent-style-name="Default">
      <style:table-cell-properties fo:border="none"/>
    </style:style>
    <style:style style:name="ce11" style:family="table-cell" style:parent-style-name="Category_20_Summary_20_Headings" style:data-style-name="N0">
      <style:table-cell-properties style:cell-protect="protected" style:print-content="true" style:diagonal-bl-tr="none" style:diagonal-tl-br="none" fo:border="none"/>
    </style:style>
    <style:style style:name="ce12" style:family="table-cell" style:parent-style-name="Editable_20_Cell" style:data-style-name="N0">
      <style:table-cell-properties style:cell-protect="protected" style:print-content="true" style:diagonal-bl-tr="none" style:diagonal-tl-br="none" fo:border="none"/>
    </style:style>
    <style:style style:name="ce13" style:family="table-cell" style:parent-style-name="Total_20_Summary_20_Headings" style:data-style-name="N0">
      <style:table-cell-properties style:cell-protect="protected" style:print-content="true" style:diagonal-bl-tr="none" style:diagonal-tl-br="none" fo:border="none"/>
    </style:style>
    <style:style style:name="ce14" style:family="table-cell" style:parent-style-name="Page_20_Summary_20_Content" style:data-style-name="N0">
      <style:table-cell-properties style:cell-protect="protected" style:print-content="true" style:diagonal-bl-tr="none" style:diagonal-tl-br="none" fo:border="none"/>
    </style:style>
    <style:style style:name="ce15" style:family="table-cell" style:parent-style-name="Editable_20_Cell" style:data-style-name="N11">
      <style:table-cell-properties style:cell-protect="protected" style:print-content="true" style:diagonal-bl-tr="none" style:diagonal-tl-br="none" fo:border="none"/>
    </style:style>
    <style:style style:name="ce16" style:family="table-cell" style:parent-style-name="Total_20_Summary_20_Values" style:data-style-name="N11">
      <style:table-cell-properties style:cell-protect="protected" style:print-content="true" style:diagonal-bl-tr="none" style:diagonal-tl-br="none" fo:border="none"/>
    </style:style>
    <style:style style:name="ce17" style:family="table-cell" style:parent-style-name="Default">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0"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Category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6"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 style:family="table-cell" style:parent-style-name="Sub-Category_20_Test_20_Headings" style:data-style-name="N0">
      <style:table-cell-properties style:cell-protect="protected" style:print-content="true" style:diagonal-bl-tr="none" style:diagonal-tl-br="none" fo:border="none"/>
    </style:style>
    <style:style style:name="ce2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 style:family="table-cell" style:parent-style-name="Default">
      <style:table-cell-properties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35"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3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 style:family="table-cell" style:parent-style-name="Default" style:data-style-name="N5118">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 style:family="table-cell" style:parent-style-name="Default" style:data-style-name="N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0"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1" style:family="table-cell" style:parent-style-name="Default" style:data-style-name="N5118">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2"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fo:color="#ff0000"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6" style:family="table-cell" style:parent-style-name="Sub-Category_20_Summary_20_Headings" style:data-style-name="N0">
      <style:table-cell-properties style:cell-protect="protected" style:print-content="true" style:diagonal-bl-tr="none" style:diagonal-tl-br="none" fo:border="none"/>
    </style:style>
    <style:style style:name="ce47"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 style:family="table-cell" style:parent-style-name="Editable_20_Cell"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9" style:family="table-cell" style:parent-style-name="Sub-Category_20_Test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style>
    <style:style style:name="ce50" style:family="table-cell" style:parent-style-name="Editable_20_Cell" style:data-style-name="N0">
      <style:table-cell-properties style:cell-protect="protected" style:print-content="true" style:diagonal-bl-tr="none" style:diagonal-tl-br="none" style:text-align-source="value-type" style:repeat-content="false" fo:border="none"/>
      <style:paragraph-properties fo:margin-left="0in"/>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1"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in" style:writing-mode="page"/>
    </style:style>
    <style:style style:name="ce52"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53" style:family="table-cell" style:parent-style-name="Default">
      <style:text-properties style:use-window-font-color="true" style:text-outline="false" style:text-line-through-style="none" style:font-name="Arial"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54" style:family="table-cell" style:parent-style-name="Total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5"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6" style:family="table-cell" style:parent-style-name="Category_20_Summary_20_Content" style:data-style-name="N0">
      <style:table-cell-properties style:cell-protect="protected" style:print-content="true" style:diagonal-bl-tr="none" style:diagonal-tl-br="none" fo:border="none"/>
    </style:style>
    <style:style style:name="ce57"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8" style:family="table-cell" style:parent-style-name="Sub-Category_20_Summary_20_Headings" style:data-style-name="N0">
      <style:table-cell-properties fo:background-color="#3366ff"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9"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60" style:family="table-cell" style:parent-style-name="Default">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text-overline-style="none" style:text-overline-color="font-color"/>
    </style:style>
    <style:style style:name="ce61"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style>
    <style:style style:name="ce62"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63" style:family="table-cell" style:parent-style-name="Sub-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style>
    <style:style style:name="ce64" style:family="table-cell" style:parent-style-name="Editable_20_Cell"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style>
    <style:style style:name="ce65" style:family="table-cell" style:parent-style-name="Total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style>
    <style:style style:name="ce66"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style>
    <style:style style:name="ce67" style:family="table-cell" style:parent-style-name="Sub-Category_20_Test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8" style:family="table-cell" style:parent-style-name="Default" style:data-style-name="N10"/>
    <style:style style:name="ce69"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0"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style>
    <style:style style:name="ce71" style:family="table-cell" style:parent-style-name="Total_20_Summary_20_Headings" style:data-style-name="N0">
      <style:table-cell-properties style:glyph-orientation-vertical="0" fo:background-color="#ffcc99"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3" style:family="table-cell" style:parent-style-name="Category_20_Summary_20_Content" style:data-style-name="N11">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style>
    <style:style style:name="gr1" style:family="graphic">
      <style:graphic-properties draw:marker-start="Arrowheads_20_1" draw:marker-start-width="0.0787in" draw:marker-start-center="false" draw:fill="solid" draw:fill-color="#ffffc0" draw:auto-grow-height="true" draw:auto-grow-width="false" fo:min-height="1.1697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1.7354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0.4807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0.9256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0.7827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T1" style:family="text">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fo:color="#0000ff"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3" style:family="text">
      <style:text-properties fo:color="#ff0000" style:text-outline="false" style:text-line-through-styl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4" style:family="text">
      <style:text-properties style:use-window-font-color="true" style:text-outline="false" style:text-line-through-style="none" style:text-position="0% 100%"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5" style:family="text">
      <style:text-properties style:use-window-font-color="true" style:text-outline="false" style:text-line-through-styl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office:automatic-styles>
  <office:body>
    <office:spreadsheet>
      <table:tracked-changes>
        <table:cell-content-change table:id="ct1">
          <table:cell-address table:column="3" table:row="25" table:table="1"/>
          <office:change-info>
            <dc:creator>Rex Bennett</dc:creator>
            <dc:date>2006-02-06T18:44:02</dc:date>
          </office:change-info>
          <table:previous>
            <table:change-track-table-cell table:cell-address="'Category Ranking'.D26" table:formula="of:=SUM([.D13:.D23])" office:value-type="float" office:value="0.88"/>
          </table:previous>
        </table:cell-content-change>
        <table:cell-content-change table:id="ct2">
          <table:cell-address table:column="5" table:row="130" table:table="2"/>
          <office:change-info>
            <dc:creator>Rex Bennett</dc:creator>
            <dc:date>2006-02-06T18:44:02</dc:date>
          </office:change-info>
          <table:previous>
            <table:change-track-table-cell table:cell-address="'Category Rating and Metrics'.F131" table:formula="of:=SUM([.F147:.F169])" office:value-type="float" office:value="2.85"/>
          </table:previous>
        </table:cell-content-change>
        <table:cell-content-change table:id="ct3">
          <table:cell-address table:column="5" table:row="223" table:table="2"/>
          <office:change-info>
            <dc:creator>Rex Bennett</dc:creator>
            <dc:date>2006-02-06T18:44:02</dc:date>
          </office:change-info>
          <table:previous>
            <table:change-track-table-cell table:cell-address="'Category Rating and Metrics'.F224" table:formula="of:=SUM([.F227:.F249])" office:value-type="float" office:value="1.6"/>
          </table:previous>
        </table:cell-content-change>
        <table:cell-content-change table:id="ct4">
          <table:cell-address table:column="1" table:row="352" table:table="2"/>
          <office:change-info>
            <dc:creator>Rex Bennett</dc:creator>
            <dc:date>2006-02-06T18:44:02</dc:date>
          </office:change-info>
          <table:previous>
            <table:change-track-table-cell office:value-type="string">
              <text:p>The general mailing list is the place where the community help themselves. </text:p>
            </table:change-track-table-cell>
          </table:previous>
        </table:cell-content-change>
        <table:cell-content-change table:id="ct5">
          <table:cell-address table:column="1" table:row="362" table:table="2"/>
          <office:change-info>
            <dc:creator>Rex Bennett</dc:creator>
            <dc:date>2006-02-06T18:44:02</dc:date>
          </office:change-info>
          <table:previous>
            <table:change-track-table-cell office:value-type="string">
              <text:p>Number of unique code contributor in the last 6 month</text:p>
            </table:change-track-table-cell>
          </table:previous>
        </table:cell-content-change>
        <table:cell-content-change table:id="ct6">
          <table:cell-address table:column="1" table:row="309" table:table="2"/>
          <office:change-info>
            <dc:creator>Rex Bennett</dc:creator>
            <dc:date>2006-02-06T18:44:02</dc:date>
          </office:change-info>
          <table:previous>
            <table:change-track-table-cell office:value-type="string">
              <text:p>Best guides often come from user inputs / samples. These are feedbacks from people who have used the products.</text:p>
            </table:change-track-table-cell>
          </table:previous>
        </table:cell-content-change>
        <table:cell-content-change table:id="ct7">
          <table:cell-address table:column="1" table:row="293" table:table="2"/>
          <office:change-info>
            <dc:creator>Rex Bennett</dc:creator>
            <dc:date>2006-02-06T18:44:02</dc:date>
          </office:change-info>
          <table:previous>
            <table:change-track-table-cell office:value-type="string">
              <text:p>Existence of various documentations.</text:p>
            </table:change-track-table-cell>
          </table:previous>
        </table:cell-content-change>
        <table:cell-content-change table:id="ct8">
          <table:cell-address table:column="1" table:row="281" table:table="2"/>
          <office:change-info>
            <dc:creator>Rex Bennett</dc:creator>
            <dc:date>2006-02-06T18:44:02</dc:date>
          </office:change-info>
          <table:previous>
            <table:change-track-table-cell office:value-type="string">
              <text:p>Professional support that helps fine tune for the local deployment and troubleshooting is always wanted in <text:s/></text:p>
            </table:change-track-table-cell>
          </table:previous>
        </table:cell-content-change>
        <table:cell-content-change table:id="ct9">
          <table:cell-address table:column="1" table:row="41" table:table="2"/>
          <office:change-info>
            <dc:creator>Rex Bennett</dc:creator>
            <dc:date>2006-02-06T18:44:02</dc:date>
          </office:change-info>
          <table:previous>
            <table:change-track-table-cell office:value-type="string">
              <text:p>Time it takes to get instant gratification, shows whether project is thinking about getting users up and running quickly as possible. </text:p>
            </table:change-track-table-cell>
          </table:previous>
        </table:cell-content-change>
        <table:cell-content-change table:id="ct10">
          <table:cell-address table:column="3" table:row="12" table:table="1"/>
          <office:change-info>
            <dc:creator>Isabel Lafuente</dc:creator>
            <dc:date>2009-02-21T17:20:43</dc:date>
          </office:change-info>
          <table:previous>
            <table:change-track-table-cell office:value-type="float" office:value="0"/>
          </table:previous>
        </table:cell-content-change>
        <table:cell-content-change table:id="ct11">
          <table:cell-address table:column="4" table:row="12" table:table="1"/>
          <office:change-info>
            <dc:creator>Isabel Lafuente</dc:creator>
            <dc:date>2009-02-21T17:24:03</dc:date>
          </office:change-info>
          <table:previous>
            <table:change-track-table-cell/>
          </table:previous>
        </table:cell-content-change>
        <table:cell-content-change table:id="ct12">
          <table:cell-address table:column="3" table:row="13" table:table="1"/>
          <office:change-info>
            <dc:creator>Isabel Lafuente</dc:creator>
            <dc:date>2009-02-21T17:24:40</dc:date>
          </office:change-info>
          <table:previous>
            <table:change-track-table-cell office:value-type="float" office:value="0"/>
          </table:previous>
        </table:cell-content-change>
        <table:cell-content-change table:id="ct13">
          <table:cell-address table:column="3" table:row="12" table:table="1"/>
          <office:change-info>
            <dc:creator>Isabel Lafuente</dc:creator>
            <dc:date>2009-02-21T17:24:43</dc:date>
          </office:change-info>
          <table:previous table:id="ct10">
            <table:change-track-table-cell office:value-type="string">
              <text:p>1.00%</text:p>
            </table:change-track-table-cell>
          </table:previous>
        </table:cell-content-change>
        <table:cell-content-change table:id="ct14">
          <table:cell-address table:column="3" table:row="12" table:table="1"/>
          <office:change-info>
            <dc:creator>Isabel Lafuente</dc:creator>
            <dc:date>2009-02-21T17:30:22</dc:date>
          </office:change-info>
          <table:previous table:id="ct13">
            <table:change-track-table-cell/>
          </table:previous>
        </table:cell-content-change>
        <table:cell-content-change table:id="ct15">
          <table:cell-address table:column="4" table:row="13" table:table="1"/>
          <office:change-info>
            <dc:creator>Isabel Lafuente</dc:creator>
            <dc:date>2009-02-21T17:33:49</dc:date>
          </office:change-info>
          <table:previous>
            <table:change-track-table-cell/>
          </table:previous>
        </table:cell-content-change>
        <table:cell-content-change table:id="ct16">
          <table:cell-address table:column="4" table:row="13" table:table="1"/>
          <office:change-info>
            <dc:creator>Isabel Lafuente</dc:creator>
            <dc:date>2009-02-21T17:35:41</dc:date>
          </office:change-info>
          <table:previous table:id="ct15">
            <table:change-track-table-cell office:value-type="string">
              <text:p>The</text:p>
            </table:change-track-table-cell>
          </table:previous>
        </table:cell-content-change>
        <table:cell-content-change table:id="ct17">
          <table:cell-address table:column="3" table:row="14" table:table="1"/>
          <office:change-info>
            <dc:creator>Isabel Lafuente</dc:creator>
            <dc:date>2009-02-21T17:36:17</dc:date>
          </office:change-info>
          <table:previous>
            <table:change-track-table-cell office:value-type="float" office:value="0"/>
          </table:previous>
        </table:cell-content-change>
        <table:cell-content-change table:id="ct18">
          <table:cell-address table:column="3" table:row="14" table:table="1"/>
          <office:change-info>
            <dc:creator>Isabel Lafuente</dc:creator>
            <dc:date>2009-02-21T17:37:41</dc:date>
          </office:change-info>
          <table:previous table:id="ct17">
            <table:change-track-table-cell office:value-type="float" office:value="0.01"/>
          </table:previous>
        </table:cell-content-change>
        <table:cell-content-change table:id="ct19">
          <table:cell-address table:column="4" table:row="14" table:table="1"/>
          <office:change-info>
            <dc:creator>Isabel Lafuente</dc:creator>
            <dc:date>2009-02-21T17:38:48</dc:date>
          </office:change-info>
          <table:previous>
            <table:change-track-table-cell/>
          </table:previous>
        </table:cell-content-change>
        <table:cell-content-change table:id="ct20">
          <table:cell-address table:column="3" table:row="14" table:table="1"/>
          <office:change-info>
            <dc:creator>Isabel Lafuente</dc:creator>
            <dc:date>2009-02-21T17:38:58</dc:date>
          </office:change-info>
          <table:previous table:id="ct18">
            <table:change-track-table-cell office:value-type="float" office:value="0.1"/>
          </table:previous>
        </table:cell-content-change>
        <table:cell-content-change table:id="ct21">
          <table:cell-address table:column="3" table:row="15" table:table="1"/>
          <office:change-info>
            <dc:creator>Isabel Lafuente</dc:creator>
            <dc:date>2009-02-21T17:39:14</dc:date>
          </office:change-info>
          <table:previous>
            <table:change-track-table-cell office:value-type="float" office:value="0"/>
          </table:previous>
        </table:cell-content-change>
        <table:cell-content-change table:id="ct22">
          <table:cell-address table:column="4" table:row="15" table:table="1"/>
          <office:change-info>
            <dc:creator>Isabel Lafuente</dc:creator>
            <dc:date>2009-02-21T17:41:06</dc:date>
          </office:change-info>
          <table:previous>
            <table:change-track-table-cell/>
          </table:previous>
        </table:cell-content-change>
        <table:cell-content-change table:id="ct23">
          <table:cell-address table:column="3" table:row="16" table:table="1"/>
          <office:change-info>
            <dc:creator>Isabel Lafuente</dc:creator>
            <dc:date>2009-02-21T17:41:21</dc:date>
          </office:change-info>
          <table:previous>
            <table:change-track-table-cell office:value-type="float" office:value="0"/>
          </table:previous>
        </table:cell-content-change>
        <table:cell-content-change table:id="ct24">
          <table:cell-address table:column="4" table:row="16" table:table="1"/>
          <office:change-info>
            <dc:creator>Isabel Lafuente</dc:creator>
            <dc:date>2009-02-21T17:42:18</dc:date>
          </office:change-info>
          <table:previous>
            <table:change-track-table-cell/>
          </table:previous>
        </table:cell-content-change>
        <table:cell-content-change table:id="ct25">
          <table:cell-address table:column="3" table:row="17" table:table="1"/>
          <office:change-info>
            <dc:creator>Isabel Lafuente</dc:creator>
            <dc:date>2009-02-21T17:42:34</dc:date>
          </office:change-info>
          <table:previous>
            <table:change-track-table-cell office:value-type="float" office:value="0"/>
          </table:previous>
        </table:cell-content-change>
        <table:cell-content-change table:id="ct26">
          <table:cell-address table:column="4" table:row="17" table:table="1"/>
          <office:change-info>
            <dc:creator>Isabel Lafuente</dc:creator>
            <dc:date>2009-02-21T17:43:06</dc:date>
          </office:change-info>
          <table:previous>
            <table:change-track-table-cell/>
          </table:previous>
        </table:cell-content-change>
        <table:cell-content-change table:id="ct27">
          <table:cell-address table:column="4" table:row="17" table:table="1"/>
          <office:change-info>
            <dc:creator>Isabel Lafuente</dc:creator>
            <dc:date>2009-02-21T17:43:14</dc:date>
          </office:change-info>
          <table:previous table:id="ct26">
            <table:change-track-table-cell office:value-type="string">
              <text:p>I think this is quite important for any free software project</text:p>
            </table:change-track-table-cell>
          </table:previous>
        </table:cell-content-change>
        <table:cell-content-change table:id="ct28">
          <table:cell-address table:column="3" table:row="17" table:table="1"/>
          <office:change-info>
            <dc:creator>Isabel Lafuente</dc:creator>
            <dc:date>2009-02-21T17:44:32</dc:date>
          </office:change-info>
          <table:previous table:id="ct25">
            <table:change-track-table-cell office:value-type="float" office:value="0.15"/>
          </table:previous>
        </table:cell-content-change>
        <table:cell-content-change table:id="ct29">
          <table:cell-address table:column="3" table:row="17" table:table="1"/>
          <office:change-info>
            <dc:creator>Isabel Lafuente</dc:creator>
            <dc:date>2009-02-21T17:44:38</dc:date>
          </office:change-info>
          <table:previous table:id="ct28">
            <table:change-track-table-cell/>
          </table:previous>
        </table:cell-content-change>
        <table:cell-content-change table:id="ct30">
          <table:cell-address table:column="4" table:row="17" table:table="1"/>
          <office:change-info>
            <dc:creator>Isabel Lafuente</dc:creator>
            <dc:date>2009-02-21T17:45:04</dc:date>
          </office:change-info>
          <table:previous table:id="ct27">
            <table:change-track-table-cell/>
          </table:previous>
        </table:cell-content-change>
        <table:cell-content-change table:id="ct31">
          <table:cell-address table:column="4" table:row="17" table:table="1"/>
          <office:change-info>
            <dc:creator>Isabel Lafuente</dc:creator>
            <dc:date>2009-02-21T17:45:31</dc:date>
          </office:change-info>
          <table:previous table:id="ct30">
            <table:change-track-table-cell office:value-type="string">
              <text:p>In </text:p>
            </table:change-track-table-cell>
          </table:previous>
        </table:cell-content-change>
        <table:cell-content-change table:id="ct32">
          <table:cell-address table:column="4" table:row="17" table:table="1"/>
          <office:change-info>
            <dc:creator>Isabel Lafuente</dc:creator>
            <dc:date>2009-02-21T17:47:18</dc:date>
          </office:change-info>
          <table:previous table:id="ct31">
            <table:change-track-table-cell/>
          </table:previous>
        </table:cell-content-change>
        <table:cell-content-change table:id="ct33">
          <table:cell-address table:column="3" table:row="18" table:table="1"/>
          <office:change-info>
            <dc:creator>Isabel Lafuente</dc:creator>
            <dc:date>2009-02-21T17:47:32</dc:date>
          </office:change-info>
          <table:previous>
            <table:change-track-table-cell office:value-type="float" office:value="0"/>
          </table:previous>
        </table:cell-content-change>
        <table:cell-content-change table:id="ct34">
          <table:cell-address table:column="4" table:row="18" table:table="1"/>
          <office:change-info>
            <dc:creator>Isabel Lafuente</dc:creator>
            <dc:date>2009-02-21T17:47:56</dc:date>
          </office:change-info>
          <table:previous>
            <table:change-track-table-cell/>
          </table:previous>
        </table:cell-content-change>
        <table:cell-content-change table:id="ct35">
          <table:cell-address table:column="4" table:row="16" table:table="1"/>
          <office:change-info>
            <dc:creator>Isabel Lafuente</dc:creator>
            <dc:date>2009-02-21T17:49:43</dc:date>
          </office:change-info>
          <table:previous table:id="ct24">
            <table:change-track-table-cell office:value-type="string">
              <text:p>It does not need to scale to a large environment</text:p>
            </table:change-track-table-cell>
          </table:previous>
        </table:cell-content-change>
        <table:cell-content-change table:id="ct36">
          <table:cell-address table:column="3" table:row="16" table:table="1"/>
          <office:change-info>
            <dc:creator>Isabel Lafuente</dc:creator>
            <dc:date>2009-02-21T17:50:15</dc:date>
          </office:change-info>
          <table:previous table:id="ct23">
            <table:change-track-table-cell office:value-type="float" office:value="0.01"/>
          </table:previous>
        </table:cell-content-change>
        <table:cell-content-change table:id="ct37">
          <table:cell-address table:column="3" table:row="19" table:table="1"/>
          <office:change-info>
            <dc:creator>Isabel Lafuente</dc:creator>
            <dc:date>2009-02-21T17:50:22</dc:date>
          </office:change-info>
          <table:previous>
            <table:change-track-table-cell office:value-type="float" office:value="0"/>
          </table:previous>
        </table:cell-content-change>
        <table:cell-content-change table:id="ct38">
          <table:cell-address table:column="3" table:row="20" table:table="1"/>
          <office:change-info>
            <dc:creator>Isabel Lafuente</dc:creator>
            <dc:date>2009-02-21T17:50:25</dc:date>
          </office:change-info>
          <table:previous>
            <table:change-track-table-cell office:value-type="float" office:value="0"/>
          </table:previous>
        </table:cell-content-change>
        <table:cell-content-change table:id="ct39">
          <table:cell-address table:column="3" table:row="21" table:table="1"/>
          <office:change-info>
            <dc:creator>Isabel Lafuente</dc:creator>
            <dc:date>2009-02-21T17:50:30</dc:date>
          </office:change-info>
          <table:previous>
            <table:change-track-table-cell office:value-type="float" office:value="0"/>
          </table:previous>
        </table:cell-content-change>
        <table:cell-content-change table:id="ct40">
          <table:cell-address table:column="3" table:row="22" table:table="1"/>
          <office:change-info>
            <dc:creator>Isabel Lafuente</dc:creator>
            <dc:date>2009-02-21T17:50:50</dc:date>
          </office:change-info>
          <table:previous>
            <table:change-track-table-cell office:value-type="float" office:value="0"/>
          </table:previous>
        </table:cell-content-change>
        <table:cell-content-change table:id="ct41">
          <table:cell-address table:column="3" table:row="17" table:table="1"/>
          <office:change-info>
            <dc:creator>Isabel Lafuente</dc:creator>
            <dc:date>2009-02-21T17:51:07</dc:date>
          </office:change-info>
          <table:previous table:id="ct29">
            <table:change-track-table-cell office:value-type="float" office:value="0.01"/>
          </table:previous>
        </table:cell-content-change>
        <table:cell-content-change table:id="ct42">
          <table:cell-address table:column="4" table:row="19" table:table="1"/>
          <office:change-info>
            <dc:creator>Isabel Lafuente</dc:creator>
            <dc:date>2009-02-21T17:52:34</dc:date>
          </office:change-info>
          <table:previous>
            <table:change-track-table-cell/>
          </table:previous>
        </table:cell-content-change>
        <table:cell-content-change table:id="ct43">
          <table:cell-address table:column="4" table:row="20" table:table="1"/>
          <office:change-info>
            <dc:creator>Isabel Lafuente</dc:creator>
            <dc:date>2009-02-21T17:53:17</dc:date>
          </office:change-info>
          <table:previous>
            <table:change-track-table-cell/>
          </table:previous>
        </table:cell-content-change>
        <table:cell-content-change table:id="ct44">
          <table:cell-address table:column="4" table:row="21" table:table="1"/>
          <office:change-info>
            <dc:creator>Isabel Lafuente</dc:creator>
            <dc:date>2009-02-21T17:53:48</dc:date>
          </office:change-info>
          <table:previous>
            <table:change-track-table-cell/>
          </table:previous>
        </table:cell-content-change>
        <table:cell-content-change table:id="ct45">
          <table:cell-address table:column="4" table:row="22" table:table="1"/>
          <office:change-info>
            <dc:creator>Isabel Lafuente</dc:creator>
            <dc:date>2009-02-21T17:54:48</dc:date>
          </office:change-info>
          <table:previous>
            <table:change-track-table-cell/>
          </table:previous>
        </table:cell-content-change>
        <table:cell-content-change table:id="ct46">
          <table:cell-address table:column="3" table:row="12" table:table="1"/>
          <office:change-info>
            <dc:creator>Isabel Lafuente</dc:creator>
            <dc:date>2009-02-21T17:55:12</dc:date>
          </office:change-info>
          <table:previous table:id="ct14">
            <table:change-track-table-cell office:value-type="float" office:value="0.01"/>
          </table:previous>
        </table:cell-content-change>
        <table:cell-content-change table:id="ct47">
          <table:cell-address table:column="3" table:row="11" table:table="1"/>
          <office:change-info>
            <dc:creator>Isabel Lafuente</dc:creator>
            <dc:date>2009-02-21T17:55:15</dc:date>
          </office:change-info>
          <table:previous>
            <table:change-track-table-cell office:value-type="float" office:value="0"/>
          </table:previous>
        </table:cell-content-change>
        <table:cell-content-change table:id="ct48">
          <table:cell-address table:column="3" table:row="14" table:table="1"/>
          <office:change-info>
            <dc:creator>Isabel Lafuente</dc:creator>
            <dc:date>2009-02-21T17:55:33</dc:date>
          </office:change-info>
          <table:previous table:id="ct20">
            <table:change-track-table-cell office:value-type="float" office:value="0.01"/>
          </table:previous>
        </table:cell-content-change>
        <table:cell-content-change table:id="ct49">
          <table:cell-address table:column="4" table:row="11" table:table="1"/>
          <office:change-info>
            <dc:creator>Isabel Lafuente</dc:creator>
            <dc:date>2009-02-21T17:56:05</dc:date>
          </office:change-info>
          <table:previous>
            <table:change-track-table-cell/>
          </table:previous>
        </table:cell-content-change>
        <table:cell-content-change table:id="ct50">
          <table:cell-address table:column="4" table:row="11" table:table="1"/>
          <office:change-info>
            <dc:creator>Isabel Lafuente</dc:creator>
            <dc:date>2009-02-21T17:56:19</dc:date>
          </office:change-info>
          <table:previous table:id="ct49">
            <table:change-track-table-cell office:value-type="string">
              <text:p>It is unlikely to b eused by the average user</text:p>
            </table:change-track-table-cell>
          </table:previous>
        </table:cell-content-change>
        <table:cell-content-change table:id="ct51">
          <table:cell-address table:column="2" table:row="25" table:table="2"/>
          <office:change-info>
            <dc:creator>Isabel Lafuente</dc:creator>
            <dc:date>2009-03-23T15:05:48</dc:date>
          </office:change-info>
          <table:previous>
            <table:change-track-table-cell/>
          </table:previous>
        </table:cell-content-change>
        <table:cell-content-change table:id="ct52">
          <table:cell-address table:column="2" table:row="25" table:table="2"/>
          <office:change-info>
            <dc:creator>Isabel Lafuente</dc:creator>
            <dc:date>2009-03-23T15:05:59</dc:date>
          </office:change-info>
          <table:previous table:id="ct51">
            <table:change-track-table-cell office:value-type="string">
              <text:p>5 minutes</text:p>
            </table:change-track-table-cell>
          </table:previous>
        </table:cell-content-change>
        <table:cell-content-change table:id="ct53">
          <table:cell-address table:column="2" table:row="14" table:table="2"/>
          <office:change-info>
            <dc:creator>Isabel Lafuente</dc:creator>
            <dc:date>2009-03-23T15:06:35</dc:date>
          </office:change-info>
          <table:previous>
            <table:change-track-table-cell/>
          </table:previous>
        </table:cell-content-change>
        <table:cell-content-change table:id="ct54">
          <table:cell-address table:column="3" table:row="14" table:table="2"/>
          <office:change-info>
            <dc:creator>Isabel Lafuente</dc:creator>
            <dc:date>2009-03-23T15:07:39</dc:date>
          </office:change-info>
          <table:previous>
            <table:change-track-table-cell office:value-type="float" office:value="0"/>
          </table:previous>
        </table:cell-content-change>
        <table:cell-content-change table:id="ct55">
          <table:cell-address table:column="3" table:row="25" table:table="2"/>
          <office:change-info>
            <dc:creator>Isabel Lafuente</dc:creator>
            <dc:date>2009-03-23T15:07:42</dc:date>
          </office:change-info>
          <table:previous>
            <table:change-track-table-cell office:value-type="float" office:value="0"/>
          </table:previous>
        </table:cell-content-change>
        <table:cell-content-change table:id="ct56">
          <table:cell-address table:column="3" table:row="38" table:table="2"/>
          <office:change-info>
            <dc:creator>Isabel Lafuente</dc:creator>
            <dc:date>2009-03-23T15:07:45</dc:date>
          </office:change-info>
          <table:previous>
            <table:change-track-table-cell office:value-type="float" office:value="0"/>
          </table:previous>
        </table:cell-content-change>
        <table:cell-content-change table:id="ct57">
          <table:cell-address table:column="2" table:row="38" table:table="2"/>
          <office:change-info>
            <dc:creator>Isabel Lafuente</dc:creator>
            <dc:date>2009-03-23T15:07:55</dc:date>
          </office:change-info>
          <table:previous>
            <table:change-track-table-cell/>
          </table:previous>
        </table:cell-content-change>
        <table:cell-content-change table:id="ct58">
          <table:cell-address table:column="4" table:row="14" table:table="2"/>
          <office:change-info>
            <dc:creator>Isabel Lafuente</dc:creator>
            <dc:date>2009-03-23T15:07:57</dc:date>
          </office:change-info>
          <table:previous>
            <table:change-track-table-cell office:value-type="float" office:value="0"/>
          </table:previous>
        </table:cell-content-change>
        <table:cell-content-change table:id="ct59">
          <table:cell-address table:column="4" table:row="25" table:table="2"/>
          <office:change-info>
            <dc:creator>Isabel Lafuente</dc:creator>
            <dc:date>2009-03-23T15:07:58</dc:date>
          </office:change-info>
          <table:previous>
            <table:change-track-table-cell office:value-type="float" office:value="0"/>
          </table:previous>
        </table:cell-content-change>
        <table:cell-content-change table:id="ct60">
          <table:cell-address table:column="4" table:row="38" table:table="2"/>
          <office:change-info>
            <dc:creator>Isabel Lafuente</dc:creator>
            <dc:date>2009-03-23T15:08:03</dc:date>
          </office:change-info>
          <table:previous>
            <table:change-track-table-cell office:value-type="float" office:value="0"/>
          </table:previous>
        </table:cell-content-change>
        <table:cell-content-change table:id="ct61">
          <table:cell-address table:column="2" table:row="55" table:table="2"/>
          <office:change-info>
            <dc:creator>Isabel Lafuente</dc:creator>
            <dc:date>2009-03-23T15:24:22</dc:date>
          </office:change-info>
          <table:previous>
            <table:change-track-table-cell/>
          </table:previous>
        </table:cell-content-change>
        <table:cell-content-change table:id="ct62">
          <table:cell-address table:column="3" table:row="55" table:table="2"/>
          <office:change-info>
            <dc:creator>Isabel Lafuente</dc:creator>
            <dc:date>2009-03-23T15:24:34</dc:date>
          </office:change-info>
          <table:previous>
            <table:change-track-table-cell office:value-type="float" office:value="0"/>
          </table:previous>
        </table:cell-content-change>
        <table:cell-content-change table:id="ct63">
          <table:cell-address table:column="4" table:row="55" table:table="2"/>
          <office:change-info>
            <dc:creator>Isabel Lafuente</dc:creator>
            <dc:date>2009-03-23T15:24:53</dc:date>
          </office:change-info>
          <table:previous>
            <table:change-track-table-cell office:value-type="float" office:value="0"/>
          </table:previous>
        </table:cell-content-change>
        <table:cell-content-change table:id="ct64">
          <table:cell-address table:column="2" table:row="146" table:table="2"/>
          <office:change-info>
            <dc:creator>Isabel Lafuente</dc:creator>
            <dc:date>2009-03-23T15:28:32</dc:date>
          </office:change-info>
          <table:previous>
            <table:change-track-table-cell/>
          </table:previous>
        </table:cell-content-change>
        <table:cell-content-change table:id="ct65">
          <table:cell-address table:column="3" table:row="146" table:table="2"/>
          <office:change-info>
            <dc:creator>Isabel Lafuente</dc:creator>
            <dc:date>2009-03-23T15:28:39</dc:date>
          </office:change-info>
          <table:previous>
            <table:change-track-table-cell office:value-type="float" office:value="0"/>
          </table:previous>
        </table:cell-content-change>
        <table:cell-content-change table:id="ct66">
          <table:cell-address table:column="2" table:row="146" table:table="2"/>
          <office:change-info>
            <dc:creator>Isabel Lafuente</dc:creator>
            <dc:date>2009-03-23T15:30:20</dc:date>
          </office:change-info>
          <table:previous table:id="ct64">
            <table:change-track-table-cell office:value-type="float" office:value="36"/>
          </table:previous>
        </table:cell-content-change>
        <table:cell-content-change table:id="ct67">
          <table:cell-address table:column="3" table:row="146" table:table="2"/>
          <office:change-info>
            <dc:creator>Isabel Lafuente</dc:creator>
            <dc:date>2009-03-23T15:30:23</dc:date>
          </office:change-info>
          <table:previous table:id="ct65">
            <table:change-track-table-cell office:value-type="float" office:value="0.4"/>
          </table:previous>
        </table:cell-content-change>
        <table:cell-content-change table:id="ct68">
          <table:cell-address table:column="3" table:row="146" table:table="2"/>
          <office:change-info>
            <dc:creator>Isabel Lafuente</dc:creator>
            <dc:date>2009-03-23T15:30:26</dc:date>
          </office:change-info>
          <table:previous table:id="ct67">
            <table:change-track-table-cell/>
          </table:previous>
        </table:cell-content-change>
        <table:cell-content-change table:id="ct69">
          <table:cell-address table:column="2" table:row="159" table:table="2"/>
          <office:change-info>
            <dc:creator>Isabel Lafuente</dc:creator>
            <dc:date>2009-03-23T15:32:33</dc:date>
          </office:change-info>
          <table:previous>
            <table:change-track-table-cell/>
          </table:previous>
        </table:cell-content-change>
        <table:cell-content-change table:id="ct70">
          <table:cell-address table:column="3" table:row="159" table:table="2"/>
          <office:change-info>
            <dc:creator>Isabel Lafuente</dc:creator>
            <dc:date>2009-03-23T15:32:38</dc:date>
          </office:change-info>
          <table:previous>
            <table:change-track-table-cell office:value-type="float" office:value="0"/>
          </table:previous>
        </table:cell-content-change>
        <table:cell-content-change table:id="ct71">
          <table:cell-address table:column="4" table:row="159" table:table="2"/>
          <office:change-info>
            <dc:creator>Isabel Lafuente</dc:creator>
            <dc:date>2009-03-23T15:32:40</dc:date>
          </office:change-info>
          <table:previous>
            <table:change-track-table-cell office:value-type="float" office:value="0"/>
          </table:previous>
        </table:cell-content-change>
        <table:cell-content-change table:id="ct72">
          <table:cell-address table:column="2" table:row="174" table:table="2"/>
          <office:change-info>
            <dc:creator>Isabel Lafuente</dc:creator>
            <dc:date>2009-03-23T15:35:31</dc:date>
          </office:change-info>
          <table:previous>
            <table:change-track-table-cell/>
          </table:previous>
        </table:cell-content-change>
        <table:cell-content-change table:id="ct73">
          <table:cell-address table:column="3" table:row="174" table:table="2"/>
          <office:change-info>
            <dc:creator>Isabel Lafuente</dc:creator>
            <dc:date>2009-03-23T15:35:37</dc:date>
          </office:change-info>
          <table:previous>
            <table:change-track-table-cell office:value-type="float" office:value="0"/>
          </table:previous>
        </table:cell-content-change>
        <table:cell-content-change table:id="ct74">
          <table:cell-address table:column="4" table:row="174" table:table="2"/>
          <office:change-info>
            <dc:creator>Isabel Lafuente</dc:creator>
            <dc:date>2009-03-23T15:35:39</dc:date>
          </office:change-info>
          <table:previous>
            <table:change-track-table-cell office:value-type="float" office:value="0"/>
          </table:previous>
        </table:cell-content-change>
        <table:cell-content-change table:id="ct75">
          <table:cell-address table:column="2" table:row="200" table:table="2"/>
          <office:change-info>
            <dc:creator>Isabel Lafuente</dc:creator>
            <dc:date>2009-03-23T15:36:39</dc:date>
          </office:change-info>
          <table:previous>
            <table:change-track-table-cell/>
          </table:previous>
        </table:cell-content-change>
        <table:cell-content-change table:id="ct76">
          <table:cell-address table:column="3" table:row="200" table:table="2"/>
          <office:change-info>
            <dc:creator>Isabel Lafuente</dc:creator>
            <dc:date>2009-03-23T15:36:45</dc:date>
          </office:change-info>
          <table:previous>
            <table:change-track-table-cell office:value-type="float" office:value="0"/>
          </table:previous>
        </table:cell-content-change>
        <table:cell-content-change table:id="ct77">
          <table:cell-address table:column="4" table:row="200" table:table="2"/>
          <office:change-info>
            <dc:creator>Isabel Lafuente</dc:creator>
            <dc:date>2009-03-23T15:36:48</dc:date>
          </office:change-info>
          <table:previous>
            <table:change-track-table-cell office:value-type="float" office:value="0"/>
          </table:previous>
        </table:cell-content-change>
        <table:cell-content-change table:id="ct78">
          <table:cell-address table:column="2" table:row="250" table:table="2"/>
          <office:change-info>
            <dc:creator>Isabel Lafuente</dc:creator>
            <dc:date>2009-03-23T15:38:28</dc:date>
          </office:change-info>
          <table:previous>
            <table:change-track-table-cell/>
          </table:previous>
        </table:cell-content-change>
        <table:cell-content-change table:id="ct79">
          <table:cell-address table:column="3" table:row="250" table:table="2"/>
          <office:change-info>
            <dc:creator>Isabel Lafuente</dc:creator>
            <dc:date>2009-03-23T15:38:32</dc:date>
          </office:change-info>
          <table:previous>
            <table:change-track-table-cell office:value-type="float" office:value="0"/>
          </table:previous>
        </table:cell-content-change>
        <table:cell-content-change table:id="ct80">
          <table:cell-address table:column="4" table:row="250" table:table="2"/>
          <office:change-info>
            <dc:creator>Isabel Lafuente</dc:creator>
            <dc:date>2009-03-23T15:38:34</dc:date>
          </office:change-info>
          <table:previous>
            <table:change-track-table-cell office:value-type="float" office:value="0"/>
          </table:previous>
        </table:cell-content-change>
        <table:cell-content-change table:id="ct81">
          <table:cell-address table:column="2" table:row="278" table:table="2"/>
          <office:change-info>
            <dc:creator>Isabel Lafuente</dc:creator>
            <dc:date>2009-03-23T15:43:49</dc:date>
          </office:change-info>
          <table:previous>
            <table:change-track-table-cell/>
          </table:previous>
        </table:cell-content-change>
        <table:cell-content-change table:id="ct82">
          <table:cell-address table:column="3" table:row="278" table:table="2"/>
          <office:change-info>
            <dc:creator>Isabel Lafuente</dc:creator>
            <dc:date>2009-03-23T15:43:54</dc:date>
          </office:change-info>
          <table:previous>
            <table:change-track-table-cell office:value-type="float" office:value="0"/>
          </table:previous>
        </table:cell-content-change>
        <table:cell-content-change table:id="ct83">
          <table:cell-address table:column="4" table:row="278" table:table="2"/>
          <office:change-info>
            <dc:creator>Isabel Lafuente</dc:creator>
            <dc:date>2009-03-23T15:43:56</dc:date>
          </office:change-info>
          <table:previous>
            <table:change-track-table-cell office:value-type="float" office:value="0"/>
          </table:previous>
        </table:cell-content-change>
        <table:cell-content-change table:id="ct84">
          <table:cell-address table:column="2" table:row="293" table:table="2"/>
          <office:change-info>
            <dc:creator>Isabel Lafuente</dc:creator>
            <dc:date>2009-03-23T15:44:29</dc:date>
          </office:change-info>
          <table:previous>
            <table:change-track-table-cell/>
          </table:previous>
        </table:cell-content-change>
        <table:cell-content-change table:id="ct85">
          <table:cell-address table:column="3" table:row="293" table:table="2"/>
          <office:change-info>
            <dc:creator>Isabel Lafuente</dc:creator>
            <dc:date>2009-03-23T15:44:44</dc:date>
          </office:change-info>
          <table:previous>
            <table:change-track-table-cell office:value-type="float" office:value="0"/>
          </table:previous>
        </table:cell-content-change>
        <table:cell-content-change table:id="ct86">
          <table:cell-address table:column="4" table:row="293" table:table="2"/>
          <office:change-info>
            <dc:creator>Isabel Lafuente</dc:creator>
            <dc:date>2009-03-23T15:44:46</dc:date>
          </office:change-info>
          <table:previous>
            <table:change-track-table-cell office:value-type="float" office:value="0"/>
          </table:previous>
        </table:cell-content-change>
        <table:cell-content-change table:id="ct87">
          <table:cell-address table:column="7" table:row="14" table:table="2"/>
          <office:change-info>
            <dc:creator>Isabel Lafuente</dc:creator>
            <dc:date>2009-03-23T16:07:10</dc:date>
          </office:change-info>
          <table:previous>
            <table:change-track-table-cell/>
          </table:previous>
        </table:cell-content-change>
        <table:cell-content-change table:id="ct88">
          <table:cell-address table:column="7" table:row="55" table:table="2"/>
          <office:change-info>
            <dc:creator>Isabel Lafuente</dc:creator>
            <dc:date>2009-03-23T16:08:14</dc:date>
          </office:change-info>
          <table:previous>
            <table:change-track-table-cell/>
          </table:previous>
        </table:cell-content-change>
        <table:cell-content-change table:id="ct89">
          <table:cell-address table:column="7" table:row="55" table:table="2"/>
          <office:change-info>
            <dc:creator>Isabel Lafuente</dc:creator>
            <dc:date>2009-03-23T16:22:09</dc:date>
          </office:change-info>
          <table:previous table:id="ct88">
            <table:change-track-table-cell office:value-type="string">
              <text:p>Last release in 2006</text:p>
            </table:change-track-table-cell>
          </table:previous>
        </table:cell-content-change>
        <table:cell-content-change table:id="ct90">
          <table:cell-address table:column="7" table:row="55" table:table="2"/>
          <office:change-info>
            <dc:creator>Isabel Lafuente</dc:creator>
            <dc:date>2009-03-23T16:43:40</dc:date>
          </office:change-info>
          <table:previous table:id="ct89">
            <table:change-track-table-cell office:value-type="string">
              <text:p>Last release in 2006. Frequent releases show a great <text:s/></text:p>
            </table:change-track-table-cell>
          </table:previous>
        </table:cell-content-change>
        <table:cell-content-change table:id="ct91">
          <table:cell-address table:column="7" table:row="55" table:table="2"/>
          <office:change-info>
            <dc:creator>Isabel Lafuente</dc:creator>
            <dc:date>2009-03-23T16:44:57</dc:date>
          </office:change-info>
          <table:previous table:id="ct90">
            <table:change-track-table-cell office:value-type="string">
              <text:p>Last release in 2006. <text:s text:c="2"/></text:p>
            </table:change-track-table-cell>
          </table:previous>
        </table:cell-content-change>
        <table:cell-content-change table:id="ct92">
          <table:cell-address table:column="7" table:row="200" table:table="2"/>
          <office:change-info>
            <dc:creator>Isabel Lafuente</dc:creator>
            <dc:date>2009-03-23T16:47:54</dc:date>
          </office:change-info>
          <table:previous>
            <table:change-track-table-cell/>
          </table:previous>
        </table:cell-content-change>
        <table:cell-content-change table:id="ct93">
          <table:cell-address table:column="7" table:row="250" table:table="2"/>
          <office:change-info>
            <dc:creator>Isabel Lafuente</dc:creator>
            <dc:date>2009-03-23T16:48:28</dc:date>
          </office:change-info>
          <table:previous>
            <table:change-track-table-cell/>
          </table:previous>
        </table:cell-content-change>
        <table:cell-content-change table:id="ct94">
          <table:cell-address table:column="7" table:row="293" table:table="2"/>
          <office:change-info>
            <dc:creator>Isabel Lafuente</dc:creator>
            <dc:date>2009-03-23T16:49:26</dc:date>
          </office:change-info>
          <table:previous>
            <table:change-track-table-cell/>
          </table:previous>
        </table:cell-content-change>
        <table:cell-content-change table:id="ct95">
          <table:cell-address table:column="8" table:row="262" table:table="2"/>
          <office:change-info>
            <dc:creator>Isabel Lafuente</dc:creator>
            <dc:date>2009-03-23T16:50:39</dc:date>
          </office:change-info>
          <table:previous>
            <table:change-track-table-cell/>
          </table:previous>
        </table:cell-content-change>
        <table:cell-content-change table:id="ct96">
          <table:cell-address table:column="7" table:row="25" table:table="2"/>
          <office:change-info>
            <dc:creator>Isabel Lafuente</dc:creator>
            <dc:date>2009-03-23T16:53:57</dc:date>
          </office:change-info>
          <table:previous>
            <table:change-track-table-cell/>
          </table:previous>
        </table:cell-content-change>
        <table:cell-content-change table:id="ct97">
          <table:cell-address table:column="4" table:row="11" table:table="1"/>
          <office:change-info>
            <dc:creator>Daniel Izquierdo</dc:creator>
            <dc:date>2010-10-19T11:12:09</dc:date>
          </office:change-info>
          <table:previous table:id="ct50">
            <table:change-track-table-cell office:value-type="string">
              <text:p>It is unlikely to be used by the average user</text:p>
            </table:change-track-table-cell>
          </table:previous>
        </table:cell-content-change>
        <table:cell-content-change table:id="ct98">
          <table:cell-address table:column="4" table:row="12" table:table="1"/>
          <office:change-info>
            <dc:creator>Daniel Izquierdo</dc:creator>
            <dc:date>2010-10-19T11:12:09</dc:date>
          </office:change-info>
          <table:previous table:id="ct11">
            <table:change-track-table-cell office:value-type="string">
              <text:p>Because it is not focused to the end-user</text:p>
            </table:change-track-table-cell>
          </table:previous>
        </table:cell-content-change>
        <table:cell-content-change table:id="ct99">
          <table:cell-address table:column="4" table:row="13" table:table="1"/>
          <office:change-info>
            <dc:creator>Daniel Izquierdo</dc:creator>
            <dc:date>2010-10-19T11:12:09</dc:date>
          </office:change-info>
          <table:previous table:id="ct16">
            <table:change-track-table-cell office:value-type="string">
              <text:p><text:s/>The quality of the design and the code should be sufficiently good to be used in a real setting</text:p>
            </table:change-track-table-cell>
          </table:previous>
        </table:cell-content-change>
        <table:cell-content-change table:id="ct100">
          <table:cell-address table:column="4" table:row="14" table:table="1"/>
          <office:change-info>
            <dc:creator>Daniel Izquierdo</dc:creator>
            <dc:date>2010-10-19T11:12:09</dc:date>
          </office:change-info>
          <table:previous table:id="ct19">
            <table:change-track-table-cell office:value-type="string">
              <text:p>As a bug detector, the tool itself does not need to be secure</text:p>
            </table:change-track-table-cell>
          </table:previous>
        </table:cell-content-change>
        <table:cell-content-change table:id="ct101">
          <table:cell-address table:column="4" table:row="15" table:table="1"/>
          <office:change-info>
            <dc:creator>Daniel Izquierdo</dc:creator>
            <dc:date>2010-10-19T11:12:09</dc:date>
          </office:change-info>
          <table:previous table:id="ct22">
            <table:change-track-table-cell office:value-type="string">
              <text:p>It is important that the tool performs correctly to detect bugs that may affect important aspects of the program</text:p>
            </table:change-track-table-cell>
          </table:previous>
        </table:cell-content-change>
        <table:cell-content-change table:id="ct102">
          <table:cell-address table:column="4" table:row="16" table:table="1"/>
          <office:change-info>
            <dc:creator>Daniel Izquierdo</dc:creator>
            <dc:date>2010-10-19T11:12:09</dc:date>
          </office:change-info>
          <table:previous table:id="ct35">
            <table:change-track-table-cell office:value-type="string">
              <text:p>It might be interesting that it scales to a large environment</text:p>
            </table:change-track-table-cell>
          </table:previous>
        </table:cell-content-change>
        <table:cell-content-change table:id="ct103">
          <table:cell-address table:column="4" table:row="17" table:table="1"/>
          <office:change-info>
            <dc:creator>Daniel Izquierdo</dc:creator>
            <dc:date>2010-10-19T11:12:09</dc:date>
          </office:change-info>
          <table:previous table:id="ct32">
            <table:change-track-table-cell office:value-type="string">
              <text:p>The project only focuses on bugs in Java code</text:p>
            </table:change-track-table-cell>
          </table:previous>
        </table:cell-content-change>
        <table:cell-content-change table:id="ct104">
          <table:cell-address table:column="4" table:row="18" table:table="1"/>
          <office:change-info>
            <dc:creator>Daniel Izquierdo</dc:creator>
            <dc:date>2010-10-19T11:12:09</dc:date>
          </office:change-info>
          <table:previous table:id="ct34">
            <table:change-track-table-cell office:value-type="string">
              <text:p>Support for any free software project is important</text:p>
            </table:change-track-table-cell>
          </table:previous>
        </table:cell-content-change>
        <table:cell-content-change table:id="ct105">
          <table:cell-address table:column="4" table:row="19" table:table="1"/>
          <office:change-info>
            <dc:creator>Daniel Izquierdo</dc:creator>
            <dc:date>2010-10-19T11:12:09</dc:date>
          </office:change-info>
          <table:previous table:id="ct42">
            <table:change-track-table-cell office:value-type="string">
              <text:p>Documentation is important for a good integration into software processes at different organizations</text:p>
            </table:change-track-table-cell>
          </table:previous>
        </table:cell-content-change>
        <table:cell-content-change table:id="ct106">
          <table:cell-address table:column="4" table:row="20" table:table="1"/>
          <office:change-info>
            <dc:creator>Daniel Izquierdo</dc:creator>
            <dc:date>2010-10-19T11:12:09</dc:date>
          </office:change-info>
          <table:previous table:id="ct43">
            <table:change-track-table-cell office:value-type="string">
              <text:p>It shoul be adopted by community, market and insutry</text:p>
            </table:change-track-table-cell>
          </table:previous>
        </table:cell-content-change>
        <table:cell-content-change table:id="ct107">
          <table:cell-address table:column="4" table:row="21" table:table="1"/>
          <office:change-info>
            <dc:creator>Daniel Izquierdo</dc:creator>
            <dc:date>2010-10-19T11:12:09</dc:date>
          </office:change-info>
          <table:previous table:id="ct44">
            <table:change-track-table-cell office:value-type="string">
              <text:p>This is very related to the quality of the software.</text:p>
            </table:change-track-table-cell>
          </table:previous>
        </table:cell-content-change>
        <table:cell-content-change table:id="ct108">
          <table:cell-address table:column="4" table:row="22" table:table="1"/>
          <office:change-info>
            <dc:creator>Daniel Izquierdo</dc:creator>
            <dc:date>2010-10-19T11:12:09</dc:date>
          </office:change-info>
          <table:previous table:id="ct45">
            <table:change-track-table-cell office:value-type="string">
              <text:p>This is important as it <text:s/>is going to be used by professional organizations.</text:p>
            </table:change-track-table-cell>
          </table:previous>
        </table:cell-content-change>
        <table:cell-content-change table:id="ct109">
          <table:cell-address table:column="3" table:row="11" table:table="1"/>
          <office:change-info>
            <dc:creator>Daniel Izquierdo</dc:creator>
            <dc:date>2010-10-19T11:12:15</dc:date>
          </office:change-info>
          <table:previous table:id="ct47">
            <table:change-track-table-cell office:value-type="float" office:value="0.02"/>
          </table:previous>
        </table:cell-content-change>
        <table:cell-content-change table:id="ct110">
          <table:cell-address table:column="3" table:row="12" table:table="1"/>
          <office:change-info>
            <dc:creator>Daniel Izquierdo</dc:creator>
            <dc:date>2010-10-19T11:12:15</dc:date>
          </office:change-info>
          <table:previous table:id="ct46">
            <table:change-track-table-cell office:value-type="float" office:value="0.02"/>
          </table:previous>
        </table:cell-content-change>
        <table:cell-content-change table:id="ct111">
          <table:cell-address table:column="3" table:row="13" table:table="1"/>
          <office:change-info>
            <dc:creator>Daniel Izquierdo</dc:creator>
            <dc:date>2010-10-19T11:12:16</dc:date>
          </office:change-info>
          <table:previous table:id="ct12">
            <table:change-track-table-cell office:value-type="float" office:value="0.15"/>
          </table:previous>
        </table:cell-content-change>
        <table:cell-content-change table:id="ct112">
          <table:cell-address table:column="3" table:row="14" table:table="1"/>
          <office:change-info>
            <dc:creator>Daniel Izquierdo</dc:creator>
            <dc:date>2010-10-19T11:12:16</dc:date>
          </office:change-info>
          <table:previous table:id="ct48">
            <table:change-track-table-cell office:value-type="float" office:value="0.03"/>
          </table:previous>
        </table:cell-content-change>
        <table:cell-content-change table:id="ct113">
          <table:cell-address table:column="3" table:row="15" table:table="1"/>
          <office:change-info>
            <dc:creator>Daniel Izquierdo</dc:creator>
            <dc:date>2010-10-19T11:12:17</dc:date>
          </office:change-info>
          <table:previous table:id="ct21">
            <table:change-track-table-cell office:value-type="float" office:value="0.15"/>
          </table:previous>
        </table:cell-content-change>
        <table:cell-content-change table:id="ct114">
          <table:cell-address table:column="3" table:row="16" table:table="1"/>
          <office:change-info>
            <dc:creator>Daniel Izquierdo</dc:creator>
            <dc:date>2010-10-19T11:12:17</dc:date>
          </office:change-info>
          <table:previous table:id="ct36">
            <table:change-track-table-cell office:value-type="float" office:value="0.1"/>
          </table:previous>
        </table:cell-content-change>
        <table:cell-content-change table:id="ct115">
          <table:cell-address table:column="3" table:row="17" table:table="1"/>
          <office:change-info>
            <dc:creator>Daniel Izquierdo</dc:creator>
            <dc:date>2010-10-19T11:12:18</dc:date>
          </office:change-info>
          <table:previous table:id="ct41">
            <table:change-track-table-cell office:value-type="float" office:value="0.03"/>
          </table:previous>
        </table:cell-content-change>
        <table:cell-content-change table:id="ct116">
          <table:cell-address table:column="3" table:row="18" table:table="1"/>
          <office:change-info>
            <dc:creator>Daniel Izquierdo</dc:creator>
            <dc:date>2010-10-19T11:12:18</dc:date>
          </office:change-info>
          <table:previous table:id="ct33">
            <table:change-track-table-cell office:value-type="float" office:value="0.1"/>
          </table:previous>
        </table:cell-content-change>
        <table:cell-content-change table:id="ct117">
          <table:cell-address table:column="3" table:row="19" table:table="1"/>
          <office:change-info>
            <dc:creator>Daniel Izquierdo</dc:creator>
            <dc:date>2010-10-19T11:12:19</dc:date>
          </office:change-info>
          <table:previous table:id="ct37">
            <table:change-track-table-cell office:value-type="float" office:value="0.1"/>
          </table:previous>
        </table:cell-content-change>
        <table:cell-content-change table:id="ct118">
          <table:cell-address table:column="3" table:row="20" table:table="1"/>
          <office:change-info>
            <dc:creator>Daniel Izquierdo</dc:creator>
            <dc:date>2010-10-19T11:12:19</dc:date>
          </office:change-info>
          <table:previous table:id="ct38">
            <table:change-track-table-cell office:value-type="float" office:value="0.1"/>
          </table:previous>
        </table:cell-content-change>
        <table:cell-content-change table:id="ct119">
          <table:cell-address table:column="3" table:row="21" table:table="1"/>
          <office:change-info>
            <dc:creator>Daniel Izquierdo</dc:creator>
            <dc:date>2010-10-19T11:12:20</dc:date>
          </office:change-info>
          <table:previous table:id="ct39">
            <table:change-track-table-cell office:value-type="float" office:value="0.1"/>
          </table:previous>
        </table:cell-content-change>
        <table:cell-content-change table:id="ct120">
          <table:cell-address table:column="3" table:row="22" table:table="1"/>
          <office:change-info>
            <dc:creator>Daniel Izquierdo</dc:creator>
            <dc:date>2010-10-19T11:12:21</dc:date>
          </office:change-info>
          <table:previous table:id="ct40">
            <table:change-track-table-cell office:value-type="float" office:value="0.1"/>
          </table:previous>
        </table:cell-content-change>
        <table:cell-content-change table:id="ct121">
          <table:cell-address table:column="3" table:row="14" table:table="2"/>
          <office:change-info>
            <dc:creator>Daniel Izquierdo</dc:creator>
            <dc:date>2010-10-19T11:12:35</dc:date>
          </office:change-info>
          <table:previous table:id="ct54">
            <table:change-track-table-cell office:value-type="float" office:value="0.3"/>
          </table:previous>
        </table:cell-content-change>
        <table:cell-content-change table:id="ct122">
          <table:cell-address table:column="3" table:row="25" table:table="2"/>
          <office:change-info>
            <dc:creator>Daniel Izquierdo</dc:creator>
            <dc:date>2010-10-19T11:12:36</dc:date>
          </office:change-info>
          <table:previous table:id="ct55">
            <table:change-track-table-cell office:value-type="float" office:value="0.3"/>
          </table:previous>
        </table:cell-content-change>
        <table:cell-content-change table:id="ct123">
          <table:cell-address table:column="3" table:row="38" table:table="2"/>
          <office:change-info>
            <dc:creator>Daniel Izquierdo</dc:creator>
            <dc:date>2010-10-19T11:12:38</dc:date>
          </office:change-info>
          <table:previous table:id="ct56">
            <table:change-track-table-cell office:value-type="float" office:value="0.4"/>
          </table:previous>
        </table:cell-content-change>
        <table:cell-content-change table:id="ct124">
          <table:cell-address table:column="3" table:row="55" table:table="2"/>
          <office:change-info>
            <dc:creator>Daniel Izquierdo</dc:creator>
            <dc:date>2010-10-19T11:12:41</dc:date>
          </office:change-info>
          <table:previous table:id="ct62">
            <table:change-track-table-cell office:value-type="float" office:value="0.3"/>
          </table:previous>
        </table:cell-content-change>
        <table:cell-content-change table:id="ct125">
          <table:cell-address table:column="3" table:row="174" table:table="2"/>
          <office:change-info>
            <dc:creator>Daniel Izquierdo</dc:creator>
            <dc:date>2010-10-19T11:12:42</dc:date>
          </office:change-info>
          <table:previous table:id="ct73">
            <table:change-track-table-cell office:value-type="float" office:value="0.4"/>
          </table:previous>
        </table:cell-content-change>
        <table:cell-content-change table:id="ct126">
          <table:cell-address table:column="3" table:row="200" table:table="2"/>
          <office:change-info>
            <dc:creator>Daniel Izquierdo</dc:creator>
            <dc:date>2010-10-19T11:12:47</dc:date>
          </office:change-info>
          <table:previous table:id="ct76">
            <table:change-track-table-cell office:value-type="float" office:value="0.3"/>
          </table:previous>
        </table:cell-content-change>
        <table:cell-content-change table:id="ct127">
          <table:cell-address table:column="3" table:row="250" table:table="2"/>
          <office:change-info>
            <dc:creator>Daniel Izquierdo</dc:creator>
            <dc:date>2010-10-19T11:12:49</dc:date>
          </office:change-info>
          <table:previous table:id="ct79">
            <table:change-track-table-cell office:value-type="float" office:value="0.3"/>
          </table:previous>
        </table:cell-content-change>
        <table:cell-content-change table:id="ct128">
          <table:cell-address table:column="3" table:row="278" table:table="2"/>
          <office:change-info>
            <dc:creator>Daniel Izquierdo</dc:creator>
            <dc:date>2010-10-19T11:12:50</dc:date>
          </office:change-info>
          <table:previous table:id="ct82">
            <table:change-track-table-cell office:value-type="float" office:value="0.4"/>
          </table:previous>
        </table:cell-content-change>
        <table:cell-content-change table:id="ct129">
          <table:cell-address table:column="3" table:row="293" table:table="2"/>
          <office:change-info>
            <dc:creator>Daniel Izquierdo</dc:creator>
            <dc:date>2010-10-19T11:13:01</dc:date>
          </office:change-info>
          <table:previous table:id="ct85">
            <table:change-track-table-cell office:value-type="float" office:value="0.5"/>
          </table:previous>
        </table:cell-content-change>
        <table:cell-content-change table:id="ct130">
          <table:cell-address table:column="7" table:row="293" table:table="2"/>
          <office:change-info>
            <dc:creator>Daniel Izquierdo</dc:creator>
            <dc:date>2010-10-19T11:13:03</dc:date>
          </office:change-info>
          <table:previous table:id="ct94">
            <table:change-track-table-cell office:value-type="string">
              <text:p>Again for the usability of a product it is of the utmost importance that good and comprenhensive documentation is available.</text:p>
            </table:change-track-table-cell>
          </table:previous>
        </table:cell-content-change>
        <table:cell-content-change table:id="ct131">
          <table:cell-address table:column="8" table:row="262" table:table="2"/>
          <office:change-info>
            <dc:creator>Daniel Izquierdo</dc:creator>
            <dc:date>2010-10-19T11:13:06</dc:date>
          </office:change-info>
          <table:previous table:id="ct95">
            <table:change-track-table-cell office:value-type="string">
              <text:p>This <text:s/>might be a relevant data because the lack of professional support probably would reduce the scope of a given product.</text:p>
            </table:change-track-table-cell>
          </table:previous>
        </table:cell-content-change>
        <table:cell-content-change table:id="ct132">
          <table:cell-address table:column="7" table:row="250" table:table="2"/>
          <office:change-info>
            <dc:creator>Daniel Izquierdo</dc:creator>
            <dc:date>2010-10-19T11:13:08</dc:date>
          </office:change-info>
          <table:previous table:id="ct93">
            <table:change-track-table-cell office:value-type="string">
              <text:p>This metric is important because it makes the software more or less usable</text:p>
            </table:change-track-table-cell>
          </table:previous>
        </table:cell-content-change>
        <table:cell-content-change table:id="ct133">
          <table:cell-address table:column="7" table:row="200" table:table="2"/>
          <office:change-info>
            <dc:creator>Daniel Izquierdo</dc:creator>
            <dc:date>2010-10-19T11:13:12</dc:date>
          </office:change-info>
          <table:previous table:id="ct92">
            <table:change-track-table-cell office:value-type="string">
              <text:p>The problems faced by a software in rela use cases are more complex and variable than the ones that take place in another context.</text:p>
            </table:change-track-table-cell>
          </table:previous>
        </table:cell-content-change>
        <table:cell-content-change table:id="ct134">
          <table:cell-address table:column="7" table:row="55" table:table="2"/>
          <office:change-info>
            <dc:creator>Daniel Izquierdo</dc:creator>
            <dc:date>2010-10-19T11:13:16</dc:date>
          </office:change-info>
          <table:previous table:id="ct91">
            <table:change-track-table-cell office:value-type="string">
              <text:p>Last release in 2006. <text:s/>I think that this metric is important because frequent releases are a sympton of the health of a project.</text:p>
            </table:change-track-table-cell>
          </table:previous>
        </table:cell-content-change>
        <table:cell-content-change table:id="ct135">
          <table:cell-address table:column="4" table:row="55" table:table="2"/>
          <office:change-info>
            <dc:creator>Daniel Izquierdo</dc:creator>
            <dc:date>2010-10-19T11:13:21</dc:date>
          </office:change-info>
          <table:previous table:id="ct63">
            <table:change-track-table-cell office:value-type="float" office:value="1"/>
          </table:previous>
        </table:cell-content-change>
        <table:cell-content-change table:id="ct136">
          <table:cell-address table:column="4" table:row="174" table:table="2"/>
          <office:change-info>
            <dc:creator>Daniel Izquierdo</dc:creator>
            <dc:date>2010-10-19T11:13:26</dc:date>
          </office:change-info>
          <table:previous table:id="ct74">
            <table:change-track-table-cell office:value-type="float" office:value="3"/>
          </table:previous>
        </table:cell-content-change>
        <table:cell-content-change table:id="ct137">
          <table:cell-address table:column="4" table:row="200" table:table="2"/>
          <office:change-info>
            <dc:creator>Daniel Izquierdo</dc:creator>
            <dc:date>2010-10-19T11:13:32</dc:date>
          </office:change-info>
          <table:previous table:id="ct77">
            <table:change-track-table-cell office:value-type="float" office:value="5"/>
          </table:previous>
        </table:cell-content-change>
        <table:cell-content-change table:id="ct138">
          <table:cell-address table:column="4" table:row="250" table:table="2"/>
          <office:change-info>
            <dc:creator>Daniel Izquierdo</dc:creator>
            <dc:date>2010-10-19T11:13:36</dc:date>
          </office:change-info>
          <table:previous table:id="ct80">
            <table:change-track-table-cell office:value-type="float" office:value="5"/>
          </table:previous>
        </table:cell-content-change>
        <table:cell-content-change table:id="ct139">
          <table:cell-address table:column="4" table:row="278" table:table="2"/>
          <office:change-info>
            <dc:creator>Daniel Izquierdo</dc:creator>
            <dc:date>2010-10-19T11:13:37</dc:date>
          </office:change-info>
          <table:previous table:id="ct83">
            <table:change-track-table-cell office:value-type="float" office:value="1"/>
          </table:previous>
        </table:cell-content-change>
        <table:cell-content-change table:id="ct140">
          <table:cell-address table:column="4" table:row="293" table:table="2"/>
          <office:change-info>
            <dc:creator>Daniel Izquierdo</dc:creator>
            <dc:date>2010-10-19T11:13:38</dc:date>
          </office:change-info>
          <table:previous table:id="ct86">
            <table:change-track-table-cell office:value-type="float" office:value="5"/>
          </table:previous>
        </table:cell-content-change>
        <table:cell-content-change table:id="ct141">
          <table:cell-address table:column="7" table:row="14" table:table="2"/>
          <office:change-info>
            <dc:creator>pcoca </dc:creator>
            <dc:date>2010-11-25T11:00:12</dc:date>
          </office:change-info>
          <table:previous table:id="ct87">
            <table:change-track-table-cell office:value-type="string">
              <text:p>I was not able to run the program</text:p>
            </table:change-track-table-cell>
          </table:previous>
        </table:cell-content-change>
        <table:cell-content-change table:id="ct142">
          <table:cell-address table:column="7" table:row="25" table:table="2"/>
          <office:change-info>
            <dc:creator>pcoca </dc:creator>
            <dc:date>2010-11-25T11:00:14</dc:date>
          </office:change-info>
          <table:previous table:id="ct96">
            <table:change-track-table-cell office:value-type="string">
              <text:p>The installation process is very important because it is the first approach of a user to a product and might be crucial when deciding between different software with similar funcationality.</text:p>
            </table:change-track-table-cell>
          </table:previous>
        </table:cell-content-change>
        <table:cell-content-change table:id="ct143">
          <table:cell-address table:column="3" table:row="11" table:table="1"/>
          <office:change-info>
            <dc:creator> </dc:creator>
            <dc:date>2011-12-02T17:10:53</dc:date>
          </office:change-info>
          <table:previous table:id="ct109">
            <table:change-track-table-cell office:value-type="float" office:value="0"/>
          </table:previous>
        </table:cell-content-change>
        <table:cell-content-change table:id="ct144">
          <table:cell-address table:column="3" table:row="21" table:table="1"/>
          <office:change-info>
            <dc:creator> </dc:creator>
            <dc:date>2011-12-02T17:11:03</dc:date>
          </office:change-info>
          <table:previous table:id="ct119">
            <table:change-track-table-cell office:value-type="float" office:value="0"/>
          </table:previous>
        </table:cell-content-change>
        <table:cell-content-change table:id="ct145">
          <table:cell-address table:column="3" table:row="19" table:table="1"/>
          <office:change-info>
            <dc:creator> </dc:creator>
            <dc:date>2011-12-02T17:11:08</dc:date>
          </office:change-info>
          <table:previous table:id="ct117">
            <table:change-track-table-cell office:value-type="float" office:value="0"/>
          </table:previous>
        </table:cell-content-change>
        <table:cell-content-change table:id="ct146">
          <table:cell-address table:column="3" table:row="16" table:table="1"/>
          <office:change-info>
            <dc:creator> </dc:creator>
            <dc:date>2011-12-02T17:11:14</dc:date>
          </office:change-info>
          <table:previous table:id="ct114">
            <table:change-track-table-cell office:value-type="float" office:value="0"/>
          </table:previous>
        </table:cell-content-change>
        <table:cell-content-change table:id="ct147">
          <table:cell-address table:column="3" table:row="12" table:table="1"/>
          <office:change-info>
            <dc:creator> </dc:creator>
            <dc:date>2011-12-02T17:11:21</dc:date>
          </office:change-info>
          <table:previous table:id="ct110">
            <table:change-track-table-cell office:value-type="float" office:value="0"/>
          </table:previous>
        </table:cell-content-change>
        <table:cell-content-change table:id="ct148">
          <table:cell-address table:column="3" table:row="13" table:table="1"/>
          <office:change-info>
            <dc:creator> </dc:creator>
            <dc:date>2011-12-02T17:11:42</dc:date>
          </office:change-info>
          <table:previous table:id="ct111">
            <table:change-track-table-cell office:value-type="float" office:value="0"/>
          </table:previous>
        </table:cell-content-change>
        <table:cell-content-change table:id="ct149">
          <table:cell-address table:column="3" table:row="14" table:table="1"/>
          <office:change-info>
            <dc:creator> </dc:creator>
            <dc:date>2011-12-02T17:11:43</dc:date>
          </office:change-info>
          <table:previous table:id="ct112">
            <table:change-track-table-cell office:value-type="float" office:value="0"/>
          </table:previous>
        </table:cell-content-change>
        <table:cell-content-change table:id="ct150">
          <table:cell-address table:column="3" table:row="15" table:table="1"/>
          <office:change-info>
            <dc:creator> </dc:creator>
            <dc:date>2011-12-02T17:15:18</dc:date>
          </office:change-info>
          <table:previous table:id="ct113">
            <table:change-track-table-cell office:value-type="float" office:value="0"/>
          </table:previous>
        </table:cell-content-change>
        <table:cell-content-change table:id="ct151">
          <table:cell-address table:column="3" table:row="17" table:table="1"/>
          <office:change-info>
            <dc:creator> </dc:creator>
            <dc:date>2011-12-02T17:15:25</dc:date>
          </office:change-info>
          <table:previous table:id="ct115">
            <table:change-track-table-cell office:value-type="float" office:value="0"/>
          </table:previous>
        </table:cell-content-change>
        <table:cell-content-change table:id="ct152">
          <table:cell-address table:column="3" table:row="17" table:table="1"/>
          <office:change-info>
            <dc:creator> </dc:creator>
            <dc:date>2011-12-02T17:20:14</dc:date>
          </office:change-info>
          <table:previous table:id="ct151">
            <table:change-track-table-cell office:value-type="float" office:value="0.06"/>
          </table:previous>
        </table:cell-content-change>
        <table:cell-content-change table:id="ct153">
          <table:cell-address table:column="3" table:row="18" table:table="1"/>
          <office:change-info>
            <dc:creator> </dc:creator>
            <dc:date>2011-12-02T17:20:36</dc:date>
          </office:change-info>
          <table:previous table:id="ct116">
            <table:change-track-table-cell office:value-type="float" office:value="0"/>
          </table:previous>
        </table:cell-content-change>
        <table:cell-content-change table:id="ct154">
          <table:cell-address table:column="3" table:row="14" table:table="1"/>
          <office:change-info>
            <dc:creator> </dc:creator>
            <dc:date>2011-12-02T17:29:18</dc:date>
          </office:change-info>
          <table:previous table:id="ct149">
            <table:change-track-table-cell office:value-type="float" office:value="0.12"/>
          </table:previous>
        </table:cell-content-change>
        <table:cell-content-change table:id="ct155">
          <table:cell-address table:column="3" table:row="14" table:table="1"/>
          <office:change-info>
            <dc:creator> </dc:creator>
            <dc:date>2011-12-02T17:29:21</dc:date>
          </office:change-info>
          <table:previous table:id="ct154">
            <table:change-track-table-cell office:value-type="float" office:value="0.1"/>
          </table:previous>
        </table:cell-content-change>
        <table:cell-content-change table:id="ct156">
          <table:cell-address table:column="3" table:row="20" table:table="1"/>
          <office:change-info>
            <dc:creator> </dc:creator>
            <dc:date>2011-12-02T17:29:54</dc:date>
          </office:change-info>
          <table:previous table:id="ct118">
            <table:change-track-table-cell office:value-type="float" office:value="0"/>
          </table:previous>
        </table:cell-content-change>
        <table:cell-content-change table:id="ct157">
          <table:cell-address table:column="3" table:row="22" table:table="1"/>
          <office:change-info>
            <dc:creator> </dc:creator>
            <dc:date>2011-12-02T17:29:56</dc:date>
          </office:change-info>
          <table:previous table:id="ct120">
            <table:change-track-table-cell office:value-type="float" office:value="0"/>
          </table:previous>
        </table:cell-content-change>
        <table:cell-content-change table:id="ct158">
          <table:cell-address table:column="3" table:row="20" table:table="1"/>
          <office:change-info>
            <dc:creator> </dc:creator>
            <dc:date>2011-12-02T17:30:30</dc:date>
          </office:change-info>
          <table:previous table:id="ct156">
            <table:change-track-table-cell office:value-type="float" office:value="0.08"/>
          </table:previous>
        </table:cell-content-change>
        <table:cell-content-change table:id="ct159">
          <table:cell-address table:column="3" table:row="22" table:table="1"/>
          <office:change-info>
            <dc:creator> </dc:creator>
            <dc:date>2011-12-02T17:30:34</dc:date>
          </office:change-info>
          <table:previous table:id="ct157">
            <table:change-track-table-cell office:value-type="float" office:value="0.03"/>
          </table:previous>
        </table:cell-content-change>
        <table:cell-content-change table:id="ct160">
          <table:cell-address table:column="0" table:row="3" table:table="2"/>
          <office:change-info>
            <dc:creator> </dc:creator>
            <dc:date>2011-12-02T17:31:53</dc:date>
          </office:change-info>
          <table:previous>
            <table:change-track-table-cell office:value-type="string">
              <text:p>&lt;Enter a component Name&gt;</text:p>
            </table:change-track-table-cell>
          </table:previous>
        </table:cell-content-change>
        <table:cell-content-change table:id="ct161">
          <table:cell-address table:column="3" table:row="14" table:table="2"/>
          <office:change-info>
            <dc:creator> </dc:creator>
            <dc:date>2011-12-02T17:34:43</dc:date>
          </office:change-info>
          <table:previous table:id="ct121">
            <table:change-track-table-cell office:value-type="float" office:value="0"/>
          </table:previous>
        </table:cell-content-change>
        <table:cell-content-change table:id="ct162">
          <table:cell-address table:column="3" table:row="25" table:table="2"/>
          <office:change-info>
            <dc:creator> </dc:creator>
            <dc:date>2011-12-02T17:37:15</dc:date>
          </office:change-info>
          <table:previous table:id="ct122">
            <table:change-track-table-cell office:value-type="float" office:value="0"/>
          </table:previous>
        </table:cell-content-change>
        <table:cell-content-change table:id="ct163">
          <table:cell-address table:column="3" table:row="38" table:table="2"/>
          <office:change-info>
            <dc:creator> </dc:creator>
            <dc:date>2011-12-02T17:37:17</dc:date>
          </office:change-info>
          <table:previous table:id="ct123">
            <table:change-track-table-cell office:value-type="float" office:value="0"/>
          </table:previous>
        </table:cell-content-change>
        <table:cell-content-change table:id="ct164">
          <table:cell-address table:column="3" table:row="55" table:table="2"/>
          <office:change-info>
            <dc:creator> </dc:creator>
            <dc:date>2011-12-02T17:53:39</dc:date>
          </office:change-info>
          <table:previous table:id="ct124">
            <table:change-track-table-cell office:value-type="float" office:value="0"/>
          </table:previous>
        </table:cell-content-change>
        <table:cell-content-change table:id="ct165">
          <table:cell-address table:column="3" table:row="103" table:table="2"/>
          <office:change-info>
            <dc:creator> </dc:creator>
            <dc:date>2011-12-02T17:55:13</dc:date>
          </office:change-info>
          <table:previous>
            <table:change-track-table-cell office:value-type="float" office:value="0"/>
          </table:previous>
        </table:cell-content-change>
        <table:cell-content-change table:id="ct166">
          <table:cell-address table:column="3" table:row="116" table:table="2"/>
          <office:change-info>
            <dc:creator> </dc:creator>
            <dc:date>2011-12-02T17:55:15</dc:date>
          </office:change-info>
          <table:previous>
            <table:change-track-table-cell office:value-type="float" office:value="0"/>
          </table:previous>
        </table:cell-content-change>
        <table:cell-content-change table:id="ct167">
          <table:cell-address table:column="3" table:row="55" table:table="2"/>
          <office:change-info>
            <dc:creator> </dc:creator>
            <dc:date>2011-12-02T17:55:27</dc:date>
          </office:change-info>
          <table:previous table:id="ct164">
            <table:change-track-table-cell office:value-type="float" office:value="0.2"/>
          </table:previous>
        </table:cell-content-change>
        <table:cell-content-change table:id="ct168">
          <table:cell-address table:column="3" table:row="66" table:table="2"/>
          <office:change-info>
            <dc:creator> </dc:creator>
            <dc:date>2011-12-02T17:55:34</dc:date>
          </office:change-info>
          <table:previous>
            <table:change-track-table-cell office:value-type="float" office:value="0"/>
          </table:previous>
        </table:cell-content-change>
        <table:cell-content-change table:id="ct169">
          <table:cell-address table:column="3" table:row="77" table:table="2"/>
          <office:change-info>
            <dc:creator> </dc:creator>
            <dc:date>2011-12-02T17:55:50</dc:date>
          </office:change-info>
          <table:previous>
            <table:change-track-table-cell office:value-type="float" office:value="0"/>
          </table:previous>
        </table:cell-content-change>
        <table:cell-content-change table:id="ct170">
          <table:cell-address table:column="3" table:row="90" table:table="2"/>
          <office:change-info>
            <dc:creator> </dc:creator>
            <dc:date>2011-12-02T17:55:53</dc:date>
          </office:change-info>
          <table:previous>
            <table:change-track-table-cell office:value-type="float" office:value="0"/>
          </table:previous>
        </table:cell-content-change>
        <table:cell-content-change table:id="ct171">
          <table:cell-address table:column="3" table:row="146" table:table="2"/>
          <office:change-info>
            <dc:creator> </dc:creator>
            <dc:date>2011-12-02T17:57:48</dc:date>
          </office:change-info>
          <table:previous table:id="ct68">
            <table:change-track-table-cell office:value-type="float" office:value="0"/>
          </table:previous>
        </table:cell-content-change>
        <table:cell-content-change table:id="ct172">
          <table:cell-address table:column="3" table:row="133" table:table="2"/>
          <office:change-info>
            <dc:creator> </dc:creator>
            <dc:date>2011-12-02T17:58:07</dc:date>
          </office:change-info>
          <table:previous>
            <table:change-track-table-cell office:value-type="float" office:value="0"/>
          </table:previous>
        </table:cell-content-change>
        <table:cell-content-change table:id="ct173">
          <table:cell-address table:column="3" table:row="159" table:table="2"/>
          <office:change-info>
            <dc:creator> </dc:creator>
            <dc:date>2011-12-02T17:58:12</dc:date>
          </office:change-info>
          <table:previous table:id="ct70">
            <table:change-track-table-cell office:value-type="float" office:value="0.2"/>
          </table:previous>
        </table:cell-content-change>
        <table:cell-content-change table:id="ct174">
          <table:cell-address table:column="3" table:row="174" table:table="2"/>
          <office:change-info>
            <dc:creator> </dc:creator>
            <dc:date>2011-12-02T17:59:49</dc:date>
          </office:change-info>
          <table:previous table:id="ct125">
            <table:change-track-table-cell office:value-type="float" office:value="0"/>
          </table:previous>
        </table:cell-content-change>
        <table:cell-content-change table:id="ct175">
          <table:cell-address table:column="3" table:row="185" table:table="2"/>
          <office:change-info>
            <dc:creator> </dc:creator>
            <dc:date>2011-12-02T17:59:51</dc:date>
          </office:change-info>
          <table:previous>
            <table:change-track-table-cell office:value-type="float" office:value="0"/>
          </table:previous>
        </table:cell-content-change>
        <table:cell-content-change table:id="ct176">
          <table:cell-address table:column="3" table:row="200" table:table="2"/>
          <office:change-info>
            <dc:creator> </dc:creator>
            <dc:date>2011-12-02T18:03:06</dc:date>
          </office:change-info>
          <table:previous table:id="ct126">
            <table:change-track-table-cell office:value-type="float" office:value="0"/>
          </table:previous>
        </table:cell-content-change>
        <table:cell-content-change table:id="ct177">
          <table:cell-address table:column="3" table:row="211" table:table="2"/>
          <office:change-info>
            <dc:creator> </dc:creator>
            <dc:date>2011-12-02T18:03:14</dc:date>
          </office:change-info>
          <table:previous>
            <table:change-track-table-cell office:value-type="float" office:value="0"/>
          </table:previous>
        </table:cell-content-change>
        <table:cell-content-change table:id="ct178">
          <table:cell-address table:column="3" table:row="226" table:table="2"/>
          <office:change-info>
            <dc:creator> </dc:creator>
            <dc:date>2011-12-02T18:03:54</dc:date>
          </office:change-info>
          <table:previous>
            <table:change-track-table-cell office:value-type="float" office:value="0"/>
          </table:previous>
        </table:cell-content-change>
        <table:cell-content-change table:id="ct179">
          <table:cell-address table:column="3" table:row="239" table:table="2"/>
          <office:change-info>
            <dc:creator> </dc:creator>
            <dc:date>2011-12-02T18:04:04</dc:date>
          </office:change-info>
          <table:previous>
            <table:change-track-table-cell office:value-type="float" office:value="0"/>
          </table:previous>
        </table:cell-content-change>
        <table:cell-content-change table:id="ct180">
          <table:cell-address table:column="3" table:row="250" table:table="2"/>
          <office:change-info>
            <dc:creator> </dc:creator>
            <dc:date>2011-12-02T18:04:15</dc:date>
          </office:change-info>
          <table:previous table:id="ct127">
            <table:change-track-table-cell office:value-type="float" office:value="0"/>
          </table:previous>
        </table:cell-content-change>
        <table:cell-content-change table:id="ct181">
          <table:cell-address table:column="3" table:row="265" table:table="2"/>
          <office:change-info>
            <dc:creator> </dc:creator>
            <dc:date>2011-12-02T18:05:41</dc:date>
          </office:change-info>
          <table:previous>
            <table:change-track-table-cell office:value-type="float" office:value="0"/>
          </table:previous>
        </table:cell-content-change>
        <table:cell-content-change table:id="ct182">
          <table:cell-address table:column="3" table:row="278" table:table="2"/>
          <office:change-info>
            <dc:creator> </dc:creator>
            <dc:date>2011-12-02T18:05:45</dc:date>
          </office:change-info>
          <table:previous table:id="ct128">
            <table:change-track-table-cell office:value-type="float" office:value="0"/>
          </table:previous>
        </table:cell-content-change>
        <table:cell-content-change table:id="ct183">
          <table:cell-address table:column="3" table:row="293" table:table="2"/>
          <office:change-info>
            <dc:creator> </dc:creator>
            <dc:date>2011-12-02T18:06:16</dc:date>
          </office:change-info>
          <table:previous table:id="ct129">
            <table:change-track-table-cell office:value-type="float" office:value="0"/>
          </table:previous>
        </table:cell-content-change>
        <table:cell-content-change table:id="ct184">
          <table:cell-address table:column="3" table:row="306" table:table="2"/>
          <office:change-info>
            <dc:creator> </dc:creator>
            <dc:date>2011-12-02T18:06:41</dc:date>
          </office:change-info>
          <table:previous>
            <table:change-track-table-cell office:value-type="float" office:value="0"/>
          </table:previous>
        </table:cell-content-change>
        <table:cell-content-change table:id="ct185">
          <table:cell-address table:column="3" table:row="334" table:table="2"/>
          <office:change-info>
            <dc:creator> </dc:creator>
            <dc:date>2011-12-02T18:07:39</dc:date>
          </office:change-info>
          <table:previous>
            <table:change-track-table-cell office:value-type="float" office:value="0"/>
          </table:previous>
        </table:cell-content-change>
        <table:cell-content-change table:id="ct186">
          <table:cell-address table:column="3" table:row="321" table:table="2"/>
          <office:change-info>
            <dc:creator> </dc:creator>
            <dc:date>2011-12-02T18:07:43</dc:date>
          </office:change-info>
          <table:previous>
            <table:change-track-table-cell office:value-type="float" office:value="0"/>
          </table:previous>
        </table:cell-content-change>
        <table:cell-content-change table:id="ct187">
          <table:cell-address table:column="3" table:row="362" table:table="2"/>
          <office:change-info>
            <dc:creator> </dc:creator>
            <dc:date>2011-12-02T18:08:15</dc:date>
          </office:change-info>
          <table:previous>
            <table:change-track-table-cell office:value-type="float" office:value="0"/>
          </table:previous>
        </table:cell-content-change>
        <table:cell-content-change table:id="ct188">
          <table:cell-address table:column="3" table:row="349" table:table="2"/>
          <office:change-info>
            <dc:creator> </dc:creator>
            <dc:date>2011-12-02T18:08:17</dc:date>
          </office:change-info>
          <table:previous>
            <table:change-track-table-cell office:value-type="float" office:value="0"/>
          </table:previous>
        </table:cell-content-change>
        <table:cell-content-change table:id="ct189">
          <table:cell-address table:column="3" table:row="379" table:table="2"/>
          <office:change-info>
            <dc:creator> </dc:creator>
            <dc:date>2011-12-02T18:08:33</dc:date>
          </office:change-info>
          <table:previous>
            <table:change-track-table-cell office:value-type="float" office:value="0"/>
          </table:previous>
        </table:cell-content-change>
        <table:cell-content-change table:id="ct190">
          <table:cell-address table:column="3" table:row="391" table:table="2"/>
          <office:change-info>
            <dc:creator> </dc:creator>
            <dc:date>2011-12-02T18:08:35</dc:date>
          </office:change-info>
          <table:previous>
            <table:change-track-table-cell office:value-type="float" office:value="0"/>
          </table:previous>
        </table:cell-content-change>
        <table:cell-content-change table:id="ct191">
          <table:cell-address table:column="4" table:row="14" table:table="2"/>
          <office:change-info>
            <dc:creator> </dc:creator>
            <dc:date>2011-12-02T18:11:49</dc:date>
          </office:change-info>
          <table:previous table:id="ct58">
            <table:change-track-table-cell office:value-type="float" office:value="4"/>
          </table:previous>
        </table:cell-content-change>
        <table:cell-content-change table:id="ct192">
          <table:cell-address table:column="4" table:row="25" table:table="2"/>
          <office:change-info>
            <dc:creator> </dc:creator>
            <dc:date>2011-12-02T18:12:16</dc:date>
          </office:change-info>
          <table:previous table:id="ct59">
            <table:change-track-table-cell office:value-type="float" office:value="4"/>
          </table:previous>
        </table:cell-content-change>
        <table:cell-content-change table:id="ct193">
          <table:cell-address table:column="4" table:row="38" table:table="2"/>
          <office:change-info>
            <dc:creator> </dc:creator>
            <dc:date>2011-12-02T18:12:17</dc:date>
          </office:change-info>
          <table:previous table:id="ct60">
            <table:change-track-table-cell office:value-type="float" office:value="4"/>
          </table:previous>
        </table:cell-content-change>
        <table:cell-content-change table:id="ct194">
          <table:cell-address table:column="4" table:row="14" table:table="2"/>
          <office:change-info>
            <dc:creator> </dc:creator>
            <dc:date>2011-12-02T18:33:01</dc:date>
          </office:change-info>
          <table:previous table:id="ct191">
            <table:change-track-table-cell office:value-type="float" office:value="7"/>
          </table:previous>
        </table:cell-content-change>
        <table:cell-content-change table:id="ct195">
          <table:cell-address table:column="4" table:row="14" table:table="2"/>
          <office:change-info>
            <dc:creator> </dc:creator>
            <dc:date>2011-12-02T18:33:56</dc:date>
          </office:change-info>
          <table:previous table:id="ct194">
            <table:change-track-table-cell office:value-type="float" office:value="600"/>
          </table:previous>
        </table:cell-content-change>
        <table:cell-content-change table:id="ct196">
          <table:cell-address table:column="4" table:row="14" table:table="2"/>
          <office:change-info>
            <dc:creator> </dc:creator>
            <dc:date>2011-12-02T18:35:02</dc:date>
          </office:change-info>
          <table:previous table:id="ct195">
            <table:change-track-table-cell/>
          </table:previous>
        </table:cell-content-change>
        <table:cell-content-change table:id="ct197">
          <table:cell-address table:column="4" table:row="25" table:table="2"/>
          <office:change-info>
            <dc:creator> </dc:creator>
            <dc:date>2011-12-02T18:35:11</dc:date>
          </office:change-info>
          <table:previous table:id="ct192">
            <table:change-track-table-cell office:value-type="float" office:value="2"/>
          </table:previous>
        </table:cell-content-change>
        <table:cell-content-change table:id="ct198">
          <table:cell-address table:column="4" table:row="38" table:table="2"/>
          <office:change-info>
            <dc:creator> </dc:creator>
            <dc:date>2011-12-02T18:35:12</dc:date>
          </office:change-info>
          <table:previous table:id="ct193">
            <table:change-track-table-cell office:value-type="float" office:value="1"/>
          </table:previous>
        </table:cell-content-change>
        <table:cell-content-change table:id="ct199">
          <table:cell-address table:column="4" table:row="14" table:table="2"/>
          <office:change-info>
            <dc:creator> </dc:creator>
            <dc:date>2011-12-02T18:35:14</dc:date>
          </office:change-info>
          <table:previous table:id="ct196">
            <table:change-track-table-cell office:value-type="float" office:value="7"/>
          </table:previous>
        </table:cell-content-change>
        <table:cell-content-change table:id="ct200">
          <table:cell-address table:column="4" table:row="14" table:table="2"/>
          <office:change-info>
            <dc:creator> </dc:creator>
            <dc:date>2011-12-02T18:35:31</dc:date>
          </office:change-info>
          <table:previous table:id="ct199">
            <table:change-track-table-cell office:value-type="float" office:value="10"/>
          </table:previous>
        </table:cell-content-change>
        <table:cell-content-change table:id="ct201">
          <table:cell-address table:column="4" table:row="14" table:table="2"/>
          <office:change-info>
            <dc:creator> </dc:creator>
            <dc:date>2011-12-02T18:35:48</dc:date>
          </office:change-info>
          <table:previous table:id="ct200">
            <table:change-track-table-cell office:value-type="float" office:value="7"/>
          </table:previous>
        </table:cell-content-change>
        <table:cell-content-change table:id="ct202">
          <table:cell-address table:column="4" table:row="25" table:table="2"/>
          <office:change-info>
            <dc:creator> </dc:creator>
            <dc:date>2011-12-02T18:37:04</dc:date>
          </office:change-info>
          <table:previous table:id="ct197">
            <table:change-track-table-cell office:value-type="float" office:value="10"/>
          </table:previous>
        </table:cell-content-change>
        <table:cell-content-change table:id="ct203">
          <table:cell-address table:column="4" table:row="38" table:table="2"/>
          <office:change-info>
            <dc:creator> </dc:creator>
            <dc:date>2011-12-02T18:37:24</dc:date>
          </office:change-info>
          <table:previous table:id="ct198">
            <table:change-track-table-cell office:value-type="float" office:value="10"/>
          </table:previous>
        </table:cell-content-change>
        <table:cell-content-change table:id="ct204">
          <table:cell-address table:column="2" table:row="77" table:table="2"/>
          <office:change-info>
            <dc:creator> </dc:creator>
            <dc:date>2011-12-02T18:45:45</dc:date>
          </office:change-info>
          <table:previous>
            <table:change-track-table-cell/>
          </table:previous>
        </table:cell-content-change>
        <table:cell-content-change table:id="ct205">
          <table:cell-address table:column="4" table:row="14" table:table="2"/>
          <office:change-info>
            <dc:creator> </dc:creator>
            <dc:date>2011-12-02T19:04:34</dc:date>
          </office:change-info>
          <table:previous table:id="ct201">
            <table:change-track-table-cell office:value-type="float" office:value="10"/>
          </table:previous>
        </table:cell-content-change>
        <table:cell-content-change table:id="ct206">
          <table:cell-address table:column="4" table:row="25" table:table="2"/>
          <office:change-info>
            <dc:creator> </dc:creator>
            <dc:date>2011-12-02T19:04:38</dc:date>
          </office:change-info>
          <table:previous table:id="ct202">
            <table:change-track-table-cell office:value-type="float" office:value="7"/>
          </table:previous>
        </table:cell-content-change>
        <table:cell-content-change table:id="ct207">
          <table:cell-address table:column="4" table:row="38" table:table="2"/>
          <office:change-info>
            <dc:creator> </dc:creator>
            <dc:date>2011-12-02T19:04:40</dc:date>
          </office:change-info>
          <table:previous table:id="ct203">
            <table:change-track-table-cell office:value-type="float" office:value="7"/>
          </table:previous>
        </table:cell-content-change>
        <table:cell-content-change table:id="ct208">
          <table:cell-address table:column="4" table:row="226" table:table="2"/>
          <office:change-info>
            <dc:creator> </dc:creator>
            <dc:date>2011-12-02T19:06:19</dc:date>
          </office:change-info>
          <table:previous>
            <table:change-track-table-cell office:value-type="float" office:value="0"/>
          </table:previous>
        </table:cell-content-change>
        <table:cell-content-change table:id="ct209">
          <table:cell-address table:column="2" table:row="226" table:table="2"/>
          <office:change-info>
            <dc:creator> </dc:creator>
            <dc:date>2011-12-02T19:06:37</dc:date>
          </office:change-info>
          <table:previous>
            <table:change-track-table-cell/>
          </table:previous>
        </table:cell-content-change>
        <table:cell-content-change table:id="ct210">
          <table:cell-address table:column="2" table:row="14" table:table="2"/>
          <office:change-info>
            <dc:creator> </dc:creator>
            <dc:date>2011-12-02T19:26:18</dc:date>
          </office:change-info>
          <table:previous table:id="ct53">
            <table:change-track-table-cell office:value-type="float" office:value="0"/>
          </table:previous>
        </table:cell-content-change>
        <table:cell-content-change table:id="ct211">
          <table:cell-address table:column="4" table:row="55" table:table="2"/>
          <office:change-info>
            <dc:creator> </dc:creator>
            <dc:date>2011-12-02T19:26:25</dc:date>
          </office:change-info>
          <table:previous table:id="ct135">
            <table:change-track-table-cell office:value-type="float" office:value="0"/>
          </table:previous>
        </table:cell-content-change>
        <table:cell-content-change table:id="ct212">
          <table:cell-address table:column="2" table:row="55" table:table="2"/>
          <office:change-info>
            <dc:creator> </dc:creator>
            <dc:date>2011-12-02T19:26:27</dc:date>
          </office:change-info>
          <table:previous table:id="ct61">
            <table:change-track-table-cell office:value-type="float" office:value="0"/>
          </table:previous>
        </table:cell-content-change>
        <table:cell-content-change table:id="ct213">
          <table:cell-address table:column="2" table:row="77" table:table="2"/>
          <office:change-info>
            <dc:creator> </dc:creator>
            <dc:date>2011-12-02T19:29:28</dc:date>
          </office:change-info>
          <table:previous table:id="ct204">
            <table:change-track-table-cell office:value-type="float" office:value="679"/>
          </table:previous>
        </table:cell-content-change>
        <table:cell-content-change table:id="ct214">
          <table:cell-address table:column="4" table:row="133" table:table="2"/>
          <office:change-info>
            <dc:creator> </dc:creator>
            <dc:date>2011-12-11T14:05:19</dc:date>
          </office:change-info>
          <table:previous>
            <table:change-track-table-cell office:value-type="float" office:value="0"/>
          </table:previous>
        </table:cell-content-change>
        <table:cell-content-change table:id="ct215">
          <table:cell-address table:column="4" table:row="133" table:table="2"/>
          <office:change-info>
            <dc:creator> </dc:creator>
            <dc:date>2011-12-11T14:05:24</dc:date>
          </office:change-info>
          <table:previous table:id="ct214">
            <table:change-track-table-cell office:value-type="float" office:value="5"/>
          </table:previous>
        </table:cell-content-change>
        <table:cell-content-change table:id="ct216">
          <table:cell-address table:column="5" table:row="133" table:table="2"/>
          <office:change-info>
            <dc:creator> </dc:creator>
            <dc:date>2011-12-11T14:36:04</dc:date>
          </office:change-info>
          <table:previous>
            <table:change-track-table-cell table:cell-address="'Category Rating and Metrics'.F134" table:formula="of:=[.D134]*[.E134]" office:value-type="float" office:value="1.05"/>
          </table:previous>
        </table:cell-content-change>
        <table:cell-content-change table:id="ct217">
          <table:cell-address table:column="5" table:row="133" table:table="2"/>
          <office:change-info>
            <dc:creator> </dc:creator>
            <dc:date>2011-12-11T15:03:04</dc:date>
          </office:change-info>
          <table:previous table:id="ct216">
            <table:change-track-table-cell office:value-type="float" office:value="1"/>
          </table:previous>
        </table:cell-content-change>
        <table:cell-content-change table:id="ct218">
          <table:cell-address table:column="4" table:row="146" table:table="2"/>
          <office:change-info>
            <dc:creator> </dc:creator>
            <dc:date>2011-12-11T15:07:29</dc:date>
          </office:change-info>
          <table:previous>
            <table:change-track-table-cell office:value-type="float" office:value="0"/>
          </table:previous>
        </table:cell-content-change>
        <table:cell-content-change table:id="ct219">
          <table:cell-address table:column="4" table:row="159" table:table="2"/>
          <office:change-info>
            <dc:creator> </dc:creator>
            <dc:date>2011-12-11T15:08:11</dc:date>
          </office:change-info>
          <table:previous table:id="ct71">
            <table:change-track-table-cell office:value-type="float" office:value="1"/>
          </table:previous>
        </table:cell-content-change>
        <table:cell-content-change table:id="ct220">
          <table:cell-address table:column="5" table:row="133" table:table="2"/>
          <office:change-info>
            <dc:creator> </dc:creator>
            <dc:date>2011-12-11T15:10:50</dc:date>
          </office:change-info>
          <table:previous table:id="ct217">
            <table:change-track-table-cell office:value-type="float" office:value="3"/>
          </table:previous>
        </table:cell-content-change>
        <table:cell-content-change table:id="ct221">
          <table:cell-address table:column="4" table:row="133" table:table="2"/>
          <office:change-info>
            <dc:creator> </dc:creator>
            <dc:date>2011-12-11T15:10:56</dc:date>
          </office:change-info>
          <table:previous table:id="ct215">
            <table:change-track-table-cell office:value-type="float" office:value="0"/>
          </table:previous>
        </table:cell-content-change>
        <table:cell-content-change table:id="ct222">
          <table:cell-address table:column="4" table:row="265" table:table="2"/>
          <office:change-info>
            <dc:creator> </dc:creator>
            <dc:date>2011-12-11T15:21:31</dc:date>
          </office:change-info>
          <table:previous>
            <table:change-track-table-cell office:value-type="float" office:value="0"/>
          </table:previous>
        </table:cell-content-change>
        <table:cell-content-change table:id="ct223">
          <table:cell-address table:column="4" table:row="265" table:table="2"/>
          <office:change-info>
            <dc:creator> </dc:creator>
            <dc:date>2011-12-11T15:38:15</dc:date>
          </office:change-info>
          <table:previous table:id="ct222">
            <table:change-track-table-cell office:value-type="float" office:value="4"/>
          </table:previous>
        </table:cell-content-change>
        <table:cell-content-change table:id="ct224">
          <table:cell-address table:column="4" table:row="278" table:table="2"/>
          <office:change-info>
            <dc:creator> </dc:creator>
            <dc:date>2011-12-11T15:40:28</dc:date>
          </office:change-info>
          <table:previous table:id="ct139">
            <table:change-track-table-cell office:value-type="float" office:value="0"/>
          </table:previous>
        </table:cell-content-change>
        <table:cell-content-change table:id="ct225">
          <table:cell-address table:column="4" table:row="379" table:table="2"/>
          <office:change-info>
            <dc:creator> </dc:creator>
            <dc:date>2011-12-11T15:51:06</dc:date>
          </office:change-info>
          <table:previous>
            <table:change-track-table-cell office:value-type="float" office:value="0"/>
          </table:previous>
        </table:cell-content-change>
        <table:cell-content-change table:id="ct226">
          <table:cell-address table:column="4" table:row="391" table:table="2"/>
          <office:change-info>
            <dc:creator> </dc:creator>
            <dc:date>2011-12-11T17:37:47</dc:date>
          </office:change-info>
          <table:previous>
            <table:change-track-table-cell office:value-type="float" office:value="0"/>
          </table:previous>
        </table:cell-content-change>
        <table:cell-content-change table:id="ct227">
          <table:cell-address table:column="1" table:row="27" table:table="3"/>
          <office:change-info>
            <dc:creator>eparrillae </dc:creator>
            <dc:date>2011-12-13T16:23:12</dc:date>
          </office:change-info>
          <table:previous>
            <table:change-track-table-cell office:value-type="string">
              <text:p>Functionality group</text:p>
            </table:change-track-table-cell>
          </table:previous>
        </table:cell-content-change>
        <table:cell-content-change table:id="ct228">
          <table:cell-address table:column="1" table:row="32" table:table="3"/>
          <office:change-info>
            <dc:creator>eparrillae </dc:creator>
            <dc:date>2011-12-13T16:23:24</dc:date>
          </office:change-info>
          <table:previous>
            <table:change-track-table-cell office:value-type="string">
              <text:p>Functionality group</text:p>
            </table:change-track-table-cell>
          </table:previous>
        </table:cell-content-change>
        <table:cell-content-change table:id="ct229">
          <table:cell-address table:column="1" table:row="44" table:table="3"/>
          <office:change-info>
            <dc:creator>eparrillae </dc:creator>
            <dc:date>2011-12-13T16:23:43</dc:date>
          </office:change-info>
          <table:previous>
            <table:change-track-table-cell office:value-type="string">
              <text:p>Functionality group</text:p>
            </table:change-track-table-cell>
          </table:previous>
        </table:cell-content-change>
        <table:cell-content-change table:id="ct230">
          <table:cell-address table:column="1" table:row="49" table:table="3"/>
          <office:change-info>
            <dc:creator>eparrillae </dc:creator>
            <dc:date>2011-12-13T16:23:52</dc:date>
          </office:change-info>
          <table:previous>
            <table:change-track-table-cell office:value-type="string">
              <text:p>Functionality group</text:p>
            </table:change-track-table-cell>
          </table:previous>
        </table:cell-content-change>
        <table:cell-content-change table:id="ct231">
          <table:cell-address table:column="1" table:row="28" table:table="3"/>
          <office:change-info>
            <dc:creator>eparrillae </dc:creator>
            <dc:date>2011-12-13T16:25:20</dc:date>
          </office:change-info>
          <table:previous>
            <table:change-track-table-cell office:value-type="string">
              <text:p>Feature item</text:p>
            </table:change-track-table-cell>
          </table:previous>
        </table:cell-content-change>
        <table:cell-content-change table:id="ct232">
          <table:cell-address table:column="1" table:row="29" table:table="3"/>
          <office:change-info>
            <dc:creator>eparrillae </dc:creator>
            <dc:date>2011-12-13T16:25:40</dc:date>
          </office:change-info>
          <table:previous>
            <table:change-track-table-cell office:value-type="string">
              <text:p>Feature item</text:p>
            </table:change-track-table-cell>
          </table:previous>
        </table:cell-content-change>
        <table:cell-content-change table:id="ct233">
          <table:cell-address table:column="1" table:row="31" table:table="3"/>
          <office:change-info>
            <dc:creator>eparrillae </dc:creator>
            <dc:date>2011-12-13T16:25:51</dc:date>
          </office:change-info>
          <table:previous>
            <table:change-track-table-cell office:value-type="string">
              <text:p>Feature item</text:p>
            </table:change-track-table-cell>
          </table:previous>
        </table:cell-content-change>
        <table:cell-content-change table:id="ct234">
          <table:cell-address table:column="1" table:row="33" table:table="3"/>
          <office:change-info>
            <dc:creator>eparrillae </dc:creator>
            <dc:date>2011-12-13T16:26:35</dc:date>
          </office:change-info>
          <table:previous>
            <table:change-track-table-cell office:value-type="string">
              <text:p>Feature item</text:p>
            </table:change-track-table-cell>
          </table:previous>
        </table:cell-content-change>
        <table:cell-content-change table:id="ct235">
          <table:cell-address table:column="1" table:row="31" table:table="3"/>
          <office:change-info>
            <dc:creator>eparrillae </dc:creator>
            <dc:date>2011-12-13T16:26:41</dc:date>
          </office:change-info>
          <table:previous table:id="ct233">
            <table:change-track-table-cell office:value-type="string">
              <text:p>Multiplatform support</text:p>
            </table:change-track-table-cell>
          </table:previous>
        </table:cell-content-change>
        <table:cell-content-change table:id="ct236">
          <table:cell-address table:column="1" table:row="34" table:table="3"/>
          <office:change-info>
            <dc:creator>eparrillae </dc:creator>
            <dc:date>2011-12-13T16:27:27</dc:date>
          </office:change-info>
          <table:previous>
            <table:change-track-table-cell office:value-type="string">
              <text:p>Feature item</text:p>
            </table:change-track-table-cell>
          </table:previous>
        </table:cell-content-change>
        <table:cell-content-change table:id="ct237">
          <table:cell-address table:column="1" table:row="35" table:table="3"/>
          <office:change-info>
            <dc:creator>eparrillae </dc:creator>
            <dc:date>2011-12-13T16:27:35</dc:date>
          </office:change-info>
          <table:previous>
            <table:change-track-table-cell office:value-type="string">
              <text:p>Feature item</text:p>
            </table:change-track-table-cell>
          </table:previous>
        </table:cell-content-change>
        <table:cell-content-change table:id="ct238">
          <table:cell-address table:column="1" table:row="36" table:table="3"/>
          <office:change-info>
            <dc:creator>eparrillae </dc:creator>
            <dc:date>2011-12-13T16:27:57</dc:date>
          </office:change-info>
          <table:previous>
            <table:change-track-table-cell office:value-type="string">
              <text:p>Feature item</text:p>
            </table:change-track-table-cell>
          </table:previous>
        </table:cell-content-change>
        <table:cell-content-change table:id="ct239">
          <table:cell-address table:column="1" table:row="43" table:table="3"/>
          <office:change-info>
            <dc:creator>eparrillae </dc:creator>
            <dc:date>2011-12-13T16:28:08</dc:date>
          </office:change-info>
          <table:previous>
            <table:change-track-table-cell office:value-type="string">
              <text:p>Feature item</text:p>
            </table:change-track-table-cell>
          </table:previous>
        </table:cell-content-change>
        <table:cell-content-change table:id="ct240">
          <table:cell-address table:column="1" table:row="51" table:table="3"/>
          <office:change-info>
            <dc:creator>eparrillae </dc:creator>
            <dc:date>2011-12-13T16:28:46</dc:date>
          </office:change-info>
          <table:previous>
            <table:change-track-table-cell office:value-type="string">
              <text:p>Feature item</text:p>
            </table:change-track-table-cell>
          </table:previous>
        </table:cell-content-change>
        <table:cell-content-change table:id="ct241">
          <table:cell-address table:column="1" table:row="45" table:table="3"/>
          <office:change-info>
            <dc:creator>eparrillae </dc:creator>
            <dc:date>2011-12-13T16:29:02</dc:date>
          </office:change-info>
          <table:previous>
            <table:change-track-table-cell office:value-type="string">
              <text:p>Feature item</text:p>
            </table:change-track-table-cell>
          </table:previous>
        </table:cell-content-change>
        <table:cell-content-change table:id="ct242">
          <table:cell-address table:column="1" table:row="48" table:table="3"/>
          <office:change-info>
            <dc:creator>eparrillae </dc:creator>
            <dc:date>2011-12-13T16:29:22</dc:date>
          </office:change-info>
          <table:previous>
            <table:change-track-table-cell office:value-type="string">
              <text:p>Feature item</text:p>
            </table:change-track-table-cell>
          </table:previous>
        </table:cell-content-change>
        <table:cell-content-change table:id="ct243">
          <table:cell-address table:column="1" table:row="43" table:table="3"/>
          <office:change-info>
            <dc:creator>eparrillae </dc:creator>
            <dc:date>2011-12-13T16:29:41</dc:date>
          </office:change-info>
          <table:previous table:id="ct239">
            <table:change-track-table-cell office:value-type="string">
              <text:p>Distributed</text:p>
            </table:change-track-table-cell>
          </table:previous>
        </table:cell-content-change>
        <table:insertion table:id="ct244" table:type="row" table:position="37" table:table="3">
          <office:change-info>
            <dc:creator>eparrillae </dc:creator>
            <dc:date>2011-12-13T16:30:15</dc:date>
          </office:change-info>
          <table:dependencies>
            <table:dependence table:id="ct247"/>
            <table:dependence table:id="ct246"/>
            <table:dependence table:id="ct245"/>
          </table:dependencies>
        </table:insertion>
        <table:cell-content-change table:id="ct245">
          <table:cell-address table:column="1" table:row="37" table:table="3"/>
          <office:change-info>
            <dc:creator>eparrillae </dc:creator>
            <dc:date>2011-12-13T16:30:18</dc:date>
          </office:change-info>
          <table:previous>
            <table:change-track-table-cell/>
          </table:previous>
        </table:cell-content-change>
        <table:cell-content-change table:id="ct246">
          <table:cell-address table:column="2" table:row="37" table:table="3"/>
          <office:change-info>
            <dc:creator>eparrillae </dc:creator>
            <dc:date>2011-12-13T16:30:18</dc:date>
          </office:change-info>
          <table:previous>
            <table:change-track-table-cell/>
          </table:previous>
        </table:cell-content-change>
        <table:cell-content-change table:id="ct247">
          <table:cell-address table:column="3" table:row="37" table:table="3"/>
          <office:change-info>
            <dc:creator>eparrillae </dc:creator>
            <dc:date>2011-12-13T16:30:18</dc:date>
          </office:change-info>
          <table:previous>
            <table:change-track-table-cell/>
          </table:previous>
        </table:cell-content-change>
        <table:insertion table:id="ct248" table:type="row" table:position="39" table:table="3">
          <office:change-info>
            <dc:creator>eparrillae </dc:creator>
            <dc:date>2011-12-13T16:30:27</dc:date>
          </office:change-info>
          <table:dependencies>
            <table:dependence table:id="ct311"/>
            <table:dependence table:id="ct310"/>
            <table:dependence table:id="ct274"/>
            <table:dependence table:id="ct273"/>
          </table:dependencies>
        </table:insertion>
        <table:insertion table:id="ct249" table:type="row" table:position="38" table:table="3">
          <office:change-info>
            <dc:creator>eparrillae </dc:creator>
            <dc:date>2011-12-13T16:30:29</dc:date>
          </office:change-info>
          <table:dependencies>
            <table:dependence table:id="ct309"/>
            <table:dependence table:id="ct308"/>
            <table:dependence table:id="ct251"/>
            <table:dependence table:id="ct250"/>
          </table:dependencies>
        </table:insertion>
        <table:cell-content-change table:id="ct250">
          <table:cell-address table:column="1" table:row="38" table:table="3"/>
          <office:change-info>
            <dc:creator>eparrillae </dc:creator>
            <dc:date>2011-12-13T16:30:44</dc:date>
          </office:change-info>
          <table:previous>
            <table:change-track-table-cell/>
          </table:previous>
        </table:cell-content-change>
        <table:cell-content-change table:id="ct251">
          <table:cell-address table:column="1" table:row="38" table:table="3"/>
          <office:change-info>
            <dc:creator>eparrillae </dc:creator>
            <dc:date>2011-12-13T16:30:50</dc:date>
          </office:change-info>
          <table:previous table:id="ct250">
            <table:change-track-table-cell office:value-type="string">
              <text:p>Supporr for secure access</text:p>
            </table:change-track-table-cell>
          </table:previous>
        </table:cell-content-change>
        <table:cell-content-change table:id="ct252">
          <table:cell-address table:column="1" table:row="33" table:table="3"/>
          <office:change-info>
            <dc:creator>eparrillae </dc:creator>
            <dc:date>2011-12-13T16:31:05</dc:date>
          </office:change-info>
          <table:previous table:id="ct234">
            <table:change-track-table-cell office:value-type="string">
              <text:p>Internationalization support</text:p>
            </table:change-track-table-cell>
          </table:previous>
        </table:cell-content-change>
        <table:insertion table:id="ct253" table:type="row" table:position="30" table:table="3">
          <office:change-info>
            <dc:creator>eparrillae </dc:creator>
            <dc:date>2011-12-13T16:31:09</dc:date>
          </office:change-info>
          <table:dependencies>
            <table:dependence table:id="ct437"/>
            <table:dependence table:id="ct333"/>
            <table:dependence table:id="ct301"/>
            <table:dependence table:id="ct298"/>
            <table:dependence table:id="ct295"/>
            <table:dependence table:id="ct258"/>
            <table:dependence table:id="ct257"/>
            <table:dependence table:id="ct256"/>
            <table:dependence table:id="ct255"/>
            <table:dependence table:id="ct254"/>
          </table:dependencies>
        </table:insertion>
        <table:cell-content-change table:id="ct254">
          <table:cell-address table:column="0" table:row="30" table:table="3"/>
          <office:change-info>
            <dc:creator>eparrillae </dc:creator>
            <dc:date>2011-12-13T16:31:24</dc:date>
          </office:change-info>
          <table:previous>
            <table:change-track-table-cell/>
          </table:previous>
        </table:cell-content-change>
        <table:cell-content-change table:id="ct255">
          <table:cell-address table:column="0" table:row="30" table:table="3"/>
          <office:change-info>
            <dc:creator>eparrillae </dc:creator>
            <dc:date>2011-12-13T16:31:30</dc:date>
          </office:change-info>
          <table:previous table:id="ct254">
            <table:change-track-table-cell office:value-type="string">
              <text:p>Internationalization</text:p>
            </table:change-track-table-cell>
          </table:previous>
        </table:cell-content-change>
        <table:cell-content-change table:id="ct256">
          <table:cell-address table:column="1" table:row="30" table:table="3"/>
          <office:change-info>
            <dc:creator>eparrillae </dc:creator>
            <dc:date>2011-12-13T16:31:31</dc:date>
          </office:change-info>
          <table:previous>
            <table:change-track-table-cell/>
          </table:previous>
        </table:cell-content-change>
        <table:cell-content-change table:id="ct257">
          <table:cell-address table:column="2" table:row="30" table:table="3"/>
          <office:change-info>
            <dc:creator>eparrillae </dc:creator>
            <dc:date>2011-12-13T16:31:36</dc:date>
          </office:change-info>
          <table:previous>
            <table:change-track-table-cell/>
          </table:previous>
        </table:cell-content-change>
        <table:cell-content-change table:id="ct258">
          <table:cell-address table:column="3" table:row="30" table:table="3"/>
          <office:change-info>
            <dc:creator>eparrillae </dc:creator>
            <dc:date>2011-12-13T16:31:37</dc:date>
          </office:change-info>
          <table:previous>
            <table:change-track-table-cell/>
          </table:previous>
        </table:cell-content-change>
        <table:cell-content-change table:id="ct259">
          <table:cell-address table:column="1" table:row="33" table:table="3"/>
          <office:change-info>
            <dc:creator>eparrillae </dc:creator>
            <dc:date>2011-12-13T16:32:06</dc:date>
          </office:change-info>
          <table:previous table:id="ct252">
            <table:change-track-table-cell office:value-type="string">
              <text:p>Internationalization </text:p>
            </table:change-track-table-cell>
          </table:previous>
        </table:cell-content-change>
        <table:cell-content-change table:id="ct260">
          <table:cell-address table:column="1" table:row="33" table:table="3"/>
          <office:change-info>
            <dc:creator>eparrillae </dc:creator>
            <dc:date>2011-12-13T16:32:18</dc:date>
          </office:change-info>
          <table:previous table:id="ct259">
            <table:change-track-table-cell office:value-type="string">
              <text:p>Easy to use</text:p>
            </table:change-track-table-cell>
          </table:previous>
        </table:cell-content-change>
        <table:cell-content-change table:id="ct261">
          <table:cell-address table:column="1" table:row="35" table:table="3"/>
          <office:change-info>
            <dc:creator>eparrillae </dc:creator>
            <dc:date>2011-12-13T16:32:41</dc:date>
          </office:change-info>
          <table:previous table:id="ct237">
            <table:change-track-table-cell office:value-type="string">
              <text:p>Intuitive</text:p>
            </table:change-track-table-cell>
          </table:previous>
        </table:cell-content-change>
        <table:deletion table:id="ct262" table:type="row" table:position="74" table:table="3" table:multi-deletion-spanned="5">
          <office:change-info>
            <dc:creator>eparrillae </dc:creator>
            <dc:date>2011-12-13T16:34:33</dc:date>
          </office:change-info>
          <table:deletions>
            <table:cell-content-deletion>
              <table:cell-address table:column="1" table:row="74" table:table="3"/>
              <table:change-track-table-cell office:value-type="string">
                <text:p>Functionality group</text:p>
              </table:change-track-table-cell>
            </table:cell-content-deletion>
          </table:deletions>
        </table:deletion>
        <table:deletion table:id="ct263" table:type="row" table:position="74" table:table="3">
          <office:change-info>
            <dc:creator>eparrillae </dc:creator>
            <dc:date>2011-12-13T16:34:33</dc:date>
          </office:change-info>
          <table:deletions>
            <table:cell-content-deletion>
              <table:cell-address table:column="1" table:row="74" table:table="3"/>
              <table:change-track-table-cell office:value-type="string">
                <text:p>Feature item</text:p>
              </table:change-track-table-cell>
            </table:cell-content-deletion>
            <table:cell-content-deletion>
              <table:cell-address table:column="2" table:row="74" table:table="3"/>
              <table:change-track-table-cell office:value-type="float" office:value="2"/>
            </table:cell-content-deletion>
            <table:cell-content-deletion>
              <table:cell-address table:column="3" table:row="74" table:table="3"/>
              <table:change-track-table-cell office:value-type="float" office:value="2"/>
            </table:cell-content-deletion>
            <table:change-deletion table:id="ct262"/>
          </table:deletions>
        </table:deletion>
        <table:deletion table:id="ct264" table:type="row" table:position="74" table:table="3">
          <office:change-info>
            <dc:creator>eparrillae </dc:creator>
            <dc:date>2011-12-13T16:34:33</dc:date>
          </office:change-info>
          <table:deletions>
            <table:cell-content-deletion>
              <table:cell-address table:column="1" table:row="74" table:table="3"/>
              <table:change-track-table-cell office:value-type="string">
                <text:p>Feature item</text:p>
              </table:change-track-table-cell>
            </table:cell-content-deletion>
            <table:cell-content-deletion>
              <table:cell-address table:column="2" table:row="74" table:table="3"/>
              <table:change-track-table-cell office:value-type="float" office:value="1"/>
            </table:cell-content-deletion>
            <table:cell-content-deletion>
              <table:cell-address table:column="3" table:row="74" table:table="3"/>
              <table:change-track-table-cell office:value-type="float" office:value="1"/>
            </table:cell-content-deletion>
            <table:change-deletion table:id="ct263"/>
          </table:deletions>
        </table:deletion>
        <table:deletion table:id="ct265" table:type="row" table:position="74" table:table="3">
          <office:change-info>
            <dc:creator>eparrillae </dc:creator>
            <dc:date>2011-12-13T16:34:33</dc:date>
          </office:change-info>
          <table:deletions>
            <table:cell-content-deletion>
              <table:cell-address table:column="1" table:row="74" table:table="3"/>
              <table:change-track-table-cell office:value-type="string">
                <text:p>Feature item</text:p>
              </table:change-track-table-cell>
            </table:cell-content-deletion>
            <table:cell-content-deletion>
              <table:cell-address table:column="2" table:row="74" table:table="3"/>
              <table:change-track-table-cell office:value-type="float" office:value="1"/>
            </table:cell-content-deletion>
            <table:cell-content-deletion>
              <table:cell-address table:column="3" table:row="74" table:table="3"/>
              <table:change-track-table-cell office:value-type="float" office:value="0"/>
            </table:cell-content-deletion>
            <table:change-deletion table:id="ct264"/>
          </table:deletions>
        </table:deletion>
        <table:deletion table:id="ct266" table:type="row" table:position="74" table:table="3">
          <office:change-info>
            <dc:creator>eparrillae </dc:creator>
            <dc:date>2011-12-13T16:34:33</dc:date>
          </office:change-info>
          <table:deletions>
            <table:cell-content-deletion>
              <table:cell-address table:column="1" table:row="74" table:table="3"/>
              <table:change-track-table-cell office:value-type="string">
                <text:p>Feature item</text:p>
              </table:change-track-table-cell>
            </table:cell-content-deletion>
            <table:cell-content-deletion>
              <table:cell-address table:column="2" table:row="74" table:table="3"/>
              <table:change-track-table-cell office:value-type="float" office:value="1"/>
            </table:cell-content-deletion>
            <table:cell-content-deletion>
              <table:cell-address table:column="3" table:row="74" table:table="3"/>
              <table:change-track-table-cell office:value-type="float" office:value="0"/>
            </table:cell-content-deletion>
            <table:change-deletion table:id="ct265"/>
          </table:deletions>
        </table:deletion>
        <table:cell-content-change table:id="ct267">
          <table:cell-address table:column="1" table:row="48" table:table="3"/>
          <office:change-info>
            <dc:creator>eparrillae </dc:creator>
            <dc:date>2011-12-13T16:34:58</dc:date>
          </office:change-info>
          <table:previous>
            <table:change-track-table-cell office:value-type="string">
              <text:p>Feature item</text:p>
            </table:change-track-table-cell>
          </table:previous>
        </table:cell-content-change>
        <table:cell-content-change table:id="ct268">
          <table:cell-address table:column="1" table:row="64" table:table="3"/>
          <office:change-info>
            <dc:creator>eparrillae </dc:creator>
            <dc:date>2011-12-13T16:35:18</dc:date>
          </office:change-info>
          <table:previous>
            <table:change-track-table-cell office:value-type="string">
              <text:p>Feature item</text:p>
            </table:change-track-table-cell>
          </table:previous>
        </table:cell-content-change>
        <table:cell-content-change table:id="ct269">
          <table:cell-address table:column="1" table:row="64" table:table="3"/>
          <office:change-info>
            <dc:creator>eparrillae </dc:creator>
            <dc:date>2011-12-13T16:35:48</dc:date>
          </office:change-info>
          <table:previous table:id="ct268">
            <table:change-track-table-cell office:value-type="string">
              <text:p>Distinction between author/commiter</text:p>
            </table:change-track-table-cell>
          </table:previous>
        </table:cell-content-change>
        <table:cell-content-change table:id="ct270">
          <table:cell-address table:column="2" table:row="29" table:table="3"/>
          <office:change-info>
            <dc:creator>eparrillae </dc:creator>
            <dc:date>2011-12-13T16:36:15</dc:date>
          </office:change-info>
          <table:previous>
            <table:change-track-table-cell office:value-type="float" office:value="2"/>
          </table:previous>
        </table:cell-content-change>
        <table:cell-content-change table:id="ct271">
          <table:cell-address table:column="3" table:row="29" table:table="3"/>
          <office:change-info>
            <dc:creator>eparrillae </dc:creator>
            <dc:date>2011-12-13T16:36:24</dc:date>
          </office:change-info>
          <table:previous>
            <table:change-track-table-cell office:value-type="float" office:value="2"/>
          </table:previous>
        </table:cell-content-change>
        <table:cell-content-change table:id="ct272">
          <table:cell-address table:column="1" table:row="65" table:table="3"/>
          <office:change-info>
            <dc:creator>eparrillae </dc:creator>
            <dc:date>2011-12-13T16:37:18</dc:date>
          </office:change-info>
          <table:previous>
            <table:change-track-table-cell office:value-type="string">
              <text:p>Feature item</text:p>
            </table:change-track-table-cell>
          </table:previous>
        </table:cell-content-change>
        <table:cell-content-change table:id="ct273">
          <table:cell-address table:column="1" table:row="39" table:table="3"/>
          <office:change-info>
            <dc:creator>eparrillae </dc:creator>
            <dc:date>2011-12-13T16:38:21</dc:date>
          </office:change-info>
          <table:previous>
            <table:change-track-table-cell/>
          </table:previous>
        </table:cell-content-change>
        <table:cell-content-change table:id="ct274">
          <table:cell-address table:column="1" table:row="39" table:table="3"/>
          <office:change-info>
            <dc:creator>eparrillae </dc:creator>
            <dc:date>2011-12-13T16:38:41</dc:date>
          </office:change-info>
          <table:previous table:id="ct273">
            <table:change-track-table-cell office:value-type="string">
              <text:p>Revision numbers are per-commit, not per-file, </text:p>
            </table:change-track-table-cell>
          </table:previous>
        </table:cell-content-change>
        <table:cell-content-change table:id="ct275">
          <table:cell-address table:column="1" table:row="66" table:table="3"/>
          <office:change-info>
            <dc:creator>eparrillae </dc:creator>
            <dc:date>2011-12-13T16:39:13</dc:date>
          </office:change-info>
          <table:previous>
            <table:change-track-table-cell office:value-type="string">
              <text:p>Feature item</text:p>
            </table:change-track-table-cell>
          </table:previous>
        </table:cell-content-change>
        <table:cell-content-change table:id="ct276">
          <table:cell-address table:column="1" table:row="43" table:table="3"/>
          <office:change-info>
            <dc:creator>eparrillae </dc:creator>
            <dc:date>2011-12-13T16:40:03</dc:date>
          </office:change-info>
          <table:previous table:id="ct243">
            <table:change-track-table-cell office:value-type="string">
              <text:p>Support for remote access</text:p>
            </table:change-track-table-cell>
          </table:previous>
        </table:cell-content-change>
        <table:cell-content-change table:id="ct277">
          <table:cell-address table:column="1" table:row="67" table:table="3"/>
          <office:change-info>
            <dc:creator>eparrillae </dc:creator>
            <dc:date>2011-12-13T16:40:31</dc:date>
          </office:change-info>
          <table:previous>
            <table:change-track-table-cell office:value-type="string">
              <text:p>Feature item</text:p>
            </table:change-track-table-cell>
          </table:previous>
        </table:cell-content-change>
        <table:cell-content-change table:id="ct278">
          <table:cell-address table:column="1" table:row="67" table:table="3"/>
          <office:change-info>
            <dc:creator>eparrillae </dc:creator>
            <dc:date>2011-12-13T16:40:47</dc:date>
          </office:change-info>
          <table:previous table:id="ct277">
            <table:change-track-table-cell office:value-type="string">
              <text:p>Binary files handled efficiently</text:p>
            </table:change-track-table-cell>
          </table:previous>
        </table:cell-content-change>
        <table:cell-content-change table:id="ct279">
          <table:cell-address table:column="1" table:row="65" table:table="3"/>
          <office:change-info>
            <dc:creator>eparrillae </dc:creator>
            <dc:date>2011-12-13T16:40:59</dc:date>
          </office:change-info>
          <table:previous table:id="ct272">
            <table:change-track-table-cell office:value-type="string">
              <text:p>Support for directory versioning</text:p>
            </table:change-track-table-cell>
          </table:previous>
        </table:cell-content-change>
        <table:cell-content-change table:id="ct280">
          <table:cell-address table:column="1" table:row="66" table:table="3"/>
          <office:change-info>
            <dc:creator>eparrillae </dc:creator>
            <dc:date>2011-12-13T16:41:07</dc:date>
          </office:change-info>
          <table:previous table:id="ct275">
            <table:change-track-table-cell office:value-type="string">
              <text:p>Symbolic links versioning</text:p>
            </table:change-track-table-cell>
          </table:previous>
        </table:cell-content-change>
        <table:insertion table:id="ct281" table:type="row" table:position="41" table:table="3">
          <office:change-info>
            <dc:creator>eparrillae </dc:creator>
            <dc:date>2011-12-13T16:41:45</dc:date>
          </office:change-info>
          <table:dependencies>
            <table:dependence table:id="ct313"/>
            <table:dependence table:id="ct312"/>
            <table:dependence table:id="ct289"/>
            <table:dependence table:id="ct286"/>
            <table:dependence table:id="ct285"/>
            <table:dependence table:id="ct284"/>
            <table:dependence table:id="ct283"/>
            <table:dependence table:id="ct282"/>
          </table:dependencies>
        </table:insertion>
        <table:cell-content-change table:id="ct282">
          <table:cell-address table:column="1" table:row="41" table:table="3"/>
          <office:change-info>
            <dc:creator>eparrillae </dc:creator>
            <dc:date>2011-12-13T16:41:54</dc:date>
          </office:change-info>
          <table:previous>
            <table:change-track-table-cell/>
          </table:previous>
        </table:cell-content-change>
        <table:cell-content-change table:id="ct283">
          <table:cell-address table:column="2" table:row="41" table:table="3"/>
          <office:change-info>
            <dc:creator>eparrillae </dc:creator>
            <dc:date>2011-12-13T16:41:54</dc:date>
          </office:change-info>
          <table:previous>
            <table:change-track-table-cell/>
          </table:previous>
        </table:cell-content-change>
        <table:cell-content-change table:id="ct284">
          <table:cell-address table:column="3" table:row="41" table:table="3"/>
          <office:change-info>
            <dc:creator>eparrillae </dc:creator>
            <dc:date>2011-12-13T16:41:54</dc:date>
          </office:change-info>
          <table:previous>
            <table:change-track-table-cell/>
          </table:previous>
        </table:cell-content-change>
        <table:cell-content-change table:id="ct285">
          <table:cell-address table:column="1" table:row="41" table:table="3"/>
          <office:change-info>
            <dc:creator>eparrillae </dc:creator>
            <dc:date>2011-12-13T16:42:39</dc:date>
          </office:change-info>
          <table:previous table:id="ct282">
            <table:change-track-table-cell office:value-type="string">
              <text:p>Interactive (command-line) conflict resolution</text:p>
            </table:change-track-table-cell>
          </table:previous>
        </table:cell-content-change>
        <table:cell-content-change table:id="ct286">
          <table:cell-address table:column="1" table:row="41" table:table="3"/>
          <office:change-info>
            <dc:creator>eparrillae </dc:creator>
            <dc:date>2011-12-13T16:43:01</dc:date>
          </office:change-info>
          <table:previous table:id="ct285">
            <table:change-track-table-cell office:value-type="string">
              <text:p>Language ©</text:p>
            </table:change-track-table-cell>
          </table:previous>
        </table:cell-content-change>
        <table:cell-content-change table:id="ct287">
          <table:cell-address table:column="1" table:row="73" table:table="3"/>
          <office:change-info>
            <dc:creator>eparrillae </dc:creator>
            <dc:date>2011-12-13T16:43:13</dc:date>
          </office:change-info>
          <table:previous>
            <table:change-track-table-cell office:value-type="string">
              <text:p>Feature item</text:p>
            </table:change-track-table-cell>
          </table:previous>
        </table:cell-content-change>
        <table:cell-content-change table:id="ct288">
          <table:cell-address table:column="1" table:row="73" table:table="3"/>
          <office:change-info>
            <dc:creator>eparrillae </dc:creator>
            <dc:date>2011-12-13T16:43:20</dc:date>
          </office:change-info>
          <table:previous table:id="ct287">
            <table:change-track-table-cell office:value-type="string">
              <text:p>Other Programming Language bindings</text:p>
            </table:change-track-table-cell>
          </table:previous>
        </table:cell-content-change>
        <table:cell-content-change table:id="ct289">
          <table:cell-address table:column="1" table:row="41" table:table="3"/>
          <office:change-info>
            <dc:creator>eparrillae </dc:creator>
            <dc:date>2011-12-13T16:44:05</dc:date>
          </office:change-info>
          <table:previous table:id="ct286">
            <table:change-track-table-cell office:value-type="string">
              <text:p>Programming Language </text:p>
            </table:change-track-table-cell>
          </table:previous>
        </table:cell-content-change>
        <table:insertion table:id="ct290" table:type="row" table:position="68" table:table="3">
          <office:change-info>
            <dc:creator>eparrillae </dc:creator>
            <dc:date>2011-12-13T16:46:59</dc:date>
          </office:change-info>
          <table:dependencies>
            <table:dependence table:id="ct328"/>
            <table:dependence table:id="ct327"/>
            <table:dependence table:id="ct292"/>
            <table:dependence table:id="ct291"/>
          </table:dependencies>
        </table:insertion>
        <table:cell-content-change table:id="ct291">
          <table:cell-address table:column="1" table:row="68" table:table="3"/>
          <office:change-info>
            <dc:creator>eparrillae </dc:creator>
            <dc:date>2011-12-13T16:47:22</dc:date>
          </office:change-info>
          <table:previous>
            <table:change-track-table-cell/>
          </table:previous>
        </table:cell-content-change>
        <table:cell-content-change table:id="ct292">
          <table:cell-address table:column="1" table:row="68" table:table="3"/>
          <office:change-info>
            <dc:creator>eparrillae </dc:creator>
            <dc:date>2011-12-13T16:47:32</dc:date>
          </office:change-info>
          <table:previous table:id="ct291">
            <table:change-track-table-cell office:value-type="string">
              <text:p>Partial checkputs</text:p>
            </table:change-track-table-cell>
          </table:previous>
        </table:cell-content-change>
        <table:cell-content-change table:id="ct293">
          <table:cell-address table:column="2" table:row="28" table:table="3"/>
          <office:change-info>
            <dc:creator>eparrillae </dc:creator>
            <dc:date>2011-12-13T16:50:07</dc:date>
          </office:change-info>
          <table:previous>
            <table:change-track-table-cell office:value-type="float" office:value="3"/>
          </table:previous>
        </table:cell-content-change>
        <table:cell-content-change table:id="ct294">
          <table:cell-address table:column="3" table:row="28" table:table="3"/>
          <office:change-info>
            <dc:creator>eparrillae </dc:creator>
            <dc:date>2011-12-13T16:50:09</dc:date>
          </office:change-info>
          <table:previous>
            <table:change-track-table-cell office:value-type="float" office:value="3"/>
          </table:previous>
        </table:cell-content-change>
        <table:cell-content-change table:id="ct295">
          <table:cell-address table:column="2" table:row="30" table:table="3"/>
          <office:change-info>
            <dc:creator>eparrillae </dc:creator>
            <dc:date>2011-12-13T16:51:09</dc:date>
          </office:change-info>
          <table:previous table:id="ct257">
            <table:change-track-table-cell office:value-type="float" office:value="1"/>
          </table:previous>
        </table:cell-content-change>
        <table:cell-content-change table:id="ct296">
          <table:cell-address table:column="2" table:row="29" table:table="3"/>
          <office:change-info>
            <dc:creator>eparrillae </dc:creator>
            <dc:date>2011-12-13T16:51:11</dc:date>
          </office:change-info>
          <table:previous table:id="ct270">
            <table:change-track-table-cell office:value-type="float" office:value="1"/>
          </table:previous>
        </table:cell-content-change>
        <table:cell-content-change table:id="ct297">
          <table:cell-address table:column="3" table:row="29" table:table="3"/>
          <office:change-info>
            <dc:creator>eparrillae </dc:creator>
            <dc:date>2011-12-13T16:51:12</dc:date>
          </office:change-info>
          <table:previous table:id="ct271">
            <table:change-track-table-cell office:value-type="float" office:value="1"/>
          </table:previous>
        </table:cell-content-change>
        <table:cell-content-change table:id="ct298">
          <table:cell-address table:column="3" table:row="30" table:table="3"/>
          <office:change-info>
            <dc:creator>eparrillae </dc:creator>
            <dc:date>2011-12-13T16:52:49</dc:date>
          </office:change-info>
          <table:previous table:id="ct258">
            <table:change-track-table-cell office:value-type="float" office:value="1"/>
          </table:previous>
        </table:cell-content-change>
        <table:cell-content-change table:id="ct299">
          <table:cell-address table:column="2" table:row="31" table:table="3"/>
          <office:change-info>
            <dc:creator>eparrillae </dc:creator>
            <dc:date>2011-12-13T16:53:00</dc:date>
          </office:change-info>
          <table:previous>
            <table:change-track-table-cell office:value-type="float" office:value="1"/>
          </table:previous>
        </table:cell-content-change>
        <table:cell-content-change table:id="ct300">
          <table:cell-address table:column="3" table:row="31" table:table="3"/>
          <office:change-info>
            <dc:creator>eparrillae </dc:creator>
            <dc:date>2011-12-13T16:53:01</dc:date>
          </office:change-info>
          <table:previous>
            <table:change-track-table-cell office:value-type="float" office:value="1"/>
          </table:previous>
        </table:cell-content-change>
        <table:cell-content-change table:id="ct301">
          <table:cell-address table:column="3" table:row="30" table:table="3"/>
          <office:change-info>
            <dc:creator>eparrillae </dc:creator>
            <dc:date>2011-12-13T16:54:21</dc:date>
          </office:change-info>
          <table:previous table:id="ct298">
            <table:change-track-table-cell office:value-type="float" office:value="3"/>
          </table:previous>
        </table:cell-content-change>
        <table:cell-content-change table:id="ct302">
          <table:cell-address table:column="3" table:row="33" table:table="3"/>
          <office:change-info>
            <dc:creator>eparrillae </dc:creator>
            <dc:date>2011-12-13T16:54:28</dc:date>
          </office:change-info>
          <table:previous>
            <table:change-track-table-cell office:value-type="float" office:value="-3"/>
          </table:previous>
        </table:cell-content-change>
        <table:cell-content-change table:id="ct303">
          <table:cell-address table:column="2" table:row="33" table:table="3"/>
          <office:change-info>
            <dc:creator>eparrillae </dc:creator>
            <dc:date>2011-12-13T16:54:34</dc:date>
          </office:change-info>
          <table:previous>
            <table:change-track-table-cell office:value-type="float" office:value="3"/>
          </table:previous>
        </table:cell-content-change>
        <table:cell-content-change table:id="ct304">
          <table:cell-address table:column="3" table:row="33" table:table="3"/>
          <office:change-info>
            <dc:creator>eparrillae </dc:creator>
            <dc:date>2011-12-13T16:54:35</dc:date>
          </office:change-info>
          <table:previous table:id="ct302">
            <table:change-track-table-cell office:value-type="float" office:value="3"/>
          </table:previous>
        </table:cell-content-change>
        <table:cell-content-change table:id="ct305">
          <table:cell-address table:column="2" table:row="34" table:table="3"/>
          <office:change-info>
            <dc:creator>eparrillae </dc:creator>
            <dc:date>2011-12-13T16:54:38</dc:date>
          </office:change-info>
          <table:previous>
            <table:change-track-table-cell office:value-type="float" office:value="2"/>
          </table:previous>
        </table:cell-content-change>
        <table:cell-content-change table:id="ct306">
          <table:cell-address table:column="3" table:row="34" table:table="3"/>
          <office:change-info>
            <dc:creator>eparrillae </dc:creator>
            <dc:date>2011-12-13T16:54:39</dc:date>
          </office:change-info>
          <table:previous>
            <table:change-track-table-cell office:value-type="float" office:value="-2"/>
          </table:previous>
        </table:cell-content-change>
        <table:cell-content-change table:id="ct307">
          <table:cell-address table:column="3" table:row="35" table:table="3"/>
          <office:change-info>
            <dc:creator>eparrillae </dc:creator>
            <dc:date>2011-12-13T16:54:43</dc:date>
          </office:change-info>
          <table:previous>
            <table:change-track-table-cell office:value-type="float" office:value="-1"/>
          </table:previous>
        </table:cell-content-change>
        <table:cell-content-change table:id="ct308">
          <table:cell-address table:column="2" table:row="38" table:table="3"/>
          <office:change-info>
            <dc:creator>eparrillae </dc:creator>
            <dc:date>2011-12-13T16:54:57</dc:date>
          </office:change-info>
          <table:previous>
            <table:change-track-table-cell/>
          </table:previous>
        </table:cell-content-change>
        <table:cell-content-change table:id="ct309">
          <table:cell-address table:column="3" table:row="38" table:table="3"/>
          <office:change-info>
            <dc:creator>eparrillae </dc:creator>
            <dc:date>2011-12-13T16:54:59</dc:date>
          </office:change-info>
          <table:previous>
            <table:change-track-table-cell/>
          </table:previous>
        </table:cell-content-change>
        <table:cell-content-change table:id="ct310">
          <table:cell-address table:column="2" table:row="39" table:table="3"/>
          <office:change-info>
            <dc:creator>eparrillae </dc:creator>
            <dc:date>2011-12-13T16:55:04</dc:date>
          </office:change-info>
          <table:previous>
            <table:change-track-table-cell/>
          </table:previous>
        </table:cell-content-change>
        <table:cell-content-change table:id="ct311">
          <table:cell-address table:column="3" table:row="39" table:table="3"/>
          <office:change-info>
            <dc:creator>eparrillae </dc:creator>
            <dc:date>2011-12-13T16:55:05</dc:date>
          </office:change-info>
          <table:previous>
            <table:change-track-table-cell/>
          </table:previous>
        </table:cell-content-change>
        <table:cell-content-change table:id="ct312">
          <table:cell-address table:column="2" table:row="41" table:table="3"/>
          <office:change-info>
            <dc:creator>eparrillae </dc:creator>
            <dc:date>2011-12-13T16:55:10</dc:date>
          </office:change-info>
          <table:previous table:id="ct283">
            <table:change-track-table-cell office:value-type="float" office:value="2"/>
          </table:previous>
        </table:cell-content-change>
        <table:cell-content-change table:id="ct313">
          <table:cell-address table:column="3" table:row="41" table:table="3"/>
          <office:change-info>
            <dc:creator>eparrillae </dc:creator>
            <dc:date>2011-12-13T16:55:11</dc:date>
          </office:change-info>
          <table:previous table:id="ct284">
            <table:change-track-table-cell office:value-type="float" office:value="2"/>
          </table:previous>
        </table:cell-content-change>
        <table:cell-content-change table:id="ct314">
          <table:cell-address table:column="2" table:row="45" table:table="3"/>
          <office:change-info>
            <dc:creator>eparrillae </dc:creator>
            <dc:date>2011-12-13T16:55:20</dc:date>
          </office:change-info>
          <table:previous>
            <table:change-track-table-cell office:value-type="float" office:value="1"/>
          </table:previous>
        </table:cell-content-change>
        <table:cell-content-change table:id="ct315">
          <table:cell-address table:column="3" table:row="45" table:table="3"/>
          <office:change-info>
            <dc:creator>eparrillae </dc:creator>
            <dc:date>2011-12-13T16:55:21</dc:date>
          </office:change-info>
          <table:previous>
            <table:change-track-table-cell office:value-type="float" office:value="1"/>
          </table:previous>
        </table:cell-content-change>
        <table:cell-content-change table:id="ct316">
          <table:cell-address table:column="2" table:row="48" table:table="3"/>
          <office:change-info>
            <dc:creator>eparrillae </dc:creator>
            <dc:date>2011-12-13T16:55:23</dc:date>
          </office:change-info>
          <table:previous>
            <table:change-track-table-cell office:value-type="float" office:value="3"/>
          </table:previous>
        </table:cell-content-change>
        <table:cell-content-change table:id="ct317">
          <table:cell-address table:column="3" table:row="48" table:table="3"/>
          <office:change-info>
            <dc:creator>eparrillae </dc:creator>
            <dc:date>2011-12-13T16:55:24</dc:date>
          </office:change-info>
          <table:previous>
            <table:change-track-table-cell office:value-type="float" office:value="3"/>
          </table:previous>
        </table:cell-content-change>
        <table:cell-content-change table:id="ct318">
          <table:cell-address table:column="2" table:row="51" table:table="3"/>
          <office:change-info>
            <dc:creator>eparrillae </dc:creator>
            <dc:date>2011-12-13T16:55:30</dc:date>
          </office:change-info>
          <table:previous>
            <table:change-track-table-cell office:value-type="float" office:value="2"/>
          </table:previous>
        </table:cell-content-change>
        <table:cell-content-change table:id="ct319">
          <table:cell-address table:column="3" table:row="51" table:table="3"/>
          <office:change-info>
            <dc:creator>eparrillae </dc:creator>
            <dc:date>2011-12-13T16:55:33</dc:date>
          </office:change-info>
          <table:previous>
            <table:change-track-table-cell office:value-type="float" office:value="2"/>
          </table:previous>
        </table:cell-content-change>
        <table:deletion table:id="ct320" table:type="row" table:position="52" table:table="3" table:multi-deletion-spanned="4">
          <office:change-info>
            <dc:creator>eparrillae </dc:creator>
            <dc:date>2011-12-13T16:55:40</dc:date>
          </office:change-info>
          <table:deletions>
            <table:cell-content-deletion>
              <table:cell-address table:column="1" table:row="52" table:table="3"/>
              <table:change-track-table-cell office:value-type="string">
                <text:p>Feature item</text:p>
              </table:change-track-table-cell>
            </table:cell-content-deletion>
            <table:cell-content-deletion>
              <table:cell-address table:column="2" table:row="52" table:table="3"/>
              <table:change-track-table-cell office:value-type="float" office:value="1"/>
            </table:cell-content-deletion>
            <table:cell-content-deletion>
              <table:cell-address table:column="3" table:row="52" table:table="3"/>
              <table:change-track-table-cell office:value-type="float" office:value="1"/>
            </table:cell-content-deletion>
          </table:deletions>
        </table:deletion>
        <table:deletion table:id="ct321" table:type="row" table:position="52" table:table="3">
          <office:change-info>
            <dc:creator>eparrillae </dc:creator>
            <dc:date>2011-12-13T16:55:40</dc:date>
          </office:change-info>
          <table:deletions>
            <table:cell-content-deletion>
              <table:cell-address table:column="1" table:row="52" table:table="3"/>
              <table:change-track-table-cell office:value-type="string">
                <text:p>Feature item</text:p>
              </table:change-track-table-cell>
            </table:cell-content-deletion>
            <table:cell-content-deletion>
              <table:cell-address table:column="2" table:row="52" table:table="3"/>
              <table:change-track-table-cell office:value-type="float" office:value="3"/>
            </table:cell-content-deletion>
            <table:cell-content-deletion>
              <table:cell-address table:column="3" table:row="52" table:table="3"/>
              <table:change-track-table-cell office:value-type="float" office:value="3"/>
            </table:cell-content-deletion>
            <table:change-deletion table:id="ct320"/>
          </table:deletions>
        </table:deletion>
        <table:deletion table:id="ct322" table:type="row" table:position="52" table:table="3">
          <office:change-info>
            <dc:creator>eparrillae </dc:creator>
            <dc:date>2011-12-13T16:55:40</dc:date>
          </office:change-info>
          <table:deletions>
            <table:cell-content-deletion>
              <table:cell-address table:column="1" table:row="52" table:table="3"/>
              <table:change-track-table-cell office:value-type="string">
                <text:p>Feature item</text:p>
              </table:change-track-table-cell>
            </table:cell-content-deletion>
            <table:cell-content-deletion>
              <table:cell-address table:column="2" table:row="52" table:table="3"/>
              <table:change-track-table-cell office:value-type="float" office:value="2"/>
            </table:cell-content-deletion>
            <table:cell-content-deletion>
              <table:cell-address table:column="3" table:row="52" table:table="3"/>
              <table:change-track-table-cell office:value-type="float" office:value="2"/>
            </table:cell-content-deletion>
            <table:change-deletion table:id="ct321"/>
          </table:deletions>
        </table:deletion>
        <table:deletion table:id="ct323" table:type="row" table:position="52" table:table="3">
          <office:change-info>
            <dc:creator>eparrillae </dc:creator>
            <dc:date>2011-12-13T16:55:40</dc:date>
          </office:change-info>
          <table:deletions>
            <table:cell-content-deletion>
              <table:cell-address table:column="1" table:row="52" table:table="3"/>
              <table:change-track-table-cell office:value-type="string">
                <text:p>Feature item</text:p>
              </table:change-track-table-cell>
            </table:cell-content-deletion>
            <table:cell-content-deletion>
              <table:cell-address table:column="2" table:row="52" table:table="3"/>
              <table:change-track-table-cell office:value-type="float" office:value="1"/>
            </table:cell-content-deletion>
            <table:cell-content-deletion>
              <table:cell-address table:column="3" table:row="52" table:table="3"/>
              <table:change-track-table-cell office:value-type="float" office:value="1"/>
            </table:cell-content-deletion>
            <table:change-deletion table:id="ct322"/>
          </table:deletions>
        </table:deletion>
        <table:cell-content-change table:id="ct324">
          <table:cell-address table:column="3" table:row="43" table:table="3"/>
          <office:change-info>
            <dc:creator>eparrillae </dc:creator>
            <dc:date>2011-12-13T16:56:07</dc:date>
          </office:change-info>
          <table:previous>
            <table:change-track-table-cell office:value-type="float" office:value="2"/>
          </table:previous>
        </table:cell-content-change>
        <table:cell-content-change table:id="ct325">
          <table:cell-address table:column="3" table:row="43" table:table="3"/>
          <office:change-info>
            <dc:creator>eparrillae </dc:creator>
            <dc:date>2011-12-13T16:56:18</dc:date>
          </office:change-info>
          <table:previous table:id="ct324">
            <table:change-track-table-cell office:value-type="float" office:value="-2"/>
          </table:previous>
        </table:cell-content-change>
        <table:cell-content-change table:id="ct326">
          <table:cell-address table:column="3" table:row="73" table:table="3"/>
          <office:change-info>
            <dc:creator>eparrillae </dc:creator>
            <dc:date>2011-12-13T16:57:04</dc:date>
          </office:change-info>
          <table:previous>
            <table:change-track-table-cell office:value-type="float" office:value="0"/>
          </table:previous>
        </table:cell-content-change>
        <table:cell-content-change table:id="ct327">
          <table:cell-address table:column="2" table:row="68" table:table="3"/>
          <office:change-info>
            <dc:creator>eparrillae </dc:creator>
            <dc:date>2011-12-13T16:57:12</dc:date>
          </office:change-info>
          <table:previous>
            <table:change-track-table-cell/>
          </table:previous>
        </table:cell-content-change>
        <table:cell-content-change table:id="ct328">
          <table:cell-address table:column="3" table:row="68" table:table="3"/>
          <office:change-info>
            <dc:creator>eparrillae </dc:creator>
            <dc:date>2011-12-13T16:57:13</dc:date>
          </office:change-info>
          <table:previous>
            <table:change-track-table-cell/>
          </table:previous>
        </table:cell-content-change>
        <table:cell-content-change table:id="ct329">
          <table:cell-address table:column="2" table:row="65" table:table="3"/>
          <office:change-info>
            <dc:creator>eparrillae </dc:creator>
            <dc:date>2011-12-13T16:57:23</dc:date>
          </office:change-info>
          <table:previous>
            <table:change-track-table-cell office:value-type="float" office:value="1"/>
          </table:previous>
        </table:cell-content-change>
        <table:cell-content-change table:id="ct330">
          <table:cell-address table:column="3" table:row="65" table:table="3"/>
          <office:change-info>
            <dc:creator>eparrillae </dc:creator>
            <dc:date>2011-12-13T16:57:24</dc:date>
          </office:change-info>
          <table:previous>
            <table:change-track-table-cell office:value-type="float" office:value="1"/>
          </table:previous>
        </table:cell-content-change>
        <table:cell-content-change table:id="ct331">
          <table:cell-address table:column="2" table:row="64" table:table="3"/>
          <office:change-info>
            <dc:creator>eparrillae </dc:creator>
            <dc:date>2011-12-13T16:57:28</dc:date>
          </office:change-info>
          <table:previous>
            <table:change-track-table-cell office:value-type="float" office:value="1"/>
          </table:previous>
        </table:cell-content-change>
        <table:cell-content-change table:id="ct332">
          <table:cell-address table:column="3" table:row="64" table:table="3"/>
          <office:change-info>
            <dc:creator>eparrillae </dc:creator>
            <dc:date>2011-12-13T16:57:31</dc:date>
          </office:change-info>
          <table:previous>
            <table:change-track-table-cell office:value-type="float" office:value="1"/>
          </table:previous>
        </table:cell-content-change>
        <table:cell-content-change table:id="ct333">
          <table:cell-address table:column="3" table:row="30" table:table="3"/>
          <office:change-info>
            <dc:creator>eparrillae </dc:creator>
            <dc:date>2011-12-13T16:58:05</dc:date>
          </office:change-info>
          <table:previous table:id="ct301">
            <table:change-track-table-cell office:value-type="float" office:value="1"/>
          </table:previous>
        </table:cell-content-change>
        <table:cell-content-change table:id="ct334">
          <table:cell-address table:column="3" table:row="34" table:table="3"/>
          <office:change-info>
            <dc:creator>eparrillae </dc:creator>
            <dc:date>2011-12-13T16:58:19</dc:date>
          </office:change-info>
          <table:previous table:id="ct306">
            <table:change-track-table-cell office:value-type="float" office:value="3"/>
          </table:previous>
        </table:cell-content-change>
        <table:cell-content-change table:id="ct335">
          <table:cell-address table:column="4" table:row="349" table:table="2"/>
          <office:change-info>
            <dc:creator> </dc:creator>
            <dc:date>2011-12-13T17:27:54</dc:date>
          </office:change-info>
          <table:previous>
            <table:change-track-table-cell office:value-type="float" office:value="0"/>
          </table:previous>
        </table:cell-content-change>
        <table:cell-content-change table:id="ct336">
          <table:cell-address table:column="2" table:row="349" table:table="2"/>
          <office:change-info>
            <dc:creator> </dc:creator>
            <dc:date>2011-12-13T17:28:48</dc:date>
          </office:change-info>
          <table:previous>
            <table:change-track-table-cell/>
          </table:previous>
        </table:cell-content-change>
        <table:cell-content-change table:id="ct337">
          <table:cell-address table:column="2" table:row="55" table:table="2"/>
          <office:change-info>
            <dc:creator> </dc:creator>
            <dc:date>2011-12-13T18:49:46</dc:date>
          </office:change-info>
          <table:previous table:id="ct212">
            <table:change-track-table-cell office:value-type="float" office:value="2"/>
          </table:previous>
        </table:cell-content-change>
        <table:cell-content-change table:id="ct338">
          <table:cell-address table:column="4" table:row="55" table:table="2"/>
          <office:change-info>
            <dc:creator> </dc:creator>
            <dc:date>2011-12-13T18:49:50</dc:date>
          </office:change-info>
          <table:previous table:id="ct211">
            <table:change-track-table-cell office:value-type="float" office:value="5"/>
          </table:previous>
        </table:cell-content-change>
        <table:cell-content-change table:id="ct339">
          <table:cell-address table:column="4" table:row="66" table:table="2"/>
          <office:change-info>
            <dc:creator> </dc:creator>
            <dc:date>2011-12-13T19:51:48</dc:date>
          </office:change-info>
          <table:previous>
            <table:change-track-table-cell office:value-type="float" office:value="0"/>
          </table:previous>
        </table:cell-content-change>
        <table:cell-content-change table:id="ct340">
          <table:cell-address table:column="2" table:row="66" table:table="2"/>
          <office:change-info>
            <dc:creator> </dc:creator>
            <dc:date>2011-12-13T19:51:52</dc:date>
          </office:change-info>
          <table:previous>
            <table:change-track-table-cell/>
          </table:previous>
        </table:cell-content-change>
        <table:cell-content-change table:id="ct341">
          <table:cell-address table:column="4" table:row="55" table:table="2"/>
          <office:change-info>
            <dc:creator>Diego Pardilla Mata</dc:creator>
            <dc:date>2011-12-13T20:02:45</dc:date>
          </office:change-info>
          <table:previous table:id="ct338">
            <table:change-track-table-cell office:value-type="float" office:value="3"/>
          </table:previous>
        </table:cell-content-change>
        <table:cell-content-change table:id="ct342">
          <table:cell-address table:column="4" table:row="55" table:table="2"/>
          <office:change-info>
            <dc:creator>Diego Pardilla Mata</dc:creator>
            <dc:date>2011-12-13T20:02:54</dc:date>
          </office:change-info>
          <table:previous table:id="ct341">
            <table:change-track-table-cell office:value-type="float" office:value="33"/>
          </table:previous>
        </table:cell-content-change>
        <table:cell-content-change table:id="ct343">
          <table:cell-address table:column="2" table:row="55" table:table="2"/>
          <office:change-info>
            <dc:creator>Diego Pardilla Mata</dc:creator>
            <dc:date>2011-12-13T20:03:03</dc:date>
          </office:change-info>
          <table:previous table:id="ct337">
            <table:change-track-table-cell office:value-type="float" office:value="1"/>
          </table:previous>
        </table:cell-content-change>
        <table:cell-content-change table:id="ct344">
          <table:cell-address table:column="2" table:row="55" table:table="2"/>
          <office:change-info>
            <dc:creator>Diego Pardilla Mata</dc:creator>
            <dc:date>2011-12-13T20:03:07</dc:date>
          </office:change-info>
          <table:previous table:id="ct343">
            <table:change-track-table-cell office:value-type="float" office:value="11"/>
          </table:previous>
        </table:cell-content-change>
        <table:cell-content-change table:id="ct345">
          <table:cell-address table:column="4" table:row="66" table:table="2"/>
          <office:change-info>
            <dc:creator>Diego Pardilla Mata</dc:creator>
            <dc:date>2011-12-13T20:03:28</dc:date>
          </office:change-info>
          <table:previous table:id="ct339">
            <table:change-track-table-cell office:value-type="float" office:value="1"/>
          </table:previous>
        </table:cell-content-change>
        <table:cell-content-change table:id="ct346">
          <table:cell-address table:column="4" table:row="66" table:table="2"/>
          <office:change-info>
            <dc:creator>Diego Pardilla Mata</dc:creator>
            <dc:date>2011-12-13T20:03:33</dc:date>
          </office:change-info>
          <table:previous table:id="ct345">
            <table:change-track-table-cell office:value-type="float" office:value="11"/>
          </table:previous>
        </table:cell-content-change>
        <table:cell-content-change table:id="ct347">
          <table:cell-address table:column="2" table:row="66" table:table="2"/>
          <office:change-info>
            <dc:creator>Diego Pardilla Mata</dc:creator>
            <dc:date>2011-12-13T20:03:39</dc:date>
          </office:change-info>
          <table:previous table:id="ct340">
            <table:change-track-table-cell office:value-type="float" office:value="0"/>
          </table:previous>
        </table:cell-content-change>
        <table:cell-content-change table:id="ct348">
          <table:cell-address table:column="2" table:row="66" table:table="2"/>
          <office:change-info>
            <dc:creator>Diego Pardilla Mata</dc:creator>
            <dc:date>2011-12-13T20:03:43</dc:date>
          </office:change-info>
          <table:previous table:id="ct347">
            <table:change-track-table-cell office:value-type="float" office:value="1"/>
          </table:previous>
        </table:cell-content-change>
        <table:cell-content-change table:id="ct349">
          <table:cell-address table:column="4" table:row="349" table:table="2"/>
          <office:change-info>
            <dc:creator>Diego Pardilla Mata</dc:creator>
            <dc:date>2011-12-13T20:04:53</dc:date>
          </office:change-info>
          <table:previous table:id="ct335">
            <table:change-track-table-cell office:value-type="float" office:value="3"/>
          </table:previous>
        </table:cell-content-change>
        <table:cell-content-change table:id="ct350">
          <table:cell-address table:column="2" table:row="349" table:table="2"/>
          <office:change-info>
            <dc:creator>Diego Pardilla Mata</dc:creator>
            <dc:date>2011-12-13T20:04:59</dc:date>
          </office:change-info>
          <table:previous table:id="ct336">
            <table:change-track-table-cell office:value-type="float" office:value="10839"/>
          </table:previous>
        </table:cell-content-change>
        <table:cell-content-change table:id="ct351">
          <table:cell-address table:column="2" table:row="349" table:table="2"/>
          <office:change-info>
            <dc:creator>Diego Pardilla Mata</dc:creator>
            <dc:date>2011-12-13T20:05:04</dc:date>
          </office:change-info>
          <table:previous table:id="ct350">
            <table:change-track-table-cell office:value-type="float" office:value="108393"/>
          </table:previous>
        </table:cell-content-change>
        <table:cell-content-change table:id="ct352">
          <table:cell-address table:column="4" table:row="349" table:table="2"/>
          <office:change-info>
            <dc:creator>Diego Pardilla Mata</dc:creator>
            <dc:date>2011-12-13T20:05:08</dc:date>
          </office:change-info>
          <table:previous table:id="ct349">
            <table:change-track-table-cell office:value-type="float" office:value="33"/>
          </table:previous>
        </table:cell-content-change>
        <table:cell-content-change table:id="ct353">
          <table:cell-address table:column="2" table:row="77" table:table="2"/>
          <office:change-info>
            <dc:creator>Diego Pardilla Mata</dc:creator>
            <dc:date>2011-12-13T20:15:10</dc:date>
          </office:change-info>
          <table:previous table:id="ct213">
            <table:change-track-table-cell/>
          </table:previous>
        </table:cell-content-change>
        <table:cell-content-change table:id="ct354">
          <table:cell-address table:column="4" table:row="77" table:table="2"/>
          <office:change-info>
            <dc:creator>Diego Pardilla Mata</dc:creator>
            <dc:date>2011-12-13T20:15:18</dc:date>
          </office:change-info>
          <table:previous>
            <table:change-track-table-cell office:value-type="float" office:value="0"/>
          </table:previous>
        </table:cell-content-change>
        <table:cell-content-change table:id="ct355">
          <table:cell-address table:column="4" table:row="66" table:table="2"/>
          <office:change-info>
            <dc:creator>Diego Pardilla Mata</dc:creator>
            <dc:date>2011-12-13T20:54:29</dc:date>
          </office:change-info>
          <table:previous table:id="ct346">
            <table:change-track-table-cell office:value-type="float" office:value="1"/>
          </table:previous>
        </table:cell-content-change>
        <table:cell-content-change table:id="ct356">
          <table:cell-address table:column="2" table:row="66" table:table="2"/>
          <office:change-info>
            <dc:creator>Diego Pardilla Mata</dc:creator>
            <dc:date>2011-12-13T20:54:48</dc:date>
          </office:change-info>
          <table:previous table:id="ct348">
            <table:change-track-table-cell office:value-type="float" office:value="0"/>
          </table:previous>
        </table:cell-content-change>
        <table:cell-content-change table:id="ct357">
          <table:cell-address table:column="4" table:row="77" table:table="2"/>
          <office:change-info>
            <dc:creator>Diego Pardilla Mata</dc:creator>
            <dc:date>2011-12-13T20:58:35</dc:date>
          </office:change-info>
          <table:previous table:id="ct354">
            <table:change-track-table-cell office:value-type="float" office:value="5"/>
          </table:previous>
        </table:cell-content-change>
        <table:cell-content-change table:id="ct358">
          <table:cell-address table:column="2" table:row="90" table:table="2"/>
          <office:change-info>
            <dc:creator>Diego Pardilla Mata</dc:creator>
            <dc:date>2011-12-13T21:48:29</dc:date>
          </office:change-info>
          <table:previous>
            <table:change-track-table-cell/>
          </table:previous>
        </table:cell-content-change>
        <table:cell-content-change table:id="ct359">
          <table:cell-address table:column="4" table:row="90" table:table="2"/>
          <office:change-info>
            <dc:creator>Diego Pardilla Mata</dc:creator>
            <dc:date>2011-12-13T21:48:39</dc:date>
          </office:change-info>
          <table:previous>
            <table:change-track-table-cell office:value-type="float" office:value="0"/>
          </table:previous>
        </table:cell-content-change>
        <table:cell-content-change table:id="ct360">
          <table:cell-address table:column="2" table:row="103" table:table="2"/>
          <office:change-info>
            <dc:creator>Diego Pardilla Mata</dc:creator>
            <dc:date>2011-12-13T22:15:41</dc:date>
          </office:change-info>
          <table:previous>
            <table:change-track-table-cell/>
          </table:previous>
        </table:cell-content-change>
        <table:cell-content-change table:id="ct361">
          <table:cell-address table:column="4" table:row="103" table:table="2"/>
          <office:change-info>
            <dc:creator>Diego Pardilla Mata</dc:creator>
            <dc:date>2011-12-13T22:15:46</dc:date>
          </office:change-info>
          <table:previous>
            <table:change-track-table-cell office:value-type="float" office:value="0"/>
          </table:previous>
        </table:cell-content-change>
        <table:cell-content-change table:id="ct362">
          <table:cell-address table:column="2" table:row="116" table:table="2"/>
          <office:change-info>
            <dc:creator>Diego Pardilla Mata</dc:creator>
            <dc:date>2011-12-13T22:33:13</dc:date>
          </office:change-info>
          <table:previous>
            <table:change-track-table-cell/>
          </table:previous>
        </table:cell-content-change>
        <table:cell-content-change table:id="ct363">
          <table:cell-address table:column="2" table:row="90" table:table="2"/>
          <office:change-info>
            <dc:creator>Diego Pardilla Mata</dc:creator>
            <dc:date>2011-12-13T22:33:41</dc:date>
          </office:change-info>
          <table:previous table:id="ct358">
            <table:change-track-table-cell office:value-type="float" office:value="86"/>
          </table:previous>
        </table:cell-content-change>
        <table:cell-content-change table:id="ct364">
          <table:cell-address table:column="4" table:row="116" table:table="2"/>
          <office:change-info>
            <dc:creator>Diego Pardilla Mata</dc:creator>
            <dc:date>2011-12-13T22:33:50</dc:date>
          </office:change-info>
          <table:previous>
            <table:change-track-table-cell office:value-type="float" office:value="0"/>
          </table:previous>
        </table:cell-content-change>
        <table:cell-content-change table:id="ct365">
          <table:cell-address table:column="2" table:row="226" table:table="2"/>
          <office:change-info>
            <dc:creator>Diego Pardilla Mata</dc:creator>
            <dc:date>2011-12-13T22:48:46</dc:date>
          </office:change-info>
          <table:previous table:id="ct209">
            <table:change-track-table-cell office:value-type="float" office:value="30"/>
          </table:previous>
        </table:cell-content-change>
        <table:cell-content-change table:id="ct366">
          <table:cell-address table:column="4" table:row="226" table:table="2"/>
          <office:change-info>
            <dc:creator>Diego Pardilla Mata</dc:creator>
            <dc:date>2011-12-13T22:48:56</dc:date>
          </office:change-info>
          <table:previous table:id="ct208">
            <table:change-track-table-cell office:value-type="float" office:value="5"/>
          </table:previous>
        </table:cell-content-change>
        <table:cell-content-change table:id="ct367">
          <table:cell-address table:column="2" table:row="239" table:table="2"/>
          <office:change-info>
            <dc:creator>Diego Pardilla Mata</dc:creator>
            <dc:date>2011-12-13T23:03:42</dc:date>
          </office:change-info>
          <table:previous>
            <table:change-track-table-cell/>
          </table:previous>
        </table:cell-content-change>
        <table:cell-content-change table:id="ct368">
          <table:cell-address table:column="4" table:row="239" table:table="2"/>
          <office:change-info>
            <dc:creator>Diego Pardilla Mata</dc:creator>
            <dc:date>2011-12-13T23:03:47</dc:date>
          </office:change-info>
          <table:previous>
            <table:change-track-table-cell office:value-type="float" office:value="0"/>
          </table:previous>
        </table:cell-content-change>
        <table:cell-content-change table:id="ct369">
          <table:cell-address table:column="2" table:row="239" table:table="2"/>
          <office:change-info>
            <dc:creator>Diego Pardilla Mata</dc:creator>
            <dc:date>2011-12-13T23:09:12</dc:date>
          </office:change-info>
          <table:previous table:id="ct367">
            <table:change-track-table-cell office:value-type="string">
              <text:p>No</text:p>
            </table:change-track-table-cell>
          </table:previous>
        </table:cell-content-change>
        <table:cell-content-change table:id="ct370">
          <table:cell-address table:column="4" table:row="239" table:table="2"/>
          <office:change-info>
            <dc:creator>Diego Pardilla Mata</dc:creator>
            <dc:date>2011-12-13T23:09:18</dc:date>
          </office:change-info>
          <table:previous table:id="ct368">
            <table:change-track-table-cell office:value-type="float" office:value="1"/>
          </table:previous>
        </table:cell-content-change>
        <table:cell-content-change table:id="ct371">
          <table:cell-address table:column="12" table:row="241" table:table="2"/>
          <office:change-info>
            <dc:creator>Diego Pardilla Mata</dc:creator>
            <dc:date>2011-12-13T23:10:22</dc:date>
          </office:change-info>
          <table:previous>
            <table:change-track-table-cell/>
          </table:previous>
        </table:cell-content-change>
        <table:cell-content-change table:id="ct372">
          <table:cell-address table:column="2" table:row="250" table:table="2"/>
          <office:change-info>
            <dc:creator>Diego Pardilla Mata</dc:creator>
            <dc:date>2011-12-13T23:11:52</dc:date>
          </office:change-info>
          <table:previous table:id="ct78">
            <table:change-track-table-cell office:value-type="string">
              <text:p>Yes</text:p>
            </table:change-track-table-cell>
          </table:previous>
        </table:cell-content-change>
        <table:cell-content-change table:id="ct373">
          <table:cell-address table:column="4" table:row="250" table:table="2"/>
          <office:change-info>
            <dc:creator>Diego Pardilla Mata</dc:creator>
            <dc:date>2011-12-13T23:11:57</dc:date>
          </office:change-info>
          <table:previous table:id="ct138">
            <table:change-track-table-cell office:value-type="float" office:value="0"/>
          </table:previous>
        </table:cell-content-change>
        <table:cell-content-change table:id="ct374">
          <table:cell-address table:column="4" table:row="211" table:table="2"/>
          <office:change-info>
            <dc:creator>Diego Pardilla Mata</dc:creator>
            <dc:date>2011-12-14T00:10:11</dc:date>
          </office:change-info>
          <table:previous>
            <table:change-track-table-cell office:value-type="float" office:value="0"/>
          </table:previous>
        </table:cell-content-change>
        <table:cell-content-change table:id="ct375">
          <table:cell-address table:column="2" table:row="211" table:table="2"/>
          <office:change-info>
            <dc:creator>Diego Pardilla Mata</dc:creator>
            <dc:date>2011-12-14T00:10:17</dc:date>
          </office:change-info>
          <table:previous>
            <table:change-track-table-cell/>
          </table:previous>
        </table:cell-content-change>
        <table:cell-content-change table:id="ct376">
          <table:cell-address table:column="2" table:row="362" table:table="2"/>
          <office:change-info>
            <dc:creator>Diego Pardilla Mata</dc:creator>
            <dc:date>2011-12-14T00:38:43</dc:date>
          </office:change-info>
          <table:previous>
            <table:change-track-table-cell/>
          </table:previous>
        </table:cell-content-change>
        <table:cell-content-change table:id="ct377">
          <table:cell-address table:column="4" table:row="362" table:table="2"/>
          <office:change-info>
            <dc:creator>Diego Pardilla Mata</dc:creator>
            <dc:date>2011-12-14T00:38:48</dc:date>
          </office:change-info>
          <table:previous>
            <table:change-track-table-cell office:value-type="float" office:value="0"/>
          </table:previous>
        </table:cell-content-change>
        <table:insertion table:id="ct378" table:type="row" table:position="46" table:table="3">
          <office:change-info>
            <dc:creator>eparrillae </dc:creator>
            <dc:date>2011-12-14T18:06:48</dc:date>
          </office:change-info>
          <table:dependencies>
            <table:dependence table:id="ct386"/>
            <table:dependence table:id="ct385"/>
            <table:dependence table:id="ct384"/>
            <table:dependence table:id="ct383"/>
            <table:dependence table:id="ct381"/>
            <table:dependence table:id="ct380"/>
            <table:dependence table:id="ct379"/>
          </table:dependencies>
        </table:insertion>
        <table:cell-content-change table:id="ct379">
          <table:cell-address table:column="1" table:row="46" table:table="3"/>
          <office:change-info>
            <dc:creator>eparrillae </dc:creator>
            <dc:date>2011-12-14T18:07:01</dc:date>
          </office:change-info>
          <table:previous>
            <table:change-track-table-cell/>
          </table:previous>
        </table:cell-content-change>
        <table:cell-content-change table:id="ct380">
          <table:cell-address table:column="2" table:row="46" table:table="3"/>
          <office:change-info>
            <dc:creator>eparrillae </dc:creator>
            <dc:date>2011-12-14T18:07:01</dc:date>
          </office:change-info>
          <table:previous>
            <table:change-track-table-cell/>
          </table:previous>
        </table:cell-content-change>
        <table:cell-content-change table:id="ct381">
          <table:cell-address table:column="3" table:row="46" table:table="3"/>
          <office:change-info>
            <dc:creator>eparrillae </dc:creator>
            <dc:date>2011-12-14T18:07:01</dc:date>
          </office:change-info>
          <table:previous>
            <table:change-track-table-cell/>
          </table:previous>
        </table:cell-content-change>
        <table:movement table:id="ct382">
          <table:source-range-address table:start-column="0" table:start-row="63" table:start-table="3" table:end-column="1023" table:end-row="63" table:end-table="3"/>
          <table:target-range-address table:start-column="0" table:start-row="48" table:start-table="3" table:end-column="1023" table:end-row="48" table:end-table="3"/>
          <office:change-info>
            <dc:creator>eparrillae </dc:creator>
            <dc:date>2011-12-14T18:07:47</dc:date>
          </office:change-info>
          <table:deletions>
            <table:cell-content-deletion table:id="ct317">
              <table:change-track-table-cell office:value-type="float" office:value="2"/>
            </table:cell-content-deletion>
            <table:cell-content-deletion table:id="ct316">
              <table:change-track-table-cell office:value-type="float" office:value="2"/>
            </table:cell-content-deletion>
            <table:cell-content-deletion table:id="ct242">
              <table:change-track-table-cell office:value-type="string">
                <text:p>Availability of graphical Clients</text:p>
              </table:change-track-table-cell>
            </table:cell-content-deletion>
          </table:deletions>
        </table:movement>
        <table:cell-content-change table:id="ct383">
          <table:cell-address table:column="1" table:row="46" table:table="3"/>
          <office:change-info>
            <dc:creator>eparrillae </dc:creator>
            <dc:date>2011-12-14T18:08:35</dc:date>
          </office:change-info>
          <table:previous table:id="ct379">
            <table:change-track-table-cell office:value-type="string">
              <text:p>Built-in command line client</text:p>
            </table:change-track-table-cell>
          </table:previous>
        </table:cell-content-change>
        <table:cell-content-change table:id="ct384">
          <table:cell-address table:column="3" table:row="46" table:table="3"/>
          <office:change-info>
            <dc:creator>eparrillae </dc:creator>
            <dc:date>2011-12-14T18:08:41</dc:date>
          </office:change-info>
          <table:previous table:id="ct381">
            <table:change-track-table-cell office:value-type="float" office:value="3"/>
          </table:previous>
        </table:cell-content-change>
        <table:cell-content-change table:id="ct385">
          <table:cell-address table:column="2" table:row="46" table:table="3"/>
          <office:change-info>
            <dc:creator>eparrillae </dc:creator>
            <dc:date>2011-12-14T18:08:51</dc:date>
          </office:change-info>
          <table:previous table:id="ct380">
            <table:change-track-table-cell office:value-type="float" office:value="3"/>
          </table:previous>
        </table:cell-content-change>
        <table:cell-content-change table:id="ct386">
          <table:cell-address table:column="3" table:row="46" table:table="3"/>
          <office:change-info>
            <dc:creator>eparrillae </dc:creator>
            <dc:date>2011-12-14T18:08:54</dc:date>
          </office:change-info>
          <table:previous table:id="ct384">
            <table:change-track-table-cell office:value-type="float" office:value="2"/>
          </table:previous>
        </table:cell-content-change>
        <table:insertion table:id="ct387" table:type="row" table:position="47" table:table="3">
          <office:change-info>
            <dc:creator>eparrillae </dc:creator>
            <dc:date>2011-12-14T18:09:19</dc:date>
          </office:change-info>
          <table:dependencies>
            <table:dependence table:id="ct393"/>
            <table:dependence table:id="ct391"/>
            <table:dependence table:id="ct390"/>
            <table:dependence table:id="ct389"/>
            <table:dependence table:id="ct388"/>
          </table:dependencies>
        </table:insertion>
        <table:cell-content-change table:id="ct388">
          <table:cell-address table:column="1" table:row="47" table:table="3"/>
          <office:change-info>
            <dc:creator>eparrillae </dc:creator>
            <dc:date>2011-12-14T18:09:28</dc:date>
          </office:change-info>
          <table:previous>
            <table:change-track-table-cell/>
          </table:previous>
        </table:cell-content-change>
        <table:cell-content-change table:id="ct389">
          <table:cell-address table:column="2" table:row="47" table:table="3"/>
          <office:change-info>
            <dc:creator>eparrillae </dc:creator>
            <dc:date>2011-12-14T18:09:28</dc:date>
          </office:change-info>
          <table:previous>
            <table:change-track-table-cell/>
          </table:previous>
        </table:cell-content-change>
        <table:cell-content-change table:id="ct390">
          <table:cell-address table:column="3" table:row="47" table:table="3"/>
          <office:change-info>
            <dc:creator>eparrillae </dc:creator>
            <dc:date>2011-12-14T18:09:28</dc:date>
          </office:change-info>
          <table:previous>
            <table:change-track-table-cell/>
          </table:previous>
        </table:cell-content-change>
        <table:cell-content-change table:id="ct391">
          <table:cell-address table:column="1" table:row="47" table:table="3"/>
          <office:change-info>
            <dc:creator>eparrillae </dc:creator>
            <dc:date>2011-12-14T18:09:36</dc:date>
          </office:change-info>
          <table:previous table:id="ct388">
            <table:change-track-table-cell office:value-type="string">
              <text:p>Web clients available</text:p>
            </table:change-track-table-cell>
          </table:previous>
        </table:cell-content-change>
        <table:cell-content-change table:id="ct392">
          <table:cell-address table:column="1" table:row="48" table:table="3"/>
          <office:change-info>
            <dc:creator>eparrillae </dc:creator>
            <dc:date>2011-12-14T18:09:45</dc:date>
          </office:change-info>
          <table:previous table:id="ct267">
            <table:change-track-table-cell office:value-type="string">
              <text:p>Eclipse plug-ins available</text:p>
            </table:change-track-table-cell>
          </table:previous>
        </table:cell-content-change>
        <table:cell-content-change table:id="ct393">
          <table:cell-address table:column="3" table:row="47" table:table="3"/>
          <office:change-info>
            <dc:creator>eparrillae </dc:creator>
            <dc:date>2011-12-14T18:09:49</dc:date>
          </office:change-info>
          <table:previous table:id="ct390">
            <table:change-track-table-cell office:value-type="float" office:value="1"/>
          </table:previous>
        </table:cell-content-change>
        <table:insertion table:id="ct394" table:type="row" table:position="50" table:table="3">
          <office:change-info>
            <dc:creator>eparrillae </dc:creator>
            <dc:date>2011-12-14T18:15:55</dc:date>
          </office:change-info>
          <table:dependencies>
            <table:dependence table:id="ct397"/>
            <table:dependence table:id="ct396"/>
            <table:dependence table:id="ct395"/>
          </table:dependencies>
        </table:insertion>
        <table:cell-content-change table:id="ct395">
          <table:cell-address table:column="1" table:row="50" table:table="3"/>
          <office:change-info>
            <dc:creator>eparrillae </dc:creator>
            <dc:date>2011-12-14T18:16:02</dc:date>
          </office:change-info>
          <table:previous>
            <table:change-track-table-cell/>
          </table:previous>
        </table:cell-content-change>
        <table:cell-content-change table:id="ct396">
          <table:cell-address table:column="2" table:row="50" table:table="3"/>
          <office:change-info>
            <dc:creator>eparrillae </dc:creator>
            <dc:date>2011-12-14T18:16:02</dc:date>
          </office:change-info>
          <table:previous>
            <table:change-track-table-cell/>
          </table:previous>
        </table:cell-content-change>
        <table:cell-content-change table:id="ct397">
          <table:cell-address table:column="3" table:row="50" table:table="3"/>
          <office:change-info>
            <dc:creator>eparrillae </dc:creator>
            <dc:date>2011-12-14T18:16:02</dc:date>
          </office:change-info>
          <table:previous>
            <table:change-track-table-cell/>
          </table:previous>
        </table:cell-content-change>
        <table:cell-content-change table:id="ct398">
          <table:cell-address table:column="1" table:row="51" table:table="3"/>
          <office:change-info>
            <dc:creator>eparrillae </dc:creator>
            <dc:date>2011-12-14T18:16:20</dc:date>
          </office:change-info>
          <table:previous table:id="ct240">
            <table:change-track-table-cell office:value-type="string">
              <text:p>Support for distributed environment</text:p>
            </table:change-track-table-cell>
          </table:previous>
        </table:cell-content-change>
        <table:insertion table:id="ct399" table:type="row" table:position="73" table:table="3">
          <office:change-info>
            <dc:creator>eparrillae </dc:creator>
            <dc:date>2011-12-14T18:36:13</dc:date>
          </office:change-info>
        </table:insertion>
        <table:insertion table:id="ct400" table:type="row" table:position="73" table:table="3">
          <office:change-info>
            <dc:creator>eparrillae </dc:creator>
            <dc:date>2011-12-14T18:36:18</dc:date>
          </office:change-info>
          <table:dependencies>
            <table:dependence table:id="ct441"/>
            <table:dependence table:id="ct440"/>
          </table:dependencies>
        </table:insertion>
        <table:insertion table:id="ct401" table:type="row" table:position="72" table:table="3">
          <office:change-info>
            <dc:creator>eparrillae </dc:creator>
            <dc:date>2011-12-14T18:36:21</dc:date>
          </office:change-info>
          <table:dependencies>
            <table:dependence table:id="ct429"/>
            <table:dependence table:id="ct421"/>
            <table:dependence table:id="ct420"/>
            <table:dependence table:id="ct419"/>
          </table:dependencies>
        </table:insertion>
        <table:insertion table:id="ct402" table:type="row" table:position="71" table:table="3">
          <office:change-info>
            <dc:creator>eparrillae </dc:creator>
            <dc:date>2011-12-14T18:36:22</dc:date>
          </office:change-info>
          <table:dependencies>
            <table:dependence table:id="ct418"/>
            <table:dependence table:id="ct417"/>
            <table:dependence table:id="ct416"/>
            <table:dependence table:id="ct415"/>
            <table:dependence table:id="ct414"/>
          </table:dependencies>
        </table:insertion>
        <table:insertion table:id="ct403" table:type="row" table:position="70" table:table="3">
          <office:change-info>
            <dc:creator>eparrillae </dc:creator>
            <dc:date>2011-12-14T18:36:25</dc:date>
          </office:change-info>
          <table:dependencies>
            <table:dependence table:id="ct413"/>
            <table:dependence table:id="ct412"/>
            <table:dependence table:id="ct411"/>
            <table:dependence table:id="ct410"/>
            <table:dependence table:id="ct409"/>
          </table:dependencies>
        </table:insertion>
        <table:insertion table:id="ct404" table:type="row" table:position="69" table:table="3">
          <office:change-info>
            <dc:creator>eparrillae </dc:creator>
            <dc:date>2011-12-14T18:36:27</dc:date>
          </office:change-info>
          <table:dependencies>
            <table:dependence table:id="ct408"/>
            <table:dependence table:id="ct407"/>
            <table:dependence table:id="ct406"/>
            <table:dependence table:id="ct405"/>
          </table:dependencies>
        </table:insertion>
        <table:cell-content-change table:id="ct405">
          <table:cell-address table:column="1" table:row="69" table:table="3"/>
          <office:change-info>
            <dc:creator>eparrillae </dc:creator>
            <dc:date>2011-12-14T18:36:32</dc:date>
          </office:change-info>
          <table:previous>
            <table:change-track-table-cell/>
          </table:previous>
        </table:cell-content-change>
        <table:cell-content-change table:id="ct406">
          <table:cell-address table:column="2" table:row="69" table:table="3"/>
          <office:change-info>
            <dc:creator>eparrillae </dc:creator>
            <dc:date>2011-12-14T18:36:32</dc:date>
          </office:change-info>
          <table:previous>
            <table:change-track-table-cell/>
          </table:previous>
        </table:cell-content-change>
        <table:cell-content-change table:id="ct407">
          <table:cell-address table:column="3" table:row="69" table:table="3"/>
          <office:change-info>
            <dc:creator>eparrillae </dc:creator>
            <dc:date>2011-12-14T18:36:32</dc:date>
          </office:change-info>
          <table:previous>
            <table:change-track-table-cell/>
          </table:previous>
        </table:cell-content-change>
        <table:cell-content-change table:id="ct408">
          <table:cell-address table:column="1" table:row="69" table:table="3"/>
          <office:change-info>
            <dc:creator>eparrillae </dc:creator>
            <dc:date>2011-12-14T18:36:42</dc:date>
          </office:change-info>
          <table:previous table:id="ct405">
            <table:change-track-table-cell office:value-type="string">
              <text:p>Partial checkouts</text:p>
            </table:change-track-table-cell>
          </table:previous>
        </table:cell-content-change>
        <table:cell-content-change table:id="ct409">
          <table:cell-address table:column="1" table:row="70" table:table="3"/>
          <office:change-info>
            <dc:creator>eparrillae </dc:creator>
            <dc:date>2011-12-14T18:37:16</dc:date>
          </office:change-info>
          <table:previous>
            <table:change-track-table-cell/>
          </table:previous>
        </table:cell-content-change>
        <table:cell-content-change table:id="ct410">
          <table:cell-address table:column="2" table:row="70" table:table="3"/>
          <office:change-info>
            <dc:creator>eparrillae </dc:creator>
            <dc:date>2011-12-14T18:37:16</dc:date>
          </office:change-info>
          <table:previous>
            <table:change-track-table-cell/>
          </table:previous>
        </table:cell-content-change>
        <table:cell-content-change table:id="ct411">
          <table:cell-address table:column="3" table:row="70" table:table="3"/>
          <office:change-info>
            <dc:creator>eparrillae </dc:creator>
            <dc:date>2011-12-14T18:37:16</dc:date>
          </office:change-info>
          <table:previous>
            <table:change-track-table-cell/>
          </table:previous>
        </table:cell-content-change>
        <table:cell-content-change table:id="ct412">
          <table:cell-address table:column="1" table:row="70" table:table="3"/>
          <office:change-info>
            <dc:creator>eparrillae </dc:creator>
            <dc:date>2011-12-14T18:37:25</dc:date>
          </office:change-info>
          <table:previous table:id="ct409">
            <table:change-track-table-cell office:value-type="string">
              <text:p>File renames</text:p>
            </table:change-track-table-cell>
          </table:previous>
        </table:cell-content-change>
        <table:cell-content-change table:id="ct413">
          <table:cell-address table:column="3" table:row="70" table:table="3"/>
          <office:change-info>
            <dc:creator>eparrillae </dc:creator>
            <dc:date>2011-12-14T18:37:42</dc:date>
          </office:change-info>
          <table:previous table:id="ct411">
            <table:change-track-table-cell office:value-type="float" office:value="1"/>
          </table:previous>
        </table:cell-content-change>
        <table:cell-content-change table:id="ct414">
          <table:cell-address table:column="1" table:row="71" table:table="3"/>
          <office:change-info>
            <dc:creator>eparrillae </dc:creator>
            <dc:date>2011-12-14T18:38:00</dc:date>
          </office:change-info>
          <table:previous>
            <table:change-track-table-cell/>
          </table:previous>
        </table:cell-content-change>
        <table:cell-content-change table:id="ct415">
          <table:cell-address table:column="2" table:row="71" table:table="3"/>
          <office:change-info>
            <dc:creator>eparrillae </dc:creator>
            <dc:date>2011-12-14T18:38:00</dc:date>
          </office:change-info>
          <table:previous>
            <table:change-track-table-cell/>
          </table:previous>
        </table:cell-content-change>
        <table:cell-content-change table:id="ct416">
          <table:cell-address table:column="3" table:row="71" table:table="3"/>
          <office:change-info>
            <dc:creator>eparrillae </dc:creator>
            <dc:date>2011-12-14T18:38:00</dc:date>
          </office:change-info>
          <table:previous>
            <table:change-track-table-cell/>
          </table:previous>
        </table:cell-content-change>
        <table:cell-content-change table:id="ct417">
          <table:cell-address table:column="1" table:row="71" table:table="3"/>
          <office:change-info>
            <dc:creator>eparrillae </dc:creator>
            <dc:date>2011-12-14T18:38:22</dc:date>
          </office:change-info>
          <table:previous table:id="ct414">
            <table:change-track-table-cell office:value-type="string">
              <text:p>Signed revisions</text:p>
            </table:change-track-table-cell>
          </table:previous>
        </table:cell-content-change>
        <table:cell-content-change table:id="ct418">
          <table:cell-address table:column="3" table:row="71" table:table="3"/>
          <office:change-info>
            <dc:creator>eparrillae </dc:creator>
            <dc:date>2011-12-14T18:38:26</dc:date>
          </office:change-info>
          <table:previous table:id="ct416">
            <table:change-track-table-cell office:value-type="float" office:value="-1"/>
          </table:previous>
        </table:cell-content-change>
        <table:cell-content-change table:id="ct419">
          <table:cell-address table:column="1" table:row="72" table:table="3"/>
          <office:change-info>
            <dc:creator>eparrillae </dc:creator>
            <dc:date>2011-12-14T18:38:57</dc:date>
          </office:change-info>
          <table:previous>
            <table:change-track-table-cell/>
          </table:previous>
        </table:cell-content-change>
        <table:cell-content-change table:id="ct420">
          <table:cell-address table:column="2" table:row="72" table:table="3"/>
          <office:change-info>
            <dc:creator>eparrillae </dc:creator>
            <dc:date>2011-12-14T18:38:57</dc:date>
          </office:change-info>
          <table:previous>
            <table:change-track-table-cell/>
          </table:previous>
        </table:cell-content-change>
        <table:cell-content-change table:id="ct421">
          <table:cell-address table:column="3" table:row="72" table:table="3"/>
          <office:change-info>
            <dc:creator>eparrillae </dc:creator>
            <dc:date>2011-12-14T18:38:57</dc:date>
          </office:change-info>
          <table:previous>
            <table:change-track-table-cell/>
          </table:previous>
        </table:cell-content-change>
        <table:insertion table:id="ct422" table:type="row" table:position="40" table:table="3">
          <office:change-info>
            <dc:creator>eparrillae </dc:creator>
            <dc:date>2011-12-14T18:39:13</dc:date>
          </office:change-info>
          <table:dependencies>
            <table:dependence table:id="ct428"/>
            <table:dependence table:id="ct427"/>
            <table:dependence table:id="ct426"/>
            <table:dependence table:id="ct425"/>
            <table:dependence table:id="ct424"/>
            <table:dependence table:id="ct423"/>
          </table:dependencies>
        </table:insertion>
        <table:cell-content-change table:id="ct423">
          <table:cell-address table:column="1" table:row="40" table:table="3"/>
          <office:change-info>
            <dc:creator>eparrillae </dc:creator>
            <dc:date>2011-12-14T18:39:22</dc:date>
          </office:change-info>
          <table:previous>
            <table:change-track-table-cell/>
          </table:previous>
        </table:cell-content-change>
        <table:cell-content-change table:id="ct424">
          <table:cell-address table:column="2" table:row="40" table:table="3"/>
          <office:change-info>
            <dc:creator>eparrillae </dc:creator>
            <dc:date>2011-12-14T18:39:22</dc:date>
          </office:change-info>
          <table:previous>
            <table:change-track-table-cell/>
          </table:previous>
        </table:cell-content-change>
        <table:cell-content-change table:id="ct425">
          <table:cell-address table:column="3" table:row="40" table:table="3"/>
          <office:change-info>
            <dc:creator>eparrillae </dc:creator>
            <dc:date>2011-12-14T18:39:22</dc:date>
          </office:change-info>
          <table:previous>
            <table:change-track-table-cell/>
          </table:previous>
        </table:cell-content-change>
        <table:cell-content-change table:id="ct426">
          <table:cell-address table:column="1" table:row="40" table:table="3"/>
          <office:change-info>
            <dc:creator>eparrillae </dc:creator>
            <dc:date>2011-12-14T18:39:35</dc:date>
          </office:change-info>
          <table:previous table:id="ct423">
            <table:change-track-table-cell office:value-type="string">
              <text:p>Revision numbers per-commit, not per-file (atomic)</text:p>
            </table:change-track-table-cell>
          </table:previous>
        </table:cell-content-change>
        <table:cell-content-change table:id="ct427">
          <table:cell-address table:column="2" table:row="40" table:table="3"/>
          <office:change-info>
            <dc:creator>eparrillae </dc:creator>
            <dc:date>2011-12-14T18:40:04</dc:date>
          </office:change-info>
          <table:previous table:id="ct424">
            <table:change-track-table-cell office:value-type="float" office:value="1"/>
          </table:previous>
        </table:cell-content-change>
        <table:cell-content-change table:id="ct428">
          <table:cell-address table:column="3" table:row="40" table:table="3"/>
          <office:change-info>
            <dc:creator>eparrillae </dc:creator>
            <dc:date>2011-12-14T18:40:10</dc:date>
          </office:change-info>
          <table:previous table:id="ct425">
            <table:change-track-table-cell office:value-type="float" office:value="1"/>
          </table:previous>
        </table:cell-content-change>
        <table:cell-content-change table:id="ct429">
          <table:cell-address table:column="1" table:row="72" table:table="3"/>
          <office:change-info>
            <dc:creator>eparrillae </dc:creator>
            <dc:date>2011-12-14T18:41:09</dc:date>
          </office:change-info>
          <table:previous table:id="ct419">
            <table:change-track-table-cell office:value-type="string">
              <text:p>Merge tracking</text:p>
            </table:change-track-table-cell>
          </table:previous>
        </table:cell-content-change>
        <table:insertion table:id="ct430" table:type="row" table:position="42" table:table="3">
          <office:change-info>
            <dc:creator>eparrillae </dc:creator>
            <dc:date>2011-12-14T18:41:46</dc:date>
          </office:change-info>
          <table:dependencies>
            <table:dependence table:id="ct436"/>
            <table:dependence table:id="ct435"/>
            <table:dependence table:id="ct434"/>
            <table:dependence table:id="ct433"/>
            <table:dependence table:id="ct432"/>
            <table:dependence table:id="ct431"/>
          </table:dependencies>
        </table:insertion>
        <table:cell-content-change table:id="ct431">
          <table:cell-address table:column="1" table:row="42" table:table="3"/>
          <office:change-info>
            <dc:creator>eparrillae </dc:creator>
            <dc:date>2011-12-14T18:41:51</dc:date>
          </office:change-info>
          <table:previous>
            <table:change-track-table-cell/>
          </table:previous>
        </table:cell-content-change>
        <table:cell-content-change table:id="ct432">
          <table:cell-address table:column="2" table:row="42" table:table="3"/>
          <office:change-info>
            <dc:creator>eparrillae </dc:creator>
            <dc:date>2011-12-14T18:41:51</dc:date>
          </office:change-info>
          <table:previous>
            <table:change-track-table-cell/>
          </table:previous>
        </table:cell-content-change>
        <table:cell-content-change table:id="ct433">
          <table:cell-address table:column="3" table:row="42" table:table="3"/>
          <office:change-info>
            <dc:creator>eparrillae </dc:creator>
            <dc:date>2011-12-14T18:41:51</dc:date>
          </office:change-info>
          <table:previous>
            <table:change-track-table-cell/>
          </table:previous>
        </table:cell-content-change>
        <table:cell-content-change table:id="ct434">
          <table:cell-address table:column="1" table:row="42" table:table="3"/>
          <office:change-info>
            <dc:creator>eparrillae </dc:creator>
            <dc:date>2011-12-14T18:42:09</dc:date>
          </office:change-info>
          <table:previous table:id="ct431">
            <table:change-track-table-cell office:value-type="string">
              <text:p>Programming Language + API</text:p>
            </table:change-track-table-cell>
          </table:previous>
        </table:cell-content-change>
        <table:cell-content-change table:id="ct435">
          <table:cell-address table:column="2" table:row="42" table:table="3"/>
          <office:change-info>
            <dc:creator>eparrillae </dc:creator>
            <dc:date>2011-12-14T18:42:13</dc:date>
          </office:change-info>
          <table:previous table:id="ct432">
            <table:change-track-table-cell office:value-type="float" office:value="1"/>
          </table:previous>
        </table:cell-content-change>
        <table:cell-content-change table:id="ct436">
          <table:cell-address table:column="3" table:row="42" table:table="3"/>
          <office:change-info>
            <dc:creator>eparrillae </dc:creator>
            <dc:date>2011-12-14T18:42:17</dc:date>
          </office:change-info>
          <table:previous table:id="ct433">
            <table:change-track-table-cell office:value-type="float" office:value="1"/>
          </table:previous>
        </table:cell-content-change>
        <table:cell-content-change table:id="ct437">
          <table:cell-address table:column="3" table:row="30" table:table="3"/>
          <office:change-info>
            <dc:creator>eparrillae </dc:creator>
            <dc:date>2011-12-14T18:43:16</dc:date>
          </office:change-info>
          <table:previous table:id="ct333">
            <table:change-track-table-cell office:value-type="float" office:value="-3"/>
          </table:previous>
        </table:cell-content-change>
        <table:cell-content-change table:id="ct438">
          <table:cell-address table:column="2" table:row="64" table:table="3"/>
          <office:change-info>
            <dc:creator>eparrillae </dc:creator>
            <dc:date>2011-12-14T18:43:57</dc:date>
          </office:change-info>
          <table:previous table:id="ct331">
            <table:change-track-table-cell office:value-type="float" office:value="3"/>
          </table:previous>
        </table:cell-content-change>
        <table:cell-content-change table:id="ct439">
          <table:cell-address table:column="3" table:row="64" table:table="3"/>
          <office:change-info>
            <dc:creator>eparrillae </dc:creator>
            <dc:date>2011-12-14T18:44:04</dc:date>
          </office:change-info>
          <table:previous table:id="ct332">
            <table:change-track-table-cell office:value-type="float" office:value="-3"/>
          </table:previous>
        </table:cell-content-change>
        <table:deletion table:id="ct440" table:type="row" table:position="73" table:table="3" table:multi-deletion-spanned="2">
          <office:change-info>
            <dc:creator>eparrillae </dc:creator>
            <dc:date>2011-12-14T18:44:18</dc:date>
          </office:change-info>
          <table:deletions>
            <table:change-deletion table:id="ct400"/>
          </table:deletions>
        </table:deletion>
        <table:deletion table:id="ct441" table:type="row" table:position="73" table:table="3">
          <office:change-info>
            <dc:creator>eparrillae </dc:creator>
            <dc:date>2011-12-14T18:44:18</dc:date>
          </office:change-info>
          <table:deletions>
            <table:change-deletion table:id="ct440"/>
            <table:change-deletion table:id="ct399"/>
          </table:deletions>
        </table:deletion>
        <table:cell-content-change table:id="ct442">
          <table:cell-address table:column="4" table:row="200" table:table="2"/>
          <office:change-info>
            <dc:creator>Diego Pardilla Mata</dc:creator>
            <dc:date>2011-12-15T11:19:44</dc:date>
          </office:change-info>
          <table:previous table:id="ct137">
            <table:change-track-table-cell office:value-type="float" office:value="0"/>
          </table:previous>
        </table:cell-content-change>
        <table:cell-content-change table:id="ct443">
          <table:cell-address table:column="2" table:row="200" table:table="2"/>
          <office:change-info>
            <dc:creator>Diego Pardilla Mata</dc:creator>
            <dc:date>2011-12-15T11:20:01</dc:date>
          </office:change-info>
          <table:previous table:id="ct75">
            <table:change-track-table-cell office:value-type="string">
              <text:p>Yes</text:p>
            </table:change-track-table-cell>
          </table:previous>
        </table:cell-content-change>
        <table:cell-content-change table:id="ct444">
          <table:cell-address table:column="2" table:row="200" table:table="2"/>
          <office:change-info>
            <dc:creator>Diego Pardilla Mata</dc:creator>
            <dc:date>2011-12-15T11:20:09</dc:date>
          </office:change-info>
          <table:previous table:id="ct443">
            <table:change-track-table-cell office:value-type="string">
              <text:p>No</text:p>
            </table:change-track-table-cell>
          </table:previous>
        </table:cell-content-change>
        <table:cell-content-change table:id="ct445">
          <table:cell-address table:column="4" table:row="174" table:table="2"/>
          <office:change-info>
            <dc:creator> </dc:creator>
            <dc:date>2011-12-15T12:33:34</dc:date>
          </office:change-info>
          <table:previous table:id="ct136">
            <table:change-track-table-cell office:value-type="float" office:value="0"/>
          </table:previous>
        </table:cell-content-change>
        <table:cell-content-change table:id="ct446">
          <table:cell-address table:column="4" table:row="174" table:table="2"/>
          <office:change-info>
            <dc:creator> </dc:creator>
            <dc:date>2011-12-15T12:35:29</dc:date>
          </office:change-info>
          <table:previous table:id="ct445">
            <table:change-track-table-cell office:value-type="float" office:value="1"/>
          </table:previous>
        </table:cell-content-change>
        <table:cell-content-change table:id="ct447">
          <table:cell-address table:column="4" table:row="174" table:table="2"/>
          <office:change-info>
            <dc:creator> </dc:creator>
            <dc:date>2011-12-15T12:36:21</dc:date>
          </office:change-info>
          <table:previous table:id="ct446">
            <table:change-track-table-cell office:value-type="float" office:value="3"/>
          </table:previous>
        </table:cell-content-change>
        <table:cell-content-change table:id="ct448">
          <table:cell-address table:column="4" table:row="185" table:table="2"/>
          <office:change-info>
            <dc:creator> </dc:creator>
            <dc:date>2011-12-15T12:46:42</dc:date>
          </office:change-info>
          <table:previous>
            <table:change-track-table-cell office:value-type="float" office:value="0"/>
          </table:previous>
        </table:cell-content-change>
        <table:cell-content-change table:id="ct449">
          <table:cell-address table:column="4" table:row="293" table:table="2"/>
          <office:change-info>
            <dc:creator> </dc:creator>
            <dc:date>2011-12-15T12:59:41</dc:date>
          </office:change-info>
          <table:previous table:id="ct140">
            <table:change-track-table-cell office:value-type="float" office:value="0"/>
          </table:previous>
        </table:cell-content-change>
        <table:cell-content-change table:id="ct450">
          <table:cell-address table:column="4" table:row="306" table:table="2"/>
          <office:change-info>
            <dc:creator> </dc:creator>
            <dc:date>2011-12-15T13:04:18</dc:date>
          </office:change-info>
          <table:previous>
            <table:change-track-table-cell office:value-type="float" office:value="0"/>
          </table:previous>
        </table:cell-content-change>
        <table:cell-content-change table:id="ct451">
          <table:cell-address table:column="4" table:row="321" table:table="2"/>
          <office:change-info>
            <dc:creator> </dc:creator>
            <dc:date>2011-12-15T13:09:52</dc:date>
          </office:change-info>
          <table:previous>
            <table:change-track-table-cell office:value-type="float" office:value="0"/>
          </table:previous>
        </table:cell-content-change>
        <table:cell-content-change table:id="ct452">
          <table:cell-address table:column="4" table:row="334" table:table="2"/>
          <office:change-info>
            <dc:creator> </dc:creator>
            <dc:date>2011-12-15T13:13:52</dc:date>
          </office:change-info>
          <table:previous>
            <table:change-track-table-cell office:value-type="float" office:value="0"/>
          </table:previous>
        </table:cell-content-change>
        <table:cell-content-change table:id="ct453">
          <table:cell-address table:column="4" table:row="334" table:table="2"/>
          <office:change-info>
            <dc:creator> </dc:creator>
            <dc:date>2011-12-15T13:14:01</dc:date>
          </office:change-info>
          <table:previous table:id="ct452">
            <table:change-track-table-cell office:value-type="float" office:value="3"/>
          </table:previous>
        </table:cell-content-change>
        <table:cell-content-change table:id="ct454">
          <table:cell-address table:column="4" table:row="334" table:table="2"/>
          <office:change-info>
            <dc:creator> </dc:creator>
            <dc:date>2011-12-15T13:15:17</dc:date>
          </office:change-info>
          <table:previous table:id="ct453">
            <table:change-track-table-cell office:value-type="float" office:value="5"/>
          </table:previous>
        </table:cell-content-change>
        <table:cell-content-change table:id="ct455">
          <table:cell-address table:column="4" table:row="334" table:table="2"/>
          <office:change-info>
            <dc:creator> </dc:creator>
            <dc:date>2011-12-15T13:15:21</dc:date>
          </office:change-info>
          <table:previous table:id="ct454">
            <table:change-track-table-cell office:value-type="float" office:value="2"/>
          </table:previous>
        </table:cell-content-change>
        <table:cell-content-change table:id="ct456">
          <table:cell-address table:column="4" table:row="334" table:table="2"/>
          <office:change-info>
            <dc:creator> </dc:creator>
            <dc:date>2011-12-15T13:15:27</dc:date>
          </office:change-info>
          <table:previous table:id="ct455">
            <table:change-track-table-cell office:value-type="float" office:value="3"/>
          </table:previous>
        </table:cell-content-change>
        <table:cell-content-change table:id="ct457">
          <table:cell-address table:column="4" table:row="334" table:table="2"/>
          <office:change-info>
            <dc:creator> </dc:creator>
            <dc:date>2011-12-15T13:16:52</dc:date>
          </office:change-info>
          <table:previous table:id="ct456">
            <table:change-track-table-cell office:value-type="float" office:value="1"/>
          </table:previous>
        </table:cell-content-change>
      </table:tracked-changes>
      <table:calculation-settings table:case-sensitive="false" table:automatic-find-labels="false" table:use-regular-expressions="false"/>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248" table:default-cell-style-name="Default"/>
        <table:table-row table:style-name="ro1" table:number-rows-repeated="2">
          <table:table-cell table:number-columns-repeated="256"/>
        </table:table-row>
        <table:table-row table:style-name="ro2">
          <table:table-cell table:style-name="ce1" office:value-type="string">
            <text:p>Business Readiness Rating Assessment Template</text:p>
          </table:table-cell>
          <table:table-cell table:number-columns-repeated="255"/>
        </table:table-row>
        <table:table-row table:style-name="ro3">
          <table:table-cell table:style-name="ce1"/>
          <table:table-cell table:number-columns-repeated="255"/>
        </table:table-row>
        <table:table-row table:style-name="ro1">
          <table:table-cell table:number-columns-repeated="256"/>
        </table:table-row>
        <table:table-row table:style-name="ro4">
          <table:table-cell table:style-name="ce2" office:value-type="string">
            <text:p>VERSION:</text:p>
          </table:table-cell>
          <table:table-cell table:style-name="ce3" office:value-type="string" table:number-columns-spanned="7" table:number-rows-spanned="1">
            <text:p>2005 RFC 1</text:p>
          </table:table-cell>
          <table:covered-table-cell table:number-columns-repeated="6" table:style-name="ce5"/>
          <table:table-cell table:number-columns-repeated="248"/>
        </table:table-row>
        <table:table-row table:style-name="ro1">
          <table:table-cell table:number-columns-repeated="256"/>
        </table:table-row>
        <table:table-row table:style-name="ro4">
          <table:table-cell table:style-name="ce2" office:value-type="string">
            <text:p>LICENSE:</text:p>
          </table:table-cell>
          <table:table-cell table:style-name="ce3" office:value-type="string" table:number-columns-spanned="7" table:number-rows-spanned="1">
            <text:p>Creative Commons Attribution-NonCommercial-ShareAlike 2.5 License </text:p>
          </table:table-cell>
          <table:covered-table-cell table:number-columns-repeated="6" table:style-name="ce5"/>
          <table:table-cell table:number-columns-repeated="248"/>
        </table:table-row>
        <table:table-row table:style-name="ro1">
          <table:table-cell/>
          <table:table-cell table:style-name="ce4" office:value-type="string">
            <text:p><text:span text:style-name="T2"><text:a xlink:href="http://creativecommons.org/licenses/by-nc-sa/2.5/">http://creativecommons.org/licenses/by-nc-sa/2.5/</text:a></text:span></text:p>
          </table:table-cell>
          <table:table-cell table:number-columns-repeated="254"/>
        </table:table-row>
        <table:table-row table:style-name="ro1">
          <table:table-cell table:number-columns-repeated="256"/>
        </table:table-row>
        <table:table-row table:style-name="ro5">
          <table:table-cell table:style-name="ce2" office:value-type="string">
            <text:p>NOTE:</text:p>
          </table:table-cell>
          <table:table-cell table:style-name="ce3"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5"/>
          <table:table-cell table:number-columns-repeated="248"/>
        </table:table-row>
      </table:table>
      <table:table table:name="Category Ranking" table:style-name="ta2">
        <table:table-column table:style-name="co5" table:default-cell-style-name="Default"/>
        <table:table-column table:style-name="co6" table:default-cell-style-name="ce12"/>
        <table:table-column table:style-name="co7" table:default-cell-style-name="Default"/>
        <table:table-column table:style-name="co8" table:default-cell-style-name="ce15"/>
        <table:table-column table:style-name="co2" table:number-columns-repeated="252" table:default-cell-style-name="Default"/>
        <table:table-row table:style-name="ro1" table:number-rows-repeated="4">
          <table:table-cell/>
          <table:table-cell table:style-name="Default"/>
          <table:table-cell/>
          <table:table-cell table:style-name="Default"/>
          <table:table-cell table:number-columns-repeated="252"/>
        </table:table-row>
        <table:table-row table:style-name="ro1">
          <table:table-cell/>
          <table:table-cell table:style-name="ce7" office:value-type="string" table:number-columns-spanned="3" table:number-rows-spanned="1">
            <text:p>Evaluated Technology</text:p>
          </table:table-cell>
          <table:covered-table-cell table:number-columns-repeated="2" table:style-name="ce7"/>
          <table:table-cell table:number-columns-repeated="252"/>
        </table:table-row>
        <table:table-row table:style-name="ro6">
          <table:table-cell/>
          <table:table-cell table:style-name="ce8" office:value-type="string" table:number-columns-spanned="3" table:number-rows-spanned="1">
            <text:p>Component Name: &lt;Enter a component&gt;</text:p>
          </table:table-cell>
          <table:covered-table-cell table:number-columns-repeated="2" table:style-name="ce14"/>
          <table:table-cell table:number-columns-repeated="252"/>
        </table:table-row>
        <table:table-row table:style-name="ro4">
          <table:table-cell table:style-name="ce6"/>
          <table:table-cell table:style-name="ce9" office:value-type="string" table:number-columns-spanned="3" table:number-rows-spanned="1">
            <text:p>Component type: &lt;Enter a component type&gt;</text:p>
          </table:table-cell>
          <table:covered-table-cell table:number-columns-repeated="2" table:style-name="ce9"/>
          <table:table-cell table:number-columns-repeated="252"/>
        </table:table-row>
        <table:table-row table:style-name="ro4">
          <table:table-cell table:style-name="ce6"/>
          <table:table-cell table:style-name="ce9" office:value-type="string" table:number-columns-spanned="3" table:number-rows-spanned="1">
            <text:p>Usage Setting: &lt;Enter a usage setting&gt;</text:p>
          </table:table-cell>
          <table:covered-table-cell table:number-columns-repeated="2" table:style-name="ce9"/>
          <table:table-cell table:number-columns-repeated="252"/>
        </table:table-row>
        <table:table-row table:style-name="ro1">
          <table:table-cell/>
          <table:table-cell table:style-name="ce10" table:number-columns-spanned="3" table:number-rows-spanned="1"/>
          <table:covered-table-cell/>
          <table:covered-table-cell table:style-name="Default"/>
          <table:table-cell table:number-columns-repeated="252"/>
        </table:table-row>
        <table:table-row table:style-name="ro1">
          <table:table-cell/>
          <table:table-cell table:style-name="ce10" table:number-columns-spanned="3" table:number-rows-spanned="1"/>
          <table:covered-table-cell/>
          <table:covered-table-cell table:style-name="Default"/>
          <table:table-cell table:number-columns-repeated="252"/>
        </table:table-row>
        <table:table-row table:style-name="ro1">
          <table:table-cell/>
          <table:table-cell table:style-name="ce11" office:value-type="string">
            <text:p>Rank</text:p>
          </table:table-cell>
          <table:table-cell table:style-name="ce11" office:value-type="string">
            <text:p>Category</text:p>
          </table:table-cell>
          <table:table-cell table:style-name="ce11" office:value-type="string">
            <text:p>Weight</text:p>
          </table:table-cell>
          <table:table-cell table:number-columns-repeated="252"/>
        </table:table-row>
        <table:table-row table:style-name="ro1">
          <table:table-cell/>
          <table:table-cell office:value-type="float" office:value="1">
            <text:p>1</text:p>
          </table:table-cell>
          <table:table-cell office:value-type="string">
            <text:p>Functionality</text:p>
          </table:table-cell>
          <table:table-cell office:value-type="percentage" office:value="0.12">
            <text:p>12.00%</text:p>
          </table:table-cell>
          <table:table-cell table:number-columns-repeated="252"/>
        </table:table-row>
        <table:table-row table:style-name="ro1">
          <table:table-cell/>
          <table:table-cell office:value-type="float" office:value="2">
            <text:p>2</text:p>
          </table:table-cell>
          <table:table-cell office:value-type="string">
            <text:p>Usability</text:p>
          </table:table-cell>
          <table:table-cell office:value-type="percentage" office:value="0.08">
            <text:p>8.00%</text:p>
          </table:table-cell>
          <table:table-cell table:number-columns-repeated="252"/>
        </table:table-row>
        <table:table-row table:style-name="ro1">
          <table:table-cell/>
          <table:table-cell office:value-type="float" office:value="3">
            <text:p>3</text:p>
          </table:table-cell>
          <table:table-cell office:value-type="string">
            <text:p>Quality</text:p>
          </table:table-cell>
          <table:table-cell office:value-type="percentage" office:value="0.12">
            <text:p>12.00%</text:p>
          </table:table-cell>
          <table:table-cell table:number-columns-repeated="252"/>
        </table:table-row>
        <table:table-row table:style-name="ro1">
          <table:table-cell/>
          <table:table-cell office:value-type="float" office:value="4">
            <text:p>4</text:p>
          </table:table-cell>
          <table:table-cell office:value-type="string">
            <text:p>Security</text:p>
          </table:table-cell>
          <table:table-cell office:value-type="percentage" office:value="0.08">
            <text:p>8.00%</text:p>
          </table:table-cell>
          <table:table-cell table:number-columns-repeated="252"/>
        </table:table-row>
        <table:table-row table:style-name="ro1">
          <table:table-cell/>
          <table:table-cell office:value-type="float" office:value="5">
            <text:p>5</text:p>
          </table:table-cell>
          <table:table-cell office:value-type="string">
            <text:p>Performance</text:p>
          </table:table-cell>
          <table:table-cell office:value-type="percentage" office:value="0.06">
            <text:p>6.00%</text:p>
          </table:table-cell>
          <table:table-cell table:number-columns-repeated="252"/>
        </table:table-row>
        <table:table-row table:style-name="ro1">
          <table:table-cell/>
          <table:table-cell office:value-type="float" office:value="6">
            <text:p>6</text:p>
          </table:table-cell>
          <table:table-cell office:value-type="string">
            <text:p>Scalability</text:p>
          </table:table-cell>
          <table:table-cell office:value-type="percentage" office:value="0.05">
            <text:p>5.00%</text:p>
          </table:table-cell>
          <table:table-cell table:number-columns-repeated="252"/>
        </table:table-row>
        <table:table-row table:style-name="ro1">
          <table:table-cell/>
          <table:table-cell office:value-type="float" office:value="7">
            <text:p>7</text:p>
          </table:table-cell>
          <table:table-cell office:value-type="string">
            <text:p>Architecture</text:p>
          </table:table-cell>
          <table:table-cell office:value-type="percentage" office:value="0.1">
            <text:p>10.00%</text:p>
          </table:table-cell>
          <table:table-cell table:number-columns-repeated="252"/>
        </table:table-row>
        <table:table-row table:style-name="ro1">
          <table:table-cell/>
          <table:table-cell office:value-type="float" office:value="8">
            <text:p>8</text:p>
          </table:table-cell>
          <table:table-cell office:value-type="string">
            <text:p>Support</text:p>
          </table:table-cell>
          <table:table-cell office:value-type="percentage" office:value="0.06">
            <text:p>6.00%</text:p>
          </table:table-cell>
          <table:table-cell table:number-columns-repeated="252"/>
        </table:table-row>
        <table:table-row table:style-name="ro1">
          <table:table-cell/>
          <table:table-cell office:value-type="float" office:value="9">
            <text:p>9</text:p>
          </table:table-cell>
          <table:table-cell office:value-type="string">
            <text:p>Documentation</text:p>
          </table:table-cell>
          <table:table-cell office:value-type="percentage" office:value="0.1">
            <text:p>10.00%</text:p>
          </table:table-cell>
          <table:table-cell table:number-columns-repeated="252"/>
        </table:table-row>
        <table:table-row table:style-name="ro1">
          <table:table-cell/>
          <table:table-cell office:value-type="float" office:value="10">
            <text:p>10</text:p>
          </table:table-cell>
          <table:table-cell office:value-type="string">
            <text:p>Adoption</text:p>
          </table:table-cell>
          <table:table-cell office:value-type="percentage" office:value="0.06">
            <text:p>6.00%</text:p>
          </table:table-cell>
          <table:table-cell table:number-columns-repeated="252"/>
        </table:table-row>
        <table:table-row table:style-name="ro1">
          <table:table-cell/>
          <table:table-cell office:value-type="float" office:value="11">
            <text:p>11</text:p>
          </table:table-cell>
          <table:table-cell office:value-type="string">
            <text:p>Community</text:p>
          </table:table-cell>
          <table:table-cell office:value-type="percentage" office:value="0.12">
            <text:p>12.00%</text:p>
          </table:table-cell>
          <table:table-cell table:number-columns-repeated="252"/>
        </table:table-row>
        <table:table-row table:style-name="ro1">
          <table:table-cell/>
          <table:table-cell office:value-type="float" office:value="12">
            <text:p>12</text:p>
          </table:table-cell>
          <table:table-cell office:value-type="string">
            <text:p>Professionalism</text:p>
          </table:table-cell>
          <table:table-cell office:value-type="percentage" office:value="0.05">
            <text:p>5.00%</text:p>
          </table:table-cell>
          <table:table-cell table:number-columns-repeated="252"/>
        </table:table-row>
        <table:table-row table:style-name="ro1">
          <table:table-cell/>
          <table:table-cell table:style-name="ce10" office:value-type="string" table:number-columns-spanned="3" table:number-rows-spanned="1">
            <text:p><text:s text:c="2"/></text:p>
          </table:table-cell>
          <table:covered-table-cell/>
          <table:covered-table-cell table:style-name="Default"/>
          <table:table-cell table:number-columns-repeated="252"/>
        </table:table-row>
        <table:table-row table:style-name="ro1">
          <table:table-cell/>
          <table:table-cell table:style-name="ce13" table:number-columns-repeated="2"/>
          <table:table-cell table:style-name="ce13" office:value-type="string">
            <text:p>Total Weight</text:p>
          </table:table-cell>
          <table:table-cell table:number-columns-repeated="252"/>
        </table:table-row>
        <table:table-row table:style-name="ro1">
          <table:table-cell/>
          <table:table-cell table:style-name="Default"/>
          <table:table-cell/>
          <table:table-cell table:style-name="ce16" table:formula="of:=SUM([.D12:.D23])" office:value-type="percentage" office:value="1">
            <text:p>100.00%</text:p>
          </table:table-cell>
          <table:table-cell table:number-columns-repeated="252"/>
        </table:table-row>
      </table:table>
      <table:table table:name="Category Rating and Metrics" table:style-name="ta3" table:print-ranges="'Category Rating and Metrics'.A1:'Category Rating and Metrics'.G402">
        <office:forms form:automatic-focus="false" form:apply-design-mode="false"/>
        <table:table-column table:style-name="co9" table:default-cell-style-name="ce17"/>
        <table:table-column table:style-name="co10" table:default-cell-style-name="ce36"/>
        <table:table-column table:style-name="co11" table:default-cell-style-name="ce36"/>
        <table:table-column table:style-name="co12" table:default-cell-style-name="ce36"/>
        <table:table-column table:style-name="co13" table:default-cell-style-name="ce32"/>
        <table:table-column table:style-name="co14" table:default-cell-style-name="ce32"/>
        <table:table-column table:style-name="co8" table:default-cell-style-name="ce17"/>
        <table:table-column table:style-name="co2" table:number-columns-repeated="249" table:default-cell-style-name="Default"/>
        <table:table-row table:style-name="ro7">
          <table:table-cell/>
          <table:table-cell table:style-name="ce17" table:number-columns-repeated="5"/>
          <table:table-cell table:number-columns-repeated="250"/>
        </table:table-row>
        <table:table-row table:style-name="ro1">
          <table:table-cell/>
          <table:table-cell table:style-name="ce17" table:number-columns-repeated="5"/>
          <table:table-cell table:number-columns-repeated="250"/>
        </table:table-row>
        <table:table-row table:style-name="ro1">
          <table:table-cell table:style-name="ce18" office:value-type="string" table:number-columns-spanned="6" table:number-rows-spanned="1">
            <text:p>Evaluated Technology And Functional Orientation</text:p>
          </table:table-cell>
          <table:covered-table-cell table:number-columns-repeated="5" table:style-name="ce18"/>
          <table:table-cell table:style-name="ce54" office:value-type="string">
            <text:p>BRR</text:p>
          </table:table-cell>
          <table:table-cell table:number-columns-repeated="249"/>
        </table:table-row>
        <table:table-row table:style-name="ro6">
          <table:table-cell table:style-name="ce19" office:value-type="string" table:number-columns-spanned="6" table:number-rows-spanned="1">
            <text:p>SVN</text:p>
          </table:table-cell>
          <table:covered-table-cell table:number-columns-repeated="5" table:style-name="ce19"/>
          <table:table-cell table:style-name="ce55" table:formula="of:=SUM([.G10:.G377])" office:value-type="float" office:value="3.074">
            <text:p>3.07</text:p>
          </table:table-cell>
          <table:table-cell table:number-columns-repeated="249"/>
        </table:table-row>
        <table:table-row table:style-name="ro1">
          <table:table-cell table:style-name="ce9" office:value-type="string" table:number-columns-spanned="6" table:number-rows-spanned="1">
            <text:p>Component type: &lt;Enter a component type&gt;</text:p>
          </table:table-cell>
          <table:covered-table-cell table:number-columns-repeated="5" table:style-name="ce9"/>
          <table:table-cell table:number-columns-repeated="250"/>
        </table:table-row>
        <table:table-row table:style-name="ro1">
          <table:table-cell table:style-name="ce9" office:value-type="string" table:number-columns-spanned="6" table:number-rows-spanned="1">
            <text:p>Usage Setting: &lt;Enter a usage setting&gt;</text:p>
          </table:table-cell>
          <table:covered-table-cell table:number-columns-repeated="5" table:style-name="ce9"/>
          <table:table-cell table:number-columns-repeated="250"/>
        </table:table-row>
        <table:table-row table:style-name="ro4">
          <table:table-cell table:style-name="ce20" table:number-columns-repeated="6"/>
          <table:table-cell table:number-columns-repeated="250"/>
        </table:table-row>
        <table:table-row-group>
          <table:table-row table:style-name="ro1">
            <table:table-cell table:style-name="ce21" office:value-type="string">
              <text:p>Rank</text:p>
            </table:table-cell>
            <table:table-cell table:style-name="ce24" office:value-type="string" table:number-columns-spanned="3" table:number-rows-spanned="1">
              <text:p>Category Title</text:p>
            </table:table-cell>
            <table:covered-table-cell table:number-columns-repeated="2" table:style-name="ce24"/>
            <table:table-cell table:style-name="ce21" office:value-type="string">
              <text:p>Weight</text:p>
            </table:table-cell>
            <table:table-cell table:style-name="ce21" office:value-type="string">
              <text:p>Unweighted Rating</text:p>
            </table:table-cell>
            <table:table-cell table:style-name="ce54" office:value-type="string">
              <text:p>Weighted Rating</text:p>
            </table:table-cell>
            <table:table-cell table:number-columns-repeated="249"/>
          </table:table-row>
          <table:table-row table:style-name="ro1">
            <table:table-cell table:style-name="ce22" table:formula="of:=[$'Category Ranking'.B12]" office:value-type="float" office:value="1">
              <text:p>1</text:p>
            </table:table-cell>
            <table:table-cell table:style-name="ce25" office:value-type="string" table:number-columns-spanned="3" table:number-rows-spanned="1">
              <text:p>Functionality</text:p>
            </table:table-cell>
            <table:covered-table-cell table:number-columns-repeated="2" table:style-name="ce25"/>
            <table:table-cell table:style-name="ce15" table:formula="of:=[$'Category Ranking'.D12]" office:value-type="percentage" office:value="0.12">
              <text:p>12.00%</text:p>
            </table:table-cell>
            <table:table-cell table:style-name="ce22" table:formula="of:=[$'Functionality Rating'.E13]" office:value-type="float" office:value="2">
              <text:p>2</text:p>
            </table:table-cell>
            <table:table-cell table:style-name="ce22" table:formula="of:=[.F9]*[.E9]" office:value-type="float" office:value="0.24">
              <text:p>0.24</text:p>
            </table:table-cell>
            <table:table-cell table:number-columns-repeated="249"/>
          </table:table-row>
        </table:table-row-group>
        <table:table-row table:style-name="ro8">
          <table:table-cell table:style-name="ce20" table:number-columns-repeated="6"/>
          <table:table-cell table:number-columns-repeated="250"/>
        </table:table-row>
        <table:table-row-group>
          <table:table-row table:style-name="ro1">
            <table:table-cell table:style-name="ce21" office:value-type="string">
              <text:p>Rank</text:p>
            </table:table-cell>
            <table:table-cell table:style-name="ce24" office:value-type="string" table:number-columns-spanned="3" table:number-rows-spanned="1">
              <text:p>Category Title</text:p>
            </table:table-cell>
            <table:covered-table-cell table:number-columns-repeated="2" table:style-name="ce24"/>
            <table:table-cell table:style-name="ce21" office:value-type="string">
              <text:p>Weight</text:p>
            </table:table-cell>
            <table:table-cell table:style-name="ce21" office:value-type="string">
              <text:p>Unweighted Rating</text:p>
            </table:table-cell>
            <table:table-cell table:style-name="ce54" office:value-type="string">
              <text:p>Weighted Rating</text:p>
            </table:table-cell>
            <table:table-cell table:number-columns-repeated="249"/>
          </table:table-row>
          <table:table-row table:style-name="ro1">
            <table:table-cell table:style-name="ce22" table:formula="of:=[$'Category Ranking'.B13]" office:value-type="float" office:value="2">
              <text:p>2</text:p>
            </table:table-cell>
            <table:table-cell table:style-name="ce25" office:value-type="string" table:number-columns-spanned="3" table:number-rows-spanned="1">
              <text:p>Usability</text:p>
            </table:table-cell>
            <table:covered-table-cell table:number-columns-repeated="2" table:style-name="ce25"/>
            <table:table-cell table:style-name="ce15" table:formula="of:=[$'Category Ranking'.D13]" office:value-type="percentage" office:value="0.08">
              <text:p>8.00%</text:p>
            </table:table-cell>
            <table:table-cell table:style-name="ce22" table:formula="of:=SUM([.F15:.F50])" office:value-type="float" office:value="4">
              <text:p>4</text:p>
            </table:table-cell>
            <table:table-cell table:style-name="ce22" table:formula="of:=[.F12]*[.E12]" office:value-type="float" office:value="0.32">
              <text:p>0.32</text:p>
            </table:table-cell>
            <table:table-cell table:number-columns-repeated="249"/>
          </table:table-row>
          <table:table-row-group>
            <table:table-row table:style-name="ro1">
              <table:table-cell table:style-name="ce23"/>
              <table:table-cell table:style-name="ce26" table:number-columns-spanned="5" table:number-rows-spanned="1"/>
              <table:covered-table-cell table:number-columns-repeated="4" table:style-name="ce37"/>
              <table:table-cell table:number-columns-repeated="250"/>
            </table:table-row>
            <table:table-row table:style-name="ro1">
              <table:table-cell/>
              <table:table-cell table:style-name="ce27" office:value-type="string">
                <text:p>Metric Name</text:p>
              </table:table-cell>
              <table:table-cell table:style-name="ce27"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
              <table:table-cell/>
              <table:table-cell table:style-name="ce23" office:value-type="string">
                <text:p>End user UI experience</text:p>
              </table:table-cell>
              <table:table-cell table:style-name="ce12"/>
              <table:table-cell table:style-name="ce47" office:value-type="percentage" office:value="0.5">
                <text:p>50.00%</text:p>
              </table:table-cell>
              <table:table-cell table:style-name="ce48" office:value-type="float" office:value="5">
                <office:annotation office:display="true" draw:style-name="gr1" draw:text-style-name="P1" svg:width="4.9567in" svg:height="1.3232in" svg:x="10.6551in" svg:y="1.8969in" draw:caption-point-x="-2.9894in" draw:caption-point-y="0.7614in">
                  <dc:date>2011-12-15T00:00:00</dc:date>
                  <text:p text:style-name="P1">SVN has more than 30 graphics clients available (IDE plugins, web based clients, standalone clients), here are the URL's of some of them:</text:p>
                  <text:p text:style-name="P1"/>
                  <text:p text:style-name="P1"><text:a xlink:href="http://ankhsvn.open.collab.net/">http://ankhsvn.open.collab.net/</text:a></text:p>
                  <text:p text:style-name="P1">http://pixelnovel.com/timeline</text:p>
                  <text:p text:style-name="P1"><text:a xlink:href="http://subclipse.tigris.org/">http://subclipse.tigris.org/</text:a></text:p>
                  <text:p text:style-name="P1"><text:a xlink:href="http://code.google.com/p/subweaver/">http://code.google.com/p/subweaver/</text:a></text:p>
                  <text:p text:style-name="P1">http://www.websvn.info/</text:p>
                </office:annotation>
                <text:p>5</text:p>
              </table:table-cell>
              <table:table-cell table:style-name="ce17" table:formula="of:=[.D15]*[.E15]" office:value-type="float" office:value="2.5">
                <text:p>2.5</text:p>
              </table:table-cell>
              <table:table-cell table:number-columns-repeated="250"/>
            </table:table-row>
            <table:table-row-group>
              <table:table-row table:style-name="ro1">
                <table:table-cell/>
                <table:table-cell table:style-name="ce23" table:number-columns-repeated="5"/>
                <table:table-cell table:number-columns-repeated="250"/>
              </table:table-row>
              <table:table-row table:style-name="ro1">
                <table:table-cell/>
                <table:table-cell table:style-name="ce28" office:value-type="string" table:number-columns-spanned="4" table:number-rows-spanned="1">
                  <text:p>Test Description</text:p>
                </table:table-cell>
                <table:covered-table-cell table:number-columns-repeated="3" table:style-name="ce28"/>
                <table:table-cell table:style-name="Default"/>
                <table:table-cell table:number-columns-repeated="250"/>
              </table:table-row>
              <table:table-row table:style-name="ro1">
                <table:table-cell/>
                <table:table-cell table:style-name="ce29" office:value-type="string" table:number-columns-spanned="4" table:number-rows-spanned="1">
                  <text:p>This measures how well the UI is perceived by an end-user. <text:s/>(Intuitive interface/ navigation/control scheme) </text:p>
                </table:table-cell>
                <table:covered-table-cell table:number-columns-repeated="3" table:style-name="ce29"/>
                <table:table-cell table:style-name="ce44"/>
                <table:table-cell table:number-columns-repeated="250"/>
              </table:table-row>
              <table:table-row table:style-name="ro1">
                <table:table-cell/>
                <table:table-cell table:style-name="ce10" table:number-columns-spanned="4" table:number-rows-spanned="1"/>
                <table:covered-table-cell table:number-columns-repeated="3" table:style-name="Default"/>
                <table:table-cell table:number-columns-repeated="251"/>
              </table:table-row>
              <table:table-row table:style-name="ro1">
                <table:table-cell/>
                <table:table-cell table:style-name="ce28" office:value-type="string" table:number-columns-spanned="3" table:number-rows-spanned="1">
                  <text:p>Test Score Specification</text:p>
                </table:table-cell>
                <table:covered-table-cell table:number-columns-repeated="2" table:style-name="ce28"/>
                <table:table-cell table:style-name="ce49" office:value-type="string">
                  <text:p>Score</text:p>
                </table:table-cell>
                <table:table-cell table:style-name="Default"/>
                <table:table-cell table:number-columns-repeated="250"/>
              </table:table-row>
              <table:table-row table:style-name="ro1">
                <table:table-cell/>
                <table:table-cell table:style-name="ce30" office:value-type="string" table:number-columns-spanned="3" table:number-rows-spanned="1">
                  <text:p>Simple &amp; Intuitive, information is well organized, no manual required</text:p>
                </table:table-cell>
                <table:covered-table-cell table:number-columns-repeated="2" table:style-name="ce30"/>
                <table:table-cell office:value-type="float" office:value="5">
                  <text:p>5</text:p>
                </table:table-cell>
                <table:table-cell table:number-columns-repeated="251"/>
              </table:table-row>
              <table:table-row table:style-name="ro1">
                <table:table-cell/>
                <table:table-cell table:style-name="ce30" office:value-type="string" table:number-columns-spanned="3" table:number-rows-spanned="1">
                  <text:p>Takes little time to learn, information somewhat organized, some use of the manual</text:p>
                </table:table-cell>
                <table:covered-table-cell table:number-columns-repeated="2" table:style-name="ce30"/>
                <table:table-cell office:value-type="float" office:value="3">
                  <text:p>3</text:p>
                </table:table-cell>
                <table:table-cell table:number-columns-repeated="251"/>
              </table:table-row>
              <table:table-row table:style-name="ro1">
                <table:table-cell/>
                <table:table-cell table:style-name="ce31" office:value-type="string" table:number-columns-spanned="3" table:number-rows-spanned="1">
                  <text:p>Complex, too much information, no obvious organization, cannot use without a manual</text:p>
                </table:table-cell>
                <table:covered-table-cell table:number-columns-repeated="2" table:style-name="ce31"/>
                <table:table-cell office:value-type="float" office:value="1">
                  <text:p>1</text:p>
                </table:table-cell>
                <table:table-cell table:number-columns-repeated="251"/>
              </table:table-row>
            </table:table-row-group>
            <table:table-row table:style-name="ro1">
              <table:table-cell table:style-name="ce23"/>
              <table:table-cell table:style-name="ce26" table:number-columns-spanned="4" table:number-rows-spanned="1"/>
              <table:covered-table-cell table:number-columns-repeated="3" table:style-name="ce37"/>
              <table:table-cell table:style-name="ce23"/>
              <table:table-cell table:number-columns-repeated="250"/>
            </table:table-row>
            <table:table-row table:style-name="ro1">
              <table:table-cell table:style-name="ce23"/>
              <table:table-cell table:style-name="ce27" office:value-type="string">
                <text:p>Metric Name</text:p>
              </table:table-cell>
              <table:table-cell table:style-name="ce27"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9">
              <table:table-cell table:style-name="ce23"/>
              <table:table-cell table:style-name="ce32" office:value-type="string">
                <text:p>Time for setup pre-requisites for installing open source software</text:p>
              </table:table-cell>
              <table:table-cell table:style-name="ce12" office:value-type="string">
                <text:p>15 minutes</text:p>
              </table:table-cell>
              <table:table-cell table:style-name="ce47" office:value-type="percentage" office:value="0.25">
                <text:p>25.00%</text:p>
              </table:table-cell>
              <table:table-cell table:style-name="ce50" office:value-type="float" office:value="3">
                <text:p>3</text:p>
              </table:table-cell>
              <table:table-cell table:style-name="ce17" table:formula="of:=[.D26]*[.E26]" office:value-type="float" office:value="0.75">
                <text:p>0.75</text:p>
              </table:table-cell>
              <table:table-cell table:number-columns-repeated="250"/>
            </table:table-row>
            <table:table-row-group>
              <table:table-row table:style-name="ro1">
                <table:table-cell table:style-name="ce23"/>
                <table:table-cell table:style-name="ce33" table:number-columns-spanned="5" table:number-rows-spanned="1"/>
                <table:covered-table-cell table:number-columns-repeated="4" table:style-name="ce17"/>
                <table:table-cell table:number-columns-repeated="250"/>
              </table:table-row>
              <table:table-row table:style-name="ro1">
                <table:table-cell table:style-name="ce23"/>
                <table:table-cell table:style-name="ce34" office:value-type="string" table:number-columns-spanned="4" table:number-rows-spanned="1">
                  <text:p>Test Description</text:p>
                </table:table-cell>
                <table:covered-table-cell table:number-columns-repeated="3" table:style-name="ce34"/>
                <table:table-cell table:style-name="Default"/>
                <table:table-cell table:number-columns-repeated="250"/>
              </table:table-row>
              <table:table-row table:style-name="ro8">
                <table:table-cell table:style-name="ce23"/>
                <table:table-cell table:style-name="ce29" office:value-type="string" table:number-columns-spanned="4" table:number-rows-spanned="1">
                  <text:p>The time/effort needed to set up a system, with all pre-requisites satisfied. <text:s/>This does not include OS.</text:p>
                </table:table-cell>
                <table:covered-table-cell table:number-columns-repeated="3" table:style-name="ce29"/>
                <table:table-cell table:style-name="ce44"/>
                <table:table-cell table:number-columns-repeated="250"/>
              </table:table-row>
              <table:table-row table:style-name="ro1">
                <table:table-cell table:style-name="ce23"/>
                <table:table-cell table:style-name="ce35" table:number-columns-spanned="4" table:number-rows-spanned="1"/>
                <table:covered-table-cell table:number-columns-repeated="3" table:style-name="ce45"/>
                <table:table-cell table:number-columns-repeated="251"/>
              </table:table-row>
              <table:table-row table:style-name="ro1">
                <table:table-cell table:style-name="ce23"/>
                <table:table-cell table:style-name="ce28" office:value-type="string" table:number-columns-spanned="3" table:number-rows-spanned="1">
                  <text:p>Test Score Specification</text:p>
                </table:table-cell>
                <table:covered-table-cell table:number-columns-repeated="2" table:style-name="ce28"/>
                <table:table-cell table:style-name="ce34" office:value-type="string">
                  <text:p>Score</text:p>
                </table:table-cell>
                <table:table-cell table:style-name="Default"/>
                <table:table-cell table:number-columns-repeated="250"/>
              </table:table-row>
              <table:table-row table:style-name="ro1">
                <table:table-cell table:style-name="ce23"/>
                <table:table-cell office:value-type="string" table:number-columns-spanned="3" table:number-rows-spanned="1">
                  <text:p>&lt; 10 minutes</text:p>
                </table:table-cell>
                <table:covered-table-cell table:number-columns-repeated="2"/>
                <table:table-cell table:style-name="ce51" office:value-type="float" office:value="5">
                  <text:p>5</text:p>
                </table:table-cell>
                <table:table-cell table:style-name="ce52"/>
                <table:table-cell table:number-columns-repeated="250"/>
              </table:table-row>
              <table:table-row table:style-name="ro1">
                <table:table-cell table:style-name="ce23"/>
                <table:table-cell office:value-type="string" table:number-columns-spanned="3" table:number-rows-spanned="1">
                  <text:p>10 - 30 <text:s/>minutes</text:p>
                </table:table-cell>
                <table:covered-table-cell table:number-columns-repeated="2"/>
                <table:table-cell table:style-name="ce51" office:value-type="float" office:value="4">
                  <text:p>4</text:p>
                </table:table-cell>
                <table:table-cell table:style-name="ce52"/>
                <table:table-cell table:number-columns-repeated="250"/>
              </table:table-row>
              <table:table-row table:style-name="ro1">
                <table:table-cell table:style-name="ce23"/>
                <table:table-cell office:value-type="string" table:number-columns-spanned="3" table:number-rows-spanned="1">
                  <text:p>30 min - 1 <text:s/>hour</text:p>
                </table:table-cell>
                <table:covered-table-cell table:number-columns-repeated="2"/>
                <table:table-cell table:style-name="ce51" office:value-type="float" office:value="3">
                  <text:p>3</text:p>
                </table:table-cell>
                <table:table-cell table:style-name="ce52"/>
                <table:table-cell table:number-columns-repeated="250"/>
              </table:table-row>
              <table:table-row table:style-name="ro1">
                <table:table-cell table:style-name="ce23"/>
                <table:table-cell office:value-type="string" table:number-columns-spanned="3" table:number-rows-spanned="1">
                  <text:p>1 - 4 hours</text:p>
                </table:table-cell>
                <table:covered-table-cell table:number-columns-repeated="2"/>
                <table:table-cell table:style-name="ce51" office:value-type="float" office:value="2">
                  <text:p>2</text:p>
                </table:table-cell>
                <table:table-cell table:style-name="ce52"/>
                <table:table-cell table:number-columns-repeated="250"/>
              </table:table-row>
              <table:table-row table:style-name="ro1">
                <table:table-cell table:style-name="ce23"/>
                <table:table-cell office:value-type="string" table:number-columns-spanned="3" table:number-rows-spanned="1">
                  <text:p>&gt; 4 hours</text:p>
                </table:table-cell>
                <table:covered-table-cell table:number-columns-repeated="2"/>
                <table:table-cell table:style-name="ce51" office:value-type="float" office:value="1">
                  <text:p>1</text:p>
                </table:table-cell>
                <table:table-cell table:style-name="ce52"/>
                <table:table-cell table:number-columns-repeated="250"/>
              </table:table-row>
            </table:table-row-group>
            <table:table-row table:style-name="ro1">
              <table:table-cell table:style-name="ce23"/>
              <table:table-cell table:style-name="ce37" table:number-columns-repeated="4"/>
              <table:table-cell table:style-name="ce23"/>
              <table:table-cell table:number-columns-repeated="250"/>
            </table:table-row>
            <table:table-row table:style-name="ro1">
              <table:table-cell/>
              <table:table-cell table:style-name="ce27" office:value-type="string">
                <text:p>Metric Name</text:p>
              </table:table-cell>
              <table:table-cell table:style-name="ce27"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
              <table:table-cell/>
              <table:table-cell table:style-name="ce32" office:value-type="string">
                <text:p>Time for vanilla installation/configuration</text:p>
              </table:table-cell>
              <table:table-cell table:style-name="ce12" office:value-type="string">
                <text:p>15 <text:s/>minutes</text:p>
              </table:table-cell>
              <table:table-cell table:style-name="ce47" office:value-type="percentage" office:value="0.25">
                <text:p>25.00%</text:p>
              </table:table-cell>
              <table:table-cell table:style-name="ce48" office:value-type="float" office:value="3">
                <text:p>3</text:p>
              </table:table-cell>
              <table:table-cell table:style-name="ce17" table:formula="of:=[.D39]*[.E39]" office:value-type="float" office:value="0.75">
                <text:p>0.75</text:p>
              </table:table-cell>
              <table:table-cell table:number-columns-repeated="250"/>
            </table:table-row>
            <table:table-row-group table:display="false">
              <table:table-row table:style-name="ro1" table:visibility="collapse">
                <table:table-cell/>
                <table:table-cell table:style-name="ce33" table:number-columns-spanned="5" table:number-rows-spanned="1"/>
                <table:covered-table-cell table:number-columns-repeated="4" table:style-name="ce17"/>
                <table:table-cell table:number-columns-repeated="250"/>
              </table:table-row>
              <table:table-row table:style-name="ro1" table:visibility="collapse">
                <table:table-cell/>
                <table:table-cell table:style-name="ce34" office:value-type="string" table:number-columns-spanned="4" table:number-rows-spanned="1">
                  <text:p>Test Description</text:p>
                </table:table-cell>
                <table:covered-table-cell table:number-columns-repeated="3" table:style-name="ce34"/>
                <table:table-cell table:style-name="Default"/>
                <table:table-cell table:number-columns-repeated="250"/>
              </table:table-row>
              <table:table-row table:style-name="ro10" table:visibility="collapse">
                <table:table-cell/>
                <table:table-cell table:style-name="ce29" office:value-type="string" table:number-columns-spanned="4" table:number-rows-spanned="1">
                  <text:p>Time it takes to get instant gratification, shows whether project is thinking about getting users up and running <text:span text:style-name="T3">as</text:span><text:span text:style-name="T4"> quickly as </text:span><text:span text:style-name="T4">possible. </text:span></text:p>
                </table:table-cell>
                <table:covered-table-cell table:number-columns-repeated="3" table:style-name="ce29"/>
                <table:table-cell table:style-name="ce44"/>
                <table:table-cell table:number-columns-repeated="250"/>
              </table:table-row>
              <table:table-row table:style-name="ro1" table:visibility="collapse">
                <table:table-cell/>
                <table:table-cell table:style-name="ce35" table:number-columns-spanned="4" table:number-rows-spanned="1"/>
                <table:covered-table-cell table:number-columns-repeated="3" table:style-name="ce45"/>
                <table:table-cell table:number-columns-repeated="251"/>
              </table:table-row>
              <table:table-row table:style-name="ro1" table:visibility="collapse">
                <table:table-cell/>
                <table:table-cell table:style-name="ce28" office:value-type="string" table:number-columns-spanned="3" table:number-rows-spanned="1">
                  <text:p>Test Score Specification</text:p>
                </table:table-cell>
                <table:covered-table-cell table:number-columns-repeated="2" table:style-name="ce28"/>
                <table:table-cell table:style-name="ce34" office:value-type="string">
                  <text:p>Score</text:p>
                </table:table-cell>
                <table:table-cell table:style-name="Default"/>
                <table:table-cell table:number-columns-repeated="250"/>
              </table:table-row>
              <table:table-row table:style-name="ro1" table:visibility="collapse">
                <table:table-cell table:style-name="Default"/>
                <table:table-cell office:value-type="string" table:number-columns-spanned="3" table:number-rows-spanned="1">
                  <text:p>&lt; 10 minutes</text:p>
                </table:table-cell>
                <table:covered-table-cell table:number-columns-repeated="2"/>
                <table:table-cell table:style-name="ce51" office:value-type="float" office:value="5">
                  <text:p>5</text:p>
                </table:table-cell>
                <table:table-cell table:style-name="ce52"/>
                <table:table-cell table:style-name="Default"/>
                <table:table-cell table:number-columns-repeated="249"/>
              </table:table-row>
              <table:table-row table:style-name="ro1" table:visibility="collapse">
                <table:table-cell table:style-name="Default"/>
                <table:table-cell office:value-type="string" table:number-columns-spanned="3" table:number-rows-spanned="1">
                  <text:p>10 - 30 <text:s/>minutes</text:p>
                </table:table-cell>
                <table:covered-table-cell table:number-columns-repeated="2"/>
                <table:table-cell table:style-name="ce51" office:value-type="float" office:value="4">
                  <text:p>4</text:p>
                </table:table-cell>
                <table:table-cell table:style-name="ce52"/>
                <table:table-cell table:style-name="Default"/>
                <table:table-cell table:number-columns-repeated="249"/>
              </table:table-row>
              <table:table-row table:style-name="ro11" table:visibility="collapse">
                <table:table-cell table:style-name="Default"/>
                <table:table-cell office:value-type="string" table:number-columns-spanned="3" table:number-rows-spanned="1">
                  <text:p>30 min - 1 <text:s/>hour</text:p>
                </table:table-cell>
                <table:covered-table-cell table:number-columns-repeated="2"/>
                <table:table-cell table:style-name="ce51" office:value-type="float" office:value="3">
                  <text:p>3</text:p>
                </table:table-cell>
                <table:table-cell table:style-name="ce52"/>
                <table:table-cell table:style-name="Default"/>
                <table:table-cell table:number-columns-repeated="249"/>
              </table:table-row>
              <table:table-row table:style-name="ro12" table:visibility="collapse">
                <table:table-cell table:style-name="Default"/>
                <table:table-cell office:value-type="string" table:number-columns-spanned="3" table:number-rows-spanned="1">
                  <text:p>1 - 4 hours</text:p>
                </table:table-cell>
                <table:covered-table-cell table:number-columns-repeated="2"/>
                <table:table-cell table:style-name="ce51" office:value-type="float" office:value="2">
                  <text:p>2</text:p>
                </table:table-cell>
                <table:table-cell table:style-name="ce52"/>
                <table:table-cell table:style-name="Default"/>
                <table:table-cell table:number-columns-repeated="249"/>
              </table:table-row>
              <table:table-row table:style-name="ro13" table:visibility="collapse">
                <table:table-cell table:style-name="Default"/>
                <table:table-cell office:value-type="string" table:number-columns-spanned="3" table:number-rows-spanned="1">
                  <text:p>&gt; 4 hours</text:p>
                </table:table-cell>
                <table:covered-table-cell table:number-columns-repeated="2"/>
                <table:table-cell table:style-name="ce51" office:value-type="float" office:value="1">
                  <text:p>1</text:p>
                </table:table-cell>
                <table:table-cell table:style-name="ce52"/>
                <table:table-cell table:style-name="Default"/>
                <table:table-cell table:number-columns-repeated="249"/>
              </table:table-row>
            </table:table-row-group>
            <table:table-row table:style-name="ro1">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21" office:value-type="string">
              <text:p>Rank</text:p>
            </table:table-cell>
            <table:table-cell table:style-name="ce24" office:value-type="string" table:number-columns-spanned="3" table:number-rows-spanned="1">
              <text:p>Category Title</text:p>
            </table:table-cell>
            <table:covered-table-cell table:number-columns-repeated="2" table:style-name="ce24"/>
            <table:table-cell table:style-name="ce21" office:value-type="string">
              <text:p>Weight</text:p>
            </table:table-cell>
            <table:table-cell table:style-name="ce21" office:value-type="string">
              <text:p>Unweighted Rating</text:p>
            </table:table-cell>
            <table:table-cell table:style-name="ce54" office:value-type="string">
              <text:p>Weighted Rating</text:p>
            </table:table-cell>
            <table:table-cell table:number-columns-repeated="249"/>
          </table:table-row>
          <table:table-row table:style-name="ro1">
            <table:table-cell table:style-name="ce22" table:formula="of:=[$'Category Ranking'.B14]" office:value-type="float" office:value="3">
              <text:p>3</text:p>
            </table:table-cell>
            <table:table-cell table:style-name="ce25" office:value-type="string" table:number-columns-spanned="3" table:number-rows-spanned="1">
              <text:p>Quality</text:p>
            </table:table-cell>
            <table:covered-table-cell table:number-columns-repeated="2" table:style-name="ce25"/>
            <table:table-cell table:style-name="ce15" table:formula="of:=[$'Category Ranking'.D14]" office:value-type="percentage" office:value="0.12">
              <text:p>12.00%</text:p>
            </table:table-cell>
            <table:table-cell table:style-name="ce22" table:formula="of:=SUM([.F56:.F128])" office:value-type="float" office:value="3.35">
              <text:p>3.35</text:p>
            </table:table-cell>
            <table:table-cell table:style-name="ce22" table:formula="of:=[.F53]*[.E53]" office:value-type="float" office:value="0.402">
              <text:p>0.4</text:p>
            </table:table-cell>
            <table:table-cell table:number-columns-repeated="249"/>
          </table:table-row>
          <table:table-row-group>
            <table:table-row table:style-name="ro1">
              <table:table-cell table:style-name="ce23"/>
              <table:table-cell table:style-name="ce26" table:number-columns-spanned="5" table:number-rows-spanned="1"/>
              <table:covered-table-cell table:number-columns-repeated="4" table:style-name="ce37"/>
              <table:table-cell table:number-columns-repeated="250"/>
            </table:table-row>
            <table:table-row table:style-name="ro1">
              <table:table-cell/>
              <table:table-cell table:style-name="ce27" office:value-type="string">
                <text:p>Metric Name</text:p>
              </table:table-cell>
              <table:table-cell table:style-name="ce27"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
              <table:table-cell/>
              <table:table-cell table:style-name="ce23" office:value-type="string">
                <text:p>Number of minor releases in past 12 months</text:p>
              </table:table-cell>
              <table:table-cell table:style-name="ce12" office:value-type="float" office:value="1">
                <text:p>1</text:p>
              </table:table-cell>
              <table:table-cell table:style-name="ce47" office:value-type="percentage" office:value="0.1">
                <text:p>10.00%</text:p>
              </table:table-cell>
              <table:table-cell table:style-name="ce48" office:value-type="float" office:value="3">
                <office:annotation office:display="true" draw:style-name="gr2" draw:text-style-name="P1" svg:width="4.25in" svg:height="0.3902in" svg:x="12.698in" svg:y="7.1437in" draw:caption-point-x="-5.0323in" draw:caption-point-y="1.1366in">
                  <dc:date>2011-12-13T00:00:00</dc:date>
                  <text:p text:style-name="P1"><text:span text:style-name="T1">Release History:</text:span></text:p>
                  <text:p text:style-name="P1"><text:span text:style-name="T1"><text:a xlink:href="http://subversion.apache.org/docs/release-notes/release-history.html">http://subversion.apache.org/docs/release-notes/release-history.html</text:a></text:span></text:p>
                </office:annotation>
                <text:p>3</text:p>
              </table:table-cell>
              <table:table-cell table:style-name="ce17" table:formula="of:=[.D56]*[.E56]" office:value-type="float" office:value="0.3">
                <text:p>0.3</text:p>
              </table:table-cell>
              <table:table-cell table:number-columns-repeated="250"/>
            </table:table-row>
            <table:table-row-group table:display="false">
              <table:table-row table:style-name="ro1" table:visibility="collapse">
                <table:table-cell/>
                <table:table-cell table:style-name="ce23" table:number-columns-repeated="5"/>
                <table:table-cell table:number-columns-repeated="250"/>
              </table:table-row>
              <table:table-row table:style-name="ro1" table:visibility="collapse">
                <table:table-cell/>
                <table:table-cell table:style-name="ce28" office:value-type="string" table:number-columns-spanned="4" table:number-rows-spanned="1">
                  <text:p>Test Description</text:p>
                </table:table-cell>
                <table:covered-table-cell table:number-columns-repeated="3" table:style-name="ce28"/>
                <table:table-cell table:style-name="Default"/>
                <table:table-cell table:number-columns-repeated="250"/>
              </table:table-row>
              <table:table-row table:style-name="ro1" table:visibility="collapse">
                <table:table-cell/>
                <table:table-cell table:style-name="ce29" office:value-type="string" table:number-columns-spanned="4" table:number-rows-spanned="1">
                  <text:p>This measures planned updates and bug fixes. <text:s/>Typically, service packs in commercial products.</text:p>
                </table:table-cell>
                <table:covered-table-cell table:number-columns-repeated="3" table:style-name="ce29"/>
                <table:table-cell table:style-name="ce44"/>
                <table:table-cell table:number-columns-repeated="250"/>
              </table:table-row>
              <table:table-row table:style-name="ro1" table:visibility="collapse">
                <table:table-cell/>
                <table:table-cell table:style-name="ce10" table:number-columns-spanned="4" table:number-rows-spanned="1"/>
                <table:covered-table-cell table:number-columns-repeated="3" table:style-name="Default"/>
                <table:table-cell table:number-columns-repeated="251"/>
              </table:table-row>
              <table:table-row table:style-name="ro1" table:visibility="collapse">
                <table:table-cell/>
                <table:table-cell table:style-name="ce28" office:value-type="string" table:number-columns-spanned="3" table:number-rows-spanned="1">
                  <text:p>Test Score Specification</text:p>
                </table:table-cell>
                <table:covered-table-cell table:number-columns-repeated="2" table:style-name="ce28"/>
                <table:table-cell table:style-name="ce49" office:value-type="string">
                  <text:p>Score</text:p>
                </table:table-cell>
                <table:table-cell table:style-name="Default"/>
                <table:table-cell table:number-columns-repeated="250"/>
              </table:table-row>
              <table:table-row table:style-name="ro1" table:visibility="collapse">
                <table:table-cell/>
                <table:table-cell table:style-name="ce30" office:value-type="float" office:value="2" table:number-columns-spanned="3" table:number-rows-spanned="1">
                  <text:p>2</text:p>
                </table:table-cell>
                <table:covered-table-cell table:number-columns-repeated="2" table:style-name="ce30"/>
                <table:table-cell office:value-type="float" office:value="5">
                  <text:p>5</text:p>
                </table:table-cell>
                <table:table-cell table:number-columns-repeated="251"/>
              </table:table-row>
              <table:table-row table:style-name="ro1" table:visibility="collapse">
                <table:table-cell/>
                <table:table-cell table:style-name="ce30" office:value-type="string" table:number-columns-spanned="3" table:number-rows-spanned="1">
                  <text:p>1 or 3</text:p>
                </table:table-cell>
                <table:covered-table-cell table:number-columns-repeated="2" table:style-name="ce30"/>
                <table:table-cell office:value-type="float" office:value="3">
                  <text:p>3</text:p>
                </table:table-cell>
                <table:table-cell table:number-columns-repeated="251"/>
              </table:table-row>
              <table:table-row table:style-name="ro1" table:visibility="collapse">
                <table:table-cell/>
                <table:table-cell table:style-name="ce31" office:value-type="string" table:number-columns-spanned="3" table:number-rows-spanned="1">
                  <text:p>0 or &gt;3</text:p>
                </table:table-cell>
                <table:covered-table-cell table:number-columns-repeated="2" table:style-name="ce31"/>
                <table:table-cell office:value-type="float" office:value="1">
                  <text:p>1</text:p>
                </table:table-cell>
                <table:table-cell table:number-columns-repeated="251"/>
              </table:table-row>
            </table:table-row-group>
            <table:table-row table:style-name="ro1">
              <table:table-cell table:style-name="ce23"/>
              <table:table-cell table:style-name="ce26" table:number-columns-spanned="4" table:number-rows-spanned="1"/>
              <table:covered-table-cell table:number-columns-repeated="3" table:style-name="ce37"/>
              <table:table-cell table:style-name="ce23"/>
              <table:table-cell table:number-columns-repeated="250"/>
            </table:table-row>
            <table:table-row table:style-name="ro1">
              <table:table-cell table:style-name="ce23"/>
              <table:table-cell table:style-name="ce27" office:value-type="string">
                <text:p>Metric Name</text:p>
              </table:table-cell>
              <table:table-cell table:style-name="ce27"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
              <table:table-cell table:style-name="ce23"/>
              <table:table-cell table:style-name="ce23" office:value-type="string">
                <text:p>Number of point/patch releases in past 12 months</text:p>
              </table:table-cell>
              <table:table-cell table:style-name="ce12" office:value-type="float" office:value="1">
                <text:p>1</text:p>
              </table:table-cell>
              <table:table-cell table:style-name="ce47" office:value-type="percentage" office:value="0.1">
                <text:p>10.00%</text:p>
              </table:table-cell>
              <table:table-cell table:style-name="ce48" office:value-type="float" office:value="7">
                <office:annotation office:display="true" draw:style-name="gr3" draw:text-style-name="P1" svg:width="3.0142in" svg:height="0.3902in" svg:x="12.7902in" svg:y="7.6744in" draw:caption-point-x="-5.1244in" draw:caption-point-y="1.1374in">
                  <dc:creator>DP</dc:creator>
                  <dc:date>2011-12-13T00:00:00</dc:date>
                  <text:p text:style-name="P1"><text:span text:style-name="T1">7 DEFETCS with P1 and FIXED, last 365 days.</text:span></text:p>
                  <text:p text:style-name="P1"><text:span text:style-name="T1"><text:a xlink:href="http://subversion.tigris.org/issues/query.cgi">http://subversion.tigris.org/issues/query.cgi</text:a></text:span></text:p>
                </office:annotation>
                <text:p>7</text:p>
              </table:table-cell>
              <table:table-cell table:style-name="ce17" table:formula="of:=[.D67]*[.E67]" office:value-type="float" office:value="0.7">
                <text:p>0.7</text:p>
              </table:table-cell>
              <table:table-cell table:number-columns-repeated="250"/>
            </table:table-row>
            <table:table-row-group table:display="false">
              <table:table-row table:style-name="ro1" table:visibility="collapse">
                <table:table-cell table:style-name="ce23" table:number-columns-repeated="6"/>
                <table:table-cell table:number-columns-repeated="250"/>
              </table:table-row>
              <table:table-row table:style-name="ro1" table:visibility="collapse">
                <table:table-cell table:style-name="ce23"/>
                <table:table-cell table:style-name="ce28" office:value-type="string" table:number-columns-spanned="4" table:number-rows-spanned="1">
                  <text:p>Test Description</text:p>
                </table:table-cell>
                <table:covered-table-cell table:number-columns-repeated="3" table:style-name="ce28"/>
                <table:table-cell table:style-name="Default"/>
                <table:table-cell table:number-columns-repeated="250"/>
              </table:table-row>
              <table:table-row table:style-name="ro8" table:visibility="collapse">
                <table:table-cell table:style-name="ce23"/>
                <table:table-cell table:style-name="ce29" office:value-type="string" table:number-columns-spanned="4" table:number-rows-spanned="1">
                  <text:p>Typically, official point/patch releases are fixes for P1 bugs like deadlock, memory, and security vulnerabilities.</text:p>
                </table:table-cell>
                <table:covered-table-cell table:number-columns-repeated="3" table:style-name="ce29"/>
                <table:table-cell table:style-name="ce44"/>
                <table:table-cell table:number-columns-repeated="250"/>
              </table:table-row>
              <table:table-row table:style-name="ro1" table:visibility="collapse">
                <table:table-cell table:style-name="ce23"/>
                <table:table-cell table:style-name="ce10" table:number-columns-spanned="4" table:number-rows-spanned="1"/>
                <table:covered-table-cell table:number-columns-repeated="3" table:style-name="Default"/>
                <table:table-cell table:number-columns-repeated="251"/>
              </table:table-row>
              <table:table-row table:style-name="ro1" table:visibility="collapse">
                <table:table-cell table:style-name="ce23"/>
                <table:table-cell table:style-name="ce28" office:value-type="string" table:number-columns-spanned="3" table:number-rows-spanned="1">
                  <text:p>Test Score Specification</text:p>
                </table:table-cell>
                <table:covered-table-cell table:number-columns-repeated="2" table:style-name="ce28"/>
                <table:table-cell table:style-name="ce49" office:value-type="string">
                  <text:p>Score</text:p>
                </table:table-cell>
                <table:table-cell table:style-name="Default"/>
                <table:table-cell table:number-columns-repeated="250"/>
              </table:table-row>
              <table:table-row table:style-name="ro1" table:visibility="collapse">
                <table:table-cell table:style-name="ce23"/>
                <table:table-cell table:style-name="ce38" office:value-type="string" table:number-columns-spanned="3" table:number-rows-spanned="1">
                  <text:p>3 - 4</text:p>
                </table:table-cell>
                <table:covered-table-cell table:number-columns-repeated="2" table:style-name="ce30"/>
                <table:table-cell office:value-type="float" office:value="5">
                  <text:p>5</text:p>
                </table:table-cell>
                <table:table-cell table:number-columns-repeated="251"/>
              </table:table-row>
              <table:table-row table:style-name="ro1" table:visibility="collapse">
                <table:table-cell table:style-name="ce23"/>
                <table:table-cell table:style-name="ce30" office:value-type="string" table:number-columns-spanned="3" table:number-rows-spanned="1">
                  <text:p>1 - 2, or 5 - 6</text:p>
                </table:table-cell>
                <table:covered-table-cell table:number-columns-repeated="2" table:style-name="ce30"/>
                <table:table-cell office:value-type="float" office:value="3">
                  <text:p>3</text:p>
                </table:table-cell>
                <table:table-cell table:number-columns-repeated="251"/>
              </table:table-row>
              <table:table-row table:style-name="ro1" table:visibility="collapse">
                <table:table-cell table:style-name="ce23"/>
                <table:table-cell table:style-name="ce31" office:value-type="string" table:number-columns-spanned="3" table:number-rows-spanned="1">
                  <text:p>0 or &gt; 6</text:p>
                </table:table-cell>
                <table:covered-table-cell table:number-columns-repeated="2" table:style-name="ce31"/>
                <table:table-cell office:value-type="float" office:value="1">
                  <text:p>1</text:p>
                </table:table-cell>
                <table:table-cell table:number-columns-repeated="251"/>
              </table:table-row>
            </table:table-row-group>
            <table:table-row table:style-name="ro1">
              <table:table-cell table:style-name="ce23"/>
              <table:table-cell table:style-name="ce26" table:number-columns-spanned="4" table:number-rows-spanned="1"/>
              <table:covered-table-cell table:number-columns-repeated="3" table:style-name="ce37"/>
              <table:table-cell table:style-name="ce23"/>
              <table:table-cell table:number-columns-repeated="250"/>
            </table:table-row>
            <table:table-row table:style-name="ro1">
              <table:table-cell table:style-name="ce23"/>
              <table:table-cell table:style-name="ce27" office:value-type="string">
                <text:p>Metric Name</text:p>
              </table:table-cell>
              <table:table-cell table:style-name="ce27"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
              <table:table-cell table:style-name="ce23"/>
              <table:table-cell table:style-name="ce23" office:value-type="string">
                <text:p>Number of open bugs for the last 6 months</text:p>
              </table:table-cell>
              <table:table-cell table:style-name="ce12" office:value-type="float" office:value="87">
                <text:p>87</text:p>
              </table:table-cell>
              <table:table-cell table:style-name="ce47" office:value-type="percentage" office:value="0.15">
                <text:p>15.00%</text:p>
              </table:table-cell>
              <table:table-cell table:style-name="ce48" office:value-type="float" office:value="4">
                <office:annotation office:display="true" draw:style-name="gr3" draw:text-style-name="P1" svg:width="3.7469in" svg:height="0.3902in" svg:x="12.7929in" svg:y="8.2484in" draw:caption-point-x="-5.1272in" draw:caption-point-y="1.0945in">
                  <dc:creator>DP</dc:creator>
                  <dc:date>2011-12-13T00:00:00</dc:date>
                  <text:p text:style-name="P1"><text:span text:style-name="T1">87 DEFECTS NEW, REOPEN or STARTED, last 183 days.</text:span></text:p>
                  <text:p text:style-name="P1"><text:span text:style-name="T1"><text:a xlink:href="http://subversion.tigris.org/issues/query.cgi">http://subversion.tigris.org/issues/query.cgi</text:a></text:span></text:p>
                </office:annotation>
                <text:p>4</text:p>
              </table:table-cell>
              <table:table-cell table:style-name="ce17" table:formula="of:=[.D78]*[.E78]" office:value-type="float" office:value="0.6">
                <text:p>0.6</text:p>
              </table:table-cell>
              <table:table-cell table:number-columns-repeated="250"/>
            </table:table-row>
            <table:table-row-group table:display="false">
              <table:table-row table:style-name="ro1" table:visibility="collapse">
                <table:table-cell table:style-name="ce23" table:number-columns-repeated="6"/>
                <table:table-cell table:number-columns-repeated="250"/>
              </table:table-row>
              <table:table-row table:style-name="ro1" table:visibility="collapse">
                <table:table-cell table:style-name="ce23"/>
                <table:table-cell table:style-name="ce28" office:value-type="string" table:number-columns-spanned="4" table:number-rows-spanned="1">
                  <text:p>Test Description</text:p>
                </table:table-cell>
                <table:covered-table-cell table:number-columns-repeated="3" table:style-name="ce28"/>
                <table:table-cell table:style-name="Default"/>
                <table:table-cell table:number-columns-repeated="250"/>
              </table:table-row>
              <table:table-row table:style-name="ro1" table:visibility="collapse">
                <table:table-cell table:style-name="ce23"/>
                <table:table-cell table:style-name="ce29" office:value-type="string" table:number-columns-spanned="4" table:number-rows-spanned="1">
                  <text:p>This measures the quality of product usage.</text:p>
                </table:table-cell>
                <table:covered-table-cell table:number-columns-repeated="3" table:style-name="ce29"/>
                <table:table-cell table:style-name="ce44"/>
                <table:table-cell table:number-columns-repeated="250"/>
              </table:table-row>
              <table:table-row table:style-name="ro1" table:visibility="collapse">
                <table:table-cell table:style-name="ce23"/>
                <table:table-cell table:style-name="ce10" table:number-columns-spanned="4" table:number-rows-spanned="1"/>
                <table:covered-table-cell table:number-columns-repeated="3" table:style-name="Default"/>
                <table:table-cell table:number-columns-repeated="251"/>
              </table:table-row>
              <table:table-row table:style-name="ro1" table:visibility="collapse">
                <table:table-cell table:style-name="ce23"/>
                <table:table-cell table:style-name="ce28" office:value-type="string" table:number-columns-spanned="3" table:number-rows-spanned="1">
                  <text:p>Test Score Specification</text:p>
                </table:table-cell>
                <table:covered-table-cell table:number-columns-repeated="2" table:style-name="ce28"/>
                <table:table-cell table:style-name="ce49" office:value-type="string">
                  <text:p>Score</text:p>
                </table:table-cell>
                <table:table-cell table:style-name="Default"/>
                <table:table-cell table:number-columns-repeated="250"/>
              </table:table-row>
              <table:table-row table:style-name="ro1" table:visibility="collapse">
                <table:table-cell table:style-name="ce23"/>
                <table:table-cell table:style-name="ce30" office:value-type="string" table:number-columns-spanned="3" table:number-rows-spanned="1">
                  <text:p>&lt; 50</text:p>
                </table:table-cell>
                <table:covered-table-cell table:number-columns-repeated="2" table:style-name="ce30"/>
                <table:table-cell office:value-type="float" office:value="5">
                  <text:p>5</text:p>
                </table:table-cell>
                <table:table-cell table:number-columns-repeated="251"/>
              </table:table-row>
              <table:table-row table:style-name="ro1" table:visibility="collapse">
                <table:table-cell table:style-name="ce23"/>
                <table:table-cell table:style-name="ce31" office:value-type="string" table:number-columns-spanned="3" table:number-rows-spanned="1">
                  <text:p>50 - 100 </text:p>
                </table:table-cell>
                <table:covered-table-cell table:number-columns-repeated="2" table:style-name="ce31"/>
                <table:table-cell office:value-type="float" office:value="4">
                  <text:p>4</text:p>
                </table:table-cell>
                <table:table-cell table:number-columns-repeated="251"/>
              </table:table-row>
              <table:table-row table:style-name="ro1" table:visibility="collapse">
                <table:table-cell table:style-name="ce23"/>
                <table:table-cell table:style-name="ce30" office:value-type="string" table:number-columns-spanned="3" table:number-rows-spanned="1">
                  <text:p>100 - 500</text:p>
                </table:table-cell>
                <table:covered-table-cell table:number-columns-repeated="2" table:style-name="ce30"/>
                <table:table-cell office:value-type="float" office:value="3">
                  <text:p>3</text:p>
                </table:table-cell>
                <table:table-cell table:number-columns-repeated="251"/>
              </table:table-row>
              <table:table-row table:style-name="ro1" table:visibility="collapse">
                <table:table-cell table:style-name="ce23"/>
                <table:table-cell table:style-name="ce30" office:value-type="string" table:number-columns-spanned="3" table:number-rows-spanned="1">
                  <text:p>500 - 1000</text:p>
                </table:table-cell>
                <table:covered-table-cell table:number-columns-repeated="2" table:style-name="ce30"/>
                <table:table-cell office:value-type="float" office:value="2">
                  <text:p>2</text:p>
                </table:table-cell>
                <table:table-cell table:number-columns-repeated="251"/>
              </table:table-row>
              <table:table-row table:style-name="ro1" table:visibility="collapse">
                <table:table-cell table:style-name="ce23"/>
                <table:table-cell table:style-name="ce31" office:value-type="string" table:number-columns-spanned="3" table:number-rows-spanned="1">
                  <text:p>&gt; 1000</text:p>
                </table:table-cell>
                <table:covered-table-cell table:number-columns-repeated="2" table:style-name="ce31"/>
                <table:table-cell office:value-type="float" office:value="1">
                  <text:p>1</text:p>
                </table:table-cell>
                <table:table-cell table:number-columns-repeated="251"/>
              </table:table-row>
            </table:table-row-group>
            <table:table-row table:style-name="ro1">
              <table:table-cell table:style-name="ce23"/>
              <table:table-cell table:style-name="ce26" table:number-columns-spanned="4" table:number-rows-spanned="1"/>
              <table:covered-table-cell table:number-columns-repeated="3" table:style-name="ce37"/>
              <table:table-cell table:style-name="ce23"/>
              <table:table-cell table:number-columns-repeated="250"/>
            </table:table-row>
            <table:table-row table:style-name="ro1">
              <table:table-cell table:style-name="ce23"/>
              <table:table-cell table:style-name="ce27" office:value-type="string">
                <text:p>Metric Name</text:p>
              </table:table-cell>
              <table:table-cell table:style-name="ce27"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0">
              <table:table-cell table:style-name="ce23"/>
              <table:table-cell table:style-name="ce32" office:value-type="string">
                <text:p>Number of bugs fixed in last 6 months (compared to # of bugs opened)</text:p>
              </table:table-cell>
              <table:table-cell table:style-name="ce12" table:formula="of:=86*100/87" office:value-type="float" office:value="98.8505747126437">
                <text:p>98.85</text:p>
              </table:table-cell>
              <table:table-cell table:style-name="ce47" office:value-type="percentage" office:value="0.15">
                <text:p>15.00%</text:p>
              </table:table-cell>
              <table:table-cell table:style-name="ce48" office:value-type="float" office:value="5">
                <office:annotation office:display="true" draw:style-name="gr3" draw:text-style-name="P1" svg:width="2.9807in" svg:height="0.3902in" svg:x="12.7496in" svg:y="8.7693in" draw:caption-point-x="-5.0839in" draw:caption-point-y="1.1051in">
                  <dc:creator>DP</dc:creator>
                  <dc:date>2011-12-13T00:00:00</dc:date>
                  <text:p text:style-name="P1"><text:span text:style-name="T1">86 DEFECTS change to FIXED last 183 days.</text:span></text:p>
                  <text:p text:style-name="P1"><text:span text:style-name="T1"><text:a xlink:href="http://subversion.tigris.org/issues/query.cgi">http://subversion.tigris.org/issues/query.cgi</text:a></text:span></text:p>
                </office:annotation>
                <text:p>5</text:p>
              </table:table-cell>
              <table:table-cell table:style-name="ce17" table:formula="of:=[.D91]*[.E91]" office:value-type="float" office:value="0.75">
                <text:p>0.75</text:p>
              </table:table-cell>
              <table:table-cell table:number-columns-repeated="250"/>
            </table:table-row>
            <table:table-row-group table:display="false">
              <table:table-row table:style-name="ro1" table:visibility="collapse">
                <table:table-cell table:style-name="ce23" table:number-columns-repeated="6"/>
                <table:table-cell table:number-columns-repeated="250"/>
              </table:table-row>
              <table:table-row table:style-name="ro1" table:visibility="collapse">
                <table:table-cell table:style-name="ce23"/>
                <table:table-cell table:style-name="ce28" office:value-type="string" table:number-columns-spanned="4" table:number-rows-spanned="1">
                  <text:p>Test Description</text:p>
                </table:table-cell>
                <table:covered-table-cell table:number-columns-repeated="3" table:style-name="ce28"/>
                <table:table-cell table:style-name="Default"/>
                <table:table-cell table:number-columns-repeated="250"/>
              </table:table-row>
              <table:table-row table:style-name="ro1" table:visibility="collapse">
                <table:table-cell table:style-name="ce23"/>
                <table:table-cell table:style-name="ce29" office:value-type="string" table:number-columns-spanned="4" table:number-rows-spanned="1">
                  <text:p>This measures how quickly bugs are fixed.</text:p>
                </table:table-cell>
                <table:covered-table-cell table:number-columns-repeated="3" table:style-name="ce29"/>
                <table:table-cell table:style-name="ce44"/>
                <table:table-cell table:number-columns-repeated="250"/>
              </table:table-row>
              <table:table-row table:style-name="ro1" table:visibility="collapse">
                <table:table-cell table:style-name="ce23"/>
                <table:table-cell table:style-name="ce10" table:number-columns-spanned="4" table:number-rows-spanned="1"/>
                <table:covered-table-cell table:number-columns-repeated="3" table:style-name="Default"/>
                <table:table-cell table:number-columns-repeated="251"/>
              </table:table-row>
              <table:table-row table:style-name="ro1" table:visibility="collapse">
                <table:table-cell table:style-name="ce23"/>
                <table:table-cell table:style-name="ce28" office:value-type="string" table:number-columns-spanned="3" table:number-rows-spanned="1">
                  <text:p>Test Score Specification</text:p>
                </table:table-cell>
                <table:covered-table-cell table:number-columns-repeated="2" table:style-name="ce28"/>
                <table:table-cell table:style-name="ce49" office:value-type="string">
                  <text:p>Score</text:p>
                </table:table-cell>
                <table:table-cell table:style-name="Default"/>
                <table:table-cell table:number-columns-repeated="250"/>
              </table:table-row>
              <table:table-row table:style-name="ro1" table:visibility="collapse">
                <table:table-cell table:style-name="ce23"/>
                <table:table-cell table:style-name="ce30" office:value-type="string" table:number-columns-spanned="3" table:number-rows-spanned="1">
                  <text:p>&gt; 75%</text:p>
                </table:table-cell>
                <table:covered-table-cell table:number-columns-repeated="2" table:style-name="ce30"/>
                <table:table-cell office:value-type="float" office:value="5">
                  <text:p>5</text:p>
                </table:table-cell>
                <table:table-cell table:number-columns-repeated="251"/>
              </table:table-row>
              <table:table-row table:style-name="ro1" table:visibility="collapse">
                <table:table-cell table:style-name="ce23"/>
                <table:table-cell table:style-name="ce31" office:value-type="string" table:number-columns-spanned="3" table:number-rows-spanned="1">
                  <text:p>60% <text:s/>- 75%</text:p>
                </table:table-cell>
                <table:covered-table-cell table:number-columns-repeated="2" table:style-name="ce31"/>
                <table:table-cell office:value-type="float" office:value="4">
                  <text:p>4</text:p>
                </table:table-cell>
                <table:table-cell table:number-columns-repeated="251"/>
              </table:table-row>
              <table:table-row table:style-name="ro1" table:visibility="collapse">
                <table:table-cell table:style-name="ce23"/>
                <table:table-cell table:style-name="ce30" office:value-type="string" table:number-columns-spanned="3" table:number-rows-spanned="1">
                  <text:p>45% - 60%</text:p>
                </table:table-cell>
                <table:covered-table-cell table:number-columns-repeated="2" table:style-name="ce30"/>
                <table:table-cell office:value-type="float" office:value="3">
                  <text:p>3</text:p>
                </table:table-cell>
                <table:table-cell table:number-columns-repeated="251"/>
              </table:table-row>
              <table:table-row table:style-name="ro1" table:visibility="collapse">
                <table:table-cell table:style-name="ce23"/>
                <table:table-cell table:style-name="ce30" office:value-type="string" table:number-columns-spanned="3" table:number-rows-spanned="1">
                  <text:p>25% - 45%</text:p>
                </table:table-cell>
                <table:covered-table-cell table:number-columns-repeated="2" table:style-name="ce30"/>
                <table:table-cell office:value-type="float" office:value="2">
                  <text:p>2</text:p>
                </table:table-cell>
                <table:table-cell table:number-columns-repeated="251"/>
              </table:table-row>
              <table:table-row table:style-name="ro1" table:visibility="collapse">
                <table:table-cell table:style-name="ce23"/>
                <table:table-cell table:style-name="ce31" office:value-type="string" table:number-columns-spanned="3" table:number-rows-spanned="1">
                  <text:p>&lt; 25%</text:p>
                </table:table-cell>
                <table:covered-table-cell table:number-columns-repeated="2" table:style-name="ce31"/>
                <table:table-cell office:value-type="float" office:value="1">
                  <text:p>1</text:p>
                </table:table-cell>
                <table:table-cell table:number-columns-repeated="251"/>
              </table:table-row>
            </table:table-row-group>
            <table:table-row table:style-name="ro1">
              <table:table-cell table:style-name="ce23"/>
              <table:table-cell table:style-name="ce26" table:number-columns-spanned="4" table:number-rows-spanned="1"/>
              <table:covered-table-cell table:number-columns-repeated="3" table:style-name="ce37"/>
              <table:table-cell table:style-name="ce23"/>
              <table:table-cell table:number-columns-repeated="250"/>
            </table:table-row>
            <table:table-row table:style-name="ro1">
              <table:table-cell table:style-name="ce23"/>
              <table:table-cell table:style-name="ce27" office:value-type="string">
                <text:p>Metric Name</text:p>
              </table:table-cell>
              <table:table-cell table:style-name="ce27"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
              <table:table-cell table:style-name="ce23"/>
              <table:table-cell table:style-name="ce23" office:value-type="string">
                <text:p>Number of P1/critical bugs opened</text:p>
              </table:table-cell>
              <table:table-cell table:style-name="ce12" office:value-type="float" office:value="23">
                <text:p>23</text:p>
              </table:table-cell>
              <table:table-cell table:style-name="ce47" office:value-type="percentage" office:value="0.25">
                <text:p>25.00%</text:p>
              </table:table-cell>
              <table:table-cell table:style-name="ce48" office:value-type="float" office:value="1">
                <office:annotation office:display="true" draw:style-name="gr3" draw:text-style-name="P1" svg:width="3.3638in" svg:height="0.3902in" svg:x="12.6311in" svg:y="9.3713in" draw:caption-point-x="-4.9654in" draw:caption-point-y="1.1996in">
                  <dc:creator>DP</dc:creator>
                  <dc:date>2011-12-13T00:00:00</dc:date>
                  <text:p text:style-name="P1"><text:span text:style-name="T1">23 DEFECTS with P1 NEW, REOPEN or STARTED.</text:span></text:p>
                  <text:p text:style-name="P1"><text:span text:style-name="T1"><text:a xlink:href="http://subversion.tigris.org/issues/query.cgi">http://subversion.tigris.org/issues/query.cgi</text:a></text:span></text:p>
                </office:annotation>
                <text:p>1</text:p>
              </table:table-cell>
              <table:table-cell table:style-name="ce17" table:formula="of:=[.D104]*[.E104]" office:value-type="float" office:value="0.25">
                <text:p>0.25</text:p>
              </table:table-cell>
              <table:table-cell table:number-columns-repeated="250"/>
            </table:table-row>
            <table:table-row-group table:display="false">
              <table:table-row table:style-name="ro1" table:visibility="collapse">
                <table:table-cell table:style-name="ce23" table:number-columns-repeated="6"/>
                <table:table-cell table:number-columns-repeated="250"/>
              </table:table-row>
              <table:table-row table:style-name="ro1" table:visibility="collapse">
                <table:table-cell table:style-name="ce23"/>
                <table:table-cell table:style-name="ce28" office:value-type="string" table:number-columns-spanned="4" table:number-rows-spanned="1">
                  <text:p>Test Description</text:p>
                </table:table-cell>
                <table:covered-table-cell table:number-columns-repeated="3" table:style-name="ce28"/>
                <table:table-cell table:style-name="Default"/>
                <table:table-cell table:number-columns-repeated="250"/>
              </table:table-row>
              <table:table-row table:style-name="ro1" table:visibility="collapse">
                <table:table-cell table:style-name="ce23"/>
                <table:table-cell table:style-name="ce29" office:value-type="string" table:number-columns-spanned="4" table:number-rows-spanned="1">
                  <text:p>This measures the seriousness of quality issues found.</text:p>
                </table:table-cell>
                <table:covered-table-cell table:number-columns-repeated="3" table:style-name="ce29"/>
                <table:table-cell table:style-name="ce44"/>
                <table:table-cell table:number-columns-repeated="250"/>
              </table:table-row>
              <table:table-row table:style-name="ro1" table:visibility="collapse">
                <table:table-cell table:style-name="ce23"/>
                <table:table-cell table:style-name="ce10" table:number-columns-spanned="4" table:number-rows-spanned="1"/>
                <table:covered-table-cell table:number-columns-repeated="3" table:style-name="Default"/>
                <table:table-cell table:number-columns-repeated="251"/>
              </table:table-row>
              <table:table-row table:style-name="ro1" table:visibility="collapse">
                <table:table-cell table:style-name="ce23"/>
                <table:table-cell table:style-name="ce28" office:value-type="string" table:number-columns-spanned="3" table:number-rows-spanned="1">
                  <text:p>Test Score Specification</text:p>
                </table:table-cell>
                <table:covered-table-cell table:number-columns-repeated="2" table:style-name="ce28"/>
                <table:table-cell table:style-name="ce49" office:value-type="string">
                  <text:p>Score</text:p>
                </table:table-cell>
                <table:table-cell table:style-name="Default"/>
                <table:table-cell table:number-columns-repeated="250"/>
              </table:table-row>
              <table:table-row table:style-name="ro1" table:visibility="collapse">
                <table:table-cell table:style-name="ce23"/>
                <table:table-cell table:style-name="ce39" office:value-type="float" office:value="0" table:number-columns-spanned="3" table:number-rows-spanned="1">
                  <text:p>0</text:p>
                </table:table-cell>
                <table:covered-table-cell table:number-columns-repeated="2" table:style-name="ce30"/>
                <table:table-cell office:value-type="float" office:value="5">
                  <text:p>5</text:p>
                </table:table-cell>
                <table:table-cell table:number-columns-repeated="251"/>
              </table:table-row>
              <table:table-row table:style-name="ro1" table:visibility="collapse">
                <table:table-cell table:style-name="ce23"/>
                <table:table-cell table:style-name="ce31" office:value-type="string" table:number-columns-spanned="3" table:number-rows-spanned="1">
                  <text:p>1 - <text:s/>5</text:p>
                </table:table-cell>
                <table:covered-table-cell table:number-columns-repeated="2" table:style-name="ce31"/>
                <table:table-cell office:value-type="float" office:value="4">
                  <text:p>4</text:p>
                </table:table-cell>
                <table:table-cell table:number-columns-repeated="251"/>
              </table:table-row>
              <table:table-row table:style-name="ro1" table:visibility="collapse">
                <table:table-cell table:style-name="ce23"/>
                <table:table-cell table:style-name="ce30" office:value-type="string" table:number-columns-spanned="3" table:number-rows-spanned="1">
                  <text:p>5 - 10</text:p>
                </table:table-cell>
                <table:covered-table-cell table:number-columns-repeated="2" table:style-name="ce30"/>
                <table:table-cell office:value-type="float" office:value="3">
                  <text:p>3</text:p>
                </table:table-cell>
                <table:table-cell table:number-columns-repeated="251"/>
              </table:table-row>
              <table:table-row table:style-name="ro1" table:visibility="collapse">
                <table:table-cell table:style-name="ce23"/>
                <table:table-cell table:style-name="ce30" office:value-type="string" table:number-columns-spanned="3" table:number-rows-spanned="1">
                  <text:p>10 - 20</text:p>
                </table:table-cell>
                <table:covered-table-cell table:number-columns-repeated="2" table:style-name="ce30"/>
                <table:table-cell office:value-type="float" office:value="2">
                  <text:p>2</text:p>
                </table:table-cell>
                <table:table-cell table:number-columns-repeated="251"/>
              </table:table-row>
              <table:table-row table:style-name="ro1" table:visibility="collapse">
                <table:table-cell table:style-name="ce23"/>
                <table:table-cell table:style-name="ce31" office:value-type="string" table:number-columns-spanned="3" table:number-rows-spanned="1">
                  <text:p>&gt; 20</text:p>
                </table:table-cell>
                <table:covered-table-cell table:number-columns-repeated="2" table:style-name="ce31"/>
                <table:table-cell office:value-type="float" office:value="1">
                  <text:p>1</text:p>
                </table:table-cell>
                <table:table-cell table:number-columns-repeated="251"/>
              </table:table-row>
            </table:table-row-group>
            <table:table-row table:style-name="ro1">
              <table:table-cell table:style-name="ce23"/>
              <table:table-cell table:style-name="ce26" table:number-columns-spanned="4" table:number-rows-spanned="1"/>
              <table:covered-table-cell table:number-columns-repeated="3" table:style-name="ce37"/>
              <table:table-cell table:style-name="ce23"/>
              <table:table-cell table:number-columns-repeated="250"/>
            </table:table-row>
            <table:table-row table:style-name="ro1">
              <table:table-cell/>
              <table:table-cell table:style-name="ce27" office:value-type="string">
                <text:p>Metric Name</text:p>
              </table:table-cell>
              <table:table-cell table:style-name="ce27"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
              <table:table-cell/>
              <table:table-cell table:style-name="ce23" office:value-type="string">
                <text:p>Average bug age for P1 in last 6 months</text:p>
              </table:table-cell>
              <table:table-cell table:style-name="ce12" table:formula="of:=19/7" office:value-type="float" office:value="2.71428571428571">
                <text:p>2.71</text:p>
              </table:table-cell>
              <table:table-cell table:style-name="ce47" office:value-type="percentage" office:value="0.25">
                <text:p>25.00%</text:p>
              </table:table-cell>
              <table:table-cell table:style-name="ce48" office:value-type="float" office:value="3">
                <office:annotation office:display="true" draw:style-name="gr3" draw:text-style-name="P1" svg:width="3.7138in" svg:height="0.3902in" svg:x="12.587in" svg:y="10.237in" draw:caption-point-x="-4.9213in" draw:caption-point-y="0.8654in">
                  <dc:creator>DP</dc:creator>
                  <dc:date>2011-12-13T00:00:00</dc:date>
                  <text:p text:style-name="P1"><text:span text:style-name="T1">Only 1 DEFECT with P1 FIXED (21/09/2011 – 10/10/2011)</text:span></text:p>
                  <text:p text:style-name="P1"><text:span text:style-name="T1"><text:a xlink:href="http://subversion.tigris.org/issues/query.cgi">http://subversion.tigris.org/issues/query.cgi</text:a></text:span></text:p>
                </office:annotation>
                <text:p>3</text:p>
              </table:table-cell>
              <table:table-cell table:style-name="ce17" table:formula="of:=[.D117]*[.E117]" office:value-type="float" office:value="0.75">
                <text:p>0.75</text:p>
              </table:table-cell>
              <table:table-cell table:number-columns-repeated="250"/>
            </table:table-row>
            <table:table-row-group table:display="false">
              <table:table-row table:style-name="ro1" table:visibility="collapse">
                <table:table-cell/>
                <table:table-cell table:style-name="ce33" table:number-columns-spanned="5" table:number-rows-spanned="1"/>
                <table:covered-table-cell table:number-columns-repeated="4" table:style-name="ce17"/>
                <table:table-cell table:number-columns-repeated="250"/>
              </table:table-row>
              <table:table-row table:style-name="ro1" table:visibility="collapse">
                <table:table-cell/>
                <table:table-cell table:style-name="ce34" office:value-type="string" table:number-columns-spanned="4" table:number-rows-spanned="1">
                  <text:p>Test Description</text:p>
                </table:table-cell>
                <table:covered-table-cell table:number-columns-repeated="3" table:style-name="ce34"/>
                <table:table-cell table:style-name="Default"/>
                <table:table-cell table:number-columns-repeated="250"/>
              </table:table-row>
              <table:table-row table:style-name="ro1" table:visibility="collapse">
                <table:table-cell/>
                <table:table-cell table:style-name="ce29" office:value-type="string" table:number-columns-spanned="4" table:number-rows-spanned="1">
                  <text:p>This measures the responsiveness to fixing critical issues.</text:p>
                </table:table-cell>
                <table:covered-table-cell table:number-columns-repeated="3" table:style-name="ce29"/>
                <table:table-cell table:style-name="ce44"/>
                <table:table-cell table:number-columns-repeated="250"/>
              </table:table-row>
              <table:table-row table:style-name="ro1" table:visibility="collapse">
                <table:table-cell/>
                <table:table-cell table:style-name="ce35" table:number-columns-spanned="4" table:number-rows-spanned="1"/>
                <table:covered-table-cell table:number-columns-repeated="3" table:style-name="ce45"/>
                <table:table-cell table:number-columns-repeated="251"/>
              </table:table-row>
              <table:table-row table:style-name="ro1" table:visibility="collapse">
                <table:table-cell/>
                <table:table-cell table:style-name="ce28" office:value-type="string" table:number-columns-spanned="3" table:number-rows-spanned="1">
                  <text:p>Test Score Specification</text:p>
                </table:table-cell>
                <table:covered-table-cell table:number-columns-repeated="2" table:style-name="ce28"/>
                <table:table-cell table:style-name="ce34" office:value-type="string">
                  <text:p>Score</text:p>
                </table:table-cell>
                <table:table-cell table:style-name="Default"/>
                <table:table-cell table:number-columns-repeated="250"/>
              </table:table-row>
              <table:table-row table:style-name="ro1" table:visibility="collapse">
                <table:table-cell table:style-name="Default"/>
                <table:table-cell office:value-type="string" table:number-columns-spanned="3" table:number-rows-spanned="1">
                  <text:p>&lt; 1 week</text:p>
                </table:table-cell>
                <table:covered-table-cell table:number-columns-repeated="2"/>
                <table:table-cell table:style-name="ce51" office:value-type="float" office:value="5">
                  <text:p>5</text:p>
                </table:table-cell>
                <table:table-cell table:style-name="ce52"/>
                <table:table-cell table:style-name="Default"/>
                <table:table-cell table:number-columns-repeated="249"/>
              </table:table-row>
              <table:table-row table:style-name="ro1" table:visibility="collapse">
                <table:table-cell table:style-name="Default"/>
                <table:table-cell office:value-type="string" table:number-columns-spanned="3" table:number-rows-spanned="1">
                  <text:p>1 - 2 weeks</text:p>
                </table:table-cell>
                <table:covered-table-cell table:number-columns-repeated="2"/>
                <table:table-cell table:style-name="ce51" office:value-type="float" office:value="4">
                  <text:p>4</text:p>
                </table:table-cell>
                <table:table-cell table:style-name="ce52"/>
                <table:table-cell table:style-name="Default"/>
                <table:table-cell table:number-columns-repeated="249"/>
              </table:table-row>
              <table:table-row table:style-name="ro1" table:visibility="collapse">
                <table:table-cell table:style-name="Default"/>
                <table:table-cell office:value-type="string" table:number-columns-spanned="3" table:number-rows-spanned="1">
                  <text:p>2 - 3 weeks</text:p>
                </table:table-cell>
                <table:covered-table-cell table:number-columns-repeated="2"/>
                <table:table-cell table:style-name="ce51" office:value-type="float" office:value="3">
                  <text:p>3</text:p>
                </table:table-cell>
                <table:table-cell table:style-name="ce52"/>
                <table:table-cell table:style-name="Default"/>
                <table:table-cell table:number-columns-repeated="249"/>
              </table:table-row>
              <table:table-row table:style-name="ro1" table:visibility="collapse">
                <table:table-cell table:style-name="Default"/>
                <table:table-cell office:value-type="string" table:number-columns-spanned="3" table:number-rows-spanned="1">
                  <text:p>3 - 4 weeks</text:p>
                </table:table-cell>
                <table:covered-table-cell table:number-columns-repeated="2"/>
                <table:table-cell table:style-name="ce51" office:value-type="float" office:value="2">
                  <text:p>2</text:p>
                </table:table-cell>
                <table:table-cell table:style-name="ce52"/>
                <table:table-cell table:style-name="Default"/>
                <table:table-cell table:number-columns-repeated="249"/>
              </table:table-row>
              <table:table-row table:style-name="ro1" table:visibility="collapse">
                <table:table-cell table:style-name="Default"/>
                <table:table-cell office:value-type="string" table:number-columns-spanned="3" table:number-rows-spanned="1">
                  <text:p>&gt; 4 weeks</text:p>
                </table:table-cell>
                <table:covered-table-cell table:number-columns-repeated="2"/>
                <table:table-cell table:style-name="ce51" office:value-type="float" office:value="1">
                  <text:p>1</text:p>
                </table:table-cell>
                <table:table-cell table:style-name="ce52"/>
                <table:table-cell table:style-name="Default"/>
                <table:table-cell table:number-columns-repeated="249"/>
              </table:table-row>
            </table:table-row-group>
            <table:table-row table:style-name="ro1">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21" office:value-type="string">
              <text:p>Rank</text:p>
            </table:table-cell>
            <table:table-cell table:style-name="ce24" office:value-type="string" table:number-columns-spanned="3" table:number-rows-spanned="1">
              <text:p>Category Title</text:p>
            </table:table-cell>
            <table:covered-table-cell table:number-columns-repeated="2" table:style-name="ce24"/>
            <table:table-cell table:style-name="ce21" office:value-type="string">
              <text:p>Weight</text:p>
            </table:table-cell>
            <table:table-cell table:style-name="ce21" office:value-type="string">
              <text:p>Unweighted Rating</text:p>
            </table:table-cell>
            <table:table-cell table:style-name="ce54" office:value-type="string">
              <text:p>Weighted Rating</text:p>
            </table:table-cell>
            <table:table-cell table:number-columns-repeated="249"/>
          </table:table-row>
          <table:table-row table:style-name="ro1">
            <table:table-cell table:style-name="ce22" table:formula="of:=[$'Category Ranking'.B15]" office:value-type="float" office:value="4">
              <text:p>4</text:p>
            </table:table-cell>
            <table:table-cell table:style-name="ce25" office:value-type="string" table:number-columns-spanned="3" table:number-rows-spanned="1">
              <text:p>Security</text:p>
            </table:table-cell>
            <table:covered-table-cell table:number-columns-repeated="2" table:style-name="ce25"/>
            <table:table-cell table:style-name="ce15" table:formula="of:=[$'Category Ranking'.D15]" office:value-type="percentage" office:value="0.08">
              <text:p>8.00%</text:p>
            </table:table-cell>
            <table:table-cell table:style-name="ce22" table:formula="of:=SUM([.F133:.F169])" office:value-type="float" office:value="3.9">
              <text:p>3.9</text:p>
            </table:table-cell>
            <table:table-cell table:style-name="ce22" table:formula="of:=[.F131]*[.E131]" office:value-type="float" office:value="0.312">
              <text:p>0.31</text:p>
            </table:table-cell>
            <table:table-cell table:number-columns-repeated="249"/>
          </table:table-row>
          <table:table-row table:style-name="ro1">
            <table:table-cell table:style-name="ce22"/>
            <table:table-cell table:style-name="ce40" table:number-columns-spanned="5" table:number-rows-spanned="1"/>
            <table:covered-table-cell table:number-columns-repeated="4" table:style-name="ce40"/>
            <table:table-cell table:style-name="ce22"/>
            <table:table-cell table:number-columns-repeated="249"/>
          </table:table-row>
          <table:table-row-group>
            <table:table-row table:style-name="ro1">
              <table:table-cell/>
              <table:table-cell table:style-name="ce27" office:value-type="string">
                <text:p>Metric Name</text:p>
              </table:table-cell>
              <table:table-cell table:style-name="ce27"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4">
              <table:table-cell/>
              <table:table-cell table:style-name="ce32" office:value-type="string">
                <text:p>Number of security vulnerabilities in the last 6 months that are moderately to extremely critical</text:p>
              </table:table-cell>
              <table:table-cell table:style-name="ce12"/>
              <table:table-cell table:style-name="ce47" office:value-type="percentage" office:value="0.35">
                <text:p>35.00%</text:p>
              </table:table-cell>
              <table:table-cell table:style-name="ce48" office:value-type="float" office:value="3">
                <text:p>3</text:p>
              </table:table-cell>
              <table:table-cell table:style-name="ce53" table:formula="of:=[.D134]*[.E134]" office:value-type="float" office:value="1.05">
                <office:annotation office:display="true" draw:style-name="gr4" draw:text-style-name="P1" svg:width="11.2409in" svg:height="1.8142in" svg:x="11.7669in" svg:y="11.6559in" draw:caption-point-x="-2.8276in" draw:caption-point-y="0.6862in">
                  <dc:date>2011-12-11T00:00:00</dc:date>
                  <text:p text:style-name="P2"><text:span text:style-name="T1">Issues: 3863 (Password are stored in plain text), 836, 3236, 3612 </text:span></text:p>
                  <text:p text:style-name="P2"><text:span text:style-name="T1"/></text:p>
                  <text:p text:style-name="P2"><text:span text:style-name="T1">Source: http://subversion.tigris.org/issues/buglist.cgi?issue_type=DEFECT&amp;component=subversion&amp;issue_status=UNCONFIRMED&amp;issue_status=NEW&amp;issue_status=STARTED&amp;issue_status=REOPENED&amp;issue_status=RESOLVED&amp;issue_status=VERIFIED&amp;issue_status=CLOSED&amp;email1=&amp;emailtype1=exact&amp;email2=&amp;emailtype2=exact&amp;issueidtype=include&amp;issue_id=&amp;changedin=&amp;votes=&amp;chfieldfrom=2011-05-01&amp;chfieldto=Now&amp;chfieldvalue=&amp;short_desc=&amp;short_desc_type=fulltext&amp;long_desc=&amp;long_desc_type=fulltext&amp;issue_file_loc=&amp;issue_file_loc_type=fulltext&amp;status_whiteboard=&amp;status_whiteboard_type=fulltext&amp;keywords=&amp;keywords_type=anytokens&amp;field0-0-0=noop&amp;type0-0-0=noop&amp;value0-0-0=&amp;cmdtype=doit&amp;order=Reuse+same+sort+as+last+time&amp;Submit+query=Submit+query</text:span></text:p>
                </office:annotation>
                <text:p>1.05</text:p>
              </table:table-cell>
              <table:table-cell table:number-columns-repeated="250"/>
            </table:table-row>
            <table:table-row-group>
              <table:table-row table:style-name="ro1">
                <table:table-cell/>
                <table:table-cell table:style-name="ce23" table:number-columns-repeated="5"/>
                <table:table-cell table:number-columns-repeated="250"/>
              </table:table-row>
              <table:table-row table:style-name="ro1">
                <table:table-cell/>
                <table:table-cell table:style-name="ce28" office:value-type="string" table:number-columns-spanned="4" table:number-rows-spanned="1">
                  <text:p>Test Description</text:p>
                </table:table-cell>
                <table:covered-table-cell table:number-columns-repeated="3" table:style-name="ce28"/>
                <table:table-cell table:style-name="Default"/>
                <table:table-cell table:number-columns-repeated="250"/>
              </table:table-row>
              <table:table-row table:style-name="ro14">
                <table:table-cell/>
                <table:table-cell table:style-name="ce29" office:value-type="string" table:number-columns-spanned="4" table:number-rows-spanned="1">
                  <text:p>This measures the quality related to security vulnerabilities. <text:s/>How susceptible the is software to security vulnerabilities.</text:p>
                </table:table-cell>
                <table:covered-table-cell table:number-columns-repeated="3" table:style-name="ce29"/>
                <table:table-cell table:style-name="ce44"/>
                <table:table-cell table:number-columns-repeated="250"/>
              </table:table-row>
              <table:table-row table:style-name="ro1">
                <table:table-cell/>
                <table:table-cell table:style-name="ce10" table:number-columns-spanned="4" table:number-rows-spanned="1"/>
                <table:covered-table-cell table:number-columns-repeated="3" table:style-name="Default"/>
                <table:table-cell table:number-columns-repeated="251"/>
              </table:table-row>
              <table:table-row table:style-name="ro1">
                <table:table-cell/>
                <table:table-cell table:style-name="ce28" office:value-type="string" table:number-columns-spanned="3" table:number-rows-spanned="1">
                  <text:p>Test Score Specification</text:p>
                </table:table-cell>
                <table:covered-table-cell table:number-columns-repeated="2" table:style-name="ce28"/>
                <table:table-cell table:style-name="ce49" office:value-type="string">
                  <text:p>Score</text:p>
                </table:table-cell>
                <table:table-cell table:style-name="Default"/>
                <table:table-cell table:number-columns-repeated="250"/>
              </table:table-row>
              <table:table-row table:style-name="ro1">
                <table:table-cell/>
                <table:table-cell table:style-name="ce30" office:value-type="float" office:value="0" table:number-columns-spanned="3" table:number-rows-spanned="1">
                  <text:p>0</text:p>
                </table:table-cell>
                <table:covered-table-cell table:number-columns-repeated="2" table:style-name="ce30"/>
                <table:table-cell office:value-type="float" office:value="5">
                  <text:p>5</text:p>
                </table:table-cell>
                <table:table-cell table:number-columns-repeated="251"/>
              </table:table-row>
              <table:table-row table:style-name="ro1">
                <table:table-cell/>
                <table:table-cell table:style-name="ce41" office:value-type="string" table:number-columns-spanned="3" table:number-rows-spanned="1">
                  <text:p>1 - 2</text:p>
                </table:table-cell>
                <table:covered-table-cell table:number-columns-repeated="2" table:style-name="ce31"/>
                <table:table-cell office:value-type="float" office:value="4">
                  <text:p>4</text:p>
                </table:table-cell>
                <table:table-cell table:number-columns-repeated="251"/>
              </table:table-row>
              <table:table-row table:style-name="ro1">
                <table:table-cell/>
                <table:table-cell table:style-name="ce30" office:value-type="string" table:number-columns-spanned="3" table:number-rows-spanned="1">
                  <text:p>3 - 4</text:p>
                </table:table-cell>
                <table:covered-table-cell table:number-columns-repeated="2" table:style-name="ce30"/>
                <table:table-cell office:value-type="float" office:value="3">
                  <text:p>3</text:p>
                </table:table-cell>
                <table:table-cell table:number-columns-repeated="251"/>
              </table:table-row>
              <table:table-row table:style-name="ro1">
                <table:table-cell/>
                <table:table-cell table:style-name="ce30" office:value-type="string" table:number-columns-spanned="3" table:number-rows-spanned="1">
                  <text:p>5 - 6</text:p>
                </table:table-cell>
                <table:covered-table-cell table:number-columns-repeated="2" table:style-name="ce30"/>
                <table:table-cell office:value-type="float" office:value="2">
                  <text:p>2</text:p>
                </table:table-cell>
                <table:table-cell table:number-columns-repeated="251"/>
              </table:table-row>
              <table:table-row table:style-name="ro1">
                <table:table-cell/>
                <table:table-cell table:style-name="ce31" office:value-type="string" table:number-columns-spanned="3" table:number-rows-spanned="1">
                  <text:p>&gt; 6</text:p>
                </table:table-cell>
                <table:covered-table-cell table:number-columns-repeated="2" table:style-name="ce31"/>
                <table:table-cell office:value-type="float" office:value="1">
                  <text:p>1</text:p>
                </table:table-cell>
                <table:table-cell table:number-columns-repeated="251"/>
              </table:table-row>
            </table:table-row-group>
            <table:table-row table:style-name="ro1">
              <table:table-cell table:style-name="ce23"/>
              <table:table-cell table:style-name="ce26" table:number-columns-spanned="4" table:number-rows-spanned="1"/>
              <table:covered-table-cell table:number-columns-repeated="3" table:style-name="ce37"/>
              <table:table-cell table:style-name="ce23"/>
              <table:table-cell table:number-columns-repeated="250"/>
            </table:table-row>
            <table:table-row table:style-name="ro1">
              <table:table-cell/>
              <table:table-cell table:style-name="ce27" office:value-type="string">
                <text:p>Metric Name</text:p>
              </table:table-cell>
              <table:table-cell table:style-name="ce27"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7">
              <table:table-cell/>
              <table:table-cell table:style-name="ce42" office:value-type="string">
                <text:p>Number <text:s/>of security vulnerabilities still open (unpatched)</text:p>
              </table:table-cell>
              <table:table-cell table:style-name="ce12"/>
              <table:table-cell table:style-name="ce47" office:value-type="percentage" office:value="0.4">
                <text:p>40.00%</text:p>
              </table:table-cell>
              <table:table-cell table:style-name="ce48" office:value-type="float" office:value="4">
                <text:p>4</text:p>
              </table:table-cell>
              <table:table-cell table:style-name="ce17" table:formula="of:=[.D147]*[.E147]" office:value-type="float" office:value="1.6">
                <text:p>1.6</text:p>
              </table:table-cell>
              <table:table-cell table:number-columns-repeated="250"/>
            </table:table-row>
            <table:table-row-group>
              <table:table-row table:style-name="ro1">
                <table:table-cell/>
                <table:table-cell table:style-name="ce23" table:number-columns-repeated="5"/>
                <table:table-cell table:number-columns-repeated="250"/>
              </table:table-row>
              <table:table-row table:style-name="ro1">
                <table:table-cell/>
                <table:table-cell table:style-name="ce28" office:value-type="string" table:number-columns-spanned="4" table:number-rows-spanned="1">
                  <text:p>Test Description</text:p>
                </table:table-cell>
                <table:covered-table-cell table:number-columns-repeated="3" table:style-name="ce28"/>
                <table:table-cell table:style-name="Default"/>
                <table:table-cell table:number-columns-repeated="250"/>
              </table:table-row>
              <table:table-row table:style-name="ro1">
                <table:table-cell/>
                <table:table-cell table:style-name="ce29" office:value-type="string" table:number-columns-spanned="4" table:number-rows-spanned="1">
                  <text:p>This measures whether the project is capable of resolving all security issues.</text:p>
                </table:table-cell>
                <table:covered-table-cell table:number-columns-repeated="3" table:style-name="ce29"/>
                <table:table-cell table:style-name="ce44"/>
                <table:table-cell table:number-columns-repeated="250"/>
              </table:table-row>
              <table:table-row table:style-name="ro1">
                <table:table-cell/>
                <table:table-cell table:style-name="ce10" table:number-columns-spanned="4" table:number-rows-spanned="1"/>
                <table:covered-table-cell table:number-columns-repeated="3" table:style-name="Default"/>
                <table:table-cell table:number-columns-repeated="251"/>
              </table:table-row>
              <table:table-row table:style-name="ro1">
                <table:table-cell/>
                <table:table-cell table:style-name="ce28" office:value-type="string" table:number-columns-spanned="3" table:number-rows-spanned="1">
                  <text:p>Test Score Specification</text:p>
                </table:table-cell>
                <table:covered-table-cell table:number-columns-repeated="2" table:style-name="ce28"/>
                <table:table-cell table:style-name="ce49" office:value-type="string">
                  <text:p>Score</text:p>
                </table:table-cell>
                <table:table-cell table:style-name="Default"/>
                <table:table-cell table:number-columns-repeated="250"/>
              </table:table-row>
              <table:table-row table:style-name="ro1">
                <table:table-cell/>
                <table:table-cell table:style-name="ce30" office:value-type="float" office:value="0" table:number-columns-spanned="3" table:number-rows-spanned="1">
                  <text:p>0</text:p>
                </table:table-cell>
                <table:covered-table-cell table:number-columns-repeated="2" table:style-name="ce30"/>
                <table:table-cell office:value-type="float" office:value="5">
                  <text:p>5</text:p>
                </table:table-cell>
                <table:table-cell table:number-columns-repeated="251"/>
              </table:table-row>
              <table:table-row table:style-name="ro1">
                <table:table-cell/>
                <table:table-cell table:style-name="ce31" office:value-type="float" office:value="1" table:number-columns-spanned="3" table:number-rows-spanned="1">
                  <text:p>1</text:p>
                </table:table-cell>
                <table:covered-table-cell table:number-columns-repeated="2" table:style-name="ce31"/>
                <table:table-cell office:value-type="float" office:value="4">
                  <text:p>4</text:p>
                </table:table-cell>
                <table:table-cell table:number-columns-repeated="251"/>
              </table:table-row>
              <table:table-row table:style-name="ro1">
                <table:table-cell/>
                <table:table-cell table:style-name="ce30" office:value-type="float" office:value="2" table:number-columns-spanned="3" table:number-rows-spanned="1">
                  <text:p>2</text:p>
                </table:table-cell>
                <table:covered-table-cell table:number-columns-repeated="2" table:style-name="ce30"/>
                <table:table-cell office:value-type="float" office:value="3">
                  <text:p>3</text:p>
                </table:table-cell>
                <table:table-cell table:number-columns-repeated="251"/>
              </table:table-row>
              <table:table-row table:style-name="ro1">
                <table:table-cell/>
                <table:table-cell table:style-name="ce38" office:value-type="string" table:number-columns-spanned="3" table:number-rows-spanned="1">
                  <text:p>3 - 5</text:p>
                </table:table-cell>
                <table:covered-table-cell table:number-columns-repeated="2" table:style-name="ce30"/>
                <table:table-cell office:value-type="float" office:value="2">
                  <text:p>2</text:p>
                </table:table-cell>
                <table:table-cell table:number-columns-repeated="251"/>
              </table:table-row>
              <table:table-row table:style-name="ro1">
                <table:table-cell/>
                <table:table-cell table:style-name="ce31" office:value-type="string" table:number-columns-spanned="3" table:number-rows-spanned="1">
                  <text:p>&gt; 5</text:p>
                </table:table-cell>
                <table:covered-table-cell table:number-columns-repeated="2" table:style-name="ce31"/>
                <table:table-cell office:value-type="float" office:value="1">
                  <text:p>1</text:p>
                </table:table-cell>
                <table:table-cell table:number-columns-repeated="251"/>
              </table:table-row>
            </table:table-row-group>
            <table:table-row table:style-name="ro1">
              <table:table-cell table:style-name="ce23"/>
              <table:table-cell table:style-name="ce26" table:number-columns-spanned="4" table:number-rows-spanned="1"/>
              <table:covered-table-cell table:number-columns-repeated="3" table:style-name="ce37"/>
              <table:table-cell table:style-name="ce23"/>
              <table:table-cell table:number-columns-repeated="250"/>
            </table:table-row>
            <table:table-row table:style-name="ro1">
              <table:table-cell/>
              <table:table-cell table:style-name="ce27" office:value-type="string">
                <text:p>Metric Name</text:p>
              </table:table-cell>
              <table:table-cell table:style-name="ce27"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4">
              <table:table-cell/>
              <table:table-cell table:style-name="ce32" office:value-type="string">
                <text:p>NumbIs there a dedicated information (web page, wiki, etc) for security?</text:p>
              </table:table-cell>
              <table:table-cell table:style-name="ce12" office:value-type="string">
                <text:p>No</text:p>
              </table:table-cell>
              <table:table-cell table:style-name="ce47" office:value-type="percentage" office:value="0.25">
                <text:p>25.00%</text:p>
              </table:table-cell>
              <table:table-cell table:style-name="ce48" office:value-type="float" office:value="5">
                <text:p>5</text:p>
              </table:table-cell>
              <table:table-cell table:style-name="ce17" table:formula="of:=[.D160]*[.E160]" office:value-type="float" office:value="1.25">
                <text:p>1.25</text:p>
              </table:table-cell>
              <table:table-cell table:number-columns-repeated="250"/>
            </table:table-row>
            <table:table-row-group>
              <table:table-row table:style-name="ro1">
                <table:table-cell/>
                <table:table-cell table:style-name="ce33" table:number-columns-spanned="5" table:number-rows-spanned="1"/>
                <table:covered-table-cell table:number-columns-repeated="4" table:style-name="ce17"/>
                <table:table-cell table:number-columns-repeated="250"/>
              </table:table-row>
              <table:table-row table:style-name="ro1">
                <table:table-cell/>
                <table:table-cell table:style-name="ce34" office:value-type="string" table:number-columns-spanned="4" table:number-rows-spanned="1">
                  <text:p>Test Description</text:p>
                </table:table-cell>
                <table:covered-table-cell table:number-columns-repeated="3" table:style-name="ce34"/>
                <table:table-cell table:style-name="Default"/>
                <table:table-cell table:number-columns-repeated="250"/>
              </table:table-row>
              <table:table-row table:style-name="ro1">
                <table:table-cell/>
                <table:table-cell table:style-name="ce29" office:value-type="string" table:number-columns-spanned="4" table:number-rows-spanned="1">
                  <text:p>This measures how aware of and seriously the project takes security issues.</text:p>
                </table:table-cell>
                <table:covered-table-cell table:number-columns-repeated="3" table:style-name="ce29"/>
                <table:table-cell table:style-name="ce44"/>
                <table:table-cell table:number-columns-repeated="250"/>
              </table:table-row>
              <table:table-row table:style-name="ro1">
                <table:table-cell/>
                <table:table-cell table:style-name="ce35" table:number-columns-spanned="4" table:number-rows-spanned="1"/>
                <table:covered-table-cell table:number-columns-repeated="3" table:style-name="ce45"/>
                <table:table-cell table:number-columns-repeated="251"/>
              </table:table-row>
              <table:table-row table:style-name="ro1">
                <table:table-cell/>
                <table:table-cell table:style-name="ce28" office:value-type="string" table:number-columns-spanned="3" table:number-rows-spanned="1">
                  <text:p>Test Score Specification</text:p>
                </table:table-cell>
                <table:covered-table-cell table:number-columns-repeated="2" table:style-name="ce28"/>
                <table:table-cell table:style-name="ce34" office:value-type="string">
                  <text:p>Score</text:p>
                </table:table-cell>
                <table:table-cell table:style-name="Default"/>
                <table:table-cell table:number-columns-repeated="250"/>
              </table:table-row>
              <table:table-row table:style-name="ro1">
                <table:table-cell table:style-name="Default"/>
                <table:table-cell office:value-type="string" table:number-columns-spanned="3" table:number-rows-spanned="1">
                  <text:p>Yes, well maintained</text:p>
                </table:table-cell>
                <table:covered-table-cell table:number-columns-repeated="2"/>
                <table:table-cell table:style-name="ce51" office:value-type="float" office:value="5">
                  <text:p>5</text:p>
                </table:table-cell>
                <table:table-cell table:style-name="ce52"/>
                <table:table-cell table:style-name="Default"/>
                <table:table-cell table:number-columns-repeated="249"/>
              </table:table-row>
              <table:table-row table:style-name="ro1">
                <table:table-cell table:style-name="Default"/>
                <table:table-cell office:value-type="string" table:number-columns-spanned="3" table:number-rows-spanned="1">
                  <text:p>Yes</text:p>
                </table:table-cell>
                <table:covered-table-cell table:number-columns-repeated="2"/>
                <table:table-cell table:style-name="ce51" office:value-type="float" office:value="3">
                  <text:p>3</text:p>
                </table:table-cell>
                <table:table-cell table:style-name="ce52"/>
                <table:table-cell table:style-name="Default"/>
                <table:table-cell table:number-columns-repeated="249"/>
              </table:table-row>
              <table:table-row table:style-name="ro1">
                <table:table-cell table:style-name="Default"/>
                <table:table-cell office:value-type="string" table:number-columns-spanned="3" table:number-rows-spanned="1">
                  <text:p>No</text:p>
                </table:table-cell>
                <table:covered-table-cell table:number-columns-repeated="2"/>
                <table:table-cell table:style-name="ce51" office:value-type="float" office:value="1">
                  <text:p>1</text:p>
                </table:table-cell>
                <table:table-cell table:style-name="ce52"/>
                <table:table-cell table:style-name="Default"/>
                <table:table-cell table:number-columns-repeated="249"/>
              </table:table-row>
            </table:table-row-group>
            <table:table-row table:style-name="ro1">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21" office:value-type="string">
              <text:p>Rank</text:p>
            </table:table-cell>
            <table:table-cell table:style-name="ce24" office:value-type="string" table:number-columns-spanned="3" table:number-rows-spanned="1">
              <text:p>Category Title</text:p>
            </table:table-cell>
            <table:covered-table-cell table:number-columns-repeated="2" table:style-name="ce24"/>
            <table:table-cell table:style-name="ce21" office:value-type="string">
              <text:p>Weight</text:p>
            </table:table-cell>
            <table:table-cell table:style-name="ce21" office:value-type="string">
              <text:p>Unweighted Rating</text:p>
            </table:table-cell>
            <table:table-cell table:style-name="ce54" office:value-type="string">
              <text:p>Weighted Rating</text:p>
            </table:table-cell>
            <table:table-cell table:number-columns-repeated="249"/>
          </table:table-row>
          <table:table-row table:style-name="ro1">
            <table:table-cell table:style-name="ce22" table:formula="of:=[$'Category Ranking'.B16]" office:value-type="float" office:value="5">
              <text:p>5</text:p>
            </table:table-cell>
            <table:table-cell table:style-name="ce25" office:value-type="string" table:number-columns-spanned="3" table:number-rows-spanned="1">
              <text:p>Performance</text:p>
            </table:table-cell>
            <table:covered-table-cell table:number-columns-repeated="2" table:style-name="ce25"/>
            <table:table-cell table:style-name="ce15" table:formula="of:=[$'Category Ranking'.D16]" office:value-type="percentage" office:value="0.06">
              <text:p>6.00%</text:p>
            </table:table-cell>
            <table:table-cell table:style-name="ce22" table:formula="of:=SUM([.F175:.F195])" office:value-type="float" office:value="2">
              <text:p>2</text:p>
            </table:table-cell>
            <table:table-cell table:style-name="ce22" table:formula="of:=[.F172]*[.E172]" office:value-type="float" office:value="0.12">
              <text:p>0.12</text:p>
            </table:table-cell>
            <table:table-cell table:number-columns-repeated="249"/>
          </table:table-row>
          <table:table-row-group>
            <table:table-row table:style-name="ro1">
              <table:table-cell table:style-name="ce23"/>
              <table:table-cell table:style-name="ce26" table:number-columns-spanned="5" table:number-rows-spanned="1"/>
              <table:covered-table-cell table:number-columns-repeated="4" table:style-name="ce37"/>
              <table:table-cell table:number-columns-repeated="250"/>
            </table:table-row>
            <table:table-row table:style-name="ro1">
              <table:table-cell/>
              <table:table-cell table:style-name="ce27" office:value-type="string">
                <text:p>Metric Name</text:p>
              </table:table-cell>
              <table:table-cell table:style-name="ce27"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
              <table:table-cell/>
              <table:table-cell table:style-name="ce23" office:value-type="string">
                <text:p>Performance Testing and Benchmark Reports available</text:p>
              </table:table-cell>
              <table:table-cell table:style-name="ce12" office:value-type="string">
                <text:p>Yes</text:p>
              </table:table-cell>
              <table:table-cell table:style-name="ce47" office:value-type="percentage" office:value="0.5">
                <text:p>50.00%</text:p>
              </table:table-cell>
              <table:table-cell table:style-name="ce48" office:value-type="float" office:value="1">
                <office:annotation office:display="true" draw:style-name="gr2" draw:text-style-name="P1" svg:width="7.0374in" svg:height="0.7012in" svg:x="10.8169in" svg:y="19.4102in" draw:caption-point-x="-3.1512in" draw:caption-point-y="0.7303in">
                  <dc:date>2011-12-15T00:00:00</dc:date>
                  <text:p text:style-name="P1">Sources:</text:p>
                  <text:p text:style-name="P1"><text:a xlink:href="https://git.wiki.kernel.org/articles/g/i/t/GitSvnComparison_cb82.html">https://git.wiki.kernel.org/articles/g/i/t/GitSvnComparison_cb82.html</text:a></text:p>
                  <text:p text:style-name="P1"><text:a xlink:href="http://www.koch.ro/blog/index.php?/archives/112-GIT-vs-SVN-performance-with-eZ-Components.html">http://www.koch.ro/blog/index.php?/archives/112-GIT-vs-SVN-performance-with-eZ-Components.html</text:a></text:p>
                  <text:p text:style-name="P1">http://svn.haxx.se/users/archive-2004-09/0680.shtml</text:p>
                </office:annotation>
                <text:p>1</text:p>
              </table:table-cell>
              <table:table-cell table:style-name="ce17" table:formula="of:=[.D175]*[.E175]" office:value-type="float" office:value="0.5">
                <text:p>0.5</text:p>
              </table:table-cell>
              <table:table-cell table:number-columns-repeated="250"/>
            </table:table-row>
            <table:table-row-group>
              <table:table-row table:style-name="ro1">
                <table:table-cell/>
                <table:table-cell table:style-name="ce23" table:number-columns-repeated="5"/>
                <table:table-cell table:number-columns-repeated="250"/>
              </table:table-row>
              <table:table-row table:style-name="ro1">
                <table:table-cell/>
                <table:table-cell table:style-name="ce28" office:value-type="string" table:number-columns-spanned="4" table:number-rows-spanned="1">
                  <text:p>Test Description</text:p>
                </table:table-cell>
                <table:covered-table-cell table:number-columns-repeated="3" table:style-name="ce28"/>
                <table:table-cell table:style-name="Default"/>
                <table:table-cell table:number-columns-repeated="250"/>
              </table:table-row>
              <table:table-row table:style-name="ro14">
                <table:table-cell/>
                <table:table-cell table:style-name="ce29"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29"/>
                <table:table-cell table:style-name="ce44"/>
                <table:table-cell table:number-columns-repeated="250"/>
              </table:table-row>
              <table:table-row table:style-name="ro1">
                <table:table-cell/>
                <table:table-cell table:style-name="ce10" table:number-columns-spanned="4" table:number-rows-spanned="1"/>
                <table:covered-table-cell table:number-columns-repeated="3" table:style-name="Default"/>
                <table:table-cell table:number-columns-repeated="251"/>
              </table:table-row>
              <table:table-row table:style-name="ro1">
                <table:table-cell/>
                <table:table-cell table:style-name="ce28" office:value-type="string" table:number-columns-spanned="3" table:number-rows-spanned="1">
                  <text:p>Test Score Specification</text:p>
                </table:table-cell>
                <table:covered-table-cell table:number-columns-repeated="2" table:style-name="ce28"/>
                <table:table-cell table:style-name="ce49" office:value-type="string">
                  <text:p>Score</text:p>
                </table:table-cell>
                <table:table-cell table:style-name="Default"/>
                <table:table-cell table:number-columns-repeated="250"/>
              </table:table-row>
              <table:table-row table:style-name="ro1">
                <table:table-cell/>
                <table:table-cell table:style-name="ce30" office:value-type="string" table:number-columns-spanned="3" table:number-rows-spanned="1">
                  <text:p>Yes, with good results</text:p>
                </table:table-cell>
                <table:covered-table-cell table:number-columns-repeated="2" table:style-name="ce30"/>
                <table:table-cell office:value-type="float" office:value="5">
                  <text:p>5</text:p>
                </table:table-cell>
                <table:table-cell table:number-columns-repeated="251"/>
              </table:table-row>
              <table:table-row table:style-name="ro1">
                <table:table-cell/>
                <table:table-cell table:style-name="ce30" office:value-type="string" table:number-columns-spanned="3" table:number-rows-spanned="1">
                  <text:p>Yes</text:p>
                </table:table-cell>
                <table:covered-table-cell table:number-columns-repeated="2" table:style-name="ce30"/>
                <table:table-cell office:value-type="float" office:value="3">
                  <text:p>3</text:p>
                </table:table-cell>
                <table:table-cell table:number-columns-repeated="251"/>
              </table:table-row>
              <table:table-row table:style-name="ro1">
                <table:table-cell/>
                <table:table-cell table:style-name="ce31" office:value-type="string" table:number-columns-spanned="3" table:number-rows-spanned="1">
                  <text:p>No</text:p>
                </table:table-cell>
                <table:covered-table-cell table:number-columns-repeated="2" table:style-name="ce31"/>
                <table:table-cell office:value-type="float" office:value="1">
                  <text:p>1</text:p>
                </table:table-cell>
                <table:table-cell table:number-columns-repeated="251"/>
              </table:table-row>
            </table:table-row-group>
            <table:table-row table:style-name="ro1">
              <table:table-cell table:style-name="ce23"/>
              <table:table-cell table:style-name="ce26" table:number-columns-spanned="4" table:number-rows-spanned="1"/>
              <table:covered-table-cell table:number-columns-repeated="3" table:style-name="ce37"/>
              <table:table-cell table:style-name="ce23"/>
              <table:table-cell table:number-columns-repeated="250"/>
            </table:table-row>
            <table:table-row table:style-name="ro1">
              <table:table-cell/>
              <table:table-cell table:style-name="ce27" office:value-type="string">
                <text:p>Metric Name</text:p>
              </table:table-cell>
              <table:table-cell table:style-name="ce27"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
              <table:table-cell/>
              <table:table-cell table:style-name="ce23" office:value-type="string">
                <text:p>Performance Tuning &amp; Configuration</text:p>
              </table:table-cell>
              <table:table-cell table:style-name="ce12"/>
              <table:table-cell table:style-name="ce47" office:value-type="percentage" office:value="0.5">
                <text:p>50.00%</text:p>
              </table:table-cell>
              <table:table-cell table:style-name="ce48" office:value-type="float" office:value="3">
                <office:annotation office:display="true" draw:style-name="gr5" draw:text-style-name="P1" svg:width="6.0988in" svg:height="0.8567in" svg:x="10.828in" svg:y="21.7217in" draw:caption-point-x="-3.1622in" draw:caption-point-y="0.5429in">
                  <dc:date>2011-12-15T00:00:00</dc:date>
                  <text:p text:style-name="P1">Surces:</text:p>
                  <text:p text:style-name="P1">http://svnbook.red-bean.com/nightly/en/svn.serverconfig.html</text:p>
                  <text:p text:style-name="P1"><text:a xlink:href="http://www.orcaware.com/svn/wiki/Server_performance_tuning_for_Linux_and_Unix">http://www.orcaware.com/svn/wiki/Server_performance_tuning_for_Linux_and_Unix</text:a></text:p>
                  <text:p text:style-name="P1">http://subversion.apache.org/docs/release-notes/1.7.html#server-performance-tuning</text:p>
                  <text:p text:style-name="P1"/>
                </office:annotation>
                <text:p>3</text:p>
              </table:table-cell>
              <table:table-cell table:style-name="ce17" table:formula="of:=[.D186]*[.E186]" office:value-type="float" office:value="1.5">
                <text:p>1.5</text:p>
              </table:table-cell>
              <table:table-cell table:number-columns-repeated="250"/>
            </table:table-row>
            <table:table-row-group>
              <table:table-row table:style-name="ro1">
                <table:table-cell/>
                <table:table-cell table:style-name="ce33" table:number-columns-spanned="5" table:number-rows-spanned="1"/>
                <table:covered-table-cell table:number-columns-repeated="4" table:style-name="ce17"/>
                <table:table-cell table:number-columns-repeated="250"/>
              </table:table-row>
              <table:table-row table:style-name="ro1">
                <table:table-cell/>
                <table:table-cell table:style-name="ce34" office:value-type="string" table:number-columns-spanned="4" table:number-rows-spanned="1">
                  <text:p>Test Description</text:p>
                </table:table-cell>
                <table:covered-table-cell table:number-columns-repeated="3" table:style-name="ce34"/>
                <table:table-cell table:style-name="Default"/>
                <table:table-cell table:number-columns-repeated="250"/>
              </table:table-row>
              <table:table-row table:style-name="ro10">
                <table:table-cell/>
                <table:table-cell table:style-name="ce29"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29"/>
                <table:table-cell table:style-name="ce44"/>
                <table:table-cell table:number-columns-repeated="250"/>
              </table:table-row>
              <table:table-row table:style-name="ro1">
                <table:table-cell/>
                <table:table-cell table:style-name="ce35" table:number-columns-spanned="4" table:number-rows-spanned="1"/>
                <table:covered-table-cell table:number-columns-repeated="3" table:style-name="ce45"/>
                <table:table-cell table:number-columns-repeated="251"/>
              </table:table-row>
              <table:table-row table:style-name="ro1">
                <table:table-cell/>
                <table:table-cell table:style-name="ce28" office:value-type="string" table:number-columns-spanned="3" table:number-rows-spanned="1">
                  <text:p>Test Score Specification</text:p>
                </table:table-cell>
                <table:covered-table-cell table:number-columns-repeated="2" table:style-name="ce28"/>
                <table:table-cell table:style-name="ce34" office:value-type="string">
                  <text:p>Score</text:p>
                </table:table-cell>
                <table:table-cell table:style-name="Default"/>
                <table:table-cell table:number-columns-repeated="250"/>
              </table:table-row>
              <table:table-row table:style-name="ro1">
                <table:table-cell table:style-name="Default"/>
                <table:table-cell office:value-type="string" table:number-columns-spanned="3" table:number-rows-spanned="1">
                  <text:p>Yes, Extensive</text:p>
                </table:table-cell>
                <table:covered-table-cell table:number-columns-repeated="2"/>
                <table:table-cell table:style-name="ce51" office:value-type="float" office:value="5">
                  <text:p>5</text:p>
                </table:table-cell>
                <table:table-cell table:style-name="ce52"/>
                <table:table-cell table:style-name="Default"/>
                <table:table-cell table:number-columns-repeated="249"/>
              </table:table-row>
              <table:table-row table:style-name="ro1">
                <table:table-cell table:style-name="Default"/>
                <table:table-cell office:value-type="string" table:number-columns-spanned="3" table:number-rows-spanned="1">
                  <text:p>Yes, Some</text:p>
                </table:table-cell>
                <table:covered-table-cell table:number-columns-repeated="2"/>
                <table:table-cell table:style-name="ce51" office:value-type="float" office:value="3">
                  <text:p>3</text:p>
                </table:table-cell>
                <table:table-cell table:style-name="ce52"/>
                <table:table-cell table:style-name="Default"/>
                <table:table-cell table:number-columns-repeated="249"/>
              </table:table-row>
              <table:table-row table:style-name="ro1">
                <table:table-cell table:style-name="Default"/>
                <table:table-cell office:value-type="string" table:number-columns-spanned="3" table:number-rows-spanned="1">
                  <text:p>No</text:p>
                </table:table-cell>
                <table:covered-table-cell table:number-columns-repeated="2"/>
                <table:table-cell table:style-name="ce51" office:value-type="float" office:value="1">
                  <text:p>1</text:p>
                </table:table-cell>
                <table:table-cell table:style-name="ce52"/>
                <table:table-cell table:style-name="Default"/>
                <table:table-cell table:number-columns-repeated="249"/>
              </table:table-row>
            </table:table-row-group>
            <table:table-row table:style-name="ro1">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21" office:value-type="string">
              <text:p>Rank</text:p>
            </table:table-cell>
            <table:table-cell table:style-name="ce24" office:value-type="string" table:number-columns-spanned="3" table:number-rows-spanned="1">
              <text:p>Category Title</text:p>
            </table:table-cell>
            <table:covered-table-cell table:number-columns-repeated="2" table:style-name="ce24"/>
            <table:table-cell table:style-name="ce21" office:value-type="string">
              <text:p>Weight</text:p>
            </table:table-cell>
            <table:table-cell table:style-name="ce21" office:value-type="string">
              <text:p>Unweighted Rating</text:p>
            </table:table-cell>
            <table:table-cell table:style-name="ce54" office:value-type="string">
              <text:p>Weighted Rating</text:p>
            </table:table-cell>
            <table:table-cell table:number-columns-repeated="249"/>
          </table:table-row>
          <table:table-row table:style-name="ro1">
            <table:table-cell table:style-name="ce22" table:formula="of:=[$'Category Ranking'.B17]" office:value-type="float" office:value="6">
              <text:p>6</text:p>
            </table:table-cell>
            <table:table-cell table:style-name="ce25" office:value-type="string" table:number-columns-spanned="3" table:number-rows-spanned="1">
              <text:p>Scalability</text:p>
            </table:table-cell>
            <table:covered-table-cell table:number-columns-repeated="2" table:style-name="ce25"/>
            <table:table-cell table:style-name="ce15" table:formula="of:=[$'Category Ranking'.D17]" office:value-type="percentage" office:value="0.05">
              <text:p>5.00%</text:p>
            </table:table-cell>
            <table:table-cell table:style-name="ce22" table:formula="of:=SUM([.F201:.F221])" office:value-type="float" office:value="3">
              <text:p>3</text:p>
            </table:table-cell>
            <table:table-cell table:style-name="ce22" table:formula="of:=[.F198]*[.E198]" office:value-type="float" office:value="0.15">
              <text:p>0.15</text:p>
            </table:table-cell>
            <table:table-cell table:number-columns-repeated="249"/>
          </table:table-row>
          <table:table-row-group>
            <table:table-row table:style-name="ro1">
              <table:table-cell table:style-name="ce23"/>
              <table:table-cell table:style-name="ce26" table:number-columns-spanned="5" table:number-rows-spanned="1"/>
              <table:covered-table-cell table:number-columns-repeated="4" table:style-name="ce37"/>
              <table:table-cell table:number-columns-repeated="250"/>
            </table:table-row>
            <table:table-row table:style-name="ro1">
              <table:table-cell/>
              <table:table-cell table:style-name="ce27" office:value-type="string">
                <text:p>Metric Name</text:p>
              </table:table-cell>
              <table:table-cell table:style-name="ce27"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
              <table:table-cell/>
              <table:table-cell table:style-name="ce23" office:value-type="string">
                <text:p>Reference deployment</text:p>
              </table:table-cell>
              <table:table-cell table:style-name="ce12" office:value-type="string">
                <text:p>Yes</text:p>
              </table:table-cell>
              <table:table-cell table:style-name="ce47" office:value-type="percentage" office:value="0.5">
                <text:p>50.00%</text:p>
              </table:table-cell>
              <table:table-cell table:style-name="ce48" office:value-type="float" office:value="3">
                <office:annotation office:display="true" draw:style-name="gr6" draw:text-style-name="P1" svg:width="6.2961in" svg:height="0.7012in" svg:x="11.1642in" svg:y="24.2in" draw:caption-point-x="-3.4984in" draw:caption-point-y="0.8866in">
                  <dc:creator>DP</dc:creator>
                  <dc:date>2011-12-15T00:00:00</dc:date>
                  <text:p text:style-name="P1"><text:span text:style-name="T1">It is very difficult to measure this, because I have not the ability to access a real-world deployment. Scalability is a function of data storage system you select (FSFS vs Berkeley DB): </text:span></text:p>
                  <text:p text:style-name="P1"><text:span text:style-name="T1"><text:a xlink:href="http://svnbook.red-bean.com/en/1.7/svn.reposadmin.planning.html#svn.reposadmin.basics.Backends">http://svnbook.red-bean.com/en/1.7/svn.reposadmin.planning.html#svn.reposadmin.basics.Backends</text:a></text:span></text:p>
                  <text:p text:style-name="P1"><text:span text:style-name="T1"><text:a xlink:href="http://svnbook.red-bean.com/en/1.1/ch05.html#svn-ch-5-sect-1.3">http://svnbook.red-bean.com/en/1.1/ch05.html#svn-ch-5-sect-1.3</text:a></text:span></text:p>
                </office:annotation>
                <text:p>3</text:p>
              </table:table-cell>
              <table:table-cell table:style-name="ce17" table:formula="of:=[.D201]*[.E201]" office:value-type="float" office:value="1.5">
                <text:p>1.5</text:p>
              </table:table-cell>
              <table:table-cell table:number-columns-repeated="250"/>
            </table:table-row>
            <table:table-row-group>
              <table:table-row table:style-name="ro1">
                <table:table-cell/>
                <table:table-cell table:style-name="ce23" table:number-columns-repeated="5"/>
                <table:table-cell table:number-columns-repeated="250"/>
              </table:table-row>
              <table:table-row table:style-name="ro1">
                <table:table-cell/>
                <table:table-cell table:style-name="ce28" office:value-type="string" table:number-columns-spanned="4" table:number-rows-spanned="1">
                  <text:p>Test Description</text:p>
                </table:table-cell>
                <table:covered-table-cell table:number-columns-repeated="3" table:style-name="ce28"/>
                <table:table-cell table:style-name="Default"/>
                <table:table-cell table:number-columns-repeated="250"/>
              </table:table-row>
              <table:table-row table:style-name="ro1">
                <table:table-cell/>
                <table:table-cell table:style-name="ce29" office:value-type="string" table:number-columns-spanned="4" table:number-rows-spanned="1">
                  <text:p>This measures whether the software is scalable and tested in real use through a real-world deployment.</text:p>
                </table:table-cell>
                <table:covered-table-cell table:number-columns-repeated="3" table:style-name="ce29"/>
                <table:table-cell table:style-name="ce44"/>
                <table:table-cell table:number-columns-repeated="250"/>
              </table:table-row>
              <table:table-row table:style-name="ro1">
                <table:table-cell/>
                <table:table-cell table:style-name="ce10" table:number-columns-spanned="4" table:number-rows-spanned="1"/>
                <table:covered-table-cell table:number-columns-repeated="3" table:style-name="Default"/>
                <table:table-cell table:number-columns-repeated="251"/>
              </table:table-row>
              <table:table-row table:style-name="ro1">
                <table:table-cell/>
                <table:table-cell table:style-name="ce28" office:value-type="string" table:number-columns-spanned="3" table:number-rows-spanned="1">
                  <text:p>Test Score Specification</text:p>
                </table:table-cell>
                <table:covered-table-cell table:number-columns-repeated="2" table:style-name="ce28"/>
                <table:table-cell table:style-name="ce49" office:value-type="string">
                  <text:p>Score</text:p>
                </table:table-cell>
                <table:table-cell table:style-name="Default"/>
                <table:table-cell table:number-columns-repeated="250"/>
              </table:table-row>
              <table:table-row table:style-name="ro1">
                <table:table-cell/>
                <table:table-cell table:style-name="ce30" office:value-type="string" table:number-columns-spanned="3" table:number-rows-spanned="1">
                  <text:p>Yes, with publication of user’s size</text:p>
                </table:table-cell>
                <table:covered-table-cell table:number-columns-repeated="2" table:style-name="ce30"/>
                <table:table-cell office:value-type="float" office:value="5">
                  <text:p>5</text:p>
                </table:table-cell>
                <table:table-cell table:number-columns-repeated="251"/>
              </table:table-row>
              <table:table-row table:style-name="ro1">
                <table:table-cell/>
                <table:table-cell table:style-name="ce30" office:value-type="string" table:number-columns-spanned="3" table:number-rows-spanned="1">
                  <text:p>Yes</text:p>
                </table:table-cell>
                <table:covered-table-cell table:number-columns-repeated="2" table:style-name="ce30"/>
                <table:table-cell office:value-type="float" office:value="3">
                  <text:p>3</text:p>
                </table:table-cell>
                <table:table-cell table:number-columns-repeated="251"/>
              </table:table-row>
              <table:table-row table:style-name="ro1">
                <table:table-cell/>
                <table:table-cell table:style-name="ce31" office:value-type="string" table:number-columns-spanned="3" table:number-rows-spanned="1">
                  <text:p>No</text:p>
                </table:table-cell>
                <table:covered-table-cell table:number-columns-repeated="2" table:style-name="ce31"/>
                <table:table-cell office:value-type="float" office:value="1">
                  <text:p>1</text:p>
                </table:table-cell>
                <table:table-cell table:number-columns-repeated="251"/>
              </table:table-row>
            </table:table-row-group>
            <table:table-row table:style-name="ro1">
              <table:table-cell table:style-name="ce23"/>
              <table:table-cell table:style-name="ce26" table:number-columns-spanned="4" table:number-rows-spanned="1"/>
              <table:covered-table-cell table:number-columns-repeated="3" table:style-name="ce37"/>
              <table:table-cell table:style-name="ce23"/>
              <table:table-cell table:number-columns-repeated="250"/>
            </table:table-row>
            <table:table-row table:style-name="ro1">
              <table:table-cell/>
              <table:table-cell table:style-name="ce27" office:value-type="string">
                <text:p>Metric Name</text:p>
              </table:table-cell>
              <table:table-cell table:style-name="ce27"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
              <table:table-cell/>
              <table:table-cell table:style-name="ce23" office:value-type="string">
                <text:p>Designed for scalability</text:p>
              </table:table-cell>
              <table:table-cell table:style-name="ce12" office:value-type="string">
                <text:p>Yes, some</text:p>
              </table:table-cell>
              <table:table-cell table:style-name="ce47" office:value-type="percentage" office:value="0.5">
                <text:p>50.00%</text:p>
              </table:table-cell>
              <table:table-cell table:style-name="ce48" office:value-type="float" office:value="3">
                <office:annotation office:display="true" draw:style-name="gr7" draw:text-style-name="P1" svg:width="4.1622in" svg:height="0.5457in" svg:x="11.3291in" svg:y="25.6799in" draw:caption-point-x="-3.6634in" draw:caption-point-y="1.3551in">
                  <dc:creator>DP</dc:creator>
                  <dc:date>2011-12-14T00:00:00</dc:date>
                  <text:p text:style-name="P1"><text:span text:style-name="T1">1.SVN run in thread-safe with SQLite.</text:span></text:p>
                  <text:p text:style-name="P1"><text:span text:style-name="T1">2.SVNsync is a tool that <text:s/>permit to do it active-pasive SVN cluster.</text:span></text:p>
                  <text:p text:style-name="P1"><text:span text:style-name="T1">3. No, SVN consumes few resources</text:span></text:p>
                </office:annotation>
                <text:p>3</text:p>
              </table:table-cell>
              <table:table-cell table:style-name="ce17" table:formula="of:=[.D212]*[.E212]" office:value-type="float" office:value="1.5">
                <text:p>1.5</text:p>
              </table:table-cell>
              <table:table-cell table:number-columns-repeated="250"/>
            </table:table-row>
            <table:table-row-group table:display="false">
              <table:table-row table:style-name="ro1" table:visibility="collapse">
                <table:table-cell/>
                <table:table-cell table:style-name="ce33" table:number-columns-spanned="5" table:number-rows-spanned="1"/>
                <table:covered-table-cell table:number-columns-repeated="4" table:style-name="ce17"/>
                <table:table-cell table:number-columns-repeated="250"/>
              </table:table-row>
              <table:table-row table:style-name="ro1" table:visibility="collapse">
                <table:table-cell/>
                <table:table-cell table:style-name="ce34" office:value-type="string" table:number-columns-spanned="4" table:number-rows-spanned="1">
                  <text:p>Test Description</text:p>
                </table:table-cell>
                <table:covered-table-cell table:number-columns-repeated="3" table:style-name="ce34"/>
                <table:table-cell table:style-name="Default"/>
                <table:table-cell table:number-columns-repeated="250"/>
              </table:table-row>
              <table:table-row table:style-name="ro14" table:visibility="collapse">
                <table:table-cell/>
                <table:table-cell table:style-name="ce29" office:value-type="string" table:number-columns-spanned="4" table:number-rows-spanned="1">
                  <text:p>This measures whether component was designed with scalability in mind. Is it thread-safe? Does it run in a cluster environment? Can H/W solve performance problems?</text:p>
                </table:table-cell>
                <table:covered-table-cell table:number-columns-repeated="3" table:style-name="ce29"/>
                <table:table-cell table:style-name="ce44"/>
                <table:table-cell table:number-columns-repeated="250"/>
              </table:table-row>
              <table:table-row table:style-name="ro1" table:visibility="collapse">
                <table:table-cell/>
                <table:table-cell table:style-name="ce35" table:number-columns-spanned="4" table:number-rows-spanned="1"/>
                <table:covered-table-cell table:number-columns-repeated="3" table:style-name="ce45"/>
                <table:table-cell table:number-columns-repeated="251"/>
              </table:table-row>
              <table:table-row table:style-name="ro1" table:visibility="collapse">
                <table:table-cell/>
                <table:table-cell table:style-name="ce28" office:value-type="string" table:number-columns-spanned="3" table:number-rows-spanned="1">
                  <text:p>Test Score Specification</text:p>
                </table:table-cell>
                <table:covered-table-cell table:number-columns-repeated="2" table:style-name="ce28"/>
                <table:table-cell table:style-name="ce34" office:value-type="string">
                  <text:p>Score</text:p>
                </table:table-cell>
                <table:table-cell table:style-name="Default"/>
                <table:table-cell table:number-columns-repeated="250"/>
              </table:table-row>
              <table:table-row table:style-name="ro1" table:visibility="collapse">
                <table:table-cell table:style-name="Default"/>
                <table:table-cell office:value-type="string" table:number-columns-spanned="3" table:number-rows-spanned="1">
                  <text:p>Yes, extensive</text:p>
                </table:table-cell>
                <table:covered-table-cell table:number-columns-repeated="2"/>
                <table:table-cell table:style-name="ce51" office:value-type="float" office:value="5">
                  <text:p>5</text:p>
                </table:table-cell>
                <table:table-cell table:style-name="ce52"/>
                <table:table-cell table:style-name="Default"/>
                <table:table-cell table:number-columns-repeated="249"/>
              </table:table-row>
              <table:table-row table:style-name="ro1" table:visibility="collapse">
                <table:table-cell table:style-name="Default"/>
                <table:table-cell office:value-type="string" table:number-columns-spanned="3" table:number-rows-spanned="1">
                  <text:p>Yes, some</text:p>
                </table:table-cell>
                <table:covered-table-cell table:number-columns-repeated="2"/>
                <table:table-cell table:style-name="ce51" office:value-type="float" office:value="3">
                  <text:p>3</text:p>
                </table:table-cell>
                <table:table-cell table:style-name="ce52"/>
                <table:table-cell table:style-name="Default"/>
                <table:table-cell table:number-columns-repeated="249"/>
              </table:table-row>
              <table:table-row table:style-name="ro1" table:visibility="collapse">
                <table:table-cell table:style-name="Default"/>
                <table:table-cell office:value-type="string" table:number-columns-spanned="3" table:number-rows-spanned="1">
                  <text:p>No</text:p>
                </table:table-cell>
                <table:covered-table-cell table:number-columns-repeated="2"/>
                <table:table-cell table:style-name="ce51" office:value-type="float" office:value="1">
                  <text:p>1</text:p>
                </table:table-cell>
                <table:table-cell table:style-name="ce52"/>
                <table:table-cell table:style-name="Default"/>
                <table:table-cell table:number-columns-repeated="249"/>
              </table:table-row>
            </table:table-row-group>
            <table:table-row table:style-name="ro1">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21" office:value-type="string">
              <text:p>Rank</text:p>
            </table:table-cell>
            <table:table-cell table:style-name="ce24" office:value-type="string" table:number-columns-spanned="3" table:number-rows-spanned="1">
              <text:p>Category Title</text:p>
            </table:table-cell>
            <table:covered-table-cell table:number-columns-repeated="2" table:style-name="ce24"/>
            <table:table-cell table:style-name="ce21" office:value-type="string">
              <text:p>Weight</text:p>
            </table:table-cell>
            <table:table-cell table:style-name="ce21" office:value-type="string">
              <text:p>Unweighted Rating</text:p>
            </table:table-cell>
            <table:table-cell table:style-name="ce54" office:value-type="string">
              <text:p>Weighted Rating</text:p>
            </table:table-cell>
            <table:table-cell table:number-columns-repeated="249"/>
          </table:table-row>
          <table:table-row table:style-name="ro1">
            <table:table-cell table:style-name="ce22" table:formula="of:=[$'Category Ranking'.B18]" office:value-type="float" office:value="7">
              <text:p>7</text:p>
            </table:table-cell>
            <table:table-cell table:style-name="ce25" office:value-type="string" table:number-columns-spanned="3" table:number-rows-spanned="1">
              <text:p>Architecture</text:p>
            </table:table-cell>
            <table:covered-table-cell table:number-columns-repeated="2" table:style-name="ce25"/>
            <table:table-cell table:style-name="ce15" table:formula="of:=[$'Category Ranking'.D18]" office:value-type="percentage" office:value="0.1">
              <text:p>10.00%</text:p>
            </table:table-cell>
            <table:table-cell table:style-name="ce22" table:formula="of:=SUM([.F227:.F260])" office:value-type="float" office:value="2.6">
              <text:p>2.6</text:p>
            </table:table-cell>
            <table:table-cell table:style-name="ce22" table:formula="of:=[.F224]*[.E224]" office:value-type="float" office:value="0.26">
              <text:p>0.26</text:p>
            </table:table-cell>
            <table:table-cell table:number-columns-repeated="249"/>
          </table:table-row>
          <table:table-row-group>
            <table:table-row table:style-name="ro1">
              <table:table-cell table:style-name="ce23"/>
              <table:table-cell table:style-name="ce26" table:number-columns-spanned="5" table:number-rows-spanned="1"/>
              <table:covered-table-cell table:number-columns-repeated="4" table:style-name="ce37"/>
              <table:table-cell table:number-columns-repeated="250"/>
            </table:table-row>
            <table:table-row table:style-name="ro1">
              <table:table-cell/>
              <table:table-cell table:style-name="ce27" office:value-type="string">
                <text:p>Metric Name</text:p>
              </table:table-cell>
              <table:table-cell table:style-name="ce27"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
              <table:table-cell/>
              <table:table-cell table:style-name="ce43" office:value-type="string">
                <text:p>Are<text:span text:style-name="T5"> there any 3rd party Plug-ins</text:span></text:p>
              </table:table-cell>
              <table:table-cell table:style-name="ce12" office:value-type="float" office:value="0">
                <text:p>0</text:p>
              </table:table-cell>
              <table:table-cell table:style-name="ce47" office:value-type="percentage" office:value="0.4">
                <text:p>40.00%</text:p>
              </table:table-cell>
              <table:table-cell table:style-name="ce48" office:value-type="float" office:value="1">
                <office:annotation draw:style-name="gr3" draw:text-style-name="P1" svg:width="3.035in" svg:height="0.3902in" svg:x="9.6898in" svg:y="28.0236in" draw:caption-point-x="-2.024in" draw:caption-point-y="0.2512in">
                  <dc:creator>DP</dc:creator>
                  <dc:date>2011-12-14T00:00:00</dc:date>
                  <text:p text:style-name="P1"><text:span text:style-name="T1">All the plugins are from SVN to other proyects, but not exists a plugin for subversion.</text:span></text:p>
                </office:annotation>
                <text:p>1</text:p>
              </table:table-cell>
              <table:table-cell table:style-name="ce17" table:formula="of:=[.D227]*[.E227]" office:value-type="float" office:value="0.4">
                <text:p>0.4</text:p>
              </table:table-cell>
              <table:table-cell table:number-columns-repeated="250"/>
            </table:table-row>
            <table:table-row-group table:display="false">
              <table:table-row table:style-name="ro1" table:visibility="collapse">
                <table:table-cell/>
                <table:table-cell table:style-name="ce23" table:number-columns-repeated="5"/>
                <table:table-cell table:number-columns-repeated="250"/>
              </table:table-row>
              <table:table-row table:style-name="ro1" table:visibility="collapse">
                <table:table-cell/>
                <table:table-cell table:style-name="ce28" office:value-type="string" table:number-columns-spanned="4" table:number-rows-spanned="1">
                  <text:p>Test Description</text:p>
                </table:table-cell>
                <table:covered-table-cell table:number-columns-repeated="3" table:style-name="ce28"/>
                <table:table-cell table:style-name="Default"/>
                <table:table-cell table:number-columns-repeated="250"/>
              </table:table-row>
              <table:table-row table:style-name="ro1" table:visibility="collapse">
                <table:table-cell/>
                <table:table-cell table:style-name="ce29" office:value-type="string" table:number-columns-spanned="4" table:number-rows-spanned="1">
                  <text:p>This measures the design for extensibility through 3rd party plug-ins</text:p>
                </table:table-cell>
                <table:covered-table-cell table:number-columns-repeated="3" table:style-name="ce29"/>
                <table:table-cell table:style-name="ce44"/>
                <table:table-cell table:number-columns-repeated="250"/>
              </table:table-row>
              <table:table-row table:style-name="ro1" table:visibility="collapse">
                <table:table-cell/>
                <table:table-cell table:style-name="ce10" table:number-columns-spanned="4" table:number-rows-spanned="1"/>
                <table:covered-table-cell table:number-columns-repeated="3" table:style-name="Default"/>
                <table:table-cell table:number-columns-repeated="251"/>
              </table:table-row>
              <table:table-row table:style-name="ro1" table:visibility="collapse">
                <table:table-cell/>
                <table:table-cell table:style-name="ce28" office:value-type="string" table:number-columns-spanned="3" table:number-rows-spanned="1">
                  <text:p>Test Score Specification</text:p>
                </table:table-cell>
                <table:covered-table-cell table:number-columns-repeated="2" table:style-name="ce28"/>
                <table:table-cell table:style-name="ce49" office:value-type="string">
                  <text:p>Score</text:p>
                </table:table-cell>
                <table:table-cell table:style-name="Default"/>
                <table:table-cell table:number-columns-repeated="250"/>
              </table:table-row>
              <table:table-row table:style-name="ro1" table:visibility="collapse">
                <table:table-cell/>
                <table:table-cell table:style-name="ce30" office:value-type="string" table:number-columns-spanned="3" table:number-rows-spanned="1">
                  <text:p>&gt;10</text:p>
                </table:table-cell>
                <table:covered-table-cell table:number-columns-repeated="2" table:style-name="ce30"/>
                <table:table-cell office:value-type="float" office:value="5">
                  <text:p>5</text:p>
                </table:table-cell>
                <table:table-cell table:number-columns-repeated="251"/>
              </table:table-row>
              <table:table-row table:style-name="ro1" table:visibility="collapse">
                <table:table-cell/>
                <table:table-cell table:style-name="ce31" office:value-type="string" table:number-columns-spanned="3" table:number-rows-spanned="1">
                  <text:p>6 to 10</text:p>
                </table:table-cell>
                <table:covered-table-cell table:number-columns-repeated="2" table:style-name="ce31"/>
                <table:table-cell office:value-type="float" office:value="4">
                  <text:p>4</text:p>
                </table:table-cell>
                <table:table-cell table:number-columns-repeated="251"/>
              </table:table-row>
              <table:table-row table:style-name="ro1" table:visibility="collapse">
                <table:table-cell/>
                <table:table-cell table:style-name="ce30" office:value-type="string" table:number-columns-spanned="3" table:number-rows-spanned="1">
                  <text:p>2 to 5</text:p>
                </table:table-cell>
                <table:covered-table-cell table:number-columns-repeated="2" table:style-name="ce30"/>
                <table:table-cell office:value-type="float" office:value="3">
                  <text:p>3</text:p>
                </table:table-cell>
                <table:table-cell table:number-columns-repeated="251"/>
              </table:table-row>
              <table:table-row table:style-name="ro1" table:visibility="collapse">
                <table:table-cell/>
                <table:table-cell table:style-name="ce30" office:value-type="float" office:value="1" table:number-columns-spanned="3" table:number-rows-spanned="1">
                  <text:p>1</text:p>
                </table:table-cell>
                <table:covered-table-cell table:number-columns-repeated="2" table:style-name="ce30"/>
                <table:table-cell office:value-type="float" office:value="2">
                  <text:p>2</text:p>
                </table:table-cell>
                <table:table-cell table:number-columns-repeated="251"/>
              </table:table-row>
              <table:table-row table:style-name="ro1" table:visibility="collapse">
                <table:table-cell/>
                <table:table-cell table:style-name="ce31" office:value-type="float" office:value="0" table:number-columns-spanned="3" table:number-rows-spanned="1">
                  <text:p>0</text:p>
                </table:table-cell>
                <table:covered-table-cell table:number-columns-repeated="2" table:style-name="ce31"/>
                <table:table-cell office:value-type="float" office:value="1">
                  <text:p>1</text:p>
                </table:table-cell>
                <table:table-cell table:number-columns-repeated="251"/>
              </table:table-row>
            </table:table-row-group>
            <table:table-row table:style-name="ro1">
              <table:table-cell table:style-name="ce23"/>
              <table:table-cell table:style-name="ce26" table:number-columns-spanned="4" table:number-rows-spanned="1"/>
              <table:covered-table-cell table:number-columns-repeated="3" table:style-name="ce37"/>
              <table:table-cell table:style-name="ce23"/>
              <table:table-cell table:number-columns-repeated="250"/>
            </table:table-row>
            <table:table-row table:style-name="ro1">
              <table:table-cell/>
              <table:table-cell table:style-name="ce27" office:value-type="string">
                <text:p>Metric Name</text:p>
              </table:table-cell>
              <table:table-cell table:style-name="ce27"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
              <table:table-cell/>
              <table:table-cell table:style-name="ce23" office:value-type="string">
                <text:p>Public API / External Service </text:p>
              </table:table-cell>
              <table:table-cell table:style-name="ce12" office:value-type="string">
                <text:p>Yes</text:p>
              </table:table-cell>
              <table:table-cell table:style-name="ce47" office:value-type="percentage" office:value="0.4">
                <text:p>40.00%</text:p>
              </table:table-cell>
              <table:table-cell table:style-name="ce48" office:value-type="float" office:value="3">
                <office:annotation draw:style-name="gr3" draw:text-style-name="P1" svg:width="2.2039in" svg:height="0.3902in" svg:x="10.2472in" svg:y="28.6276in" draw:caption-point-x="-2.5815in" draw:caption-point-y="0.1787in">
                  <dc:creator>DP</dc:creator>
                  <dc:date>2011-12-14T00:00:00</dc:date>
                  <text:p text:style-name="P1"><text:span text:style-name="T1">SVN have a public API</text:span></text:p>
                  <text:p text:style-name="P1"><text:span text:style-name="T1"><text:a xlink:href="http://subversion.apache.org/docs/">http://subversion.apache.org/docs/</text:a></text:span></text:p>
                </office:annotation>
                <text:p>3</text:p>
              </table:table-cell>
              <table:table-cell table:style-name="ce17" table:formula="of:=[.D240]*[.E240]" office:value-type="float" office:value="1.2">
                <text:p>1.2</text:p>
              </table:table-cell>
              <table:table-cell table:number-columns-repeated="250"/>
            </table:table-row>
            <table:table-row-group table:display="false">
              <table:table-row table:style-name="ro1" table:visibility="collapse">
                <table:table-cell/>
                <table:table-cell table:style-name="ce33" table:number-columns-spanned="5" table:number-rows-spanned="1"/>
                <table:covered-table-cell table:number-columns-repeated="4" table:style-name="ce17"/>
                <table:table-cell table:number-columns-repeated="250"/>
              </table:table-row>
              <table:table-row table:style-name="ro1" table:visibility="collapse">
                <table:table-cell/>
                <table:table-cell table:style-name="ce34" office:value-type="string" table:number-columns-spanned="4" table:number-rows-spanned="1">
                  <text:p>Test Description</text:p>
                </table:table-cell>
                <table:covered-table-cell table:number-columns-repeated="3" table:style-name="ce34"/>
                <table:table-cell table:style-name="Default"/>
                <table:table-cell table:number-columns-repeated="6"/>
                <table:table-cell office:value-type="string">
                  <text:p><text:a xlink:href="http://subversion.apache.org/docs/">http://subversion.apache.org/docs/</text:a></text:p>
                </table:table-cell>
                <table:table-cell table:number-columns-repeated="243"/>
              </table:table-row>
              <table:table-row table:style-name="ro1" table:visibility="collapse">
                <table:table-cell/>
                <table:table-cell table:style-name="ce29" office:value-type="string" table:number-columns-spanned="4" table:number-rows-spanned="1">
                  <text:p>Allows for extensions via a public API, also shows design for customization</text:p>
                </table:table-cell>
                <table:covered-table-cell table:number-columns-repeated="3" table:style-name="ce29"/>
                <table:table-cell table:style-name="ce44"/>
                <table:table-cell table:number-columns-repeated="250"/>
              </table:table-row>
              <table:table-row table:style-name="ro1" table:visibility="collapse">
                <table:table-cell/>
                <table:table-cell table:style-name="ce35" table:number-columns-spanned="4" table:number-rows-spanned="1"/>
                <table:covered-table-cell table:number-columns-repeated="3" table:style-name="ce45"/>
                <table:table-cell table:number-columns-repeated="251"/>
              </table:table-row>
              <table:table-row table:style-name="ro1" table:visibility="collapse">
                <table:table-cell/>
                <table:table-cell table:style-name="ce28" office:value-type="string" table:number-columns-spanned="3" table:number-rows-spanned="1">
                  <text:p>Test Score Specification</text:p>
                </table:table-cell>
                <table:covered-table-cell table:number-columns-repeated="2" table:style-name="ce28"/>
                <table:table-cell table:style-name="ce34" office:value-type="string">
                  <text:p>Score</text:p>
                </table:table-cell>
                <table:table-cell table:style-name="Default"/>
                <table:table-cell table:number-columns-repeated="250"/>
              </table:table-row>
              <table:table-row table:style-name="ro1" table:visibility="collapse">
                <table:table-cell table:style-name="Default"/>
                <table:table-cell office:value-type="string" table:number-columns-spanned="3" table:number-rows-spanned="1">
                  <text:p>Yes, extensive</text:p>
                </table:table-cell>
                <table:covered-table-cell table:number-columns-repeated="2"/>
                <table:table-cell table:style-name="ce51" office:value-type="float" office:value="5">
                  <text:p>5</text:p>
                </table:table-cell>
                <table:table-cell table:style-name="ce52"/>
                <table:table-cell table:style-name="Default"/>
                <table:table-cell table:number-columns-repeated="249"/>
              </table:table-row>
              <table:table-row table:style-name="ro1" table:visibility="collapse">
                <table:table-cell table:style-name="Default"/>
                <table:table-cell office:value-type="string" table:number-columns-spanned="3" table:number-rows-spanned="1">
                  <text:p>Yes</text:p>
                </table:table-cell>
                <table:covered-table-cell table:number-columns-repeated="2"/>
                <table:table-cell table:style-name="ce51" office:value-type="float" office:value="3">
                  <text:p>3</text:p>
                </table:table-cell>
                <table:table-cell table:style-name="ce52"/>
                <table:table-cell table:style-name="Default"/>
                <table:table-cell table:number-columns-repeated="249"/>
              </table:table-row>
              <table:table-row table:style-name="ro1" table:visibility="collapse">
                <table:table-cell table:style-name="Default"/>
                <table:table-cell office:value-type="string" table:number-columns-spanned="3" table:number-rows-spanned="1">
                  <text:p>No</text:p>
                </table:table-cell>
                <table:covered-table-cell table:number-columns-repeated="2"/>
                <table:table-cell table:style-name="ce51" office:value-type="float" office:value="1">
                  <text:p>1</text:p>
                </table:table-cell>
                <table:table-cell table:style-name="ce52"/>
                <table:table-cell table:style-name="Default"/>
                <table:table-cell table:number-columns-repeated="249"/>
              </table:table-row>
            </table:table-row-group>
            <table:table-row table:style-name="ro1">
              <table:table-cell table:style-name="Default" table:number-columns-repeated="7"/>
              <table:table-cell table:number-columns-repeated="249"/>
            </table:table-row>
            <table:table-row table:style-name="ro1">
              <table:table-cell/>
              <table:table-cell table:style-name="ce27" office:value-type="string">
                <text:p>Metric Name</text:p>
              </table:table-cell>
              <table:table-cell table:style-name="ce27"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
              <table:table-cell/>
              <table:table-cell table:style-name="ce23" office:value-type="string">
                <text:p>Enable/disable features through configuration</text:p>
              </table:table-cell>
              <table:table-cell table:style-name="ce12" office:value-type="string">
                <text:p>Yes, during runtime</text:p>
              </table:table-cell>
              <table:table-cell table:style-name="ce47" office:value-type="percentage" office:value="0.2">
                <text:p>20.00%</text:p>
              </table:table-cell>
              <table:table-cell table:style-name="ce48" office:value-type="float" office:value="5">
                <office:annotation draw:style-name="gr3" draw:text-style-name="P1" svg:width="2.6961in" svg:height="0.3902in" svg:x="9.9409in" svg:y="29.2319in" draw:caption-point-x="-2.2752in" draw:caption-point-y="0.1055in">
                  <dc:creator>DP</dc:creator>
                  <dc:date>2011-12-14T00:00:00</dc:date>
                  <text:p text:style-name="P1"><text:span text:style-name="T1">The svn (server and client) have a config file.</text:span></text:p>
                </office:annotation>
                <text:p>5</text:p>
              </table:table-cell>
              <table:table-cell table:style-name="ce17" table:formula="of:=[.D251]*[.E251]" office:value-type="float" office:value="1">
                <text:p>1</text:p>
              </table:table-cell>
              <table:table-cell table:number-columns-repeated="250"/>
            </table:table-row>
            <table:table-row-group table:display="false">
              <table:table-row table:style-name="ro1" table:visibility="collapse">
                <table:table-cell/>
                <table:table-cell table:style-name="ce33" table:number-columns-spanned="5" table:number-rows-spanned="1"/>
                <table:covered-table-cell table:number-columns-repeated="4" table:style-name="ce17"/>
                <table:table-cell table:number-columns-repeated="250"/>
              </table:table-row>
              <table:table-row table:style-name="ro1" table:visibility="collapse">
                <table:table-cell/>
                <table:table-cell table:style-name="ce34" office:value-type="string" table:number-columns-spanned="4" table:number-rows-spanned="1">
                  <text:p>Test Description</text:p>
                </table:table-cell>
                <table:covered-table-cell table:number-columns-repeated="3" table:style-name="ce34"/>
                <table:table-cell table:style-name="Default"/>
                <table:table-cell table:number-columns-repeated="250"/>
              </table:table-row>
              <table:table-row table:style-name="ro1" table:visibility="collapse">
                <table:table-cell/>
                <table:table-cell table:style-name="ce29" office:value-type="string" table:number-columns-spanned="4" table:number-rows-spanned="1">
                  <text:p>Whether user can enable/disable features through configuration</text:p>
                </table:table-cell>
                <table:covered-table-cell table:number-columns-repeated="3" table:style-name="ce29"/>
                <table:table-cell table:style-name="ce44"/>
                <table:table-cell table:number-columns-repeated="250"/>
              </table:table-row>
              <table:table-row table:style-name="ro1" table:visibility="collapse">
                <table:table-cell/>
                <table:table-cell table:style-name="ce35" table:number-columns-spanned="4" table:number-rows-spanned="1"/>
                <table:covered-table-cell table:number-columns-repeated="3" table:style-name="ce45"/>
                <table:table-cell table:number-columns-repeated="251"/>
              </table:table-row>
              <table:table-row table:style-name="ro1" table:visibility="collapse">
                <table:table-cell/>
                <table:table-cell table:style-name="ce28" office:value-type="string" table:number-columns-spanned="3" table:number-rows-spanned="1">
                  <text:p>Test Score Specification</text:p>
                </table:table-cell>
                <table:covered-table-cell table:number-columns-repeated="2" table:style-name="ce28"/>
                <table:table-cell table:style-name="ce34" office:value-type="string">
                  <text:p>Score</text:p>
                </table:table-cell>
                <table:table-cell table:style-name="Default"/>
                <table:table-cell table:number-columns-repeated="250"/>
              </table:table-row>
              <table:table-row table:style-name="ro1" table:visibility="collapse">
                <table:table-cell table:style-name="Default"/>
                <table:table-cell office:value-type="string" table:number-columns-spanned="3" table:number-rows-spanned="1">
                  <text:p>Yes, during runtime</text:p>
                </table:table-cell>
                <table:covered-table-cell table:number-columns-repeated="2"/>
                <table:table-cell table:style-name="ce51" office:value-type="float" office:value="5">
                  <text:p>5</text:p>
                </table:table-cell>
                <table:table-cell table:style-name="ce52"/>
                <table:table-cell table:style-name="Default"/>
                <table:table-cell table:number-columns-repeated="249"/>
              </table:table-row>
              <table:table-row table:style-name="ro1" table:visibility="collapse">
                <table:table-cell table:style-name="Default"/>
                <table:table-cell office:value-type="string" table:number-columns-spanned="3" table:number-rows-spanned="1">
                  <text:p>Yes, maybe compile time</text:p>
                </table:table-cell>
                <table:covered-table-cell table:number-columns-repeated="2"/>
                <table:table-cell table:style-name="ce51" office:value-type="float" office:value="3">
                  <text:p>3</text:p>
                </table:table-cell>
                <table:table-cell table:style-name="ce52"/>
                <table:table-cell table:style-name="Default"/>
                <table:table-cell table:number-columns-repeated="249"/>
              </table:table-row>
              <table:table-row table:style-name="ro1" table:visibility="collapse">
                <table:table-cell table:style-name="Default"/>
                <table:table-cell office:value-type="string" table:number-columns-spanned="3" table:number-rows-spanned="1">
                  <text:p>No</text:p>
                </table:table-cell>
                <table:covered-table-cell table:number-columns-repeated="2"/>
                <table:table-cell table:style-name="ce51" office:value-type="float" office:value="1">
                  <text:p>1</text:p>
                </table:table-cell>
                <table:table-cell table:style-name="ce52"/>
                <table:table-cell table:style-name="Default"/>
                <table:table-cell table:number-columns-repeated="249"/>
              </table:table-row>
            </table:table-row-group>
            <table:table-row table:style-name="ro1">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21" office:value-type="string">
              <text:p>Rank</text:p>
            </table:table-cell>
            <table:table-cell table:style-name="ce24" office:value-type="string" table:number-columns-spanned="3" table:number-rows-spanned="1">
              <text:p>Category Title</text:p>
            </table:table-cell>
            <table:covered-table-cell table:number-columns-repeated="2" table:style-name="ce24"/>
            <table:table-cell table:style-name="ce21" office:value-type="string">
              <text:p>Weight</text:p>
            </table:table-cell>
            <table:table-cell table:style-name="ce21" office:value-type="string">
              <text:p>Unweighted Rating</text:p>
            </table:table-cell>
            <table:table-cell table:style-name="ce54" office:value-type="string">
              <text:p>Weighted Rating</text:p>
            </table:table-cell>
            <table:table-cell table:number-columns-repeated="249"/>
          </table:table-row>
          <table:table-row table:style-name="ro1">
            <table:table-cell table:style-name="ce22" table:formula="of:=[$'Category Ranking'.B19]" office:value-type="float" office:value="8">
              <text:p>8</text:p>
            </table:table-cell>
            <table:table-cell table:style-name="ce25" office:value-type="string" table:number-columns-spanned="3" table:number-rows-spanned="1">
              <text:p>Support</text:p>
            </table:table-cell>
            <table:covered-table-cell table:number-columns-repeated="2" table:style-name="ce25"/>
            <table:table-cell table:style-name="ce15" table:formula="of:=[$'Category Ranking'.D19]" office:value-type="percentage" office:value="0.06">
              <text:p>6.00%</text:p>
            </table:table-cell>
            <table:table-cell table:style-name="ce22" table:formula="of:=SUM([.F266:.F288])" office:value-type="float" office:value="3">
              <text:p>3</text:p>
            </table:table-cell>
            <table:table-cell table:style-name="ce22" table:formula="of:=[.F263]*[.E263]" office:value-type="float" office:value="0.18">
              <text:p>0.18</text:p>
            </table:table-cell>
            <table:table-cell table:number-columns-repeated="249"/>
          </table:table-row>
          <table:table-row-group>
            <table:table-row table:style-name="ro1">
              <table:table-cell table:style-name="ce23"/>
              <table:table-cell table:style-name="ce26" table:number-columns-spanned="5" table:number-rows-spanned="1"/>
              <table:covered-table-cell table:number-columns-repeated="4" table:style-name="ce37"/>
              <table:table-cell table:number-columns-repeated="250"/>
            </table:table-row>
            <table:table-row table:style-name="ro1">
              <table:table-cell/>
              <table:table-cell table:style-name="ce27" office:value-type="string">
                <text:p>Metric Name</text:p>
              </table:table-cell>
              <table:table-cell table:style-name="ce27"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
              <table:table-cell/>
              <table:table-cell table:style-name="ce23" office:value-type="string">
                <text:p>Average volume of general mailing list in the last 6 months</text:p>
              </table:table-cell>
              <table:table-cell table:style-name="ce12"/>
              <table:table-cell table:style-name="ce47" office:value-type="percentage" office:value="0.5">
                <text:p>50.00%</text:p>
              </table:table-cell>
              <table:table-cell table:style-name="ce48" office:value-type="float" office:value="5">
                <text:p>5</text:p>
              </table:table-cell>
              <table:table-cell table:style-name="ce17" table:formula="of:=[.D266]*[.E266]" office:value-type="float" office:value="2.5">
                <office:annotation office:display="true" draw:style-name="gr8" draw:text-style-name="P1" svg:width="5.2354in" svg:height="1.3232in" svg:x="10.2685in" svg:y="30.1398in" draw:caption-point-x="-1.3291in" draw:caption-point-y="0.4374in">
                  <dc:date>2011-12-11T00:00:00</dc:date>
                  <text:p text:style-name="P2"><text:span text:style-name="T1">16185 messages found.</text:span></text:p>
                  <text:p text:style-name="P2"><text:span text:style-name="T1"/></text:p>
                  <text:p text:style-name="P2"><text:span text:style-name="T1">Sources:</text:span></text:p>
                  <text:p text:style-name="P2"><text:span text:style-name="T1"><text:a xlink:href="http://mail-archives.apache.org/mod_mbox/subversion-dev/">http://mail-archives.apache.org/mod_mbox/subversion-dev/</text:a></text:span></text:p>
                  <text:p text:style-name="P2"><text:span text:style-name="T1"><text:a xlink:href="http://mail-archives.apache.org/mod_mbox/subversion-commits/">http://mail-archives.apache.org/mod_mbox/subversion-commits/</text:a></text:span></text:p>
                  <text:p text:style-name="P2"><text:span text:style-name="T1"><text:a xlink:href="http://mail-archives.apache.org/mod_mbox/subversion-announce/">http://mail-archives.apache.org/mod_mbox/subversion-announce/</text:a></text:span></text:p>
                  <text:p text:style-name="P2"><text:span text:style-name="T1"><text:a xlink:href="http://mail-archives.apache.org/mod_mbox/subversion-notifications/">http://mail-archives.apache.org/mod_mbox/subversion-notifications/</text:a></text:span></text:p>
                  <text:p text:style-name="P2"><text:span text:style-name="T1">http://mail-archives.apache.org/mod_mbox/subversion-users/</text:span></text:p>
                </office:annotation>
                <text:p>2.5</text:p>
              </table:table-cell>
              <table:table-cell table:number-columns-repeated="250"/>
            </table:table-row>
            <table:table-row-group>
              <table:table-row table:style-name="ro1">
                <table:table-cell/>
                <table:table-cell table:style-name="ce23" table:number-columns-repeated="5"/>
                <table:table-cell table:number-columns-repeated="250"/>
              </table:table-row>
              <table:table-row table:style-name="ro1">
                <table:table-cell/>
                <table:table-cell table:style-name="ce28" office:value-type="string" table:number-columns-spanned="4" table:number-rows-spanned="1">
                  <text:p>Test Description</text:p>
                </table:table-cell>
                <table:covered-table-cell table:number-columns-repeated="3" table:style-name="ce28"/>
                <table:table-cell table:style-name="Default"/>
                <table:table-cell table:number-columns-repeated="250"/>
              </table:table-row>
              <table:table-row table:style-name="ro1">
                <table:table-cell/>
                <table:table-cell table:style-name="ce29" office:value-type="string" table:number-columns-spanned="4" table:number-rows-spanned="1">
                  <text:p>The general mailing list is the first place where people go for free help.</text:p>
                </table:table-cell>
                <table:covered-table-cell table:number-columns-repeated="3" table:style-name="ce29"/>
                <table:table-cell table:style-name="ce44"/>
                <table:table-cell table:number-columns-repeated="250"/>
              </table:table-row>
              <table:table-row table:style-name="ro1">
                <table:table-cell/>
                <table:table-cell table:style-name="ce10" table:number-columns-spanned="4" table:number-rows-spanned="1"/>
                <table:covered-table-cell table:number-columns-repeated="3" table:style-name="Default"/>
                <table:table-cell table:number-columns-repeated="251"/>
              </table:table-row>
              <table:table-row table:style-name="ro1">
                <table:table-cell/>
                <table:table-cell table:style-name="ce28" office:value-type="string" table:number-columns-spanned="3" table:number-rows-spanned="1">
                  <text:p>Test Score Specification</text:p>
                </table:table-cell>
                <table:covered-table-cell table:number-columns-repeated="2" table:style-name="ce28"/>
                <table:table-cell table:style-name="ce49" office:value-type="string">
                  <text:p>Score</text:p>
                </table:table-cell>
                <table:table-cell table:style-name="Default"/>
                <table:table-cell table:number-columns-repeated="250"/>
              </table:table-row>
              <table:table-row table:style-name="ro1">
                <table:table-cell/>
                <table:table-cell table:style-name="ce30" office:value-type="string" table:number-columns-spanned="3" table:number-rows-spanned="1">
                  <text:p>&gt; 720 msg per month</text:p>
                </table:table-cell>
                <table:covered-table-cell table:number-columns-repeated="2" table:style-name="ce30"/>
                <table:table-cell office:value-type="float" office:value="5">
                  <text:p>5</text:p>
                </table:table-cell>
                <table:table-cell table:number-columns-repeated="251"/>
              </table:table-row>
              <table:table-row table:style-name="ro1">
                <table:table-cell/>
                <table:table-cell table:style-name="ce31" office:value-type="string" table:number-columns-spanned="3" table:number-rows-spanned="1">
                  <text:p>[300 – 720) msg per month</text:p>
                </table:table-cell>
                <table:covered-table-cell table:number-columns-repeated="2" table:style-name="ce31"/>
                <table:table-cell office:value-type="float" office:value="4">
                  <text:p>4</text:p>
                </table:table-cell>
                <table:table-cell table:number-columns-repeated="251"/>
              </table:table-row>
              <table:table-row table:style-name="ro1">
                <table:table-cell/>
                <table:table-cell table:style-name="ce30" office:value-type="string" table:number-columns-spanned="3" table:number-rows-spanned="1">
                  <text:p>[150 – 300) msg per month</text:p>
                </table:table-cell>
                <table:covered-table-cell table:number-columns-repeated="2" table:style-name="ce30"/>
                <table:table-cell office:value-type="float" office:value="3">
                  <text:p>3</text:p>
                </table:table-cell>
                <table:table-cell table:number-columns-repeated="251"/>
              </table:table-row>
              <table:table-row table:style-name="ro1">
                <table:table-cell/>
                <table:table-cell table:style-name="ce30" office:value-type="string" table:number-columns-spanned="3" table:number-rows-spanned="1">
                  <text:p>[30 – 150) msg per month</text:p>
                </table:table-cell>
                <table:covered-table-cell table:number-columns-repeated="2" table:style-name="ce30"/>
                <table:table-cell office:value-type="float" office:value="2">
                  <text:p>2</text:p>
                </table:table-cell>
                <table:table-cell table:number-columns-repeated="251"/>
              </table:table-row>
              <table:table-row table:style-name="ro1">
                <table:table-cell/>
                <table:table-cell table:style-name="ce31" office:value-type="string" table:number-columns-spanned="3" table:number-rows-spanned="1">
                  <text:p>&lt; 30 msg per month</text:p>
                </table:table-cell>
                <table:covered-table-cell table:number-columns-repeated="2" table:style-name="ce31"/>
                <table:table-cell office:value-type="float" office:value="1">
                  <text:p>1</text:p>
                </table:table-cell>
                <table:table-cell table:number-columns-repeated="251"/>
              </table:table-row>
            </table:table-row-group>
            <table:table-row table:style-name="ro1">
              <table:table-cell table:style-name="ce23"/>
              <table:table-cell table:style-name="ce26" table:number-columns-spanned="4" table:number-rows-spanned="1"/>
              <table:covered-table-cell table:number-columns-repeated="3" table:style-name="ce37"/>
              <table:table-cell table:style-name="ce23"/>
              <table:table-cell table:number-columns-repeated="250"/>
            </table:table-row>
            <table:table-row table:style-name="ro1">
              <table:table-cell/>
              <table:table-cell table:style-name="ce27" office:value-type="string">
                <text:p>Metric Name</text:p>
              </table:table-cell>
              <table:table-cell table:style-name="ce27"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
              <table:table-cell/>
              <table:table-cell table:style-name="ce23" office:value-type="string">
                <text:p>Quality of professional support</text:p>
              </table:table-cell>
              <table:table-cell table:style-name="ce12" office:value-type="string">
                <text:p>No</text:p>
              </table:table-cell>
              <table:table-cell table:style-name="ce47" office:value-type="percentage" office:value="0.5">
                <text:p>50.00%</text:p>
              </table:table-cell>
              <table:table-cell table:style-name="ce48" office:value-type="float" office:value="1">
                <text:p>1</text:p>
              </table:table-cell>
              <table:table-cell table:style-name="ce17" table:formula="of:=[.D279]*[.E279]" office:value-type="float" office:value="0.5">
                <text:p>0.5</text:p>
              </table:table-cell>
              <table:table-cell table:number-columns-repeated="250"/>
            </table:table-row>
            <table:table-row-group>
              <table:table-row table:style-name="ro1">
                <table:table-cell/>
                <table:table-cell table:style-name="ce33" table:number-columns-spanned="5" table:number-rows-spanned="1"/>
                <table:covered-table-cell table:number-columns-repeated="4" table:style-name="ce17"/>
                <table:table-cell table:number-columns-repeated="250"/>
              </table:table-row>
              <table:table-row table:style-name="ro1">
                <table:table-cell/>
                <table:table-cell table:style-name="ce34" office:value-type="string" table:number-columns-spanned="4" table:number-rows-spanned="1">
                  <text:p>Test Description</text:p>
                </table:table-cell>
                <table:covered-table-cell table:number-columns-repeated="3" table:style-name="ce34"/>
                <table:table-cell table:style-name="Default"/>
                <table:table-cell table:number-columns-repeated="250"/>
              </table:table-row>
              <table:table-row table:style-name="ro1">
                <table:table-cell/>
                <table:table-cell table:style-name="ce29" office:value-type="string" table:number-columns-spanned="4" table:number-rows-spanned="1">
                  <text:p>Professional support that helps fine tune for the local deployment and troubleshooting</text:p>
                </table:table-cell>
                <table:covered-table-cell table:number-columns-repeated="3" table:style-name="ce29"/>
                <table:table-cell table:style-name="ce44"/>
                <table:table-cell table:number-columns-repeated="250"/>
              </table:table-row>
              <table:table-row table:style-name="ro1">
                <table:table-cell/>
                <table:table-cell table:style-name="ce35" table:number-columns-spanned="4" table:number-rows-spanned="1"/>
                <table:covered-table-cell table:number-columns-repeated="3" table:style-name="ce45"/>
                <table:table-cell table:number-columns-repeated="251"/>
              </table:table-row>
              <table:table-row table:style-name="ro1">
                <table:table-cell/>
                <table:table-cell table:style-name="ce28" office:value-type="string" table:number-columns-spanned="3" table:number-rows-spanned="1">
                  <text:p>Test Score Specification</text:p>
                </table:table-cell>
                <table:covered-table-cell table:number-columns-repeated="2" table:style-name="ce28"/>
                <table:table-cell table:style-name="ce34" office:value-type="string">
                  <text:p>Score</text:p>
                </table:table-cell>
                <table:table-cell table:style-name="Default"/>
                <table:table-cell table:number-columns-repeated="250"/>
              </table:table-row>
              <table:table-row table:style-name="ro1">
                <table:table-cell table:style-name="Default"/>
                <table:table-cell office:value-type="string" table:number-columns-spanned="3" table:number-rows-spanned="1">
                  <text:p>Installation + troubleshooting + integration / customization support</text:p>
                </table:table-cell>
                <table:covered-table-cell table:number-columns-repeated="2"/>
                <table:table-cell table:style-name="ce51" office:value-type="float" office:value="5">
                  <text:p>5</text:p>
                </table:table-cell>
                <table:table-cell table:style-name="ce52"/>
                <table:table-cell table:style-name="Default"/>
                <table:table-cell table:number-columns-repeated="249"/>
              </table:table-row>
              <table:table-row table:style-name="ro1">
                <table:table-cell table:style-name="Default"/>
                <table:table-cell office:value-type="string" table:number-columns-spanned="3" table:number-rows-spanned="1">
                  <text:p>Installation support only</text:p>
                </table:table-cell>
                <table:covered-table-cell table:number-columns-repeated="2"/>
                <table:table-cell table:style-name="ce51" office:value-type="float" office:value="3">
                  <text:p>3</text:p>
                </table:table-cell>
                <table:table-cell table:style-name="ce52"/>
                <table:table-cell table:style-name="Default"/>
                <table:table-cell table:number-columns-repeated="249"/>
              </table:table-row>
              <table:table-row table:style-name="ro1">
                <table:table-cell table:style-name="Default"/>
                <table:table-cell office:value-type="string" table:number-columns-spanned="3" table:number-rows-spanned="1">
                  <text:p>No professional support</text:p>
                </table:table-cell>
                <table:covered-table-cell table:number-columns-repeated="2"/>
                <table:table-cell table:style-name="ce51" office:value-type="float" office:value="1">
                  <text:p>1</text:p>
                </table:table-cell>
                <table:table-cell table:style-name="ce52"/>
                <table:table-cell table:style-name="Default"/>
                <table:table-cell table:number-columns-repeated="249"/>
              </table:table-row>
            </table:table-row-group>
            <table:table-row table:style-name="ro1">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21" office:value-type="string">
              <text:p>Rank</text:p>
            </table:table-cell>
            <table:table-cell table:style-name="ce24" office:value-type="string" table:number-columns-spanned="3" table:number-rows-spanned="1">
              <text:p>Category Title</text:p>
            </table:table-cell>
            <table:covered-table-cell table:number-columns-repeated="2" table:style-name="ce24"/>
            <table:table-cell table:style-name="ce21" office:value-type="string">
              <text:p>Weight</text:p>
            </table:table-cell>
            <table:table-cell table:style-name="ce21" office:value-type="string">
              <text:p>Unweighted Rating</text:p>
            </table:table-cell>
            <table:table-cell table:style-name="ce54" office:value-type="string">
              <text:p>Weighted Rating</text:p>
            </table:table-cell>
            <table:table-cell table:number-columns-repeated="249"/>
          </table:table-row>
          <table:table-row table:style-name="ro1">
            <table:table-cell table:style-name="ce22" table:formula="of:=[$'Category Ranking'.B20]" office:value-type="float" office:value="9">
              <text:p>9</text:p>
            </table:table-cell>
            <table:table-cell table:style-name="ce25" office:value-type="string" table:number-columns-spanned="3" table:number-rows-spanned="1">
              <text:p>Documentation</text:p>
            </table:table-cell>
            <table:covered-table-cell table:number-columns-repeated="2" table:style-name="ce25"/>
            <table:table-cell table:style-name="ce15" table:formula="of:=[$'Category Ranking'.D20]" office:value-type="percentage" office:value="0.1">
              <text:p>10.00%</text:p>
            </table:table-cell>
            <table:table-cell table:style-name="ce22" table:formula="of:=SUM([.F294:.F316])" office:value-type="float" office:value="4.2">
              <text:p>4.2</text:p>
            </table:table-cell>
            <table:table-cell table:style-name="ce22" table:formula="of:=[.F291]*[.E291]" office:value-type="float" office:value="0.42">
              <text:p>0.42</text:p>
            </table:table-cell>
            <table:table-cell table:number-columns-repeated="249"/>
          </table:table-row>
          <table:table-row-group>
            <table:table-row table:style-name="ro1">
              <table:table-cell table:style-name="ce23"/>
              <table:table-cell table:style-name="ce26" table:number-columns-spanned="5" table:number-rows-spanned="1"/>
              <table:covered-table-cell table:number-columns-repeated="4" table:style-name="ce37"/>
              <table:table-cell table:number-columns-repeated="250"/>
            </table:table-row>
            <table:table-row table:style-name="ro1">
              <table:table-cell/>
              <table:table-cell table:style-name="ce27" office:value-type="string">
                <text:p>Metric Name</text:p>
              </table:table-cell>
              <table:table-cell table:style-name="ce27"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
              <table:table-cell/>
              <table:table-cell table:style-name="ce23" office:value-type="string">
                <text:p>Existence of various documents.</text:p>
              </table:table-cell>
              <table:table-cell table:style-name="ce12" office:value-type="string">
                <text:p>Yes</text:p>
              </table:table-cell>
              <table:table-cell table:style-name="ce47" office:value-type="percentage" office:value="0.6">
                <text:p>60.00%</text:p>
              </table:table-cell>
              <table:table-cell table:style-name="ce48" office:value-type="float" office:value="5">
                <office:annotation office:display="true" draw:style-name="gr2" draw:text-style-name="P1" svg:width="3.5224in" svg:height="0.5457in" svg:x="10.7953in" svg:y="35.0252in" draw:caption-point-x="-3.1295in" draw:caption-point-y="0.5114in">
                  <dc:date>2011-12-15T00:00:00</dc:date>
                  <text:p text:style-name="P1">Sources:</text:p>
                  <text:p text:style-name="P1"><text:a xlink:href="http://svnbook.red-bean.com/nightly/en/index.html">http://svnbook.red-bean.com/nightly/en/index.html</text:a></text:p>
                  <text:p text:style-name="P1">http://svnbook.red-bean.com/<text:tab/></text:p>
                </office:annotation>
                <text:p>5</text:p>
              </table:table-cell>
              <table:table-cell table:style-name="ce17" table:formula="of:=[.D294]*[.E294]" office:value-type="float" office:value="3">
                <text:p>3</text:p>
              </table:table-cell>
              <table:table-cell table:number-columns-repeated="250"/>
            </table:table-row>
            <table:table-row-group>
              <table:table-row table:style-name="ro1">
                <table:table-cell/>
                <table:table-cell table:style-name="ce23" table:number-columns-repeated="5"/>
                <table:table-cell table:number-columns-repeated="250"/>
              </table:table-row>
              <table:table-row table:style-name="ro1">
                <table:table-cell/>
                <table:table-cell table:style-name="ce28" office:value-type="string" table:number-columns-spanned="4" table:number-rows-spanned="1">
                  <text:p>Test Description</text:p>
                </table:table-cell>
                <table:covered-table-cell table:number-columns-repeated="3" table:style-name="ce28"/>
                <table:table-cell table:style-name="Default"/>
                <table:table-cell table:number-columns-repeated="250"/>
              </table:table-row>
              <table:table-row table:style-name="ro1">
                <table:table-cell/>
                <table:table-cell table:style-name="ce29" office:value-type="string" table:number-columns-spanned="4" table:number-rows-spanned="1">
                  <text:p>A good documentation suite should include docs for several user groups</text:p>
                </table:table-cell>
                <table:covered-table-cell table:number-columns-repeated="3" table:style-name="ce29"/>
                <table:table-cell table:style-name="ce44"/>
                <table:table-cell table:number-columns-repeated="250"/>
              </table:table-row>
              <table:table-row table:style-name="ro1">
                <table:table-cell/>
                <table:table-cell table:style-name="ce10" table:number-columns-spanned="4" table:number-rows-spanned="1"/>
                <table:covered-table-cell table:number-columns-repeated="3" table:style-name="Default"/>
                <table:table-cell table:number-columns-repeated="251"/>
              </table:table-row>
              <table:table-row table:style-name="ro1">
                <table:table-cell/>
                <table:table-cell table:style-name="ce28" office:value-type="string" table:number-columns-spanned="3" table:number-rows-spanned="1">
                  <text:p>Test Score Specification</text:p>
                </table:table-cell>
                <table:covered-table-cell table:number-columns-repeated="2" table:style-name="ce28"/>
                <table:table-cell table:style-name="ce49" office:value-type="string">
                  <text:p>Score</text:p>
                </table:table-cell>
                <table:table-cell table:style-name="Default"/>
                <table:table-cell table:number-columns-repeated="250"/>
              </table:table-row>
              <table:table-row table:style-name="ro15">
                <table:table-cell/>
                <table:table-cell table:style-name="ce30" office:value-type="string" table:number-columns-spanned="3" table:number-rows-spanned="1">
                  <text:p>Install/deploy, user, admin, optimization (tuning), upgrading, devel documentations available in multiple formats (single html, multifile html, pdf)</text:p>
                </table:table-cell>
                <table:covered-table-cell table:number-columns-repeated="2" table:style-name="ce30"/>
                <table:table-cell office:value-type="float" office:value="5">
                  <text:p>5</text:p>
                </table:table-cell>
                <table:table-cell table:number-columns-repeated="251"/>
              </table:table-row>
              <table:table-row table:style-name="ro1">
                <table:table-cell/>
                <table:table-cell table:style-name="ce31" office:value-type="string" table:number-columns-spanned="3" table:number-rows-spanned="1">
                  <text:p>Install/deploy, user, admin, upgrading guides available in several formats</text:p>
                </table:table-cell>
                <table:covered-table-cell table:number-columns-repeated="2" table:style-name="ce31"/>
                <table:table-cell office:value-type="float" office:value="4">
                  <text:p>4</text:p>
                </table:table-cell>
                <table:table-cell table:number-columns-repeated="251"/>
              </table:table-row>
              <table:table-row table:style-name="ro1">
                <table:table-cell/>
                <table:table-cell table:style-name="ce30" office:value-type="string" table:number-columns-spanned="3" table:number-rows-spanned="1">
                  <text:p>Install/deploy and user guide available</text:p>
                </table:table-cell>
                <table:covered-table-cell table:number-columns-repeated="2" table:style-name="ce30"/>
                <table:table-cell office:value-type="float" office:value="3">
                  <text:p>3</text:p>
                </table:table-cell>
                <table:table-cell table:number-columns-repeated="251"/>
              </table:table-row>
              <table:table-row table:style-name="ro1">
                <table:table-cell/>
                <table:table-cell table:style-name="ce30" office:value-type="string" table:number-columns-spanned="3" table:number-rows-spanned="1">
                  <text:p>Only text based installation doc exist</text:p>
                </table:table-cell>
                <table:covered-table-cell table:number-columns-repeated="2" table:style-name="ce30"/>
                <table:table-cell office:value-type="float" office:value="2">
                  <text:p>2</text:p>
                </table:table-cell>
                <table:table-cell table:number-columns-repeated="251"/>
              </table:table-row>
              <table:table-row table:style-name="ro1">
                <table:table-cell/>
                <table:table-cell table:style-name="ce31" office:value-type="string" table:number-columns-spanned="3" table:number-rows-spanned="1">
                  <text:p>No proper doc. A README file doesn't count.</text:p>
                </table:table-cell>
                <table:covered-table-cell table:number-columns-repeated="2" table:style-name="ce31"/>
                <table:table-cell office:value-type="float" office:value="1">
                  <text:p>1</text:p>
                </table:table-cell>
                <table:table-cell table:number-columns-repeated="251"/>
              </table:table-row>
            </table:table-row-group>
            <table:table-row table:style-name="ro1">
              <table:table-cell table:style-name="ce23"/>
              <table:table-cell table:style-name="ce26" table:number-columns-spanned="4" table:number-rows-spanned="1"/>
              <table:covered-table-cell table:number-columns-repeated="3" table:style-name="ce37"/>
              <table:table-cell table:style-name="ce23"/>
              <table:table-cell table:number-columns-repeated="250"/>
            </table:table-row>
            <table:table-row table:style-name="ro1">
              <table:table-cell/>
              <table:table-cell table:style-name="ce27" office:value-type="string">
                <text:p>Metric Name</text:p>
              </table:table-cell>
              <table:table-cell table:style-name="ce27"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
              <table:table-cell/>
              <table:table-cell table:style-name="ce23" office:value-type="string">
                <text:p>User contribution framework</text:p>
              </table:table-cell>
              <table:table-cell table:style-name="ce12"/>
              <table:table-cell table:style-name="ce47" office:value-type="percentage" office:value="0.4">
                <text:p>40.00%</text:p>
              </table:table-cell>
              <table:table-cell table:style-name="ce48" office:value-type="float" office:value="3">
                <office:annotation office:display="true" draw:style-name="gr2" draw:text-style-name="P1" svg:width="2.7248in" svg:height="0.3902in" svg:x="10.7417in" svg:y="37.087in" draw:caption-point-x="-3.076in" draw:caption-point-y="0.9382in">
                  <dc:date>2011-12-15T00:00:00</dc:date>
                  <text:p text:style-name="P1">Source:</text:p>
                  <text:p text:style-name="P1">http://wiki.apache.org/subversion/</text:p>
                </office:annotation>
                <text:p>3</text:p>
              </table:table-cell>
              <table:table-cell table:style-name="ce17" table:formula="of:=[.D307]*[.E307]" office:value-type="float" office:value="1.2">
                <text:p>1.2</text:p>
              </table:table-cell>
              <table:table-cell table:number-columns-repeated="250"/>
            </table:table-row>
            <table:table-row-group>
              <table:table-row table:style-name="ro1">
                <table:table-cell/>
                <table:table-cell table:style-name="ce33" table:number-columns-spanned="5" table:number-rows-spanned="1"/>
                <table:covered-table-cell table:number-columns-repeated="4" table:style-name="ce17"/>
                <table:table-cell table:number-columns-repeated="250"/>
              </table:table-row>
              <table:table-row table:style-name="ro1">
                <table:table-cell/>
                <table:table-cell table:style-name="ce34" office:value-type="string" table:number-columns-spanned="4" table:number-rows-spanned="1">
                  <text:p>Test Description</text:p>
                </table:table-cell>
                <table:covered-table-cell table:number-columns-repeated="3" table:style-name="ce34"/>
                <table:table-cell table:style-name="Default"/>
                <table:table-cell table:number-columns-repeated="250"/>
              </table:table-row>
              <table:table-row table:style-name="ro1">
                <table:table-cell/>
                <table:table-cell table:style-name="ce44" office:value-type="string" table:number-columns-spanned="4" table:number-rows-spanned="1">
                  <text:p>Best guides often come from user inputs / samples<text:span text:style-name="T3">, as feedback</text:span><text:span text:style-name="T4"> from people who have used the products.</text:span></text:p>
                </table:table-cell>
                <table:covered-table-cell table:number-columns-repeated="3" table:style-name="ce44"/>
                <table:table-cell table:style-name="ce44"/>
                <table:table-cell table:number-columns-repeated="250"/>
              </table:table-row>
              <table:table-row table:style-name="ro1">
                <table:table-cell/>
                <table:table-cell table:style-name="ce35" table:number-columns-spanned="4" table:number-rows-spanned="1"/>
                <table:covered-table-cell table:number-columns-repeated="3" table:style-name="ce45"/>
                <table:table-cell table:number-columns-repeated="251"/>
              </table:table-row>
              <table:table-row table:style-name="ro1">
                <table:table-cell/>
                <table:table-cell table:style-name="ce28" office:value-type="string" table:number-columns-spanned="3" table:number-rows-spanned="1">
                  <text:p>Test Score Specification</text:p>
                </table:table-cell>
                <table:covered-table-cell table:number-columns-repeated="2" table:style-name="ce28"/>
                <table:table-cell table:style-name="ce34" office:value-type="string">
                  <text:p>Score</text:p>
                </table:table-cell>
                <table:table-cell table:style-name="Default"/>
                <table:table-cell table:number-columns-repeated="250"/>
              </table:table-row>
              <table:table-row table:style-name="ro1">
                <table:table-cell table:style-name="Default"/>
                <table:table-cell office:value-type="string" table:number-columns-spanned="3" table:number-rows-spanned="1">
                  <text:p>People are allowed to contribute, and it is edited / filtered by experts</text:p>
                </table:table-cell>
                <table:covered-table-cell table:number-columns-repeated="2"/>
                <table:table-cell table:style-name="ce51" office:value-type="float" office:value="5">
                  <text:p>5</text:p>
                </table:table-cell>
                <table:table-cell table:style-name="ce52"/>
                <table:table-cell table:style-name="Default"/>
                <table:table-cell table:number-columns-repeated="249"/>
              </table:table-row>
              <table:table-row table:style-name="ro1">
                <table:table-cell table:style-name="Default"/>
                <table:table-cell office:value-type="string" table:number-columns-spanned="3" table:number-rows-spanned="1">
                  <text:p>People are allowed to contribute</text:p>
                </table:table-cell>
                <table:covered-table-cell table:number-columns-repeated="2"/>
                <table:table-cell table:style-name="ce51" office:value-type="float" office:value="3">
                  <text:p>3</text:p>
                </table:table-cell>
                <table:table-cell table:style-name="ce52"/>
                <table:table-cell table:style-name="Default"/>
                <table:table-cell table:number-columns-repeated="249"/>
              </table:table-row>
              <table:table-row table:style-name="ro1">
                <table:table-cell table:style-name="Default"/>
                <table:table-cell office:value-type="string" table:number-columns-spanned="3" table:number-rows-spanned="1">
                  <text:p>Users cannot contribute</text:p>
                </table:table-cell>
                <table:covered-table-cell table:number-columns-repeated="2"/>
                <table:table-cell table:style-name="ce51" office:value-type="float" office:value="1">
                  <text:p>1</text:p>
                </table:table-cell>
                <table:table-cell table:style-name="ce52"/>
                <table:table-cell table:style-name="Default"/>
                <table:table-cell table:number-columns-repeated="249"/>
              </table:table-row>
            </table:table-row-group>
            <table:table-row table:style-name="ro1">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21" office:value-type="string">
              <text:p>Rank</text:p>
            </table:table-cell>
            <table:table-cell table:style-name="ce24" office:value-type="string" table:number-columns-spanned="3" table:number-rows-spanned="1">
              <text:p>Category Title</text:p>
            </table:table-cell>
            <table:covered-table-cell table:number-columns-repeated="2" table:style-name="ce24"/>
            <table:table-cell table:style-name="ce21" office:value-type="string">
              <text:p>Weight</text:p>
            </table:table-cell>
            <table:table-cell table:style-name="ce21" office:value-type="string">
              <text:p>Unweighted Rating</text:p>
            </table:table-cell>
            <table:table-cell table:style-name="ce54" office:value-type="string">
              <text:p>Weighted Rating</text:p>
            </table:table-cell>
            <table:table-cell table:number-columns-repeated="249"/>
          </table:table-row>
          <table:table-row table:style-name="ro1">
            <table:table-cell table:style-name="ce22" table:formula="of:=[$'Category Ranking'.B21]" office:value-type="float" office:value="10">
              <text:p>10</text:p>
            </table:table-cell>
            <table:table-cell table:style-name="ce25" office:value-type="string" table:number-columns-spanned="3" table:number-rows-spanned="1">
              <text:p>Adoption</text:p>
            </table:table-cell>
            <table:covered-table-cell table:number-columns-repeated="2" table:style-name="ce25"/>
            <table:table-cell table:style-name="ce15" table:formula="of:=[$'Category Ranking'.D21]" office:value-type="percentage" office:value="0.06">
              <text:p>6.00%</text:p>
            </table:table-cell>
            <table:table-cell table:style-name="ce22" table:formula="of:=SUM([.F322:.F344])" office:value-type="float" office:value="5">
              <text:p>5</text:p>
            </table:table-cell>
            <table:table-cell table:style-name="ce22" table:formula="of:=[.F319]*[.E319]" office:value-type="float" office:value="0.3">
              <text:p>0.3</text:p>
            </table:table-cell>
            <table:table-cell table:number-columns-repeated="249"/>
          </table:table-row>
          <table:table-row-group>
            <table:table-row table:style-name="ro1">
              <table:table-cell table:style-name="ce23"/>
              <table:table-cell table:style-name="ce26" table:number-columns-spanned="5" table:number-rows-spanned="1"/>
              <table:covered-table-cell table:number-columns-repeated="4" table:style-name="ce37"/>
              <table:table-cell table:number-columns-repeated="250"/>
            </table:table-row>
            <table:table-row table:style-name="ro1">
              <table:table-cell/>
              <table:table-cell table:style-name="ce27" office:value-type="string">
                <text:p>Metric Name</text:p>
              </table:table-cell>
              <table:table-cell table:style-name="ce27"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6">
              <table:table-cell/>
              <table:table-cell table:style-name="ce32" office:value-type="string">
                <text:p>How many books does amazon.com gives for Power Search query: <text:s/>“subject:computer and title:component name”</text:p>
              </table:table-cell>
              <table:table-cell table:style-name="ce12"/>
              <table:table-cell table:style-name="ce47" office:value-type="percentage" office:value="0.4">
                <text:p>40.00%</text:p>
              </table:table-cell>
              <table:table-cell table:style-name="ce48" office:value-type="float" office:value="5">
                <office:annotation office:display="true" draw:style-name="gr9" draw:text-style-name="P1" svg:width="5.2906in" svg:height="0.8614in" svg:x="10.6551in" svg:y="40.4622in" draw:caption-point-x="-2.9894in" draw:caption-point-y="0.2197in">
                  <dc:date>2011-12-15T00:00:00</dc:date>
                  <text:p text:style-name="P1">Source:</text:p>
                  <text:p text:style-name="P1">http://www.amazon.com/s/ref=nb_sb_noss?url=search-alias%3Dstripbooks&amp;field-keywords=subversion&amp;x=0&amp;y=0#/ref=nb_sb_noss?url=search-alias%3Dstripbooks&amp;field-keywords=version+control+Subversion&amp;rh=n%3A283155%2Ck%3Aversion+control+Subversion</text:p>
                </office:annotation>
                <text:p>5</text:p>
              </table:table-cell>
              <table:table-cell table:style-name="ce17" table:formula="of:=[.D322]*[.E322]" office:value-type="float" office:value="2">
                <text:p>2</text:p>
              </table:table-cell>
              <table:table-cell table:number-columns-repeated="250"/>
            </table:table-row>
            <table:table-row-group>
              <table:table-row table:style-name="ro1">
                <table:table-cell/>
                <table:table-cell table:style-name="ce23" table:number-columns-repeated="5"/>
                <table:table-cell table:number-columns-repeated="250"/>
              </table:table-row>
              <table:table-row table:style-name="ro1">
                <table:table-cell/>
                <table:table-cell table:style-name="ce28" office:value-type="string" table:number-columns-spanned="4" table:number-rows-spanned="1">
                  <text:p>Test Description</text:p>
                </table:table-cell>
                <table:covered-table-cell table:number-columns-repeated="3" table:style-name="ce28"/>
                <table:table-cell table:style-name="Default"/>
                <table:table-cell table:number-columns-repeated="250"/>
              </table:table-row>
              <table:table-row table:style-name="ro14">
                <table:table-cell/>
                <table:table-cell table:style-name="ce29" office:value-type="string" table:number-columns-spanned="4" table:number-rows-spanned="1">
                  <text:p>The availability of books reflects how well the project has been adopted. A standard way of counting available books is important.</text:p>
                </table:table-cell>
                <table:covered-table-cell table:number-columns-repeated="3" table:style-name="ce29"/>
                <table:table-cell table:style-name="ce44"/>
                <table:table-cell table:number-columns-repeated="250"/>
              </table:table-row>
              <table:table-row table:style-name="ro1">
                <table:table-cell/>
                <table:table-cell table:style-name="ce10" table:number-columns-spanned="4" table:number-rows-spanned="1"/>
                <table:covered-table-cell table:number-columns-repeated="3" table:style-name="Default"/>
                <table:table-cell table:number-columns-repeated="251"/>
              </table:table-row>
              <table:table-row table:style-name="ro1">
                <table:table-cell/>
                <table:table-cell table:style-name="ce28" office:value-type="string" table:number-columns-spanned="3" table:number-rows-spanned="1">
                  <text:p>Test Score Specification</text:p>
                </table:table-cell>
                <table:covered-table-cell table:number-columns-repeated="2" table:style-name="ce28"/>
                <table:table-cell table:style-name="ce49" office:value-type="string">
                  <text:p>Score</text:p>
                </table:table-cell>
                <table:table-cell table:style-name="Default"/>
                <table:table-cell table:number-columns-repeated="250"/>
              </table:table-row>
              <table:table-row table:style-name="ro1">
                <table:table-cell/>
                <table:table-cell table:style-name="ce30" office:value-type="string" table:number-columns-spanned="3" table:number-rows-spanned="1">
                  <text:p>&gt;=15</text:p>
                </table:table-cell>
                <table:covered-table-cell table:number-columns-repeated="2" table:style-name="ce30"/>
                <table:table-cell office:value-type="float" office:value="5">
                  <text:p>5</text:p>
                </table:table-cell>
                <table:table-cell table:number-columns-repeated="251"/>
              </table:table-row>
              <table:table-row table:style-name="ro1">
                <table:table-cell/>
                <table:table-cell table:style-name="ce31" office:value-type="string" table:number-columns-spanned="3" table:number-rows-spanned="1">
                  <text:p>[6 – 15)</text:p>
                </table:table-cell>
                <table:covered-table-cell table:number-columns-repeated="2" table:style-name="ce31"/>
                <table:table-cell office:value-type="float" office:value="4">
                  <text:p>4</text:p>
                </table:table-cell>
                <table:table-cell table:number-columns-repeated="251"/>
              </table:table-row>
              <table:table-row table:style-name="ro1">
                <table:table-cell/>
                <table:table-cell table:style-name="ce30" office:value-type="string" table:number-columns-spanned="3" table:number-rows-spanned="1">
                  <text:p>[3 – 6)</text:p>
                </table:table-cell>
                <table:covered-table-cell table:number-columns-repeated="2" table:style-name="ce30"/>
                <table:table-cell office:value-type="float" office:value="3">
                  <text:p>3</text:p>
                </table:table-cell>
                <table:table-cell table:number-columns-repeated="251"/>
              </table:table-row>
              <table:table-row table:style-name="ro1">
                <table:table-cell/>
                <table:table-cell table:style-name="ce30" office:value-type="string" table:number-columns-spanned="3" table:number-rows-spanned="1">
                  <text:p>[1 – 3)</text:p>
                </table:table-cell>
                <table:covered-table-cell table:number-columns-repeated="2" table:style-name="ce30"/>
                <table:table-cell office:value-type="float" office:value="2">
                  <text:p>2</text:p>
                </table:table-cell>
                <table:table-cell table:number-columns-repeated="251"/>
              </table:table-row>
              <table:table-row table:style-name="ro1">
                <table:table-cell/>
                <table:table-cell table:style-name="ce31" office:value-type="float" office:value="0" table:number-columns-spanned="3" table:number-rows-spanned="1">
                  <text:p>0</text:p>
                </table:table-cell>
                <table:covered-table-cell table:number-columns-repeated="2" table:style-name="ce31"/>
                <table:table-cell office:value-type="float" office:value="1">
                  <text:p>1</text:p>
                </table:table-cell>
                <table:table-cell table:number-columns-repeated="251"/>
              </table:table-row>
            </table:table-row-group>
            <table:table-row table:style-name="ro1">
              <table:table-cell table:style-name="ce23"/>
              <table:table-cell table:style-name="ce26" table:number-columns-spanned="4" table:number-rows-spanned="1"/>
              <table:covered-table-cell table:number-columns-repeated="3" table:style-name="ce37"/>
              <table:table-cell table:style-name="ce23"/>
              <table:table-cell table:number-columns-repeated="250"/>
            </table:table-row>
            <table:table-row table:style-name="ro1">
              <table:table-cell/>
              <table:table-cell table:style-name="ce27" office:value-type="string">
                <text:p>Metric Name</text:p>
              </table:table-cell>
              <table:table-cell table:style-name="ce27"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
              <table:table-cell/>
              <table:table-cell table:style-name="ce23" office:value-type="string">
                <text:p>Reference deployment</text:p>
              </table:table-cell>
              <table:table-cell table:style-name="ce12"/>
              <table:table-cell table:style-name="ce47" office:value-type="percentage" office:value="0.6">
                <text:p>60.00%</text:p>
              </table:table-cell>
              <table:table-cell table:style-name="ce48" office:value-type="float" office:value="5">
                <office:annotation office:display="true" draw:style-name="gr2" draw:text-style-name="P1" svg:width="5.0319in" svg:height="0.5457in" svg:x="10.7307in" svg:y="42.7264in" draw:caption-point-x="-3.065in" draw:caption-point-y="0.8866in">
                  <dc:date>2011-12-15T00:00:00</dc:date>
                  <text:p text:style-name="P1">Source:</text:p>
                  <text:p text:style-name="P1">http://www.collab.net/forrester_wave_report/</text:p>
                  <text:p text:style-name="P1">http://es.wikipedia.org/wiki/Subversion#Uso_y_reconocimiento</text:p>
                </office:annotation>
                <text:p>5</text:p>
              </table:table-cell>
              <table:table-cell table:style-name="ce17" table:formula="of:=[.D335]*[.E335]" office:value-type="float" office:value="3">
                <text:p>3</text:p>
              </table:table-cell>
              <table:table-cell table:number-columns-repeated="250"/>
            </table:table-row>
            <table:table-row-group>
              <table:table-row table:style-name="ro1">
                <table:table-cell/>
                <table:table-cell table:style-name="ce33" table:number-columns-spanned="5" table:number-rows-spanned="1"/>
                <table:covered-table-cell table:number-columns-repeated="4" table:style-name="ce17"/>
                <table:table-cell table:number-columns-repeated="250"/>
              </table:table-row>
              <table:table-row table:style-name="ro1">
                <table:table-cell/>
                <table:table-cell table:style-name="ce34" office:value-type="string" table:number-columns-spanned="4" table:number-rows-spanned="1">
                  <text:p>Test Description</text:p>
                </table:table-cell>
                <table:covered-table-cell table:number-columns-repeated="3" table:style-name="ce34"/>
                <table:table-cell table:style-name="Default"/>
                <table:table-cell table:number-columns-repeated="250"/>
              </table:table-row>
              <table:table-row table:style-name="ro1">
                <table:table-cell/>
                <table:table-cell table:style-name="ce29" office:value-type="string" table:number-columns-spanned="4" table:number-rows-spanned="1">
                  <text:p>This measures that through a real-world deployment, that the software is scalable and tested in real use.</text:p>
                </table:table-cell>
                <table:covered-table-cell table:number-columns-repeated="3" table:style-name="ce29"/>
                <table:table-cell table:style-name="ce44"/>
                <table:table-cell table:number-columns-repeated="250"/>
              </table:table-row>
              <table:table-row table:style-name="ro1">
                <table:table-cell/>
                <table:table-cell table:style-name="ce35" table:number-columns-spanned="4" table:number-rows-spanned="1"/>
                <table:covered-table-cell table:number-columns-repeated="3" table:style-name="ce45"/>
                <table:table-cell table:number-columns-repeated="251"/>
              </table:table-row>
              <table:table-row table:style-name="ro1">
                <table:table-cell/>
                <table:table-cell table:style-name="ce28" office:value-type="string" table:number-columns-spanned="3" table:number-rows-spanned="1">
                  <text:p>Test Score Specification</text:p>
                </table:table-cell>
                <table:covered-table-cell table:number-columns-repeated="2" table:style-name="ce28"/>
                <table:table-cell table:style-name="ce34" office:value-type="string">
                  <text:p>Score</text:p>
                </table:table-cell>
                <table:table-cell table:style-name="Default"/>
                <table:table-cell table:number-columns-repeated="250"/>
              </table:table-row>
              <table:table-row table:style-name="ro1">
                <table:table-cell table:style-name="Default"/>
                <table:table-cell office:value-type="string" table:number-columns-spanned="3" table:number-rows-spanned="1">
                  <text:p>Yes, with publish users size</text:p>
                </table:table-cell>
                <table:covered-table-cell table:number-columns-repeated="2"/>
                <table:table-cell table:style-name="ce51" office:value-type="float" office:value="5">
                  <text:p>5</text:p>
                </table:table-cell>
                <table:table-cell table:style-name="ce52"/>
                <table:table-cell table:style-name="Default"/>
                <table:table-cell table:number-columns-repeated="249"/>
              </table:table-row>
              <table:table-row table:style-name="ro1">
                <table:table-cell table:style-name="Default"/>
                <table:table-cell office:value-type="string" table:number-columns-spanned="3" table:number-rows-spanned="1">
                  <text:p>Yes</text:p>
                </table:table-cell>
                <table:covered-table-cell table:number-columns-repeated="2"/>
                <table:table-cell table:style-name="ce51" office:value-type="float" office:value="3">
                  <text:p>3</text:p>
                </table:table-cell>
                <table:table-cell table:style-name="ce52"/>
                <table:table-cell table:style-name="Default"/>
                <table:table-cell table:number-columns-repeated="249"/>
              </table:table-row>
              <table:table-row table:style-name="ro1">
                <table:table-cell table:style-name="Default"/>
                <table:table-cell office:value-type="string" table:number-columns-spanned="3" table:number-rows-spanned="1">
                  <text:p>No</text:p>
                </table:table-cell>
                <table:covered-table-cell table:number-columns-repeated="2"/>
                <table:table-cell table:style-name="ce51" office:value-type="float" office:value="1">
                  <text:p>1</text:p>
                </table:table-cell>
                <table:table-cell table:style-name="ce52"/>
                <table:table-cell table:style-name="Default"/>
                <table:table-cell table:number-columns-repeated="249"/>
              </table:table-row>
            </table:table-row-group>
            <table:table-row table:style-name="ro1">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21" office:value-type="string">
              <text:p>Rank</text:p>
            </table:table-cell>
            <table:table-cell table:style-name="ce24" office:value-type="string" table:number-columns-spanned="3" table:number-rows-spanned="1">
              <text:p>Category Title</text:p>
            </table:table-cell>
            <table:covered-table-cell table:number-columns-repeated="2" table:style-name="ce24"/>
            <table:table-cell table:style-name="ce21" office:value-type="string">
              <text:p>Weight</text:p>
            </table:table-cell>
            <table:table-cell table:style-name="ce21" office:value-type="string">
              <text:p>Unweighted Rating</text:p>
            </table:table-cell>
            <table:table-cell table:style-name="ce54" office:value-type="string">
              <text:p>Weighted Rating</text:p>
            </table:table-cell>
            <table:table-cell table:number-columns-repeated="249"/>
          </table:table-row>
          <table:table-row table:style-name="ro1">
            <table:table-cell table:style-name="ce22" table:formula="of:=[$'Category Ranking'.B22]" office:value-type="float" office:value="11">
              <text:p>11</text:p>
            </table:table-cell>
            <table:table-cell table:style-name="ce25" office:value-type="string" table:number-columns-spanned="3" table:number-rows-spanned="1">
              <text:p>Community</text:p>
            </table:table-cell>
            <table:covered-table-cell table:number-columns-repeated="2" table:style-name="ce25"/>
            <table:table-cell table:style-name="ce15" table:formula="of:=[$'Category Ranking'.D22]" office:value-type="percentage" office:value="0.12">
              <text:p>12.00%</text:p>
            </table:table-cell>
            <table:table-cell table:style-name="ce22" table:formula="of:=SUM([.F350:.F374])" office:value-type="float" office:value="3">
              <text:p>3</text:p>
            </table:table-cell>
            <table:table-cell table:style-name="ce22" table:formula="of:=[.F347]*[.E347]" office:value-type="float" office:value="0.36">
              <text:p>0.36</text:p>
            </table:table-cell>
            <table:table-cell table:number-columns-repeated="249"/>
          </table:table-row>
          <table:table-row-group>
            <table:table-row table:style-name="ro1">
              <table:table-cell table:style-name="ce23"/>
              <table:table-cell table:style-name="ce26" table:number-columns-spanned="5" table:number-rows-spanned="1"/>
              <table:covered-table-cell table:number-columns-repeated="4" table:style-name="ce37"/>
              <table:table-cell table:number-columns-repeated="250"/>
            </table:table-row>
            <table:table-row table:style-name="ro1">
              <table:table-cell/>
              <table:table-cell table:style-name="ce27" office:value-type="string">
                <text:p>Metric Name</text:p>
              </table:table-cell>
              <table:table-cell table:style-name="ce27"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
              <table:table-cell/>
              <table:table-cell table:style-name="ce23" office:value-type="string">
                <text:p>Average volume of general mailing list in the last 6 months</text:p>
              </table:table-cell>
              <table:table-cell table:style-name="ce12" office:value-type="float" office:value="10839">
                <text:p>10839</text:p>
              </table:table-cell>
              <table:table-cell table:style-name="ce47" office:value-type="percentage" office:value="0.5">
                <text:p>50.00%</text:p>
              </table:table-cell>
              <table:table-cell table:style-name="ce48" office:value-type="float" office:value="3">
                <office:annotation office:display="true" draw:style-name="gr10" draw:text-style-name="P1" svg:width="4.261in" svg:height="1.7898in" svg:x="10.7035in" svg:y="44.7673in" draw:caption-point-x="-3.0378in" draw:caption-point-y="1.502in">
                  <dc:date>2011-12-13T00:00:00</dc:date>
                  <text:p text:style-name="P1"><text:span text:style-name="T1">Mailing lists:</text:span></text:p>
                  <text:p text:style-name="P1"><text:span text:style-name="T1">1.Users-&gt;3200 msg. </text:span><text:span text:style-name="T1"><text:a xlink:href="http://mail-archives.apache.org/mod_mbox/subversion-users/">http://mail-archives.apache.org/mod_mbox/subversion-users/</text:a></text:span></text:p>
                  <text:p text:style-name="P1"><text:span text:style-name="T1">2.Developers-&gt;3098 msg.</text:span></text:p>
                  <text:p text:style-name="P1"><text:span text:style-name="T1"><text:a xlink:href="http://mail-archives.apache.org/mod_mbox/subversion-dev/">http://mail-archives.apache.org/mod_mbox/subversion-dev/</text:a></text:span></text:p>
                  <text:p text:style-name="P1"><text:span text:style-name="T1">3.Commits-&gt;3778 msg.</text:span></text:p>
                  <text:p text:style-name="P1"><text:span text:style-name="T1"><text:a xlink:href="http://mail-archives.apache.org/mod_mbox/subversion-commits/">http://mail-archives.apache.org/mod_mbox/subversion-commits/</text:a></text:span></text:p>
                  <text:p text:style-name="P1"><text:span text:style-name="T1">4.Announce-&gt;9 msg. Anuncios de nuevas releases.</text:span></text:p>
                  <text:p text:style-name="P1"><text:span text:style-name="T1"><text:a xlink:href="http://mail-archives.apache.org/mod_mbox/subversion-announce/">http://mail-archives.apache.org/mod_mbox/subversion-announce/</text:a></text:span></text:p>
                  <text:p text:style-name="P1"><text:span text:style-name="T1">5.Notifications-&gt;754 msg.</text:span></text:p>
                  <text:p text:style-name="P1"><text:span text:style-name="T1"><text:a xlink:href="http://mail-archives.apache.org/mod_mbox/subversion-notifications/">http://mail-archives.apache.org/mod_mbox/subversion-notifications/</text:a></text:span></text:p>
                </office:annotation>
                <text:p>3</text:p>
              </table:table-cell>
              <table:table-cell table:style-name="ce17" table:formula="of:=[.D350]*[.E350]" office:value-type="float" office:value="1.5">
                <text:p>1.5</text:p>
              </table:table-cell>
              <table:table-cell table:number-columns-repeated="250"/>
            </table:table-row>
            <table:table-row-group table:display="false">
              <table:table-row table:style-name="ro1" table:visibility="collapse">
                <table:table-cell/>
                <table:table-cell table:style-name="ce23" table:number-columns-repeated="5"/>
                <table:table-cell table:number-columns-repeated="250"/>
              </table:table-row>
              <table:table-row table:style-name="ro1" table:visibility="collapse">
                <table:table-cell/>
                <table:table-cell table:style-name="ce28" office:value-type="string" table:number-columns-spanned="4" table:number-rows-spanned="1">
                  <text:p>Test Description</text:p>
                </table:table-cell>
                <table:covered-table-cell table:number-columns-repeated="3" table:style-name="ce28"/>
                <table:table-cell table:style-name="Default"/>
                <table:table-cell table:number-columns-repeated="250"/>
              </table:table-row>
              <table:table-row table:style-name="ro1" table:visibility="collapse">
                <table:table-cell/>
                <table:table-cell table:style-name="ce29" office:value-type="string" table:number-columns-spanned="4" table:number-rows-spanned="1">
                  <text:p>The general mailing list is the place where the community<text:span text:style-name="T3"> members</text:span><text:span text:style-name="T4"> help themselves. </text:span></text:p>
                </table:table-cell>
                <table:covered-table-cell table:number-columns-repeated="3" table:style-name="ce29"/>
                <table:table-cell table:style-name="ce44"/>
                <table:table-cell table:number-columns-repeated="250"/>
              </table:table-row>
              <table:table-row table:style-name="ro1" table:visibility="collapse">
                <table:table-cell/>
                <table:table-cell table:style-name="ce10" table:number-columns-spanned="4" table:number-rows-spanned="1"/>
                <table:covered-table-cell table:number-columns-repeated="3" table:style-name="Default"/>
                <table:table-cell table:number-columns-repeated="251"/>
              </table:table-row>
              <table:table-row table:style-name="ro1" table:visibility="collapse">
                <table:table-cell/>
                <table:table-cell table:style-name="ce28" office:value-type="string" table:number-columns-spanned="3" table:number-rows-spanned="1">
                  <text:p>Test Score Specification</text:p>
                </table:table-cell>
                <table:covered-table-cell table:number-columns-repeated="2" table:style-name="ce28"/>
                <table:table-cell table:style-name="ce49" office:value-type="string">
                  <text:p>Score</text:p>
                </table:table-cell>
                <table:table-cell table:style-name="Default"/>
                <table:table-cell table:number-columns-repeated="250"/>
              </table:table-row>
              <table:table-row table:style-name="ro1" table:visibility="collapse">
                <table:table-cell/>
                <table:table-cell table:style-name="ce30" office:value-type="string" table:number-columns-spanned="3" table:number-rows-spanned="1">
                  <text:p>&gt; 720 msg per month</text:p>
                </table:table-cell>
                <table:covered-table-cell table:number-columns-repeated="2" table:style-name="ce30"/>
                <table:table-cell office:value-type="float" office:value="5">
                  <text:p>5</text:p>
                </table:table-cell>
                <table:table-cell table:number-columns-repeated="251"/>
              </table:table-row>
              <table:table-row table:style-name="ro1" table:visibility="collapse">
                <table:table-cell/>
                <table:table-cell table:style-name="ce31" office:value-type="string" table:number-columns-spanned="3" table:number-rows-spanned="1">
                  <text:p>[300 – 720) msg per month</text:p>
                </table:table-cell>
                <table:covered-table-cell table:number-columns-repeated="2" table:style-name="ce31"/>
                <table:table-cell office:value-type="float" office:value="4">
                  <text:p>4</text:p>
                </table:table-cell>
                <table:table-cell table:number-columns-repeated="251"/>
              </table:table-row>
              <table:table-row table:style-name="ro1" table:visibility="collapse">
                <table:table-cell/>
                <table:table-cell table:style-name="ce30" office:value-type="string" table:number-columns-spanned="3" table:number-rows-spanned="1">
                  <text:p>[150 – 300) msg per month</text:p>
                </table:table-cell>
                <table:covered-table-cell table:number-columns-repeated="2" table:style-name="ce30"/>
                <table:table-cell office:value-type="float" office:value="3">
                  <text:p>3</text:p>
                </table:table-cell>
                <table:table-cell table:number-columns-repeated="251"/>
              </table:table-row>
              <table:table-row table:style-name="ro1" table:visibility="collapse">
                <table:table-cell/>
                <table:table-cell table:style-name="ce30" office:value-type="string" table:number-columns-spanned="3" table:number-rows-spanned="1">
                  <text:p>[30 – 150) msg per month</text:p>
                </table:table-cell>
                <table:covered-table-cell table:number-columns-repeated="2" table:style-name="ce30"/>
                <table:table-cell office:value-type="float" office:value="2">
                  <text:p>2</text:p>
                </table:table-cell>
                <table:table-cell table:number-columns-repeated="251"/>
              </table:table-row>
              <table:table-row table:style-name="ro1" table:visibility="collapse">
                <table:table-cell/>
                <table:table-cell table:style-name="ce31" office:value-type="string" table:number-columns-spanned="3" table:number-rows-spanned="1">
                  <text:p>&lt; 30 msg per month</text:p>
                </table:table-cell>
                <table:covered-table-cell table:number-columns-repeated="2" table:style-name="ce31"/>
                <table:table-cell office:value-type="float" office:value="1">
                  <text:p>1</text:p>
                </table:table-cell>
                <table:table-cell table:number-columns-repeated="251"/>
              </table:table-row>
            </table:table-row-group>
            <table:table-row table:style-name="ro1">
              <table:table-cell table:style-name="ce23"/>
              <table:table-cell table:style-name="ce26" table:number-columns-spanned="4" table:number-rows-spanned="1"/>
              <table:covered-table-cell table:number-columns-repeated="3" table:style-name="ce37"/>
              <table:table-cell table:style-name="ce23"/>
              <table:table-cell table:number-columns-repeated="250"/>
            </table:table-row>
            <table:table-row table:style-name="ro1">
              <table:table-cell/>
              <table:table-cell table:style-name="ce27" office:value-type="string">
                <text:p>Metric Name</text:p>
              </table:table-cell>
              <table:table-cell table:style-name="ce27"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
              <table:table-cell/>
              <table:table-cell table:style-name="ce23" office:value-type="string">
                <text:p>Number of unique code contributor<text:span text:style-name="T3">s</text:span><text:span text:style-name="T5"> in the last 6 month</text:span></text:p>
              </table:table-cell>
              <table:table-cell table:style-name="ce12" office:value-type="string">
                <text:p>[10-20)</text:p>
              </table:table-cell>
              <table:table-cell table:style-name="ce47" office:value-type="percentage" office:value="0.5">
                <text:p>50.00%</text:p>
              </table:table-cell>
              <table:table-cell table:style-name="ce48" office:value-type="float" office:value="3">
                <office:annotation office:display="true" draw:style-name="gr3" draw:text-style-name="P1" svg:width="2.5866in" svg:height="0.3902in" svg:x="10.6634in" svg:y="46.7157in" draw:caption-point-x="-2.9976in" draw:caption-point-y="0.0846in">
                  <dc:creator>DP</dc:creator>
                  <dc:date>2011-12-14T00:00:00</dc:date>
                  <text:p text:style-name="P1"><text:span text:style-name="T1">Number of commiters:</text:span></text:p>
                  <text:p text:style-name="P1"><text:span text:style-name="T1"><text:a xlink:href="http://www.ohloh.net/p/subversion">http://www.ohloh.net/p/subversion</text:a></text:span></text:p>
                </office:annotation>
                <text:p>3</text:p>
              </table:table-cell>
              <table:table-cell table:style-name="ce17" table:formula="of:=[.D363]*[.E363]" office:value-type="float" office:value="1.5">
                <text:p>1.5</text:p>
              </table:table-cell>
              <table:table-cell table:number-columns-repeated="250"/>
            </table:table-row>
            <table:table-row-group table:display="false">
              <table:table-row table:style-name="ro1" table:visibility="collapse">
                <table:table-cell/>
                <table:table-cell table:style-name="ce33" table:number-columns-spanned="5" table:number-rows-spanned="1"/>
                <table:covered-table-cell table:number-columns-repeated="4" table:style-name="ce17"/>
                <table:table-cell table:number-columns-repeated="250"/>
              </table:table-row>
              <table:table-row table:style-name="ro1" table:visibility="collapse">
                <table:table-cell/>
                <table:table-cell table:style-name="ce34" office:value-type="string" table:number-columns-spanned="4" table:number-rows-spanned="1">
                  <text:p>Test Description</text:p>
                </table:table-cell>
                <table:covered-table-cell table:number-columns-repeated="3" table:style-name="ce34"/>
                <table:table-cell table:style-name="Default"/>
                <table:table-cell table:number-columns-repeated="250"/>
              </table:table-row>
              <table:table-row table:style-name="ro10" table:visibility="collapse">
                <table:table-cell/>
                <table:table-cell table:style-name="ce29" office:value-type="string" table:number-columns-spanned="4" table:number-rows-spanned="1">
                  <text:p>Usually code contributors promote community building surrounding the project. The more code contributors, the better the community support.</text:p>
                </table:table-cell>
                <table:covered-table-cell table:number-columns-repeated="3" table:style-name="ce29"/>
                <table:table-cell table:style-name="ce44"/>
                <table:table-cell table:number-columns-repeated="250"/>
              </table:table-row>
              <table:table-row table:style-name="ro1" table:visibility="collapse">
                <table:table-cell/>
                <table:table-cell table:style-name="ce35" table:number-columns-spanned="4" table:number-rows-spanned="1"/>
                <table:covered-table-cell table:number-columns-repeated="3" table:style-name="ce45"/>
                <table:table-cell table:number-columns-repeated="251"/>
              </table:table-row>
              <table:table-row table:style-name="ro1" table:visibility="collapse">
                <table:table-cell/>
                <table:table-cell table:style-name="ce28" office:value-type="string" table:number-columns-spanned="3" table:number-rows-spanned="1">
                  <text:p>Test Score Specification</text:p>
                </table:table-cell>
                <table:covered-table-cell table:number-columns-repeated="2" table:style-name="ce28"/>
                <table:table-cell table:style-name="ce34" office:value-type="string">
                  <text:p>Score</text:p>
                </table:table-cell>
                <table:table-cell table:style-name="Default"/>
                <table:table-cell table:number-columns-repeated="250"/>
              </table:table-row>
              <table:table-row table:style-name="ro1" table:visibility="collapse">
                <table:table-cell table:style-name="Default"/>
                <table:table-cell office:value-type="string" table:number-columns-spanned="3" table:number-rows-spanned="1">
                  <text:p>&gt;= 50</text:p>
                </table:table-cell>
                <table:covered-table-cell table:number-columns-repeated="2"/>
                <table:table-cell table:style-name="ce51" office:value-type="float" office:value="5">
                  <text:p>5</text:p>
                </table:table-cell>
                <table:table-cell table:style-name="ce52"/>
                <table:table-cell table:style-name="Default"/>
                <table:table-cell table:number-columns-repeated="249"/>
              </table:table-row>
              <table:table-row table:style-name="ro1" table:visibility="collapse">
                <table:table-cell table:style-name="Default"/>
                <table:table-cell office:value-type="string" table:number-columns-spanned="3" table:number-rows-spanned="1">
                  <text:p>[20 – 50)</text:p>
                </table:table-cell>
                <table:covered-table-cell table:number-columns-repeated="2"/>
                <table:table-cell table:style-name="ce51" office:value-type="float" office:value="4">
                  <text:p>4</text:p>
                </table:table-cell>
                <table:table-cell table:style-name="ce52"/>
                <table:table-cell table:style-name="Default"/>
                <table:table-cell table:number-columns-repeated="249"/>
              </table:table-row>
              <table:table-row table:style-name="ro1" table:visibility="collapse">
                <table:table-cell table:style-name="Default"/>
                <table:table-cell office:value-type="string" table:number-columns-spanned="3" table:number-rows-spanned="1">
                  <text:p>[10 – 20)</text:p>
                </table:table-cell>
                <table:covered-table-cell table:number-columns-repeated="2"/>
                <table:table-cell table:style-name="ce51" office:value-type="float" office:value="3">
                  <text:p>3</text:p>
                </table:table-cell>
                <table:table-cell table:style-name="ce52"/>
                <table:table-cell table:style-name="Default"/>
                <table:table-cell table:number-columns-repeated="249"/>
              </table:table-row>
              <table:table-row table:style-name="ro1" table:visibility="collapse">
                <table:table-cell table:style-name="Default"/>
                <table:table-cell office:value-type="string" table:number-columns-spanned="3" table:number-rows-spanned="1">
                  <text:p>[5 – 10)</text:p>
                </table:table-cell>
                <table:covered-table-cell table:number-columns-repeated="2"/>
                <table:table-cell table:style-name="ce51" office:value-type="float" office:value="2">
                  <text:p>2</text:p>
                </table:table-cell>
                <table:table-cell table:style-name="ce52"/>
                <table:table-cell table:style-name="Default"/>
                <table:table-cell table:number-columns-repeated="249"/>
              </table:table-row>
              <table:table-row table:style-name="ro1" table:visibility="collapse">
                <table:table-cell table:style-name="Default"/>
                <table:table-cell office:value-type="string" table:number-columns-spanned="3" table:number-rows-spanned="1">
                  <text:p>&lt;5</text:p>
                </table:table-cell>
                <table:covered-table-cell table:number-columns-repeated="2"/>
                <table:table-cell table:style-name="ce51" office:value-type="float" office:value="1">
                  <text:p>1</text:p>
                </table:table-cell>
                <table:table-cell table:style-name="ce52"/>
                <table:table-cell table:style-name="Default"/>
                <table:table-cell table:number-columns-repeated="249"/>
              </table:table-row>
            </table:table-row-group>
            <table:table-row table:style-name="ro1">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21" office:value-type="string">
              <text:p>Rank</text:p>
            </table:table-cell>
            <table:table-cell table:style-name="ce24" office:value-type="string" table:number-columns-spanned="3" table:number-rows-spanned="1">
              <text:p>Category Title</text:p>
            </table:table-cell>
            <table:covered-table-cell table:number-columns-repeated="2" table:style-name="ce24"/>
            <table:table-cell table:style-name="ce21" office:value-type="string">
              <text:p>Weight</text:p>
            </table:table-cell>
            <table:table-cell table:style-name="ce21" office:value-type="string">
              <text:p>Unweighted Rating</text:p>
            </table:table-cell>
            <table:table-cell table:style-name="ce54" office:value-type="string">
              <text:p>Weighted Rating</text:p>
            </table:table-cell>
            <table:table-cell table:number-columns-repeated="249"/>
          </table:table-row>
          <table:table-row table:style-name="ro1">
            <table:table-cell table:style-name="ce22" table:formula="of:=[$'Category Ranking'.B23]" office:value-type="float" office:value="12">
              <text:p>12</text:p>
            </table:table-cell>
            <table:table-cell table:style-name="ce25" office:value-type="string" table:number-columns-spanned="3" table:number-rows-spanned="1">
              <text:p>Professionalism</text:p>
            </table:table-cell>
            <table:covered-table-cell table:number-columns-repeated="2" table:style-name="ce25"/>
            <table:table-cell table:style-name="ce15" table:formula="of:=[$'Category Ranking'.D23]" office:value-type="percentage" office:value="0.05">
              <text:p>5.00%</text:p>
            </table:table-cell>
            <table:table-cell table:style-name="ce22" table:formula="of:=SUM([.F380:.F401])" office:value-type="float" office:value="5">
              <text:p>5</text:p>
            </table:table-cell>
            <table:table-cell table:style-name="ce22" table:formula="of:=[.F377]*[.E377]" office:value-type="float" office:value="0.25">
              <text:p>0.25</text:p>
            </table:table-cell>
            <table:table-cell table:number-columns-repeated="249"/>
          </table:table-row>
          <table:table-row-group>
            <table:table-row table:style-name="ro1">
              <table:table-cell table:style-name="ce23"/>
              <table:table-cell table:style-name="ce26" table:number-columns-spanned="5" table:number-rows-spanned="1"/>
              <table:covered-table-cell table:number-columns-repeated="4" table:style-name="ce37"/>
              <table:table-cell table:number-columns-repeated="250"/>
            </table:table-row>
            <table:table-row table:style-name="ro1">
              <table:table-cell/>
              <table:table-cell table:style-name="ce27" office:value-type="string">
                <text:p>Metric Name</text:p>
              </table:table-cell>
              <table:table-cell table:style-name="ce27"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
              <table:table-cell/>
              <table:table-cell table:style-name="ce23" office:value-type="string">
                <text:p>Project Driver</text:p>
              </table:table-cell>
              <table:table-cell table:style-name="ce12"/>
              <table:table-cell table:style-name="ce47" office:value-type="percentage" office:value="0.4">
                <text:p>40.00%</text:p>
              </table:table-cell>
              <table:table-cell table:style-name="ce48" office:value-type="float" office:value="5">
                <office:annotation office:display="true" draw:style-name="gr2" draw:text-style-name="P1" svg:width="2.9402in" svg:height="1.1677in" svg:x="11.0217in" svg:y="49.426in" draw:caption-point-x="-3.3559in" draw:caption-point-y="-1.3858in">
                  <dc:date>2011-12-11T00:00:00</dc:date>
                  <text:p text:style-name="P2"><text:span text:style-name="T1">Subversion is developed as a project of the Apache Software Foundation:</text:span></text:p>
                  <text:p text:style-name="P2"><text:span text:style-name="T1"/></text:p>
                  <text:p text:style-name="P2"><text:span text:style-name="T1">http://subversion.apache.org/</text:span></text:p>
                  <text:p text:style-name="P2"><text:span text:style-name="T1"/></text:p>
                  <text:p text:style-name="P2"><text:span text:style-name="T1">http://www.apache.org/foundation/sponsorship.html</text:span></text:p>
                </office:annotation>
                <text:p>5</text:p>
              </table:table-cell>
              <table:table-cell table:style-name="ce17" table:formula="of:=[.D380]*[.E380]" office:value-type="float" office:value="2">
                <text:p>2</text:p>
              </table:table-cell>
              <table:table-cell table:number-columns-repeated="250"/>
            </table:table-row>
            <table:table-row-group>
              <table:table-row table:style-name="ro1">
                <table:table-cell/>
                <table:table-cell table:style-name="ce23" table:number-columns-repeated="5"/>
                <table:table-cell table:number-columns-repeated="250"/>
              </table:table-row>
              <table:table-row table:style-name="ro1">
                <table:table-cell/>
                <table:table-cell table:style-name="ce28" office:value-type="string" table:number-columns-spanned="4" table:number-rows-spanned="1">
                  <text:p>Test Description</text:p>
                </table:table-cell>
                <table:covered-table-cell table:number-columns-repeated="3" table:style-name="ce28"/>
                <table:table-cell table:style-name="Default"/>
                <table:table-cell table:number-columns-repeated="250"/>
              </table:table-row>
              <table:table-row table:style-name="ro1">
                <table:table-cell/>
                <table:table-cell table:style-name="ce29" office:value-type="string" table:number-columns-spanned="4" table:number-rows-spanned="1">
                  <text:p>The project driver performs project management, resource (money) gathering, etc</text:p>
                </table:table-cell>
                <table:covered-table-cell table:number-columns-repeated="3" table:style-name="ce29"/>
                <table:table-cell table:style-name="ce44"/>
                <table:table-cell table:number-columns-repeated="250"/>
              </table:table-row>
              <table:table-row table:style-name="ro1">
                <table:table-cell/>
                <table:table-cell table:style-name="ce10" table:number-columns-spanned="4" table:number-rows-spanned="1"/>
                <table:covered-table-cell table:number-columns-repeated="3" table:style-name="Default"/>
                <table:table-cell table:number-columns-repeated="251"/>
              </table:table-row>
              <table:table-row table:style-name="ro1">
                <table:table-cell/>
                <table:table-cell table:style-name="ce28" office:value-type="string" table:number-columns-spanned="3" table:number-rows-spanned="1">
                  <text:p>Test Score Specification</text:p>
                </table:table-cell>
                <table:covered-table-cell table:number-columns-repeated="2" table:style-name="ce28"/>
                <table:table-cell table:style-name="ce49" office:value-type="string">
                  <text:p>Score</text:p>
                </table:table-cell>
                <table:table-cell table:style-name="Default"/>
                <table:table-cell table:number-columns-repeated="250"/>
              </table:table-row>
              <table:table-row table:style-name="ro1">
                <table:table-cell/>
                <table:table-cell table:style-name="ce30" office:value-type="string" table:number-columns-spanned="3" table:number-rows-spanned="1">
                  <text:p>Independent foundation supported by corporations (apache / OSDL style)</text:p>
                </table:table-cell>
                <table:covered-table-cell table:number-columns-repeated="2" table:style-name="ce30"/>
                <table:table-cell office:value-type="float" office:value="5">
                  <text:p>5</text:p>
                </table:table-cell>
                <table:table-cell table:number-columns-repeated="251"/>
              </table:table-row>
              <table:table-row table:style-name="ro1">
                <table:table-cell/>
                <table:table-cell table:style-name="ce31" office:value-type="string" table:number-columns-spanned="3" table:number-rows-spanned="1">
                  <text:p>Corporation (mysql style)</text:p>
                </table:table-cell>
                <table:covered-table-cell table:number-columns-repeated="2" table:style-name="ce31"/>
                <table:table-cell office:value-type="float" office:value="4">
                  <text:p>4</text:p>
                </table:table-cell>
                <table:table-cell table:number-columns-repeated="251"/>
              </table:table-row>
              <table:table-row table:style-name="ro1">
                <table:table-cell/>
                <table:table-cell table:style-name="ce30" office:value-type="string" table:number-columns-spanned="3" table:number-rows-spanned="1">
                  <text:p>Groups</text:p>
                </table:table-cell>
                <table:covered-table-cell table:number-columns-repeated="2" table:style-name="ce30"/>
                <table:table-cell office:value-type="float" office:value="2">
                  <text:p>2</text:p>
                </table:table-cell>
                <table:table-cell table:number-columns-repeated="251"/>
              </table:table-row>
              <table:table-row table:style-name="ro1">
                <table:table-cell/>
                <table:table-cell table:style-name="ce31" office:value-type="string" table:number-columns-spanned="3" table:number-rows-spanned="1">
                  <text:p>Individuals</text:p>
                </table:table-cell>
                <table:covered-table-cell table:number-columns-repeated="2" table:style-name="ce31"/>
                <table:table-cell office:value-type="float" office:value="1">
                  <text:p>1</text:p>
                </table:table-cell>
                <table:table-cell table:number-columns-repeated="251"/>
              </table:table-row>
            </table:table-row-group>
            <table:table-row table:style-name="ro1">
              <table:table-cell table:style-name="ce23"/>
              <table:table-cell table:style-name="ce26" table:number-columns-spanned="4" table:number-rows-spanned="1"/>
              <table:covered-table-cell table:number-columns-repeated="3" table:style-name="ce37"/>
              <table:table-cell table:style-name="ce23"/>
              <table:table-cell table:number-columns-repeated="250"/>
            </table:table-row>
            <table:table-row table:style-name="ro1">
              <table:table-cell/>
              <table:table-cell table:style-name="ce27" office:value-type="string">
                <text:p>Metric Name</text:p>
              </table:table-cell>
              <table:table-cell table:style-name="ce27"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
              <table:table-cell/>
              <table:table-cell table:style-name="ce23" office:value-type="string">
                <text:p>Difficulty to enter the core developer team</text:p>
              </table:table-cell>
              <table:table-cell table:style-name="ce12"/>
              <table:table-cell table:style-name="ce47" office:value-type="percentage" office:value="0.6">
                <text:p>60.00%</text:p>
              </table:table-cell>
              <table:table-cell table:style-name="ce48" office:value-type="float" office:value="5">
                <office:annotation office:display="true" draw:style-name="gr2" draw:text-style-name="P1" svg:width="3.0587in" svg:height="0.8567in" svg:x="11.1406in" svg:y="51.3744in" draw:caption-point-x="-3.4748in" draw:caption-point-y="-1.2087in">
                  <dc:date>2011-12-11T00:00:00</dc:date>
                  <text:p text:style-name="P2"><text:span text:style-name="T1">Only developers with a long history of submitting high-quality patches can gain direct commit right.</text:span></text:p>
                  <text:p text:style-name="P2"><text:span text:style-name="T1"/></text:p>
                  <text:p text:style-name="P2"><text:span text:style-name="T1">http://subversion.apache.org/contributing.html</text:span></text:p>
                </office:annotation>
                <text:p>5</text:p>
              </table:table-cell>
              <table:table-cell table:style-name="ce17" table:formula="of:=[.D392]*[.E392]" office:value-type="float" office:value="3">
                <text:p>3</text:p>
              </table:table-cell>
              <table:table-cell table:number-columns-repeated="250"/>
            </table:table-row>
            <table:table-row-group>
              <table:table-row table:style-name="ro1">
                <table:table-cell/>
                <table:table-cell table:style-name="ce33" table:number-columns-spanned="5" table:number-rows-spanned="1"/>
                <table:covered-table-cell table:number-columns-repeated="4" table:style-name="ce17"/>
                <table:table-cell table:number-columns-repeated="250"/>
              </table:table-row>
              <table:table-row table:style-name="ro1">
                <table:table-cell/>
                <table:table-cell table:style-name="ce34" office:value-type="string" table:number-columns-spanned="4" table:number-rows-spanned="1">
                  <text:p>Test Description</text:p>
                </table:table-cell>
                <table:covered-table-cell table:number-columns-repeated="3" table:style-name="ce34"/>
                <table:table-cell table:style-name="Default"/>
                <table:table-cell table:number-columns-repeated="250"/>
              </table:table-row>
              <table:table-row table:style-name="ro17">
                <table:table-cell/>
                <table:table-cell table:style-name="ce29" office:value-type="string" table:number-columns-spanned="4" table:number-rows-spanned="1">
                  <text:p>To ensure software quality, mature projects must be selective in accepting committers. New projects often has no choice </text:p>
                </table:table-cell>
                <table:covered-table-cell table:number-columns-repeated="3" table:style-name="ce29"/>
                <table:table-cell table:style-name="ce44"/>
                <table:table-cell table:number-columns-repeated="250"/>
              </table:table-row>
              <table:table-row table:style-name="ro1">
                <table:table-cell/>
                <table:table-cell table:style-name="ce35" table:number-columns-spanned="4" table:number-rows-spanned="1"/>
                <table:covered-table-cell table:number-columns-repeated="3" table:style-name="ce45"/>
                <table:table-cell table:number-columns-repeated="251"/>
              </table:table-row>
              <table:table-row table:style-name="ro1">
                <table:table-cell/>
                <table:table-cell table:style-name="ce28" office:value-type="string" table:number-columns-spanned="3" table:number-rows-spanned="1">
                  <text:p>Test Score Specification</text:p>
                </table:table-cell>
                <table:covered-table-cell table:number-columns-repeated="2" table:style-name="ce28"/>
                <table:table-cell table:style-name="ce34" office:value-type="string">
                  <text:p>Score</text:p>
                </table:table-cell>
                <table:table-cell table:style-name="Default"/>
                <table:table-cell table:number-columns-repeated="250"/>
              </table:table-row>
              <table:table-row table:style-name="ro1">
                <table:table-cell table:style-name="Default"/>
                <table:table-cell office:value-type="string" table:number-columns-spanned="3" table:number-rows-spanned="1">
                  <text:p>Only after being active outside committer for a while</text:p>
                </table:table-cell>
                <table:covered-table-cell table:number-columns-repeated="2"/>
                <table:table-cell table:style-name="ce51" office:value-type="float" office:value="5">
                  <text:p>5</text:p>
                </table:table-cell>
                <table:table-cell table:style-name="ce52"/>
                <table:table-cell table:style-name="Default"/>
                <table:table-cell table:number-columns-repeated="249"/>
              </table:table-row>
              <table:table-row table:style-name="ro1">
                <table:table-cell table:style-name="Default"/>
                <table:table-cell office:value-type="string" table:number-columns-spanned="3" table:number-rows-spanned="1">
                  <text:p>Rather difficult, must contribute accepted patches for some time</text:p>
                </table:table-cell>
                <table:covered-table-cell table:number-columns-repeated="2"/>
                <table:table-cell table:style-name="ce51" office:value-type="float" office:value="3">
                  <text:p>3</text:p>
                </table:table-cell>
                <table:table-cell table:style-name="ce52"/>
                <table:table-cell table:style-name="Default"/>
                <table:table-cell table:number-columns-repeated="249"/>
              </table:table-row>
              <table:table-row table:style-name="ro1">
                <table:table-cell table:style-name="Default"/>
                <table:table-cell office:value-type="string" table:number-columns-spanned="3" table:number-rows-spanned="1">
                  <text:p>Anyone can enter</text:p>
                </table:table-cell>
                <table:covered-table-cell table:number-columns-repeated="2"/>
                <table:table-cell table:style-name="ce51" office:value-type="float" office:value="1">
                  <text:p>1</text:p>
                </table:table-cell>
                <table:table-cell table:style-name="ce52"/>
                <table:table-cell table:style-name="Default"/>
                <table:table-cell table:number-columns-repeated="249"/>
              </table:table-row>
            </table:table-row-group>
            <table:table-row table:style-name="ro1">
              <table:table-cell table:style-name="Default" table:number-columns-repeated="7"/>
              <table:table-cell table:number-columns-repeated="249"/>
            </table:table-row>
          </table:table-row-group>
        </table:table-row-group>
      </table:table>
      <table:table table:name="Functionality Rating" table:style-name="ta4">
        <office:forms form:automatic-focus="false" form:apply-design-mode="false"/>
        <table:table-column table:style-name="co15" table:default-cell-style-name="Default"/>
        <table:table-column table:style-name="co16" table:default-cell-style-name="Default"/>
        <table:table-column table:style-name="co17" table:default-cell-style-name="ce64"/>
        <table:table-column table:style-name="co18" table:default-cell-style-name="ce64"/>
        <table:table-column table:style-name="co19" table:default-cell-style-name="Default"/>
        <table:table-column table:style-name="co2" table:number-columns-repeated="251" table:default-cell-style-name="Default"/>
        <table:table-row table:style-name="ro1" table:number-rows-repeated="7">
          <table:table-cell table:number-columns-repeated="2"/>
          <table:table-cell table:style-name="Default" table:number-columns-repeated="2"/>
          <table:table-cell table:number-columns-repeated="252"/>
        </table:table-row>
        <table:table-row table:style-name="ro1">
          <table:table-cell/>
          <table:table-cell table:style-name="ce7" office:value-type="string" table:number-columns-spanned="3" table:number-rows-spanned="1">
            <text:p>Evaluated Technology</text:p>
          </table:table-cell>
          <table:covered-table-cell table:number-columns-repeated="2" table:style-name="ce7"/>
          <table:table-cell table:number-columns-repeated="252"/>
        </table:table-row>
        <table:table-row table:style-name="ro6">
          <table:table-cell/>
          <table:table-cell table:style-name="ce14" table:formula="of:=[$'Category Ranking'.B6:.D6]" office:value-type="string" office:string-value="Component Name: &lt;Enter a component&gt;" table:number-columns-spanned="3" table:number-rows-spanned="1">
            <text:p>Component Name: &lt;Enter a component&gt;</text:p>
          </table:table-cell>
          <table:covered-table-cell table:number-columns-repeated="2" table:style-name="ce14"/>
          <table:table-cell table:number-columns-repeated="252"/>
        </table:table-row>
        <table:table-row table:style-name="ro1" table:number-rows-repeated="2">
          <table:table-cell table:number-columns-repeated="2"/>
          <table:table-cell table:style-name="Default" table:number-columns-repeated="2"/>
          <table:table-cell table:number-columns-repeated="252"/>
        </table:table-row>
        <table:table-row table:style-name="ro1">
          <table:table-cell table:style-name="ce17"/>
          <table:table-cell table:style-name="ce11" office:value-type="string" table:number-columns-spanned="3" table:number-rows-spanned="1">
            <text:p>Category Title</text:p>
          </table:table-cell>
          <table:covered-table-cell table:number-columns-repeated="2" table:style-name="ce11"/>
          <table:table-cell table:style-name="ce71" office:value-type="string">
            <office:annotation draw:style-name="gr11" draw:text-style-name="P1" svg:width="4.485in" svg:height="0.2346in" svg:x="8.2075in" svg:y="1.4902in" draw:caption-point-x="-0.2402in" draw:caption-point-y="0.5949in">
              <dc:date>2011-12-14T00:00:00</dc:date>
              <text:p text:style-name="P1"><text:span text:style-name="T1">http://en.wikipedia.org/wiki/Comparison_of_revision_control_software</text:span></text:p>
            </office:annotation>
            <text:p>Rating</text:p>
          </table:table-cell>
          <table:table-cell table:number-columns-repeated="251"/>
        </table:table-row>
        <table:table-row table:style-name="ro6">
          <table:table-cell table:style-name="ce17"/>
          <table:table-cell table:style-name="ce56" office:value-type="string" table:number-columns-spanned="3" table:number-rows-spanned="1">
            <text:p>Functionality</text:p>
          </table:table-cell>
          <table:covered-table-cell table:number-columns-repeated="2" table:style-name="ce56"/>
          <table:table-cell table:style-name="ce72" table:formula="of:=IF(([.E77]&gt;=[.C84]);[.D84];IF(([.E77]&gt;=[.C83]);[.D83];IF(([.E77]&gt;=[.C82]);[.D82];IF(([.E77]&gt;=[.C81]);[.D81];[.D80]))))" office:value-type="float" office:value="2">
            <text:p>2</text:p>
          </table:table-cell>
          <table:table-cell table:number-columns-repeated="251"/>
        </table:table-row>
        <table:table-row-group>
          <table:table-row table:style-name="ro1">
            <table:table-cell table:style-name="ce17"/>
            <table:table-cell table:style-name="ce56" table:number-columns-repeated="3"/>
            <table:table-cell table:number-columns-repeated="252"/>
          </table:table-row>
          <table:table-row table:style-name="ro1">
            <table:table-cell table:style-name="ce17"/>
            <table:table-cell table:style-name="ce22" office:value-type="string">
              <text:p>Source</text:p>
            </table:table-cell>
            <table:table-cell table:style-name="ce56" table:number-columns-repeated="2"/>
            <table:table-cell table:number-columns-repeated="252"/>
          </table:table-row>
          <table:table-row table:style-name="ro1">
            <table:table-cell table:style-name="ce17"/>
            <table:table-cell table:style-name="ce57" office:value-type="string">
              <text:p>&lt;fill-in source of feature set&gt;</text:p>
            </table:table-cell>
            <table:table-cell table:style-name="ce56" table:number-columns-repeated="2"/>
            <table:table-cell table:number-columns-repeated="252"/>
          </table:table-row>
          <table:table-row table:style-name="ro1">
            <table:table-cell table:style-name="ce17"/>
            <table:table-cell table:style-name="ce57"/>
            <table:table-cell table:style-name="ce56" table:number-columns-repeated="2"/>
            <table:table-cell table:number-columns-repeated="252"/>
          </table:table-row>
          <table:table-row table:style-name="ro1">
            <table:table-cell table:style-name="ce17"/>
            <table:table-cell table:style-name="ce58" office:value-type="string">
              <text:p>Standard Functionality</text:p>
            </table:table-cell>
            <table:table-cell table:style-name="ce61"/>
            <table:table-cell table:style-name="ce69"/>
            <table:table-cell table:number-columns-repeated="252"/>
          </table:table-row>
          <table:table-row table:style-name="ro1">
            <table:table-cell/>
            <table:table-cell table:style-name="ce28" office:value-type="string" table:number-columns-spanned="3" table:number-rows-spanned="1">
              <text:p>Weight &amp; Test Description</text:p>
            </table:table-cell>
            <table:covered-table-cell table:number-columns-repeated="2" table:style-name="ce28"/>
            <table:table-cell table:number-columns-repeated="252"/>
          </table:table-row>
          <table:table-row table:style-name="ro8">
            <table:table-cell/>
            <table:table-cell table:style-name="ce29" office:value-type="string" table:number-columns-spanned="3" table:number-rows-spanned="2">
              <text:p>Rank each feature with importance as follows. Enter in the negative value of the weight if the technology is missing functionality.</text:p>
            </table:table-cell>
            <table:covered-table-cell table:number-columns-repeated="2" table:style-name="ce29"/>
            <table:table-cell table:number-columns-repeated="252"/>
          </table:table-row>
          <table:table-row table:style-name="ro1">
            <table:table-cell/>
            <table:covered-table-cell table:number-columns-repeated="3" table:style-name="ce29"/>
            <table:table-cell table:number-columns-repeated="252"/>
          </table:table-row>
          <table:table-row table:style-name="ro1">
            <table:table-cell/>
            <table:table-cell table:style-name="ce28" office:value-type="string">
              <text:p>Weight &amp; Test Score Specification</text:p>
            </table:table-cell>
            <table:table-cell table:style-name="ce28" office:value-type="string" table:number-columns-spanned="2" table:number-rows-spanned="1">
              <text:p>Score</text:p>
            </table:table-cell>
            <table:covered-table-cell table:style-name="ce28"/>
            <table:table-cell table:style-name="ce17"/>
            <table:table-cell table:number-columns-repeated="251"/>
          </table:table-row>
          <table:table-row table:style-name="ro1">
            <table:table-cell/>
            <table:table-cell table:style-name="ce36" office:value-type="string">
              <text:p>Very important</text:p>
            </table:table-cell>
            <table:table-cell table:style-name="ce62" office:value-type="float" office:value="3" table:number-columns-spanned="2" table:number-rows-spanned="1">
              <text:p>3</text:p>
            </table:table-cell>
            <table:covered-table-cell table:style-name="ce70"/>
            <table:table-cell table:style-name="ce17"/>
            <table:table-cell table:number-columns-repeated="251"/>
          </table:table-row>
          <table:table-row table:style-name="ro1">
            <table:table-cell/>
            <table:table-cell table:style-name="ce36" office:value-type="string">
              <text:p>Somewhat important</text:p>
            </table:table-cell>
            <table:table-cell table:style-name="ce62" office:value-type="float" office:value="2" table:number-columns-spanned="2" table:number-rows-spanned="1">
              <text:p>2</text:p>
            </table:table-cell>
            <table:covered-table-cell table:style-name="ce70"/>
            <table:table-cell table:style-name="ce17"/>
            <table:table-cell table:number-columns-repeated="251"/>
          </table:table-row>
          <table:table-row table:style-name="ro1">
            <table:table-cell/>
            <table:table-cell table:style-name="ce36" office:value-type="string">
              <text:p>Not important</text:p>
            </table:table-cell>
            <table:table-cell table:style-name="ce62" office:value-type="float" office:value="1" table:number-columns-spanned="2" table:number-rows-spanned="1">
              <text:p>1</text:p>
            </table:table-cell>
            <table:covered-table-cell table:style-name="ce70"/>
            <table:table-cell table:number-columns-repeated="252"/>
          </table:table-row>
          <table:table-row table:style-name="ro1">
            <table:table-cell/>
            <table:table-cell table:style-name="ce10" table:number-columns-spanned="3" table:number-rows-spanned="1"/>
            <table:covered-table-cell table:number-columns-repeated="2" table:style-name="Default"/>
            <table:table-cell table:number-columns-repeated="252"/>
          </table:table-row>
          <table:table-row table:style-name="ro1">
            <table:table-cell table:style-name="ce17"/>
            <table:table-cell table:style-name="ce46" office:value-type="string">
              <text:p>Standard Functionality</text:p>
            </table:table-cell>
            <table:table-cell table:style-name="ce63" office:value-type="string">
              <text:p>Weight</text:p>
            </table:table-cell>
            <table:table-cell table:style-name="ce63" office:value-type="string">
              <text:p>Score</text:p>
            </table:table-cell>
            <table:table-cell table:number-columns-repeated="252"/>
          </table:table-row>
          <table:table-row table:style-name="ro1">
            <table:table-cell table:style-name="ce17"/>
            <table:table-cell table:style-name="ce59" office:value-type="string">
              <text:p>Installation</text:p>
            </table:table-cell>
            <table:table-cell table:style-name="ce59" table:number-columns-repeated="2"/>
            <table:table-cell table:number-columns-repeated="252"/>
          </table:table-row>
          <table:table-row table:style-name="ro1">
            <table:table-cell table:style-name="ce17"/>
            <table:table-cell office:value-type="string">
              <text:p>Easy to install</text:p>
            </table:table-cell>
            <table:table-cell table:number-columns-repeated="2" office:value-type="float" office:value="2">
              <text:p>2</text:p>
            </table:table-cell>
            <table:table-cell table:number-columns-repeated="252"/>
          </table:table-row>
          <table:table-row table:style-name="ro1">
            <table:table-cell/>
            <table:table-cell office:value-type="string">
              <text:p>Packaged Installer</text:p>
            </table:table-cell>
            <table:table-cell table:number-columns-repeated="2" office:value-type="float" office:value="2">
              <text:p>2</text:p>
            </table:table-cell>
            <table:table-cell table:number-columns-repeated="252"/>
          </table:table-row>
          <table:table-row table:style-name="ro1">
            <table:table-cell/>
            <table:table-cell office:value-type="string">
              <text:p>Internationalization</text:p>
            </table:table-cell>
            <table:table-cell table:number-columns-repeated="2" office:value-type="float" office:value="3">
              <text:p>3</text:p>
            </table:table-cell>
            <table:table-cell table:number-columns-repeated="252"/>
          </table:table-row>
          <table:table-row table:style-name="ro1">
            <table:table-cell/>
            <table:table-cell office:value-type="string">
              <text:p>Multi-platform support</text:p>
            </table:table-cell>
            <table:table-cell table:number-columns-repeated="2" office:value-type="float" office:value="3">
              <text:p>3</text:p>
            </table:table-cell>
            <table:table-cell table:number-columns-repeated="252"/>
          </table:table-row>
          <table:table-row table:style-name="ro1">
            <table:table-cell/>
            <table:table-cell table:style-name="ce59" office:value-type="string">
              <text:p>Core functionalities</text:p>
            </table:table-cell>
            <table:table-cell table:style-name="ce59" table:number-columns-repeated="2"/>
            <table:table-cell table:number-columns-repeated="252"/>
          </table:table-row>
          <table:table-row table:style-name="ro1">
            <table:table-cell/>
            <table:table-cell office:value-type="string">
              <text:p>Easy to use (intuitive)</text:p>
            </table:table-cell>
            <table:table-cell table:number-columns-repeated="2" office:value-type="float" office:value="2">
              <text:p>2</text:p>
            </table:table-cell>
            <table:table-cell table:number-columns-repeated="252"/>
          </table:table-row>
          <table:table-row table:style-name="ro1">
            <table:table-cell/>
            <table:table-cell office:value-type="string">
              <text:p>Support for branches/tags</text:p>
            </table:table-cell>
            <table:table-cell office:value-type="float" office:value="3">
              <text:p>3</text:p>
            </table:table-cell>
            <table:table-cell office:value-type="float" office:value="2">
              <text:p>2</text:p>
            </table:table-cell>
            <table:table-cell table:number-columns-repeated="252"/>
          </table:table-row>
          <table:table-row table:style-name="ro1">
            <table:table-cell/>
            <table:table-cell office:value-type="string">
              <text:p>Command-line help available</text:p>
            </table:table-cell>
            <table:table-cell table:number-columns-repeated="2" office:value-type="float" office:value="1">
              <text:p>1</text:p>
            </table:table-cell>
            <table:table-cell table:number-columns-repeated="252"/>
          </table:table-row>
          <table:table-row table:style-name="ro1">
            <table:table-cell/>
            <table:table-cell office:value-type="string">
              <text:p>Support for diff/merge</text:p>
            </table:table-cell>
            <table:table-cell table:number-columns-repeated="2" office:value-type="float" office:value="3">
              <text:p>3</text:p>
            </table:table-cell>
            <table:table-cell table:number-columns-repeated="252"/>
          </table:table-row>
          <table:table-row table:style-name="ro1">
            <table:table-cell/>
            <table:table-cell office:value-type="string">
              <text:p>Support for remote access</text:p>
            </table:table-cell>
            <table:table-cell table:number-columns-repeated="2" office:value-type="float" office:value="2">
              <text:p>2</text:p>
            </table:table-cell>
            <table:table-cell table:number-columns-repeated="252"/>
          </table:table-row>
          <table:table-row table:style-name="ro1">
            <table:table-cell/>
            <table:table-cell office:value-type="string">
              <text:p>Support for secure access</text:p>
            </table:table-cell>
            <table:table-cell table:number-columns-repeated="2" office:value-type="float" office:value="2">
              <text:p>2</text:p>
            </table:table-cell>
            <table:table-cell table:number-columns-repeated="252"/>
          </table:table-row>
          <table:table-row table:style-name="ro1">
            <table:table-cell/>
            <table:table-cell table:style-name="ce60" office:value-type="string">
              <text:p>Revision numbers per-commit, not per-file (atomic)</text:p>
            </table:table-cell>
            <table:table-cell table:number-columns-repeated="2" office:value-type="float" office:value="1">
              <text:p>1</text:p>
            </table:table-cell>
            <table:table-cell table:number-columns-repeated="252"/>
          </table:table-row>
          <table:table-row table:style-name="ro1">
            <table:table-cell/>
            <table:table-cell table:style-name="ce60" office:value-type="string">
              <text:p>Unicode filename support</text:p>
            </table:table-cell>
            <table:table-cell office:value-type="float" office:value="2">
              <text:p>2</text:p>
            </table:table-cell>
            <table:table-cell office:value-type="float" office:value="2">
              <office:annotation draw:style-name="gr2" draw:text-style-name="P1" svg:width="1.1413in" svg:height="0.7012in" svg:x="7.3898in" svg:y="6.7583in" draw:caption-point-x="-0.2402in" draw:caption-point-y="0.5953in">
                <dc:date>2011-12-14T00:00:00</dc:date>
                <text:p text:style-name="P1"><text:span text:style-name="T1">Support for different character encodings</text:span></text:p>
              </office:annotation>
              <text:p>2</text:p>
            </table:table-cell>
            <table:table-cell table:number-columns-repeated="252"/>
          </table:table-row>
          <table:table-row table:style-name="ro1">
            <table:table-cell/>
            <table:table-cell office:value-type="string">
              <text:p>Programming Language + API</text:p>
            </table:table-cell>
            <table:table-cell table:number-columns-repeated="2" office:value-type="float" office:value="1">
              <text:p>1</text:p>
            </table:table-cell>
            <table:table-cell table:number-columns-repeated="252"/>
          </table:table-row>
          <table:table-row table:style-name="ro1">
            <table:table-cell/>
            <table:table-cell office:value-type="string">
              <text:p>Rollback</text:p>
            </table:table-cell>
            <table:table-cell office:value-type="float" office:value="2">
              <text:p>2</text:p>
            </table:table-cell>
            <table:table-cell office:value-type="float" office:value="-2">
              <office:annotation draw:style-name="gr2" draw:text-style-name="P1" svg:width="1.1413in" svg:height="0.5457in" svg:x="7.3898in" svg:y="7.1126in" draw:caption-point-x="-0.2402in" draw:caption-point-y="0.5953in">
                <dc:date>2011-12-14T00:00:00</dc:date>
                <text:p text:style-name="P1"><text:span text:style-name="T1">Remove a patch/revision from history</text:span></text:p>
              </office:annotation>
              <text:p>-2</text:p>
            </table:table-cell>
            <table:table-cell table:number-columns-repeated="252"/>
          </table:table-row>
          <table:table-row table:style-name="ro1">
            <table:table-cell/>
            <table:table-cell office:value-type="string">
              <text:p>Interactive (command-line) conflict resolution</text:p>
            </table:table-cell>
            <table:table-cell table:number-columns-repeated="2" office:value-type="float" office:value="2">
              <text:p>2</text:p>
            </table:table-cell>
            <table:table-cell table:number-columns-repeated="252"/>
          </table:table-row>
          <table:table-row table:style-name="ro1">
            <table:table-cell/>
            <table:table-cell table:style-name="ce59" office:value-type="string">
              <text:p>Repository Clients</text:p>
            </table:table-cell>
            <table:table-cell table:number-columns-repeated="254"/>
          </table:table-row>
          <table:table-row table:style-name="ro1">
            <table:table-cell/>
            <table:table-cell office:value-type="string">
              <text:p>Built-in command line client</text:p>
            </table:table-cell>
            <table:table-cell table:number-columns-repeated="2" office:value-type="float" office:value="3">
              <text:p>3</text:p>
            </table:table-cell>
            <table:table-cell table:number-columns-repeated="252"/>
          </table:table-row>
          <table:table-row table:style-name="ro1">
            <table:table-cell/>
            <table:table-cell office:value-type="string">
              <text:p>Web clients available</text:p>
            </table:table-cell>
            <table:table-cell office:value-type="float" office:value="2">
              <text:p>2</text:p>
            </table:table-cell>
            <table:table-cell office:value-type="float" office:value="1">
              <office:annotation draw:style-name="gr11" draw:text-style-name="P1" svg:width="1.5283in" svg:height="0.2346in" svg:x="7.3898in" svg:y="7.8209in" draw:caption-point-x="-0.2402in" draw:caption-point-y="0.5953in">
                <dc:date>2011-12-14T00:00:00</dc:date>
                <text:p text:style-name="P1"><text:span text:style-name="T1">ViewSVN, Trac plugin</text:span></text:p>
              </office:annotation>
              <text:p>1</text:p>
            </table:table-cell>
            <table:table-cell table:number-columns-repeated="252"/>
          </table:table-row>
          <table:table-row table:style-name="ro1">
            <table:table-cell/>
            <table:table-cell office:value-type="string">
              <text:p>Desktop clients available</text:p>
            </table:table-cell>
            <table:table-cell office:value-type="float" office:value="2">
              <text:p>2</text:p>
            </table:table-cell>
            <table:table-cell office:value-type="float" office:value="2">
              <office:annotation draw:style-name="gr11" draw:text-style-name="P1" svg:width="2.0028in" svg:height="0.2346in" svg:x="7.3898in" svg:y="7.998in" draw:caption-point-x="-0.2402in" draw:caption-point-y="0.5953in">
                <dc:date>2011-12-14T00:00:00</dc:date>
                <text:p text:style-name="P1"><text:span text:style-name="T1">RapidSVN, eSVN, RapidSVN</text:span></text:p>
              </office:annotation>
              <text:p>2</text:p>
            </table:table-cell>
            <table:table-cell table:number-columns-repeated="252"/>
          </table:table-row>
          <table:table-row table:style-name="ro1">
            <table:table-cell/>
            <table:table-cell office:value-type="string">
              <text:p>IDE plug-ins available</text:p>
            </table:table-cell>
            <table:table-cell office:value-type="float" office:value="2">
              <text:p>2</text:p>
            </table:table-cell>
            <table:table-cell office:value-type="float" office:value="2">
              <office:annotation draw:style-name="gr11" draw:text-style-name="P1" svg:width="2.2614in" svg:height="0.2346in" svg:x="7.3898in" svg:y="8.1752in" draw:caption-point-x="-0.2402in" draw:caption-point-y="0.5953in">
                <dc:date>2011-12-14T00:00:00</dc:date>
                <text:p text:style-name="P1"><text:span text:style-name="T1">Eclipse, KDevelop, Visual Studio</text:span></text:p>
              </office:annotation>
              <text:p>2</text:p>
            </table:table-cell>
            <table:table-cell table:number-columns-repeated="252"/>
          </table:table-row>
          <table:table-row table:style-name="ro1">
            <table:table-cell/>
            <table:table-cell table:style-name="ce59" office:value-type="string">
              <text:p>Deployment</text:p>
            </table:table-cell>
            <table:table-cell table:style-name="ce59" table:number-columns-repeated="2"/>
            <table:table-cell table:number-columns-repeated="252"/>
          </table:table-row>
          <table:table-row table:style-name="ro1">
            <table:table-cell/>
            <table:table-cell office:value-type="string">
              <text:p>Support for distributed environment</text:p>
            </table:table-cell>
            <table:table-cell office:value-type="float" office:value="3">
              <text:p>3</text:p>
            </table:table-cell>
            <table:table-cell office:value-type="float" office:value="-3">
              <text:p>-3</text:p>
            </table:table-cell>
            <table:table-cell table:number-columns-repeated="252"/>
          </table:table-row>
          <table:table-row table:style-name="ro1">
            <table:table-cell/>
            <table:table-cell office:value-type="string">
              <text:p>Support for local repositories</text:p>
            </table:table-cell>
            <table:table-cell office:value-type="float" office:value="3">
              <text:p>3</text:p>
            </table:table-cell>
            <table:table-cell office:value-type="float" office:value="-3">
              <text:p>-3</text:p>
            </table:table-cell>
            <table:table-cell table:number-columns-repeated="252"/>
          </table:table-row>
          <table:table-row table:style-name="ro1">
            <table:table-cell table:number-columns-repeated="2"/>
            <table:table-cell table:style-name="Default" table:number-columns-repeated="2"/>
            <table:table-cell table:number-columns-repeated="252"/>
          </table:table-row>
          <table:table-row table:style-name="ro1">
            <table:table-cell/>
            <table:table-cell table:style-name="ce58" office:value-type="string">
              <text:p>Extended Functionality</text:p>
            </table:table-cell>
            <table:table-cell table:style-name="ce61"/>
            <table:table-cell table:style-name="ce69"/>
            <table:table-cell table:number-columns-repeated="252"/>
          </table:table-row>
          <table:table-row table:style-name="ro1">
            <table:table-cell/>
            <table:table-cell table:style-name="ce28" office:value-type="string" table:number-columns-spanned="3" table:number-rows-spanned="1">
              <text:p>Weight &amp; Test Description</text:p>
            </table:table-cell>
            <table:covered-table-cell table:number-columns-repeated="2" table:style-name="ce28"/>
            <table:table-cell table:number-columns-repeated="252"/>
          </table:table-row>
          <table:table-row table:style-name="ro9">
            <table:table-cell/>
            <table:table-cell table:style-name="ce44" office:value-type="string" table:number-columns-spanned="3" table:number-rows-spanned="1">
              <text:p>Rank each feature with importance as follows. Enter in a 0 if the evaluated technology is missing functionality.</text:p>
            </table:table-cell>
            <table:covered-table-cell table:number-columns-repeated="2" table:style-name="ce44"/>
            <table:table-cell table:number-columns-repeated="252"/>
          </table:table-row>
          <table:table-row table:style-name="ro1">
            <table:table-cell/>
            <table:table-cell table:style-name="ce10" table:number-columns-spanned="3" table:number-rows-spanned="1"/>
            <table:covered-table-cell table:number-columns-repeated="2" table:style-name="Default"/>
            <table:table-cell table:number-columns-repeated="252"/>
          </table:table-row>
          <table:table-row table:style-name="ro1">
            <table:table-cell/>
            <table:table-cell table:style-name="ce28" office:value-type="string">
              <text:p>Weight &amp; Test Score Specification</text:p>
            </table:table-cell>
            <table:table-cell table:style-name="ce28" office:value-type="string" table:number-columns-spanned="2" table:number-rows-spanned="1">
              <text:p>Score</text:p>
            </table:table-cell>
            <table:covered-table-cell table:style-name="ce28"/>
            <table:table-cell table:number-columns-repeated="252"/>
          </table:table-row>
          <table:table-row table:style-name="ro1">
            <table:table-cell/>
            <table:table-cell table:style-name="ce36" office:value-type="string">
              <text:p>Very important</text:p>
            </table:table-cell>
            <table:table-cell table:style-name="ce62" office:value-type="float" office:value="3" table:number-columns-spanned="2" table:number-rows-spanned="1">
              <text:p>3</text:p>
            </table:table-cell>
            <table:covered-table-cell table:style-name="ce70"/>
            <table:table-cell table:number-columns-repeated="252"/>
          </table:table-row>
          <table:table-row table:style-name="ro1">
            <table:table-cell/>
            <table:table-cell table:style-name="ce36" office:value-type="string">
              <text:p>Somewhat important</text:p>
            </table:table-cell>
            <table:table-cell table:style-name="ce62" office:value-type="float" office:value="2" table:number-columns-spanned="2" table:number-rows-spanned="1">
              <text:p>2</text:p>
            </table:table-cell>
            <table:covered-table-cell table:style-name="ce70"/>
            <table:table-cell table:number-columns-repeated="252"/>
          </table:table-row>
          <table:table-row table:style-name="ro1">
            <table:table-cell/>
            <table:table-cell table:style-name="ce36" office:value-type="string">
              <text:p>Not important</text:p>
            </table:table-cell>
            <table:table-cell table:style-name="ce62" office:value-type="float" office:value="1" table:number-columns-spanned="2" table:number-rows-spanned="1">
              <text:p>1</text:p>
            </table:table-cell>
            <table:covered-table-cell table:style-name="ce70"/>
            <table:table-cell table:number-columns-repeated="252"/>
          </table:table-row>
          <table:table-row table:style-name="ro1">
            <table:table-cell/>
            <table:table-cell table:style-name="ce10" table:number-columns-spanned="3" table:number-rows-spanned="1"/>
            <table:covered-table-cell table:number-columns-repeated="2" table:style-name="Default"/>
            <table:table-cell table:number-columns-repeated="252"/>
          </table:table-row>
          <table:table-row table:style-name="ro1">
            <table:table-cell/>
            <table:table-cell table:style-name="ce46" office:value-type="string">
              <text:p>Extra Functionality</text:p>
            </table:table-cell>
            <table:table-cell table:style-name="ce63" office:value-type="string">
              <text:p>Weight</text:p>
            </table:table-cell>
            <table:table-cell table:style-name="ce63" office:value-type="string">
              <text:p>Score</text:p>
            </table:table-cell>
            <table:table-cell table:number-columns-repeated="252"/>
          </table:table-row>
          <table:table-row table:style-name="ro1">
            <table:table-cell table:number-columns-repeated="2"/>
            <table:table-cell table:style-name="Default" table:number-columns-repeated="2"/>
            <table:table-cell table:number-columns-repeated="252"/>
          </table:table-row>
          <table:table-row table:style-name="ro1">
            <table:table-cell/>
            <table:table-cell office:value-type="string">
              <text:p>Distinction between author/committer</text:p>
            </table:table-cell>
            <table:table-cell office:value-type="float" office:value="2">
              <text:p>2</text:p>
            </table:table-cell>
            <table:table-cell office:value-type="float" office:value="-2">
              <text:p>-2</text:p>
            </table:table-cell>
            <table:table-cell table:number-columns-repeated="252"/>
          </table:table-row>
          <table:table-row table:style-name="ro1">
            <table:table-cell/>
            <table:table-cell office:value-type="string">
              <text:p>Support for directory versions</text:p>
            </table:table-cell>
            <table:table-cell table:number-columns-repeated="2" office:value-type="float" office:value="2">
              <text:p>2</text:p>
            </table:table-cell>
            <table:table-cell table:number-columns-repeated="252"/>
          </table:table-row>
          <table:table-row table:style-name="ro1">
            <table:table-cell/>
            <table:table-cell office:value-type="string">
              <text:p>Symbolic links versions</text:p>
            </table:table-cell>
            <table:table-cell table:number-columns-repeated="2" office:value-type="float" office:value="2">
              <text:p>2</text:p>
            </table:table-cell>
            <table:table-cell table:number-columns-repeated="252"/>
          </table:table-row>
          <table:table-row table:style-name="ro1">
            <table:table-cell/>
            <table:table-cell table:style-name="ce60" office:value-type="string">
              <text:p>Binary files handled as the other files</text:p>
            </table:table-cell>
            <table:table-cell table:number-columns-repeated="2" office:value-type="float" office:value="2">
              <text:p>2</text:p>
            </table:table-cell>
            <table:table-cell table:number-columns-repeated="252"/>
          </table:table-row>
          <table:table-row table:style-name="ro1">
            <table:table-cell/>
            <table:table-cell table:style-name="ce60" office:value-type="string">
              <text:p>Partial checkouts</text:p>
            </table:table-cell>
            <table:table-cell table:number-columns-repeated="2" office:value-type="float" office:value="1">
              <text:p>1</text:p>
            </table:table-cell>
            <table:table-cell table:number-columns-repeated="252"/>
          </table:table-row>
          <table:table-row table:style-name="ro1">
            <table:table-cell/>
            <table:table-cell table:style-name="ce60" office:value-type="string">
              <text:p>File renames</text:p>
            </table:table-cell>
            <table:table-cell office:value-type="float" office:value="1">
              <text:p>1</text:p>
            </table:table-cell>
            <table:table-cell office:value-type="float" office:value="1">
              <office:annotation draw:style-name="gr2" draw:text-style-name="P1" svg:width="1.1413in" svg:height="0.8567in" svg:x="7.3898in" svg:y="12.0268in" draw:caption-point-x="-0.2402in" draw:caption-point-y="0.5953in">
                <dc:date>2011-12-14T00:00:00</dc:date>
                <text:p text:style-name="P1"><text:span text:style-name="T1">system allows files to be renamed while retaining their version history</text:span></text:p>
              </office:annotation>
              <text:p>1</text:p>
            </table:table-cell>
            <table:table-cell table:number-columns-repeated="252"/>
          </table:table-row>
          <table:table-row table:style-name="ro1">
            <table:table-cell/>
            <table:table-cell table:style-name="ce60" office:value-type="string">
              <text:p>Signed revisions</text:p>
            </table:table-cell>
            <table:table-cell office:value-type="float" office:value="1">
              <text:p>1</text:p>
            </table:table-cell>
            <table:table-cell office:value-type="float" office:value="-1">
              <office:annotation draw:style-name="gr2" draw:text-style-name="P1" svg:width="1.1413in" svg:height="0.8567in" svg:x="7.3898in" svg:y="12.2039in" draw:caption-point-x="-0.2402in" draw:caption-point-y="0.5953in">
                <dc:date>2011-12-14T00:00:00</dc:date>
                <text:p text:style-name="P1"><text:span text:style-name="T1">integrated digital signing of revisions, in a format such as OpenPGP</text:span></text:p>
              </office:annotation>
              <text:p>-1</text:p>
            </table:table-cell>
            <table:table-cell table:number-columns-repeated="252"/>
          </table:table-row>
          <table:table-row table:style-name="ro1">
            <table:table-cell/>
            <table:table-cell table:style-name="ce60" office:value-type="string">
              <text:p>Merge tracking</text:p>
            </table:table-cell>
            <table:table-cell office:value-type="float" office:value="1">
              <text:p>1</text:p>
            </table:table-cell>
            <table:table-cell office:value-type="float" office:value="1">
              <office:annotation draw:style-name="gr2" draw:text-style-name="P1" svg:width="1.1413in" svg:height="1.9453in" svg:x="7.3898in" svg:y="12.3811in" draw:caption-point-x="-0.2402in" draw:caption-point-y="0.5953in">
                <dc:date>2011-12-14T00:00:00</dc:date>
                <text:p text:style-name="P1"><text:span text:style-name="T1">system remembers what changes have been merged between which branches and only merges the changes that are missing when merging one branch into another.</text:span></text:p>
              </office:annotation>
              <text:p>1</text:p>
            </table:table-cell>
            <table:table-cell table:number-columns-repeated="252"/>
          </table:table-row>
          <table:table-row table:style-name="ro1">
            <table:table-cell/>
            <table:table-cell table:style-name="ce60" office:value-type="string">
              <text:p>Custom automatic merge tool</text:p>
            </table:table-cell>
            <table:table-cell office:value-type="float" office:value="1">
              <text:p>1</text:p>
            </table:table-cell>
            <table:table-cell office:value-type="float" office:value="1">
              <office:annotation draw:style-name="gr2" draw:text-style-name="P1" svg:width="1.1413in" svg:height="0.8567in" svg:x="7.3898in" svg:y="12.5583in" draw:caption-point-x="-0.2402in" draw:caption-point-y="0.5953in">
                <dc:date>2011-12-14T00:00:00</dc:date>
                <text:p text:style-name="P1"><text:span text:style-name="T1">Automatic merging can be attempted by any tool of the user's choice</text:span></text:p>
              </office:annotation>
              <text:p>1</text:p>
            </table:table-cell>
            <table:table-cell table:number-columns-repeated="252"/>
          </table:table-row>
          <table:table-row table:style-name="ro1">
            <table:table-cell/>
            <table:table-cell office:value-type="string">
              <text:p>Other Programming Language bindings available</text:p>
            </table:table-cell>
            <table:table-cell table:number-columns-repeated="2" office:value-type="float" office:value="1">
              <text:p>1</text:p>
            </table:table-cell>
            <table:table-cell table:number-columns-repeated="252"/>
          </table:table-row>
        </table:table-row-group>
        <table:table-row table:style-name="ro1">
          <table:table-cell/>
          <table:table-cell table:style-name="ce10" table:number-columns-spanned="3" table:number-rows-spanned="1"/>
          <table:covered-table-cell table:number-columns-repeated="2" table:style-name="Default"/>
          <table:table-cell table:number-columns-repeated="252"/>
        </table:table-row>
        <table:table-row table:style-name="ro1">
          <table:table-cell/>
          <table:table-cell table:style-name="ce13"/>
          <table:table-cell table:style-name="ce65" office:value-type="string">
            <text:p>Total Weight</text:p>
          </table:table-cell>
          <table:table-cell table:style-name="ce65" office:value-type="string">
            <text:p>Total Score</text:p>
          </table:table-cell>
          <table:table-cell table:style-name="ce65" office:value-type="string">
            <text:p>Percentage</text:p>
          </table:table-cell>
          <table:table-cell table:number-columns-repeated="251"/>
        </table:table-row>
        <table:table-row table:style-name="ro1">
          <table:table-cell/>
          <table:table-cell table:style-name="ce56"/>
          <table:table-cell table:style-name="ce66" table:formula="of:=SUM([.C28:.C52])" office:value-type="float" office:value="46">
            <text:p>46</text:p>
          </table:table-cell>
          <table:table-cell table:style-name="ce66" table:formula="of:=SUM([.D28:.D52])+SUM([.D64:.D74])" office:value-type="float" office:value="36">
            <text:p>36</text:p>
          </table:table-cell>
          <table:table-cell table:style-name="ce73" table:formula="of:=[.D77]/[.C77]" office:value-type="percentage" office:value="0.782608695652174">
            <text:p>78.26%</text:p>
          </table:table-cell>
          <table:table-cell table:style-name="ce68"/>
          <table:table-cell table:number-columns-repeated="250"/>
        </table:table-row>
        <table:table-row table:style-name="ro1">
          <table:table-cell table:number-columns-repeated="2"/>
          <table:table-cell table:style-name="Default" table:number-columns-repeated="2"/>
          <table:table-cell table:number-columns-repeated="252"/>
        </table:table-row>
        <table:table-row table:style-name="ro1">
          <table:table-cell/>
          <table:table-cell table:style-name="ce28" office:value-type="string">
            <text:p>Rating Score Table</text:p>
          </table:table-cell>
          <table:table-cell table:style-name="ce67" office:value-type="string">
            <text:p>Percentage Cutoff</text:p>
          </table:table-cell>
          <table:table-cell table:style-name="ce28" office:value-type="string">
            <text:p>Score</text:p>
          </table:table-cell>
          <table:table-cell table:number-columns-repeated="252"/>
        </table:table-row>
        <table:table-row table:style-name="ro1">
          <table:table-cell/>
          <table:table-cell office:value-type="string">
            <text:p>Unacceptable</text:p>
          </table:table-cell>
          <table:table-cell table:style-name="ce68" office:value-type="percentage" office:value="0">
            <text:p>0%</text:p>
          </table:table-cell>
          <table:table-cell table:style-name="Default" office:value-type="float" office:value="1">
            <text:p>1</text:p>
          </table:table-cell>
          <table:table-cell table:number-columns-repeated="252"/>
        </table:table-row>
        <table:table-row table:style-name="ro1">
          <table:table-cell/>
          <table:table-cell office:value-type="string">
            <text:p>Poor</text:p>
          </table:table-cell>
          <table:table-cell table:style-name="ce68" office:value-type="percentage" office:value="0.65">
            <text:p>65%</text:p>
          </table:table-cell>
          <table:table-cell table:style-name="Default" office:value-type="float" office:value="2">
            <text:p>2</text:p>
          </table:table-cell>
          <table:table-cell table:number-columns-repeated="252"/>
        </table:table-row>
        <table:table-row table:style-name="ro1">
          <table:table-cell/>
          <table:table-cell office:value-type="string">
            <text:p>Acceptable</text:p>
          </table:table-cell>
          <table:table-cell table:style-name="ce68" office:value-type="percentage" office:value="0.8">
            <text:p>80%</text:p>
          </table:table-cell>
          <table:table-cell table:style-name="Default" office:value-type="float" office:value="3">
            <text:p>3</text:p>
          </table:table-cell>
          <table:table-cell table:number-columns-repeated="252"/>
        </table:table-row>
        <table:table-row table:style-name="ro1">
          <table:table-cell/>
          <table:table-cell office:value-type="string">
            <text:p>Good</text:p>
          </table:table-cell>
          <table:table-cell table:style-name="ce68" office:value-type="percentage" office:value="0.9">
            <text:p>90%</text:p>
          </table:table-cell>
          <table:table-cell table:style-name="Default" office:value-type="float" office:value="4">
            <text:p>4</text:p>
          </table:table-cell>
          <table:table-cell table:number-columns-repeated="252"/>
        </table:table-row>
        <table:table-row table:style-name="ro1">
          <table:table-cell/>
          <table:table-cell office:value-type="string">
            <text:p>Excellent</text:p>
          </table:table-cell>
          <table:table-cell table:style-name="ce68" office:value-type="percentage" office:value="0.96">
            <text:p>96%</text:p>
          </table:table-cell>
          <table:table-cell table:style-name="Default" office:value-type="float" office:value="5">
            <text:p>5</text:p>
          </table:table-cell>
          <table:table-cell table:number-columns-repeated="252"/>
        </table:table-row>
      </table:table>
      <table:named-expressions>
        <table:named-range table:name="Excel_BuiltIn_Print_Area_3" table:base-cell-address="$'Title and License'.$A$1" table:cell-range-address="$'Category Rating and Metrics'.$A$1:.$G$402"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es" number:country="ES">€</number:currency-symbol>
    </number:currency-style>
    <number:currency-style style:name="N118">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1" number:min-exponent-digits="1"/>
    </number:number-style>
    <number:number-style style:name="N146P0" style:volatile="true">
      <number:text>Yes</number:text>
    </number:number-style>
    <number:number-style style:name="N146P1" style:volatile="true">
      <number:text>Yes</number:text>
    </number:number-style>
    <number:number-style style:name="N146">
      <number:text>No</number:text>
      <style:map style:condition="value()&gt;0" style:apply-style-name="N146P0"/>
      <style:map style:condition="value()&lt;0" style:apply-style-name="N146P1"/>
    </number:number-style>
    <number:number-style style:name="N148P0" style:volatile="true">
      <number:text>True</number:text>
    </number:number-style>
    <number:number-style style:name="N148P1" style:volatile="true">
      <number:text>True</number:text>
    </number:number-style>
    <number:number-style style:name="N148">
      <number:text>False</number:text>
      <style:map style:condition="value()&gt;0" style:apply-style-name="N148P0"/>
      <style:map style:condition="value()&lt;0" style:apply-style-name="N148P1"/>
    </number:number-style>
    <number:number-style style:name="N150P0" style:volatile="true">
      <number:text>On</number:text>
    </number:number-style>
    <number:number-style style:name="N150P1" style:volatile="true">
      <number:text>On</number:text>
    </number:number-style>
    <number:number-style style:name="N150">
      <number:text>Off</number:text>
      <style:map style:condition="value()&gt;0" style:apply-style-name="N150P0"/>
      <style:map style:condition="value()&lt;0" style:apply-style-name="N150P1"/>
    </number:number-style>
    <number:currency-style style:name="N152P0" style:volatile="true">
      <number:currency-symbol>€</number:currency-symbol>
      <number:text> </number:text>
      <number:number number:decimal-places="2" number:min-integer-digits="1" number:grouping="true"/>
      <number:text> </number:text>
    </number:currency-style>
    <number:currency-style style:name="N152">
      <style:text-properties fo:color="#ff0000"/>
      <number:text>(</number:text>
      <number:currency-symbol>€</number:currency-symbol>
      <number:text> </number:text>
      <number:number number:decimal-places="2" number:min-integer-digits="1" number:grouping="true"/>
      <number:text>)</number:text>
      <style:map style:condition="value()&gt;=0" style:apply-style-name="N152P0"/>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top="0.9839in" fo:margin-bottom="0.9839in" fo:margin-left="0.748in" fo:margin-right="0.748in" style:first-page-number="continue" style:scale-to="7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5">12/15/2011</text:date>, <text:time>14:21:55</text:time></text:p>
        </style:region-right>
      </style:header>
      <style:header-left style:display="false"/>
      <style:footer>
        <text:p>Page <text:page-number>1</text:page-number> / <text:page-count>99</text:page-count></text:p>
      </style:footer>
      <style:footer-left style:display="false"/>
    </style:master-page>
    <style:master-page style:name="PageStyle_5f_Title_20_and_20_License" style:display-name="PageStyle_Title and License" style:page-layout-name="Mpm3">
      <style:header style:display="false"/>
      <style:header-left style:display="false"/>
      <style:footer style:display="false"/>
      <style:footer-left style:display="false"/>
    </style:master-page>
    <style:master-page style:name="PageStyle_5f_Category_20_Ranking" style:display-name="PageStyle_Category Ranking" style:page-layout-name="Mpm4">
      <style:header style:display="false"/>
      <style:header-left style:display="false"/>
      <style:footer style:display="false"/>
      <style:footer-left style:display="false"/>
    </style:master-page>
    <style:master-page style:name="PageStyle_5f_Category_20_Rating_20_and_20_Metrics" style:display-name="PageStyle_Category Rating and Metrics" style:page-layout-name="Mpm5">
      <style:header style:display="false"/>
      <style:header-left style:display="false"/>
      <style:footer style:display="false"/>
      <style:footer-left style:display="false"/>
    </style:master-page>
    <style:master-page style:name="PageStyle_5f_Functionality_20_Rating" style:display-name="PageStyle_Functionality Ra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401</meta:generator>
    <meta:initial-creator>Ezra Nugroho</meta:initial-creator>
    <meta:creation-date>2005-07-22T14:07:20</meta:creation-date>
    <dc:date>2011-12-15T14:21:55</dc:date>
    <meta:print-date>2005-07-25T11:10:23</meta:print-date>
    <dc:language>en-US</dc:language>
    <meta:editing-cycles>59</meta:editing-cycles>
    <meta:editing-duration>PT19H56M53S</meta:editing-duration>
    <meta:document-statistic meta:table-count="4" meta:cell-count="966" meta:object-count="0"/>
    <meta:user-defined meta:name="Info 1"/>
    <meta:user-defined meta:name="Info 2"/>
    <meta:user-defined meta:name="Info 3"/>
    <meta:user-defined meta:name="Info 4"/>
  </office:meta>
</office:document-meta>
</file>